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009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4.833cm"/>
        </style:tab-stops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7" style:family="paragraph" style:parent-style-name="Normal">
      <style:paragraph-properties fo:break-before="page">
        <style:tab-stops>
          <style:tab-stop style:position="8.098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6.463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5.403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10.871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4.814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5.156cm"/>
        </style:tab-stops>
      </style:paragraph-properties>
    </style:style>
    <style:style style:name="P13" style:family="paragraph" style:parent-style-name="Heading_20_1" style:master-page-name="MP0">
      <style:paragraph-properties style:page-number="auto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Normal"/>
    <style:style style:name="P17" style:family="paragraph" style:parent-style-name="Normal">
      <style:paragraph-properties fo:margin-left="0cm" fo:margin-right="0cm" fo:text-indent="0.635cm" style:auto-text-indent="false"/>
      <style:text-properties officeooo:paragraph-rsid="000a832b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0bf486"/>
    </style:style>
    <style:style style:name="P19" style:family="paragraph" style:parent-style-name="Normal">
      <style:paragraph-properties fo:margin-left="0cm" fo:margin-right="0cm" fo:text-indent="0.635cm" style:auto-text-indent="false" fo:break-before="page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0d5bb8"/>
    </style:style>
    <style:style style:name="P21" style:family="paragraph" style:parent-style-name="Normal">
      <style:paragraph-properties fo:margin-left="0cm" fo:margin-right="0cm" fo:text-indent="0.635cm" style:auto-text-indent="false">
        <style:tab-stops>
          <style:tab-stop style:position="5.435cm"/>
        </style:tab-stops>
      </style:paragraph-properties>
      <style:text-properties officeooo:paragraph-rsid="000d5bb8"/>
    </style:style>
    <style:style style:name="P22" style:family="paragraph" style:parent-style-name="Normal">
      <style:paragraph-properties fo:margin-left="0cm" fo:margin-right="0cm" fo:text-indent="0.635cm" style:auto-text-indent="false"/>
      <style:text-properties officeooo:paragraph-rsid="000e1df5"/>
    </style:style>
    <style:style style:name="P23" style:family="paragraph" style:parent-style-name="Normal">
      <style:text-properties officeooo:paragraph-rsid="000e1d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 fo:font-weight="bold" style:language-asian="fr" style:country-asian="FR" style:font-weight-asian="bold" style:language-complex="fr" style:country-complex="FR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5bb8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language="it" fo:country="IT" style:language-asian="el" style:country-asian="GR" style:language-complex="el" style:country-complex="GR"/>
    </style:style>
    <style:style style:name="T7" style:family="text">
      <style:text-properties fo:language="el" fo:country="GR" style:language-asian="el" style:country-asian="GR" style:language-complex="el" style:country-complex="GR"/>
    </style:style>
    <style:style style:name="T8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9" style:family="text">
      <style:text-properties style:language-asian="el" style:country-asian="GR" style:language-complex="el" style:country-complex="GR"/>
    </style:style>
    <style:style style:name="T10" style:family="text">
      <style:text-properties officeooo:rsid="000e1df5" style:language-asian="el" style:country-asian="GR" style:language-complex="el" style:country-complex="GR"/>
    </style:style>
    <style:style style:name="T11" style:family="text">
      <style:text-properties officeooo:rsid="000bf486"/>
    </style:style>
    <style:style style:name="T12" style:family="text">
      <style:text-properties officeooo:rsid="000d5bb8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d5bb8" style:font-style-asian="normal" style:font-style-complex="normal"/>
    </style:style>
    <style:style style:name="T15" style:family="text">
      <style:text-properties officeooo:rsid="000e1d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bookmark-start text:name="bookmark0"/><text:span text:style-name="Default_20_Paragraph_20_Font"><text:span text:style-name="T1">GALEN</text:span></text:span><text:span text:style-name="Default_20_Paragraph_20_Font"><text:span text:style-name="T2"> </text:span></text:span><text:span text:style-name="Default_20_Paragraph_20_Font"><text:span text:style-name="T1">DE CAVSIS PVLSVVM<text:line-break/>LIBER I</text:span></text:span><text:bookmark-end text:name="bookmark0"/></text:h>
      <text:h text:style-name="Heading_20_2" text:outline-level="2">Cap. I. </text:h>
      <text:p text:style-name="P17">Clausarum quae pulsus variant aliae ge-<text:line-break/>iterationis eorum sunt causae, aliae tantum alterationis. Ge.<text:line-break/>novationis tum usus cujus gratia fiunt tum facultas a<text:line-break/>qua, tum instrumenta per quae distendu<text:span text:style-name="Default_20_Paragraph_20_Font"><text:span text:style-name="T3">n</text:span></text:span>tur: alteratio-<text:line-break/>nis caeterae omnes et quae antecedentes appellantur et quae<text:line-break/>his succedunt externae. Nam triplex quidem est caufa-<text:line-break/>rum genus non in pulsibus modo, fed et in assis cunctis;<text:line-break/>unum quod primum est et praecipuum , quod quidem etiam</text:p>
      <text:p text:style-name="P3">co<text:span text:style-name="Default_20_Paragraph_20_Font"><text:span text:style-name="T3">n</text:span></text:span>tine<text:span text:style-name="Default_20_Paragraph_20_Font"><text:span text:style-name="T3">n</text:span></text:span>s appella<text:span text:style-name="Default_20_Paragraph_20_Font"><text:span text:style-name="T3">n</text:span></text:span>t, cujus inde appellatio deducta est, quod<text:line-break/>illorum essentiam contineat, quae, ut modo diximus, gene-<text:line-break/>rationis est causa: reliqua duo genera ut fiant pulsus in<text:line-break/>caula non sunt, sed causa sunt illorum, qui jam geniti su<text:span text:style-name="Default_20_Paragraph_20_Font"><text:span text:style-name="T3">n</text:span></text:span>t<text:line-break/>mutationis. Nam humorum crassities, abundantia, lentor,<text:line-break/>acrimonia efficere non valent pulsus, alterare valent; ita<text:line-break/>frigidum balueum vel calidum et hiems aestasque, breviter<text:line-break/>frigus et calor alter andorum pulsuum sunt, non generando-<text:line-break/>rum causae. Ac quas nunc commemoravimus, externae<text:line-break/>appellantur, quae has etiam praecedunt quae quidem in hu-<text:line-break/>moribus sunt praecedentes. Breviter sic habeto: quaecun-<text:line-break/>que extra corpus positae quicquam in corpore alte<text:span text:style-name="Default_20_Paragraph_20_Font"><text:span text:style-name="T3">r</text:span></text:span>ant<text:line-break/>externae vocantur, quae has etiam antecedunt antecedentes<text:line-break/>causae corporis affectuum. Hi affectus ubi eontinentes<text:line-break/>moveant , evadunt antecedentes illarum causae. Densetur<text:line-break/>enim ab occursu externi frigoris cutis , cujus densitas natu-<text:line-break/>ralem halitus digestionem impediat, impeditus ille coacerve-<text:line-break/>tur , tandem accendat febrem, ob quam usus pulsuum mute-.</text:p>
      <text:p text:style-name="P3">tur, itaque etiam ipsi pulsus hic externa causa est .occursus<text:line-break/>externi frigoris, caeterae usque ad usum pulsuum omnes<text:line-break/>antecedentes. Causa igitur externa mediis causis anteceden-<text:line-break/>tibus , quia variat usum pulsuum quae una ex continentibus<text:line-break/>causis est, etiam immutat ipsus pulsus, neque enim possit ulla<text:line-break/>continens capsa mulari, ut immutabilis maneat affectus ejus :<text:line-break/>sed prius quam continentes attingat alteratio non possunt<text:line-break/>immutari pulsus. ldeoque principes hae et praecipuae sunt<text:line-break/>primae causae pulsuum, caeterae sunt herum gratia, nam<text:line-break/>quod externa illa alteratio ad continentes penetrarit, prop-<text:line-break/>turea pulsuum causae dicuntur, quum sua sponte et per se<text:line-break/>alterare illos nequaquam possint. Quere qui peritus evadere<text:line-break/>artis de pulsibus volet, hic versatus in causarum omnibus<text:line-break/>generibus mirifice debet esse, ut quicquid propositum ipsi sit,<text:line-break/>explicare pulsuum alle<text:span text:style-name="Default_20_Paragraph_20_Font"><text:span text:style-name="T3">v</text:span></text:span>ationem possit. Principium exerti-.<text:line-break/>talionis optimum est; ut continentes causas. quamobrem ge-</text:p>
      <text:p text:style-name="P3">iterare quaeque pulsum possit, perpendas. Qua enim ra-<text:line-break/>tione generandorum eorum sunt causae , eadem e<text:span text:style-name="Default_20_Paragraph_20_Font"><text:span text:style-name="T5">tiam</text:span></text:span> alte-<text:line-break/>r sudorum, siquidem causarum lu quantitate et qualitate dif-<text:line-break/>ferentiae pulsuum differentias in quantitate et qualitate<text:line-break/>efficiunt.</text:p>
      <text:h text:style-name="Heading_20_2" text:outline-level="2">Cap. li. </text:h>
      <text:p text:style-name="P18">Videtur porro perpetuo cum omnibus ar--<text:line-break/>teriis cor motum illum pulsatilem, ut vocant, dum superstes<text:line-break/>animans sit, habere, ubi interiit, nec usiam arteriam nec-<text:line-break/>vero ipsum cor amplius pulsare videas. Quo fuisse tum<text:line-break/>quandam constat caulam, a quo moveretur; at quae haec-<text:line-break/>sit, non proclive inventu est. Unus nativum calorem,<text:line-break/>alius contentionem, alius temperamenti proprietatem, hic-<text:line-break/>universam structuram corporum, ille spiritum tantum, est<text:line-break/>qui quaedam horum., alius etiam omnia simul affirmat. Et<text:line-break/>vero quidam etiam facultatem quandam nullo praeditam<text:line-break/>corpore introduxerunt, quae peculiaribus instrumentis mo-.<text:line-break/>tus, quae retulimus, utatur, vel omnibus, vel pluribus,<text:line-break/>vel uno. Hanc causam quae pulsus molitur, quaecunque</text:p>
      <text:p text:style-name="P3">illa sit, licet ejus nos fugiat essentia, quod facultatem habeat<text:line-break/>pulsus efficiendi, facultatem illam vocavimus, ut quamlibet<text:line-break/>puto aliam facultatem a facultate faciendi cujus habet facul-.<text:line-break/>tatem solemus nominare, alienius enim est facultas et ejus<text:line-break/>notio est relationi suspecta. Itaque quando essentia ipsius<text:line-break/>incognita nobis sit,. hoc appellamus eam nomine. At vero<text:line-break/>quum robur facultatis , vel virtutem . dicimus aut contra ;<text:line-break/>insumitatem et vitium, ad functionem haec nomina sunt<text:line-break/>referenda , quippe quae obit et efficit creatque functionem<text:line-break/>caula, interim ad eam melius est disposita, interim dete-<text:line-break/>rius. Quo fit ut modo praeclarius, postea, si res ferat, de-<text:line-break/>terius functio admmistretur, ac praestantio<text:span text:style-name="Default_20_Paragraph_20_Font"><text:span text:style-name="T3">r</text:span></text:span> ad functionem<text:line-break/>dispositio facultatis virtus est et robur, deterior infirmi-<text:line-break/>tas atque vitium. Sed de facultate pulsus effectrice haec<text:line-break/>fatis est hoc loco nosse.</text:p>
      <text:h text:style-name="Heading_20_2" text:outline-level="2">Cap. HI. </text:h>
      <text:p text:style-name="P18">De usu eorum illa fiunt, quae alio loco de-<text:line-break/>monstravimus commemoranda, quod tuendi cau<text:span text:style-name="Default_20_Paragraph_20_Font"><text:span text:style-name="T3">t</text:span></text:span>a caloris</text:p>
      <text:p text:style-name="P3">universi corporis creati sunt, quem refrigerent et si quid<text:line-break/>sit fusiginis ex succorum adustione contractum, id excer-<text:line-break/>uant e vestigio. Etiam illo loco hoc dictum est, ad gignen-<text:line-break/>dum hos referre animalem spiritum.</text:p>
      <text:h text:style-name="Heading_20_2" text:outline-level="2">Cap. IV. </text:h>
      <text:p text:style-name="P18">Reliqua et tertia gignendorum pulsuum con-<text:line-break/>linens causa ipsum est arteriarum corpus. Nam omnis facul-<text:line-break/>tas, quae alicuius causa agit, instrumenta quaerit ad opus<text:line-break/>apposita; erat autem hic accommodatum instrumentum quod<text:line-break/>spissis tunicis et catum esset intus. Nam ut artifices hi,<text:line-break/>quos i<text:span text:style-name="Default_20_Paragraph_20_Font"><text:span text:style-name="T3">n</text:span></text:span> urbibus conspicimus , sutores , excoleres , pictores,<text:line-break/>certis instrumentis opus suum efficiunt , 1ta quae pulsus effi-<text:line-break/>cit facultas suum opus , tutelam nativi caloris , iustrumen-<text:line-break/>tis peragit arteriis. Hoc tantum inter hanc et alios opili-<text:line-break/>ces interest, quod instrumentis haec indita est ac per ea tota<text:line-break/>permanavit, non foris ut illi attingit. Itaque ubi refrige-<text:line-break/>ranlenr substantiam trahit, arteriarum diste<text:span text:style-name="Default_20_Paragraph_20_Font"><text:span text:style-name="T3">n</text:span></text:span>ditur corpus,</text:p>
      <text:p text:style-name="P3">quum fuliginosam expurgat, contrahitur. Jam praepollet^<text:line-break/>mod<text:span text:style-name="Default_20_Paragraph_20_Font"><text:span text:style-name="T3">o</text:span></text:span> distenti<text:span text:style-name="Default_20_Paragraph_20_Font"><text:span text:style-name="T3">o</text:span></text:span>nis usus, modo contractionis, ac consequitur<text:line-break/>omnino alteram motus partem reliqua. Itaque quum ex<text:line-break/>his causis pulsus proficiscantur, necesse est omnes illarum<text:line-break/>diversitates sequi causarum alterationes, unde tot primae<text:line-break/>funt et generales pulsuum differentiae , quot sunt causa-<text:line-break/>rutu. Et facultatis quidem differentiae r<text:span text:style-name="Default_20_Paragraph_20_Font"><text:span text:style-name="T3">o</text:span></text:span>bur et imbecillitas,<text:line-break/>nativi caloris adusii<text:span text:style-name="Default_20_Paragraph_20_Font"><text:span text:style-name="T3">o</text:span></text:span> refrigeratioque, arteriae tunicae du-<text:line-break/>rities ac mollities, atque prae his omnibus in singulis gene-<text:line-break/>ribus commemoratorum mediocritates. Verum mediocrita-<text:line-break/>tes naturales efficiunt pulsus , qui mediunr locum obtinent<text:line-break/>inter excedentes, excessus vero pulsus praeter naturam.<text:line-break/>Atque alii perspicui sunt, qui autem in firmitate consistunt<text:line-break/>facultatis, quiddam lignum habent quaestione, qu<text:span text:style-name="Default_20_Paragraph_20_Font"><text:span text:style-name="T3">o</text:span></text:span>d pr<text:span text:style-name="Default_20_Paragraph_20_Font"><text:span text:style-name="T3">o</text:span></text:span> c<text:line-break/>gressus disputationis dispiciet. Porr<text:span text:style-name="Default_20_Paragraph_20_Font"><text:span text:style-name="T3">o</text:span></text:span> robur facultatis ne-.<text:line-break/>cessa<text:span text:style-name="Default_20_Paragraph_20_Font"><text:span text:style-name="T3">t</text:span></text:span>io vehementem pulsum sarit, infirmitas languidum<text:line-break/>et instrumentorum durities durum , mollities mollem,</text:p>
      <text:p text:style-name="P3">Non tamen incremento nativi caloris vel imminutioni unum<text:line-break/>semper et idem pulsuum genus ex necessitate consequitur :<text:line-break/>nec enim celer, quod nonnulli sunt opinati, nec magnus<text:line-break/>vel creber semper incidit, ubi aduritur natura, nec quum<text:line-break/>extinguitur, tardus, vel parvus, vel rarus. Sed de sus,<text:line-break/>qui ambigunt perinde ac Archigenes errant, qui in Ma-<text:line-break/>gnum disputat de pulsus celeritate , quod non a robore. po-<text:line-break/>tius quam ab imbecillitate proficiscatur facultatis; nam neu-<text:line-break/>trum sequitur necessario. At tamen peculiaris magis est<text:line-break/>celeritas quidem robori facultatis et caloris abundantiae,<text:line-break/>praeterea mollitiei instrumentorum, tarditas vero contrariis.<text:line-break/>Eodem modo validae facultati magnitudo et copiae caloris,<text:line-break/>tum etiam messibus instrumentis est familiaris , partitas vero<text:line-break/>contrariis. Crebritas item nulli necessario ex commemora-<text:line-break/>tis adhaeret, magis tamen propria facultatis est imbecillitati,<text:line-break/>copiae caloris , duritiei instrumentorum, et raritas item ma- .<text:line-break/>gis ad contraria spectat, non annexa illis est perpetuo ta-</text:p>
      <text:p text:style-name="P3">men. Fatuam autem ut haec repetita ab initio oratio<text:span text:style-name="Default_20_Paragraph_20_Font"><text:span text:style-name="T3">n</text:span></text:span>e<text:line-break/>sigillatim demonstrem.</text:p>
      <text:h text:style-name="Heading_20_2" text:outline-level="2">C a p. V. </text:h>
      <text:p text:style-name="P18">Si amplior in corpo<text:span text:style-name="Default_20_Paragraph_20_Font"><text:span text:style-name="T3">r</text:span></text:span>e fit collectus calor,<text:line-break/>animanti opus erit cum majore respiratione tum majoribns<text:line-break/>pulsibus, et quia majoribus, continuo etiam celerioribus et<text:line-break/>crebrioribus; sicut enim qui sitiunt non multum mosto,<text:line-break/>fed et celeriter potant ac crebro., fic qui indigent resurge-<text:line-break/>rio, copiosum simul id et celeriter crebroque attrahunt.<text:line-break/>Quamobrem peculiares dixi esse pulsus copioso calori ma-<text:line-break/>gnunr, celerem creb cumque, non tamen necessario comr-<text:line-break/>tari, postulant enim, quo tales evadant, facultatem.validam<text:line-break/>atque instrumenta mollia. Sin infirma facultas., aut durum<text:line-break/>sit instrumentum., neque magni esse neque celeres possint,<text:line-break/>quod instrumentum sit per duritiem adversus moventem fa-<text:line-break/>cultatem contumax: illa vero attollere, quatenus opo<text:span text:style-name="Default_20_Paragraph_20_Font"><text:span text:style-name="T3">r</text:span></text:span>tet,<text:line-break/>arterias per imbecillitatem impos. Quare .ut celer pulsus<text:line-break/>vel magnus fiat, tria oportet causarum genera inter se con-</text:p>
      <text:p text:style-name="P3">spirent, ut usus illorum generationis urgeat, facultas valida<text:line-break/>sit, mollesque arteriarum tunicae, aut certe non durae. Ut<text:line-break/>enim impellere velociter, aut multum progredi , ut m<text:span text:style-name="Default_20_Paragraph_20_Font"><text:span text:style-name="T5">axim</text:span></text:span>e<text:line-break/>concitato motu indigeant, nec senes valent, nec parvi pue-<text:line-break/>ri, ita nec imbecilla facultas, etiam si usus postulet, vel<text:line-break/>celeriter, vel multum attollere arterias potest. Jam etiam<text:line-break/>sicut mollis vesica prompte multum distenditur, dura ne si<text:line-break/>admodum quidem etiam atque etiam contendas, sic artoria- .<text:line-break/>nun tunica mollis quidem perfacile attollitur plurimum,<text:line-break/>vel facultate infirma, at dura, licet facultas funrmopere il- .<text:line-break/>latu impellat, resistit facultati motrici renititurque. Via<text:line-break/>omnium horum ratioque una est; nam ut causa quae in<text:line-break/>examen venit, sola convertatur, reliquae maneant omnes<text:line-break/>in eodem statu, ile discernes alterationes pulsuum. Nam<text:line-break/>si quum multae immutatae sunt, attendes, primum obscu-<text:line-break/>rum erit, propter acervumue omnium lu unum coacta-<text:line-break/>rum mutati<text:span text:style-name="Default_20_Paragraph_20_Font"><text:span text:style-name="T3">o</text:span></text:span> evenerit, an propter unam quandam ex illis ; .</text:p>
      <text:p text:style-name="P3">deinde ut conveniat propter unam, .quaenam sit haec una<text:line-break/>de istis, nondum constat. Nam si calor lucreverit solus et <text:line-break/>maneant facultas tunicaeque arteriarum immotae, pulsus <text:line-break/>necessario majores et celeriores fient,- un aque cum calore,<text:line-break/>dum ad maximam perveniant distentionem, augebuntur, ce- .<text:line-break/>territus vero ne fio quidem prius quam maximam calor<text:line-break/>distentionem superaverit apparebunt. Tunc autem ultra<text:line-break/>mammam distentionem extendetur quum ab ea refrigeratur <text:line-break/>parcius, quare celeritate motus resarcitur defectus, itaque<text:line-break/>pullus fiunt celerrimi. Jam vero neque haec satisfaciunt<text:line-break/>calori vehementer incensu , sed quod temporis quo ante in-<text:line-break/>ter duos motus quiescebat, nunc quid praesecet etiam. Sub-<text:line-break/>inde etiam tam reddit breve , ut perpetuos putes motus esse,<text:line-break/>nulla quiete interpellatos; sed hoc accidit, ubi ad ultimum<text:line-break/>incensus calor sit. .Et quum tres sint in omnibus excessibus<text:line-break/>rationes opis, omnibus simul utitur, nam consequitur re<text:line-break/>refrigerantis substantiae quum plurimum tum celerrime et</text:p>
      <text:p text:style-name="P3">maxime c<text:span text:style-name="Default_20_Paragraph_20_Font"><text:span text:style-name="T3">o</text:span></text:span>ntinenter, quorum primum maximos pulsus<text:line-break/>creat, alterum celerrimos , creberrimos tertium. Neque<text:line-break/>ubi liberaliter illum magnitudo refrigerat distentionis, irritat<text:line-break/>celeritatum, neque crebritatem ubi ab ambabus auxilium<text:line-break/>consequitur: alterius enim illarum semper defectus corrigi-<text:line-break/>tur altera <text:span text:style-name="Default_20_Paragraph_20_Font"><text:span text:style-name="T3">r</text:span></text:span> magnitudinis celeritate, celeritatis crebritate.<text:line-break/>Quid multis ? crebritatis pulsuum caula una est prioris actio-<text:line-break/>aris defectus. Accidit id quum aliis de causis, quas deinceps<text:line-break/>recensebimus, tum de copia caloris, uti modo est ostensum.<text:line-break/>Propemodum jam quod erat institirtum confectum esu De-<text:line-break/>claravimus enim abundantiam caloris nullum consequi ne-<text:line-break/>cessa<text:span text:style-name="Default_20_Paragraph_20_Font"><text:span text:style-name="T3">t</text:span></text:span>io pulsum magnum, celerem , crebrum , sed peculiares -<text:line-break/>esse in primis magnum et celerem et nonnunquam crebrum<text:line-break/>etiam, secundum accidens quoddam.</text:p>
      <text:h text:style-name="Heading_20_2" text:outline-level="2">Cap. VI. . </text:h>
      <text:p text:style-name="P18">Puto jam quoque constare quinam e pul-<text:line-break/>filius caloris nativi defectum comitentur , hunc scilicet nul-<text:line-break/>lum necessario comitari. Familiares tamen sunt ei parvus<text:line-break/>-et .turdus praecipue , mox etiam rarus. Nam ut natura,</text:p>
      <text:p text:style-name="P3">quae jam pridem refrigerata est, nec multum requirit, nec<text:line-break/>celere refrigerium , sic nec brevibus intervallis. Brevibus<text:line-break/>intervallis idem est quod c<text:span text:style-name="Default_20_Paragraph_20_Font"><text:span text:style-name="T3">r</text:span></text:span>ebrum, et longis intervallis idem<text:line-break/>quod rarum.</text:p>
      <text:h text:style-name="Heading_20_2" text:outline-level="2">Cap. VII. </text:h>
      <text:p text:style-name="P18">Sed quoniam satis de his dictum est, si<text:line-break/>quod p<text:span text:style-name="Default_20_Paragraph_20_Font"><text:span text:style-name="T3">r</text:span></text:span>oduximus dudum, quantum disputationi conducat<text:line-break/>perspexerimus, seriem orationis prosequemur. Inter ma-<text:line-break/>gnum pulsum et parvum naturalis intercedit et moderatus:.<text:line-break/>cum quo comparantes et aestimantes reliquos <text:span text:style-name="Default_20_Paragraph_20_Font"><text:span text:style-name="T3">o</text:span></text:span>mnes, qui<text:line-break/>maj<text:span text:style-name="Default_20_Paragraph_20_Font"><text:span text:style-name="T3">o</text:span></text:span>res sunt eo , b<text:span text:style-name="Default_20_Paragraph_20_Font"><text:span text:style-name="T3">o</text:span></text:span>s magn<text:span text:style-name="Default_20_Paragraph_20_Font"><text:span text:style-name="T3">o</text:span></text:span>s v<text:span text:style-name="Default_20_Paragraph_20_Font"><text:span text:style-name="T3">o</text:span></text:span>camus , qui min<text:span text:style-name="Default_20_Paragraph_20_Font"><text:span text:style-name="T3">o</text:span></text:span>res , par-<text:line-break/>v<text:span text:style-name="Default_20_Paragraph_20_Font"><text:span text:style-name="T3">o</text:span></text:span>s. Itidem inter celerem et lardum medius m<text:span text:style-name="Default_20_Paragraph_20_Font"><text:span text:style-name="T3">o</text:span></text:span>deratusque<text:line-break/>naturalis est; sic inte<text:span text:style-name="Default_20_Paragraph_20_Font"><text:span text:style-name="T3">r</text:span></text:span> crebrum et rarum. Ad haec inter<text:line-break/>durum et m<text:span text:style-name="Default_20_Paragraph_20_Font"><text:span text:style-name="T3">o</text:span></text:span>llem medii naturales sunt. At naturalis n<text:span text:style-name="Default_20_Paragraph_20_Font"><text:span text:style-name="T3">o</text:span></text:span>n<text:line-break/>item videtur, qui inter vehementem medius est et langui-<text:line-break/>dum, validae enim est facultatis opus vehemens pulsus, ut<text:line-break/>languidus infirmae. Cujus sane firmitas n<text:span text:style-name="Default_20_Paragraph_20_Font"><text:span text:style-name="T3">o</text:span></text:span>n est: cont<text:span text:style-name="Default_20_Paragraph_20_Font"><text:span text:style-name="T3">r</text:span></text:span>a na--<text:line-break/>turam, im<text:span text:style-name="Default_20_Paragraph_20_Font"><text:span text:style-name="T3">o</text:span></text:span> haec virtus est et secundum naturam, infirmi- ...</text:p>
      <text:p text:style-name="P3">tas vero facultatis vitium praeterque naturam esu Quau-<text:line-break/>tum jam in via , quae intercedit inter robur et imbecilli ta-<text:line-break/>tem, est ab altero ad alterum in consulo alicubi utriusque<text:line-break/>positum, tanto id p<text:span text:style-name="Default_20_Paragraph_20_Font"><text:span text:style-name="T3">r</text:span></text:span>aestat infirmitate, quanto robore insertus<text:line-break/>est, contraque lentum firmitati cedit, quantum superat in-<text:line-break/>firmitatem. Proinde non hic quae<text:span text:style-name="Default_20_Paragraph_20_Font"><text:span text:style-name="T3">r</text:span></text:span>endum ajunt esse natu-<text:line-break/>ralem pulsum , sed in summo et valido , atque ex hoc pro-<text:line-break/>veni<text:span text:style-name="Default_20_Paragraph_20_Font"><text:span text:style-name="T3">r</text:span></text:span>e veheme<text:span text:style-name="Default_20_Paragraph_20_Font"><text:span text:style-name="T3">n</text:span></text:span>tem pulfum. Sunt qui verum fateantu<text:span text:style-name="Default_20_Paragraph_20_Font"><text:span text:style-name="T3">r</text:span></text:span> hoc<text:line-break/>esse, sed dubitent hoc undequaque ita habere : quorum haec<text:line-break/>sententia est, naturalem pulsum in hoc genere fieri quoque<text:line-break/>ipsum a summo et .optimo statu non secus ac alios in om-<text:line-break/>nibus generibus, non summum tamen et extremum esse, sed<text:line-break/>esse non ex naturalibus quendam alium hoc vehementio--<text:line-break/>reur. Nam .singulare quiddam huic pulsuum generi acci-<text:line-break/>disse ac extra ordinem autumant: quo factum esse ut in<text:line-break/>haesitationem illi erroresque, qui assequi illud non possent,<text:line-break/>incurrerint: siquidem fieri quidem valente facultate vehe-<text:line-break/>nrentem pulsum , attamen certum esse et hujus modum ve-</text:p>
      <text:p text:style-name="P3">hementiae, quem si praetereat, de natura recedat. Certe<text:line-break/>quidem in ira dicunt, fubindeque in exercitationibus atque<text:line-break/>potionibus vini vehementius offendi ac natura postulat<text:line-break/>motas arterias : at hoc inter omnes convenire , naturaliter<text:line-break/>pulsum ad unguem comparatum in animante esse spectan-<text:line-break/>dutn, in quiete positu omnium magnarum ac validarum<text:line-break/>alterationum, validam autem alterationem ira, exercitatio,<text:line-break/>vinum concitant: quare non nunc esse naturalem, sed qui<text:line-break/>valente natura simul et per extraneam causam quae vio-<text:line-break/>lenta sit nullam commote fiat, itaque quadam ratione esse<text:line-break/>menium, quadam non esse naturalem in hoc genere pus-.<text:line-break/>sum. Quatenus eo enim alii quidam sunt vehementiores<text:line-break/>pulsus et vero assi minus - vehementes , hactenus esse me-<text:line-break/>dium, quatenus autem, quum tres sunt hujus generis diffe-<text:line-break/>reutise, vehementia, imbecillitas et utriusque medium , non<text:line-break/>ex medio est, sed una de summis, hactenus medium non<text:line-break/>esse, omnino ergo esse reliquum, recte de illo pariter ac</text:p>
      <text:p text:style-name="P3">vere dictam esse, naturalem pulsum hujus generis medium<text:line-break/>locum lu altera extrema differentia obtinere. Sunt qui<text:line-break/>hoc impugnent etiam, qui ajunt vehementes pulsus non<text:line-break/>fieri iis temporibus, quae commemorata sunt, sed videri<text:line-break/>fieri ; falli autem illos, qui negligentius tangunt, a celeritate<text:line-break/>cum iis conjuncta et magnitudine, atque interim etiam<text:line-break/>altitudine, ut fit in ira. At hujus controversiae cousiat ju-<text:line-break/>dicium ad dignotionenr pertinere. Quae est ergo vera<text:line-break/>dignotio ? Dicendum est enim- quod perspicimus. Vino po-<text:line-break/>talo, modice certe, pulsus aperte quum majores et celerio-<text:line-break/>res tum vehementiores evadunt, in ira vero et in modicis<text:line-break/>exercitationibus non perinde aperte. Imo si quid istis ac-<text:line-break/>cedat vehementiae, id adeo est minutum, ut animadverti.<text:line-break/>aegre possit. Utcunque sit, quin, quod in manibus habe-<text:line-break/>mus, conficiamus, nihil causae est, hoc si tantum quaere.-<text:line-break/>mus, an magnitudo celari tasque pulsuum pertineant ad<text:line-break/>robustam facultatem : quod esse his videtur , qui summa cu-</text:p>
      <text:p text:style-name="P3">ra aestimant ex ipsa rerum natura. Quando enim in con-<text:line-break/>fesso est distendi a facultate arterias, plus eas probabile est<text:line-break/>validam attollere et infirmam parum, celerius item validam,<text:line-break/>tardius infirmdm ; quod quidem vel in nobis ipsis conspici-<text:line-break/>tur, quum ambulamus, currimus, metimus, fodimus, deni-<text:line-break/>que quicquid agimus. Nam in sus qui fortior est non ma-<text:line-break/>jo<text:span text:style-name="Default_20_Paragraph_20_Font"><text:span text:style-name="T3">r</text:span></text:span>em modo, rest et celerio<text:span text:style-name="Default_20_Paragraph_20_Font"><text:span text:style-name="T3">r</text:span></text:span>em operam praestat, siquidem<text:line-break/>alia utrique paria .sint. Quod si infirmiorem ad opus neeessi-<text:line-break/>tas urgeat, fortior autem aut plane eo nihil indigeat, aut<text:line-break/>quam paucissimo , celerius sic imbecillior aget. Sed inepta<text:line-break/>ista est comparatio , imo si, ut ante est dictum , alia utrique<text:line-break/>paria sint et unum tantummodo quodque, quod quoqueloco<text:line-break/>in disquisitionem venit commutetur. Ut si imminentibus<text:line-break/>latronibus fugiendum sit; profecto non paria conficient spa-<text:line-break/>cia nec aequali velocitate cur<text:span text:style-name="Default_20_Paragraph_20_Font"><text:span text:style-name="T3">r</text:span></text:span>ent juvems valens utque<text:line-break/>imbecillus senex. Quod si tamen motum senis qui iuva-</text:p>
      <text:p text:style-name="P3">sionem timet latronunr ad juvenis motum conseras qui<text:line-break/>segniter in urbe obambulat, vel<text:span text:style-name="Default_20_Paragraph_20_Font"><text:span text:style-name="T3">a</text:span></text:span>rier sic atque majo<text:span text:style-name="Default_20_Paragraph_20_Font"><text:span text:style-name="T3">r</text:span></text:span> tibi<text:line-break/>senis videatur, non quo celerius moveri juvene possit veI<text:line-break/>magis artus transferre, caeterum-quod motu indigeat con-<text:line-break/>ci latior e ob metum, a quo compulsus omnes erres accommodat<text:line-break/>ad opus. Juvenis viribus est quidem <text:span text:style-name="Default_20_Paragraph_20_Font"><text:span text:style-name="T3">r</text:span></text:span>obustioribus , sed ad<text:line-break/>opus eas non requirit, nam si opus ipsi, ut leni, sit, hoc ce-<text:line-break/>lerius aget, atque magis quo vires illi sunt melius compa-<text:line-break/>ratae. Quamob<text:span text:style-name="Default_20_Paragraph_20_Font"><text:span text:style-name="T3">r</text:span></text:span>em accusare hic operae pretium est tum<text:line-break/>A<text:span text:style-name="Default_20_Paragraph_20_Font"><text:span text:style-name="T3">r</text:span></text:span>chigenem tum Magnum , tamen longe Archigenem magis :<text:line-break/>nam Magnus quidem, etsi non undequaque verum, certe<text:line-break/>aliqua ex parte animadvertit Archigenes ve<text:span text:style-name="Default_20_Paragraph_20_Font"><text:span text:style-name="T3">r</text:span></text:span>o, funum<text:line-break/>quod desiderabatur, deberet addere, etiam quod recte esset<text:line-break/>inventum, studet labefactare, qui ita scribit, aequum est<text:line-break/>enim ut adscribam ipsa verba: . <text:span text:style-name="Default_20_Paragraph_20_Font"><text:span text:style-name="T3">Nam instante</text:span></text:span>s <text:span text:style-name="Default_20_Paragraph_20_Font"><text:span text:style-name="T3">parvum<text:line-break/>pr</text:span></text:span>o<text:span text:style-name="Default_20_Paragraph_20_Font"><text:span text:style-name="T3">rsu</text:span></text:span>s <text:span text:style-name="Default_20_Paragraph_20_Font"><text:span text:style-name="T3">pulsu</text:span></text:span>m <text:span text:style-name="Default_20_Paragraph_20_Font"><text:span text:style-name="T3">habent, nec vehementem, tum mire crebru</text:span></text:span>m<text:line-break/><text:span text:style-name="Default_20_Paragraph_20_Font"><text:span text:style-name="T3">et celere</text:span></text:span>m. Magnus eum negat esse celerem, in perpe-<text:line-break/>tuum constituere volens hoc, non proprium imbecillitati</text:p>
      <text:p text:style-name="P3">cele<text:span text:style-name="Default_20_Paragraph_20_Font"><text:span text:style-name="T3">r</text:span></text:span>em pulsum esse , sed crebrum ; funt enim imbecilli illi.<text:line-break/>Ac paulo inferius Archigenes, <text:span text:style-name="Default_20_Paragraph_20_Font"><text:span text:style-name="T3">Mihi quidem non in robore,<text:line-break/></text:span></text:span>inquit, <text:span text:style-name="Default_20_Paragraph_20_Font"><text:span text:style-name="T3">videtur celeritas posita esse, quum in cholericis re-<text:line-break/>periam et cardiacis arteriarum c</text:span></text:span>o<text:span text:style-name="Default_20_Paragraph_20_Font"><text:span text:style-name="T3">ntractum motum. </text:span></text:span>Haec<text:line-break/>Archigenis verba sunt, multum quidem probabilia, quae<text:line-break/>facile audito<text:span text:style-name="Default_20_Paragraph_20_Font"><text:span text:style-name="T3">r</text:span></text:span>em ciccum veniant, utpote ex lemmatibus. col-<text:line-break/>lecta, quae vulgus medicorum comprobat, siquidem in hac<text:line-break/>sententia sunt pene omnes, cholericorum et cardiacorum ce-<text:line-break/>lerem pulsum esse. Nos vero satis in primo libro De pul-<text:line-break/>fibus dignoscendis diximus de celeritate et tarditate: ubi<text:line-break/>alium monstravimus celerem esse, alium non diuturnum<text:line-break/>pulsum, itidem de tarditate, non eundem tardum esse at-<text:line-break/>que diuturnum. Nihil est igitur quod eadem hic repeta-<text:line-break/>mus, sed conclusione duntaxat commemorata, inistis affe-<text:line-break/>ctibus non diuturnum quidem pulsum esse, tamen non. cele-<text:line-break/>rem, tum ad institutum est redeundum. Jam enim Arcui-</text:p>
      <text:p text:style-name="P3">geni nihil efficietur , quum negatum sit pulsus in cholericis<text:line-break/>cardiacisque affectibus esse celeres. Et quidem, ut hoc con-<text:line-break/>cessunr sit, non fuerit facultatis roboris certum signum cele-<text:line-break/>ritas, fed familiare illi qum fit, nihil obstat, quandoquidem<text:line-break/>jam fatis aperte declaravimus, quosdam necessario pulsus<text:line-break/>consequi continentes causas, aliquos esse illis familiares, ne-<text:line-break/>cessario coniunctus <text:span text:style-name="Default_20_Paragraph_20_Font"><text:span text:style-name="T3">n</text:span></text:span>o<text:span text:style-name="Default_20_Paragraph_20_Font"><text:span text:style-name="T3">n</text:span></text:span> esse. Nam quorum pulsuum postu-<text:line-break/>Iat generatio unam causam, hanc perpetuo illi comitabuntur<text:line-break/>et hercle indicium erunt causae fidelissimum , ut vehemens<text:line-break/>valentis facultatis, languidus infirmae, at quorum, ussi pln-<text:line-break/>res concurrant causae, constitui generatio nequeat, hos fa-<text:line-break/>miliares esse causis dicemus, non autem significare certam<text:line-break/>ex illis aliquam. Eodem modo fi ex una aliquando causa<text:line-break/>pulsus proficiscatur, sed non ab eadem perpetuo, familiaris<text:line-break/>quidem omnibus causis erit quae efficiunt eum , constanter<text:line-break/>vero ex illis indicabit nullam. Neque si celeritas sit pul-<text:line-break/>fuum, statim robur quoque necessario facultatis erit, imo</text:p>
      <text:p text:style-name="P3">est quum maj<text:span text:style-name="Default_20_Paragraph_20_Font"><text:span text:style-name="T3">o</text:span></text:span>r sit usus generati<text:span text:style-name="Default_20_Paragraph_20_Font"><text:span text:style-name="T3">o</text:span></text:span>nis animalis spiritus et<text:line-break/>est quum caloris sit copia, vel instrumentorum, mollities,<text:line-break/>vel horum quaedam , vel omnia simul. Haud aliter, si ma-<text:line-break/>guitudo sit pulsuum, erit val robur facultatis,. vel impen-<text:line-break/>dium animalis spiritus majus, vel calor in corde abundam.<text:line-break/>tior, vel instrumentorum mollities, vel quaedam horum,<text:line-break/>vel etiam universa. Itaque Magnus, qui familiarem esse<text:line-break/>celeritatem dixit facultati validae, nilufpeccat, siquidem est<text:line-break/>quum velocicr hujus. occasione pulsus- fiat. Archigenes ve-<text:line-break/>ro, qui eum oppugnat, errat primum, quod in eo mentis-<text:line-break/>tur , quod perspicuum est, qui. omnes ducat non diuturnos<text:line-break/>pulsirs esse celeres, deinde quod si sint celeres , hoc existi-<text:line-break/>mat consequi, haudquaquam validae. facultati eos familiares<text:line-break/>esse, id quod plane falsum esu Neque enim. quin pulsus<text:line-break/>celeres aliquando a robore. facultatisproficiscuntur, verum<text:line-break/>quod ab illo nun semper sule., consequetur. ut illos,... .quos<text:line-break/>diximus, pulsus fateamur. celeres effe<text:span text:style-name="Default_20_Paragraph_20_Font"><text:span text:style-name="T3">r</text:span></text:span> Quod si existimavit<text:line-break/>non familiares esse tantum valenti facultati Magnus pulsus</text:p>
      <text:p text:style-name="P3">celeres, fed etiam ut signis semper est usus , lapsus esu Et-<text:line-break/>euim non fi celeritas est pulsuum , continuo robur etiam est<text:line-break/>facultatis , imo vero, ut supra diximus , si vel usus urgeat,<text:line-break/>vel sint molliora instrumenta, velocius arteriae moventur.<text:line-break/>omnino quando robur facultatis loquitur celeritas et quando<text:line-break/>caloris coplam, autexhaustum animalem fpicitum, aut mol-<text:line-break/>litiem instrumentorum, melius fecisset Arclugenes, si Magni<text:line-break/>sermoni investigatum adiunxisset ; ile e<text:span text:style-name="Default_20_Paragraph_20_Font"><text:span text:style-name="T3">n</text:span></text:span>im absolutus sit fa-<text:line-break/>tisque ad omnes dignotiones. Quod ille quando praeteriit,<text:line-break/>etsi prius ab Herophilo motum, nos quibus bene Magnus et<text:line-break/>melius etiam Herophilns scripsit, residuum addemus, ac. do-<text:line-break/>utrinam dignoscendarum quae celeritatem efficiunt can-<text:line-break/>sarum omnibus suis numeris absolvemus. Prius tamen fa-<text:line-break/>ciendum misti est ut illorum admoneam quae in secundo<text:line-break/>De pulsibus dignoscendis libro docuimus, quo significationes<text:line-break/>assequentes horum notarium, nihil secus in sermone acci-<text:line-break/>piamns. . Celeres dicimus pulsus, itemque tardos non aegro-<text:line-break/>tii modo, verum etiam valentibus nonnullis, quod naturali-</text:p>
      <text:p text:style-name="P3">ter quidem iis suesse dicimus, quemadmodum etiam alios,<text:line-break/>quibus comparatum optime corpus est, nec tardos, nec ci-<text:line-break/>talos , sed moderatus natura habere pulsus , eosdemque nec<text:line-break/>magnos, nec parvos, sed medios inter utrosque moderatos,<text:line-break/>neque item crebros , vel raros , sed et lu hoc genere mode-<text:line-break/>ratos. Atque de hoc, qui corpore optime est constituto,<text:line-break/>priore loco dicamus , ut qui regula sit et modus caeterorum<text:line-break/>omnium hominum; magnos enim et parvos pulsus, celeres,<text:line-break/>tardos, denique qui adhunc modum sin gulis in generibus<text:line-break/>appellantur, ac excessus denotant, ad nullum alium quen-<text:line-break/>quam praeter hunc, quum illos nominamus, referimus. Hic<text:line-break/>ergo homo si calidior solito evaserit, atque hac re sit tan-<text:line-break/>tum alteratus, vehementiam is pulsuum non immutaverit,<text:line-break/>imo nec duritiei et mollitiei genus , at in magnitudinem et<text:line-break/>celeritatem vertet : interim etiam in crebritatem, prout ma-<text:line-break/>gis vel minus calor increverit. Paulo enim fi quam solet</text:p>
      <text:p text:style-name="P3">factus calidior sit , : manifesto pulsus habebit majores , ve-<text:line-break/>mmtamen non celeriores aperte. Quod si amplius illi ca-<text:line-break/>lor increverit, una cum illo magnitudo pulsuum proportione<text:line-break/>augebitur ; ad haec elucebit celeritas. At si calor plurimum<text:line-break/>auctus sit, maximi erunt pulsus, celerrimi vero nondum,<text:line-break/>sed ut antea tradidimus, tum demum, ubi maximam. ex-.<text:line-break/>cesserit distentionem, jam tum crebritas quoque clare ani-<text:line-break/>madvertitur. Horum cur ita appareant rationem partim<text:line-break/>jam ante explicavimus ; partim non magno negotio ex com-<text:line-break/>memoratis invenias. At si frigidior justo is homo factus sit,<text:line-break/>primum raritas perspicua erit, deinde tarditas, postremo<text:line-break/>parvitas. Putaverit aliquis haec evidentia eventa et inter<text:line-break/>su et cum positis causis pugnare, par esse enim ut quemad-<text:line-break/>modunr in calore prima erat magnitudo, celeritas altera,<text:line-break/>crebritas tertia et in frigiditate item prima parvitas, fecun-<text:line-break/>da tarditas , tertia raritas sit. Erg<text:span text:style-name="Default_20_Paragraph_20_Font"><text:span text:style-name="T3">o</text:span></text:span> quae ratio est expli-</text:p>
      <text:p text:style-name="P3">oandr hujus modi? Quod quum valida facultas est, etsi<text:line-break/>paulo minor sit usus , primam actionem nec parvam necesse<text:line-break/>est nec tardam esse .:. alteram vero multo. pest, si usus non<text:line-break/>flagitet, verisimile est fore. Ut enim quum urgebat, facul-<text:line-break/>tatem stimulabat et .excitabat ad officium, ita etiam quietem<text:line-break/>longissimam concedit, ubi non urgeat. Jam si maj or resti-<text:line-break/>geratis sit, coque usus sit magnopere remissus, ama elan-<text:line-break/>guescet celeritas m<text:span text:style-name="Default_20_Paragraph_20_Font"><text:span text:style-name="T3">o</text:span></text:span>tus atque mluor statim erit dissentio.<text:line-break/>Si plurimum progressa <text:span text:style-name="Default_20_Paragraph_20_Font"><text:span text:style-name="T3">r</text:span></text:span>efrigeratio fit, rarissimi quidem,. fed<text:line-break/>non tardissimi tamen et minimi necesse erit ut sint pulsus.<text:line-break/>Sed sat est, si tardiores semper et minores fiant nativis,<text:line-break/>exacte quidem certa tarda, vel parvi, si valida facultas sit,<text:line-break/>quamvis multum fit usus remissus, nunquam stanti Eadem<text:line-break/>caeteris actionibus videas usui venire , ut ambulationi aucta<text:line-break/>necessitate, id est si multa singulis diebus sint stadia confi-<text:line-break/>cienda, velocius et magis progredimur, nec in diversoriis</text:p>
      <text:p text:style-name="P3">diu commoramur. Sin adeo sit imminuta, ut .singulis die-<text:line-break/>bus habeamus quina dena stadia verbi gratia duntaxat<text:line-break/>perficienda, diutissime subsistimus in diversoriis, attamen<text:line-break/>non ad extremam tarditatem et parvitatem actionem remit-<text:line-break/>limus. Eadem in respiratione ratio est , de qua late egimus<text:line-break/>in commentariis De dyspnoea.</text:p>
      <text:h text:style-name="Heading_20_2" text:outline-level="2">Cap.^ VllI. </text:h>
      <text:p text:style-name="P18">Ad pulsus redeamus ac repetamus,<text:line-break/>quando aut per solum calorem , aut frigiditatem allevantur,<text:line-break/>nec causa alia continens a pristina natura desciscat ulla, al-<text:line-break/>teratio eorum talis necessario existet, qualem diximus. At<text:line-break/>ubi non modo usus, verum etiam mutatur facultas, quatuor<text:line-break/>tum in universum differentiae diversae erunt, in quarum<text:line-break/>singulis moveri arteriae in hunc modum videntur. In de-<text:line-break/>hiliore pariter et calida , si multum ab utraque causa vinca-<text:line-break/>tur, ut magnopere imbecillis sit facultas et calor igneus,<text:line-break/>parvi et lardi pulsus creberrimique fiunt: sin modica noxa</text:p>
      <text:p text:style-name="P3">sit, aeque fiunt c<text:span text:style-name="Default_20_Paragraph_20_Font"><text:span text:style-name="T3">r</text:span></text:span>ebri , sed moderati in distentione et motus<text:line-break/>Quid. autem crebri perinde, . non autem ex aequo parui,<text:line-break/>nec tardi? quoniam nihil extrema crebrius est crebritate,<text:line-break/>ubi similiter habeant ambo. Quod quidem si hac fieri etiam<text:line-break/>esta frequentior posset, omnino eam imbecilliter haberent<text:line-break/>hoc quidem nomine, quod nondum usum compleant. Quid<text:line-break/>vero lu moliris offensionibus, tum facultatis, tum caloris<text:line-break/>pulsus frequentes fiunt , sed nequaquam parui , neque etiam<text:line-break/>turdi, verum moderati? an quia quum imbecilla facultas sit,<text:line-break/>non plane tamen dejecta, moderatu distentio et motus non-<text:line-break/>nunquam fiet , sicut hominibus debilioribus quidem , sed<text:line-break/>compulsis necessitate, moderata est ambulatio? quod enim<text:line-break/>robustis citra insignem necessitatem accidit, eo compelluntur<text:line-break/>imbecilliores. ldem hi hoc habent, ut ubi usus inflet et vel-<text:line-break/>uti compellat, in pe<text:span text:style-name="Default_20_Paragraph_20_Font"><text:span text:style-name="T3">r</text:span></text:span>petua sint actione: nihilominus hi<text:line-break/>tametsi aegre, at usum. implent. Qui vero plane sunt an-<text:line-break/>berilli, etiam si maxime contendant quam plurimum possint</text:p>
      <text:p text:style-name="P3">augere actionis maguitudluem, celeritatem erebritatemque,<text:line-break/>ne sic quidem respondent usui. Porro pulsum quibus , de-<text:line-break/>bilis est facultas omnibus languidum esse diximus aulea et<text:line-break/>tam languidum, quam maxime allecta facultas siti Atque<text:line-break/>de pulsu depravato per caloris copiam et. infirmitatem facul-<text:line-break/>talis haec sufficiunt. Jam ad alteram coniugationem confe—<text:line-break/>ramus, quae in imbecillitate constat et refrigeratione cui<text:line-break/>pullus competit qunm imbecillus pro offensa quidem sucus-<text:line-break/>letis , tum parvus tardusque sicut pulsus prioris conjugatio-<text:line-break/>uis , sed non aeque , ut illi ad extremam devenit crebram-<text:line-break/>tum : - praeterquam si quando omnino facultas prostrata fit,<text:line-break/>tunc plane pulsus minimus erit intermittetque et desiciet<text:line-break/>frequenter. At modice si facultas infirma sit validaque re-<text:line-break/>frigeratio, creber: minime evadit pulsus, utique quod fatis<text:line-break/>efficiat, vel ejuscemodi facultas usui. Tertia est coniugatio<text:line-break/>pulsuum alienationis , quum simul calor increscit et facultas,</text:p>
      <text:p text:style-name="P3">quam vehementissimi pulsus et maximi comitantur, sed non<text:line-break/>perinde celerrimi, creberrimi vero fere non sunt aperte;<text:line-break/>est tamen quum perspicue naturam excedant, id quod ac-<text:line-break/>cidit, ubi plurimum calor increvit; tunc enim etsi pulsus<text:line-break/>sit marinus celerrimusque , tamen quae copia est caloris,<text:line-break/>non respondet usui. Reliquum est quarta alterationis, quae<text:line-break/>in hoc incinit genus pulsuum, coniugatio; ubi coierint<text:line-break/>robur facultatis et caloris defectus. Hi magnitudine mode-<text:line-break/>rata sunt, fed tardiores et bene reri, maxime ubi praepol-<text:line-break/>Ieat refrigeratio ; nam quum sit paucus tum pulsuum usus,<text:line-break/>univerfumque magnitudo distentionis facile tueatur, recto<text:line-break/>sinui diutissime quiescunt arteriae. Etenim, ut quum usus<text:line-break/>flagitabat, illarum erat pe<text:span text:style-name="Default_20_Paragraph_20_Font"><text:span text:style-name="T3">r</text:span></text:span>petuus motus; ita nunc quum<text:line-break/>est remissus, longis intervallis fit, tamen ob facultatis ro-<text:line-break/>bur, distentionis non impeditur aperte, vel dilucide quan-<text:line-break/>tutes. At nec multum ta<text:span text:style-name="Default_20_Paragraph_20_Font"><text:span text:style-name="T3">r</text:span></text:span>ditas eadem de causa pollet, siqui-<text:line-break/>dem valens facultas naturales motionis.tuetur modos, etiam</text:p>
      <text:p text:style-name="P3">si non postulet usus. omnino ut manifeste pulsus evadat,<text:line-break/>magnopere dissolutum oportet usum esse , frigore admodum<text:line-break/>superante; plerumque vero distentionis tuetur naturalem<text:line-break/>quantitatem, aut paulum, neque id admodum perspicuo<text:line-break/>imminuitur. Caeterum multo tardior quam minor in re-<text:line-break/>frigerationibus apparet, perinde atque issi qui iter faciunt,<text:line-break/>quum non opus sit concitato motu; hi enim minus de ma-<text:line-break/>gnitudine gressus quam de celeritate detrahunt; quod si<text:line-break/>quando festinato opus sit, plus ad magnitudinem addunt<text:line-break/>quam ad celeritatem. Hic ne male haec accipiamus et quo-<text:line-break/>libet in statu ducamus variationem magnitudinis et parvita-<text:line-break/>tis mutationem superare celeritatis et tarditatis, animo;<text:line-break/>etiam atque etiam opus est attento; neque enim perpetuo<text:line-break/>praestat, caeterum promptior est, itaque prior; nam a mo-<text:line-break/>derato conversionem ad magnitudinem et parvitatem pro-,<text:line-break/>alitius videas fieri hac, quae ad celeritatem tarditatemque.<text:line-break/>Attamen si quum ad insignem magnitudinem mutatio per-</text:p>
      <text:p text:style-name="P3">venit, adhuc fiat ut crescat calor, celeritas tum affatim ex-<text:line-break/>tenditur; qu<text:span text:style-name="Default_20_Paragraph_20_Font"><text:span text:style-name="T3">o</text:span></text:span>d sicut diximus prius, non immerito accidit,<text:line-break/>nam ad implendum usum satis est cordi si distentionis au-<text:line-break/>geat magnitudinem ; neque velocitatem perinde ac illam re-<text:line-break/>quirit auctam. Quum vero luculenta jam sit magnitudo,<text:line-break/>praeterea urgeat usus, lue tum omne quod desideratur, adlicit<text:line-break/>celeritas ; sin parum sit ea contentum, perpetuos ciet. motus,<text:line-break/>quod perinde est ac crebros facit. Atque de sus hactenus.</text:p>
      <text:h text:style-name="Heading_20_2" text:outline-level="2">.Cap. IX.- </text:h>
      <text:p text:style-name="P18">Transeamus jam ad instrumentorum disto-<text:line-break/>rentias ac inspiciamus primum peculiares utriusque earum<text:line-break/>pulsus ; deinde aliarum etiam causarum immutationes , uti<text:line-break/>fecimus paulo ante. Quod igitur , quum durius solito vel<text:line-break/>mollius evnserit corpus arteriae, ipsus pulsusfd ibi simul.<text:line-break/>reddat vel duros vel molles ante explicatum est ; nec<text:line-break/>quaerit hoc longiorem probationem quum id omnia perspi-<text:line-break/>cua eventa approbent, ferientis naturae respondere qualita-<text:line-break/>tem ictus. Quod vero mollitiei instrumentorum familiaris</text:p>
      <text:p text:style-name="P3">sit magnitudo, parvitasque duritiei, quanquam de his antea<text:line-break/>ve<text:span text:style-name="Default_20_Paragraph_20_Font"><text:span text:style-name="T3">r</text:span></text:span>ba fecimus, tamen quia ita fluit feries orationis, etiam<text:line-break/>hoc loco . exponemus. Molle instrumentum , quoniam<text:line-break/>prompte extenditur in omnem partem , facile distenditur ;<text:line-break/>durum non absque magno negotio. Jam comes est prom-<text:line-break/>ptitudiuis distentionis magnitudo, renisus et contumaciae<text:line-break/>parvitas. ltemque celeritas prioris, tarditas alterius gene-<text:line-break/>ris est comes, non tamen ex aequo ac magnitudo et parvi-<text:line-break/>tas. Paulo enim celerior pulsus est ex mollitie profectus<text:line-break/>iusirumentomm pulsu quem creat durities, rnajor per-<text:line-break/>multo, quia corporis arteriae membranosi tas, quamvis du-<text:line-break/>rior interim sit , ad celeritatem quandam motus parata est et<text:line-break/>facilis , ad magnitudinem vero distentionis omnium ineptis-<text:line-break/>sima ; nam opus est ut in omnem partem extendatu<text:span text:style-name="Default_20_Paragraph_20_Font"><text:span text:style-name="T3">r</text:span></text:span> facile<text:line-break/>quod maximam distentionem fit effecturum; hujusmodi<text:line-break/>molle est. Quumque a natura longissime aut ad mollitiem,<text:line-break/>aut ad duritiem corpus arteriarum recesserit, tardior fit</text:p>
      <text:p text:style-name="P3">mollis pulsus duro ; nam corpus paulo mollius fusio , quia<text:line-break/>paulo duriore ad magnitudinem loquacius est,: idcirco etiam<text:line-break/>ad motus velocitatem. At vero quod ad extremam dissolu-<text:line-break/>tum mollitiem est et veluti laxum. etin fe ipsum peti nimianr<text:line-break/>humiditatem confidet, neque ad distentionis magnitudinem<text:line-break/>perinde sequax est , neque ad celer i salem motus:-, itaque ce-<text:line-break/>leritate cedit duro, magnitudine tamen nunc non durum<text:line-break/>tantum superat, sed ipsum etiam quod in naturali statu est.<text:line-break/>Et ejuscemodi certe status, qui ad immodicum arterias ex-.<text:line-break/>cessum adducunt duritiei et mollitiei, non fiunt siuo-muta-<text:line-break/>tione aliarum continentium causarum; neque enim: constare<text:line-break/>amplius facultas lu suo robore, nec in terminis calor a<text:line-break/>natura praescriptis poterit. Quamobrem, ubi spfius solius<text:line-break/>vel mollitiei, vel duritiei; remotis aliis causis, proprios<text:line-break/>pulsus pronunciamus, majores et celeriores dicemus a mol-<text:line-break/>litis, minores lardi oresque a duritie fieri; et multo qui-<text:line-break/>dem majores quam celeriores ob- causam quam exili-</text:p>
      <text:p text:style-name="P3">cavimus nuper; crebritate vero ac raritate tantum a fe<text:line-break/>mutuo et a mediocri variare quantum magnitudine, par-<text:line-break/>vitate , celeritate ; . tarditate a natura recedunt. Dictum<text:line-break/>praeterea ante est, unam omnino causam esse crebritatis onr-<text:line-break/>urum actionum, quum quemque usum non assequantur. At-<text:line-break/>que durorum instrumentorum est minor distentio, itaque.<text:line-break/>minor u<text:span text:style-name="Default_20_Paragraph_20_Font"><text:span text:style-name="T3">t</text:span></text:span>us actio obitur; mollium contra insignis est distes-<text:line-break/>tio, impleturque abunde usus: jure itaque cum duris pus-<text:line-break/>sibus crebritates, cum mollibus raritates cohaerent. Quod<text:line-break/>si quando incidat ut cum duritie <text:span text:style-name="Default_20_Paragraph_20_Font"><text:span text:style-name="T3">r</text:span></text:span>efrigeratio concurrat et.<text:line-break/>calor cum mollitie, tum pulsus duri mollibus evadent ra-<text:line-break/>riores; haec tamen pulsuum alteratio fit, concurrentibus<text:line-break/>differentiis continentium causarum. Quando autem eo pro-<text:line-break/>cessit oratio, ut primam commemorarem duritiei et resti-<text:line-break/>gerationis coniugationem, summam ejus explicemus. Si<text:line-break/>durum corpus arteriarum. sit coni unctum cum innati caloris</text:p>
      <text:p text:style-name="P3">refrigeratione , pulfus efficiet just<text:span text:style-name="Default_20_Paragraph_20_Font"><text:span text:style-name="T3">o</text:span></text:span> minores et tardiores ; si<text:line-break/>fuperet durities, mi<text:span text:style-name="Default_20_Paragraph_20_Font"><text:span text:style-name="T3">no</text:span></text:span>res magis quam tardiores; sin au-<text:line-break/>tem refrigeratio , - contra tardiores magis quam minores.<text:line-break/>Ad eundem modum crebriores, fi durities refrigeratione fu-<text:line-break/>perior sit-; sin vincat refrigeratio , rariores ; at si par fuerit<text:line-break/>utriusque a natura recessus; tanto reddet minores qua<text:span text:style-name="Default_20_Paragraph_20_Font"><text:span text:style-name="T3">n</text:span></text:span>to<text:line-break/>tardiores, a raritate vero et crebritate naturali non abdu-<text:line-break/>cet, siquidem quantum usus eorum generationis detraxit ob<text:line-break/>refrigerationem, tantumdem simul de quantitate distentio-<text:line-break/>nis-temporeque motus abstulit; quare nihil cau<text:span text:style-name="Default_20_Paragraph_20_Font"><text:span text:style-name="T3">t</text:span></text:span>ae est cur<text:line-break/>arteriarum magis natura continuet motum;- sicut .in picris-<text:line-break/>que parvis pulsibus, ubi infra usum manet distentio. Quod<text:line-break/>si- tamen insignis durities et pauca omnino fuerit frigiditas,-<text:line-break/>tum id ipsum existet quod commemoravimus , nempe dis-<text:line-break/>tentionem, quae usum non assequitur, perpetuos creare<text:line-break/>motus At si contra accidat, ut permultum . sit frigiditatis<text:line-break/>duritiesque naturali pulsu quanu minimus minor, tum pifl<text:span text:style-name="Default_20_Paragraph_20_Font"><text:span text:style-name="T3">J</text:span></text:span></text:p>
      <text:p text:style-name="P3">sus multo rariores necesse est sint quam minores, quod<text:line-break/>usus etiam longe inferior sit quantitate distentionis. Habes<text:line-break/>causarum primam coniugationem Altera erat, in qua cum<text:line-break/>calore pollebat mossities, quae etiam tres necessario primas<text:line-break/>differentias producit; interim enim par mollitiei est et ca-<text:line-break/>loris mutatio, interim praepollet vel m<text:span text:style-name="Default_20_Paragraph_20_Font"><text:span text:style-name="T3">o</text:span></text:span>ssities vel calor.<text:line-break/>Quare si quantum naturam m<text:span text:style-name="Default_20_Paragraph_20_Font"><text:span text:style-name="T3">o</text:span></text:span>ssities relinquat, tantundem<text:line-break/>desciscat ab ea etiam calor, magnos necesse est et celeres<text:line-break/>fieri pulsus , non statim tamen crebros ; verum ubi generan-<text:line-break/>dorum eorum usus superet magnitudinem distentionis, si<text:line-break/>mossities praestet, magnitudo etiam vincet celeritatem; si<text:line-break/>calor, non item statuendum est absolute, sed distinctione.est:,<text:line-break/>opus. Si ita abundet calor, ut usmn actio complere ne-<text:line-break/>queat, multo celeriores fiant necesse est quam majores<text:line-break/>pulsus, simulquc .etiam .crebri ; ubi vero.. naturae satisfacit.<text:line-break/>usus, aequc magni.atquc cele<text:span text:style-name="Default_20_Paragraph_20_Font"><text:span text:style-name="T3">r</text:span></text:span>es. Porro autum tertia erit</text:p>
      <text:p text:style-name="P3">causarum coniugatio, quae pulsum in hoc genere. variant,<text:line-break/>ubi calori adjuncta durities sit. Atque quum uterque. mul- .<text:line-break/>tum a natura recedit, pulsus erunt celerrimi creberrimique,<text:line-break/>minimi autem nequaquam, nisi simul facultas affecta sit (sed<text:line-break/>id lue non posuimus] sed minores illi quidem fusio, non ad<text:line-break/>ultimam tamen parvitatem delabantur. . At si immodicus<text:line-break/>calor sit et instrumentum non magnopere durum, verum<text:line-break/>paululum a moderato varietur, tantum abest ut justo fiat<text:line-break/>dissentio arteriarum minor, ut etiam m aj or evadat. Nam<text:line-break/>quum peculiaris duritiei instrumentorum parvus sit et- ma-<text:line-break/>gnus immodico calori, jure pulsus in istis statibus fit ma-<text:line-break/>guus, assimilatus vincenti, sicut quum praepolleat durities,<text:line-break/>parvus. At celer erit, utra causarum excellat, maxime<text:line-break/>tamen quum calor ; tum vero etiam luculentior erit crebri-<text:line-break/>fas. Restat coniugatio in propositis pulsuum generibus, ubi<text:line-break/>concurrant mollities frigiditasque. Quia vero magnus</text:p>
      <text:p text:style-name="P3">pulsus hic qu<text:span text:style-name="Default_20_Paragraph_20_Font"><text:span text:style-name="T3">o</text:span></text:span>que m<text:span text:style-name="Default_20_Paragraph_20_Font"><text:span text:style-name="T3">o</text:span></text:span>llitiei peculiaris est et parvus frigidi-<text:line-break/>tati, utra longius a natura recedat, illi necesse est pulsos<text:line-break/>assimilentur. Itaque magni. instrumentorum praepollente<text:line-break/>mossitiei, parvi .in frigiditatibus erunt; moderati autem,<text:line-break/>quum quantum a m<text:span text:style-name="Default_20_Paragraph_20_Font"><text:span text:style-name="T3">o</text:span></text:span>llitie in magnitudinem pr<text:span text:style-name="Default_20_Paragraph_20_Font"><text:span text:style-name="T3">o</text:span></text:span>ducantur,<text:line-break/>tantundem a frigore c<text:span text:style-name="Default_20_Paragraph_20_Font"><text:span text:style-name="T3">o</text:span></text:span>ntrahantur in parvitatem Nam ut<text:line-break/>semel dicam , moderati pulsus n<text:span text:style-name="Default_20_Paragraph_20_Font"><text:span text:style-name="T3">o</text:span></text:span>n ex hisce tantum causis,<text:line-break/>sed et ex caeteris praeter naturam omnibus fiunt, quum am-<text:line-break/>bae, quae in c<text:span text:style-name="Default_20_Paragraph_20_Font"><text:span text:style-name="T3">o</text:span></text:span>ntrarias partes distrahunt eos, parem vim<text:line-break/>habeant;. nude falsos illos, qui in eum modum laborant,<text:line-break/>vulgus putat medic<text:span text:style-name="Default_20_Paragraph_20_Font"><text:span text:style-name="T3">o</text:span></text:span>rum naturaliter c<text:span text:style-name="Default_20_Paragraph_20_Font"><text:span text:style-name="T3">o</text:span></text:span>mparatus esse; ve-<text:line-break/>rum de his fufius dicam in c<text:span text:style-name="Default_20_Paragraph_20_Font"><text:span text:style-name="T3">o</text:span></text:span>mmentariis De praesagiti<text:span text:style-name="Default_20_Paragraph_20_Font"><text:span text:style-name="T3">o</text:span></text:span>ne<text:line-break/>ex pulsibus. In praesentia h<text:span text:style-name="Default_20_Paragraph_20_Font"><text:span text:style-name="T3">o</text:span></text:span>c tantum satis est declarasse<text:line-break/>(quod quidem ad hanc commentationem pertinet) <text:span text:style-name="Default_20_Paragraph_20_Font"><text:span text:style-name="T3">o</text:span></text:span>mnes na-<text:line-break/>tuiales pulsus inter excessus medios moderatusque esse;<text:line-break/>non tamen quicunque moderati sunt etiam naturales om-</text:p>
      <text:p text:style-name="P3">nes esse. Rari quidem et tardi certe id genus omnes fiunt<text:line-break/>pulsus , maxime si superior sit frigiditas.</text:p>
      <text:h text:style-name="Heading_20_2" text:outline-level="2">Cap. X. </text:h>
      <text:p text:style-name="P18">Sed quandoquidem et de his quae par<text:line-break/>erat exposuimus, deinceps instrumentorum -differentias va-<text:line-break/>rias faciamus ex differentiis facultatis , illud prius in metuo-<text:line-break/>riam revocantes, qu<text:span text:style-name="Default_20_Paragraph_20_Font"><text:span text:style-name="T3">o</text:span></text:span>t excellentiam caloris affectus fequun-<text:line-break/>tur pulsuum , tot generandi animalis spiritus usus. Igitur<text:line-break/>instrumentorum durities conjuncta imbecillitati facultatis<text:line-break/>parvos pulsus et tard<text:span text:style-name="Default_20_Paragraph_20_Font"><text:span text:style-name="T3">o</text:span></text:span>s et crebros concitat, robori parvos<text:line-break/>atque crebros, n<text:span text:style-name="Default_20_Paragraph_20_Font"><text:span text:style-name="T3">o</text:span></text:span>n etiam tardos, imo longe interim justo<text:line-break/>celeriores ; quod quantum dissentionis mediocritati propter<text:line-break/>duritiem organorum desit, tantum a. celeritate resarcitur et<text:line-break/>a crebritate. Si vero instrumentum molle sit, facultas au-<text:line-break/>tem valida, madores quidem manifest<text:span text:style-name="Default_20_Paragraph_20_Font"><text:span text:style-name="T3">o</text:span></text:span> pulsus fiunt, at ali-<text:line-break/>quanto tardio<text:span text:style-name="Default_20_Paragraph_20_Font"><text:span text:style-name="T3">r</text:span></text:span>es rarioresque. Quod si ad mollitiem rn-<text:line-break/>struniento<text:span text:style-name="Default_20_Paragraph_20_Font"><text:span text:style-name="T3">r</text:span></text:span>um infirmitas adjuncta fit facultatis, st quidem<text:line-break/>aequus utriusque fimulque modicus fuerit a natura recessus,</text:p>
      <text:p text:style-name="P3">et moderatus ridentur et naturales. plane hi pullus referre,<text:line-break/>nisi quantum variant mollitie, sin valde immodicus sit, par-<text:line-break/>vi et tardi et crebri fiunt. Haud aliter si multo imbecilli-<text:line-break/>tas praepolleat; etenim tum quoque generantur parvi, tardi,<text:line-break/>crebri. Verum si superior mollities sit, accedunt pulsus ad<text:line-break/>moderatos, quod facultas, quum paulo quam naturae lex<text:line-break/>postulat debilior sit, non impediatur quin retineat et quan-<text:line-break/>litatum distentionis et qualitatem motus, sicut quum incur-<text:line-break/>rit in duritiem instrumentorum ; siquidem quum impeditur<text:line-break/>ibi distentio, -tum vero tanto fiunt necessario crebriores pul-<text:line-break/>sus, quanto actio quoque fiat imperfectior. Quum autem<text:line-break/>facultas aliquantum imbecilla et molles tunicae arteriarum<text:line-break/>sint, quia nihilo fit tardior motus, neque minor distentio,<text:line-break/>ideoque satis usui efficitur, nulla sit pulsuum in crebritatem<text:line-break/>mutatio. </text:p>
      <text:h text:style-name="Heading_20_2" text:outline-level="2">Cap. X. </text:h>
      <text:p text:style-name="P18">Restat jam ut omnes simul corrigamus<text:line-break/>continentium caularum differentias, et fiunt coniugationes</text:p>
      <text:p text:style-name="P3">numero octo; duae, quum remissa facultate pariter et usu<text:line-break/>modo mollius solito .fit instrumentum, modo durius; duae<text:line-break/>alterae , ubi languescat facultas et usus auctus fit instrumen-<text:line-break/>taque vel mollia vel dura; praeterea aliae duae, quando<text:line-break/>valida fit facultas, sed remissus usus, una cum variante in- .<text:line-break/>stramentorum differentia; reliquae duae, quum valens fa-<text:line-break/>cultas fit, auctus usus, accedatque instrumentorum quam<text:line-break/>diximus differentia. Ac languida quidem . facultate simul<text:line-break/>et remisso usu omnino in parvitatem et tarditatem mutau-<text:line-break/>tur in utraque differentia instrumentorum pulsus ; caeterum<text:line-break/>non redduntur necessario c<text:span text:style-name="Default_20_Paragraph_20_Font"><text:span text:style-name="T3">r</text:span></text:span>ebri, vel rari; sed vicissim hoc<text:line-break/>pro instrumentorum iis differentia contingit et pro quanti-<text:line-break/>tate laesionis singularum causarum continentium. Nam si<text:line-break/>parva facultatis laesio sit, nec insignis instrumentorum du-<text:line-break/>rities, nihil crebritate pulsus immutantur, nam hoc do-<text:line-break/>cuimus ante, non pullus modo, sed omnes plane actiones</text:p>
      <text:p text:style-name="P3">fieri crebriores ex defectu qui accidit cuique. Jam dele-<text:line-break/>ctum ufu aestimari, id supra exposuimus. Quum ergo re-<text:line-break/>missus hic sit parvaque laesio simultatis , nisi per instrumen-<text:line-break/>torum nimiam duritiem, nihil desiderabitur in actione. At-<text:line-break/>qui si facultas magnopere sit laesa, modice remissus usus,<text:line-break/>instrumenta bene dura evaserint, non poterunt pulsus non<text:line-break/>fieri quam u<text:span text:style-name="Default_20_Paragraph_20_Font"><text:span text:style-name="T3">t</text:span></text:span>us postulat minores; itaque imperfectum<text:line-break/>simul officium, ac quanto quidem imperfectius, tanto etiam<text:line-break/>crebrius. Jam vero nec ipfa ho<text:span text:style-name="Default_20_Paragraph_20_Font"><text:span text:style-name="T3">r</text:span></text:span>um pulsuum parvilas et<text:line-break/>tarditas potest perpetuo similis esse; nam prout facultas<text:line-break/>plus vel minus aut usus offensus est, etiam pullus ipsi<text:line-break/>necesse est plus vel minus ad parvitatem transeant et ad<text:line-break/>tarditatem; minores enim redduntur et ob simultatis imbe-<text:line-break/>cillitateuf et ob usum remissum et duritiem instrumentorum.<text:line-break/>Hoc tamen pro quantitate altera tinnis causatum aut singula-<text:line-break/>rutu, aut binarum, aut universarum asseclarum plus vel</text:p>
      <text:p text:style-name="P3">minus habent. Singularum, ubi minimus factus pulsus sit;<text:line-break/>vel usu penitus <text:span text:style-name="Default_20_Paragraph_20_Font"><text:span text:style-name="T3">r</text:span></text:span>emisso , vel instrumentis durioribus reddi- ,<text:line-break/>tis, vel facullate prorsus infirma; valet enim, vel alter-<text:line-break/>utrum eorum, ut dictum est, si ostensum sit, minorem effi- t<text:line-break/>cere pulsum; binarum, ut quum prorsus factus .parvus fit,<text:line-break/>neutra tamen ex memoratis causis summe laesa sit, sed utra-<text:line-break/>que earum hactenus absit ab extrema offensione ,. ut pulsus,<text:line-break/>quem. ambae constituunt, perinde asseretur atque is- quem<text:line-break/>aster a summe offensa. Ita etiamsi tria genera causarum ad.<text:line-break/>unum concurrant pulsum constituendum, .inducant interim<text:line-break/>tantam alterationem quantam committat etiam una de illis:<text:line-break/>maxime offensa; quod memoria per omnem disputationem,<text:line-break/>tenendum est, ut ne deceptus quispiam alte<text:span text:style-name="Default_20_Paragraph_20_Font"><text:span text:style-name="T3">r</text:span></text:span>ationem putet-<text:line-break/>quae ex omnibus offensis causis constat majorem oportere-<text:line-break/>ea esse quam lacit una; valent enim, sicut docuimus, vel,<text:line-break/>de una qualibet causa, quae prorsus laesa sit; ad ultimam<text:line-break/>pulsus devenire alterationem. Facultatis igitur -ad. extra--</text:p>
      <text:p text:style-name="P3">tuum delectio marinos efficit pulsus, etiam si molles qui-.<text:line-break/>dem tunicae sint instrumentorum, urgeat autem usus. Qua—<text:line-break/>re vel hujus iterum operae pretium est in universum memi-<text:line-break/>uisse, ad pulsus extremos constituendos identidem plures<text:line-break/>caulas requiri, identidem satis esse unam; nam maximus<text:line-break/>fieri ob facultatis summum robor non possit citra caetera-<text:line-break/>tum opem, minimus autem nonnunquam ob imbecillitatem<text:line-break/>possit; et quod eo magis mirandum est, licet reliquae caulae<text:line-break/>frequenter diversissimum pulsum habeant peculiarem, tamen<text:line-break/>ex unius earum victoria fit mutatio. Vincit autem alias<text:line-break/>alia ; modo verbi gratia imbecillitas facultatis , ex qua <text:span text:style-name="Default_20_Paragraph_20_Font"><text:span text:style-name="T3">o</text:span></text:span>r-<text:line-break/>tus minimus pulsus est, modo instrumentorum durities; in-<text:line-break/>terdum remissi<text:span text:style-name="Default_20_Paragraph_20_Font"><text:span text:style-name="T3">o</text:span></text:span> usus. Nam ut languida siemel facultate<text:line-break/>magnitudinem nec mollities instrument<text:span text:style-name="Default_20_Paragraph_20_Font"><text:span text:style-name="T3">o</text:span></text:span>rum , nec incitatio<text:line-break/>usus augeat , sic instrumentis exsiccatis nil confe<text:span text:style-name="Default_20_Paragraph_20_Font"><text:span text:style-name="T3">r</text:span></text:span>et ad tua-<text:line-break/>gnitudiuem nec facultas valida , nec usus incitatio. Et ut<text:line-break/>per unam caulam; quae offensa omnino sit, pulsuum saepe</text:p>
      <text:p text:style-name="P3">extrema mutatio accidit, sic interdum, etiam si coniunctae<text:line-break/>sint cunctae cau<text:span text:style-name="Default_20_Paragraph_20_Font"><text:span text:style-name="T3">t</text:span></text:span>ae ad unum pulsum generandum, pulsus<text:line-break/>quem constituunt, haudquaquam summam assequatur al-<text:line-break/>terationem. Nam si simul et imbecilla facultas et dura sint<text:line-break/>instrumenta et vere etiam dissolutus usus , tametsi omnes hae<text:line-break/>valent causae pulsum parvum reddere, tamen ne sic quidem<text:line-break/>minimum necesse est pulsum fieri , verum si nec ulla inter<text:line-break/>illas summe laesa sit, neque c<text:span text:style-name="Default_20_Paragraph_20_Font"><text:span text:style-name="T3">o</text:span></text:span>llectus ex omnibus acervus<text:line-break/>aequet maximam unius offensionem , n<text:span text:style-name="Default_20_Paragraph_20_Font"><text:span text:style-name="T3">o</text:span></text:span>n poterit fieri pulsus<text:line-break/>minimus. Quamobrem, ut dixi, ante omnia in pulsuum<text:line-break/>alterationibus attendenda quantitas est causarum offensionis.<text:line-break/>Sed de hoc etiam in libris de praesagiti<text:span text:style-name="Default_20_Paragraph_20_Font"><text:span text:style-name="T3">o</text:span></text:span>ne ex pulsibus. age-<text:line-break/>mus. Nunc ad tertiam et quartam <text:span text:style-name="Default_20_Paragraph_20_Font"><text:span text:style-name="T3">o</text:span></text:span>cto c<text:span text:style-name="Default_20_Paragraph_20_Font"><text:span text:style-name="T3">o</text:span></text:span>mmemoratarum<text:line-break/>coniugationem digrediamur atque. lue aliquando dicendi<text:line-break/>finem faciamus de duabus primis; etenim si quid sit in iis<text:line-break/>praeteritum, facile ex iis quae ante diximus invenies. Er-<text:line-break/>go ubi languescat facultas,. urgeat usus, d urum que insitu-.</text:p>
      <text:p text:style-name="P3">mentum sit, potissimum ad crebritatem, deinde ad pa<text:span text:style-name="Default_20_Paragraph_20_Font"><text:span text:style-name="T3">r</text:span></text:span>vi-<text:line-break/>talem, postea ad tarditatem pulsus ridebis vergere; non ne-:<text:line-break/>cessa<text:span text:style-name="Default_20_Paragraph_20_Font"><text:span text:style-name="T3">t</text:span></text:span>io tamen nec perpetuo , nec etiam in quolibet ill<text:span text:style-name="Default_20_Paragraph_20_Font"><text:span text:style-name="T3">o</text:span></text:span>rum<text:line-break/>nec simul concurrunt omnia. Siquidem ubi laesae insigni-.<text:line-break/>ter. sint omnes causae, minimi et creberrimi et tardi pulsus<text:line-break/>fiunt; terni, quod sit infirma facultas; minimi quum ob<text:line-break/>hanc tum vero ob duritiem instrument<text:span text:style-name="Default_20_Paragraph_20_Font"><text:span text:style-name="T3">o</text:span></text:span>rum ; qui quod ta-<text:line-break/>les sint , idcirco sunt iidem creberrimi , adeoque quia im--<text:line-break/>possit usus; quinetiam citra eum sacullatis imbecillitas et in-<text:line-break/>strumentorum durities coniunctae minim<text:span text:style-name="Default_20_Paragraph_20_Font"><text:span text:style-name="T3">o</text:span></text:span>s possunt creber-<text:line-break/>rimosque pulsus reddere. Huc si cumulus accesse<text:span text:style-name="Default_20_Paragraph_20_Font"><text:span text:style-name="T3">r</text:span></text:span>it vis<text:line-break/>usus, non parvum erit illud quidem ad exitum m<text:span text:style-name="Default_20_Paragraph_20_Font"><text:span text:style-name="T3">o</text:span></text:span>mentum,<text:line-break/>nihilo- tamen pulsus efficiet crebriores, quum sint vel sine<text:line-break/>h<text:span text:style-name="Default_20_Paragraph_20_Font"><text:span text:style-name="T3">o</text:span></text:span>c frequentifiimi. At si offensio sit instrumentorum et fa-<text:line-break/>cultatis. parva^ ac ge<text:span text:style-name="Default_20_Paragraph_20_Font"><text:span text:style-name="T3">n</text:span></text:span>erationis eorum multus usus, hi non<text:line-break/>erunt Iusto. min<text:span text:style-name="Default_20_Paragraph_20_Font"><text:span text:style-name="T3">or</text:span></text:span>es, nec tardio<text:span text:style-name="Default_20_Paragraph_20_Font"><text:span text:style-name="T3">r</text:span></text:span>es, imo. interdum manifeste</text:p>
      <text:p text:style-name="P3">celeriores, majores autem, si non aperte, pares certe per-<text:line-break/>spretio m<text:span text:style-name="Default_20_Paragraph_20_Font"><text:span text:style-name="T3">o</text:span></text:span>deratis. Etenim ubi multum instat u<text:span text:style-name="Default_20_Paragraph_20_Font"><text:span text:style-name="T3">t</text:span></text:span>us , quam-<text:line-break/>vis sit imbecillior justo facultas, celeriter movetur, ac longe<text:line-break/>vero aucturus ultra celeritatem magnitudinem erat, ni duri-<text:line-break/>tres impedime<text:span text:style-name="Default_20_Paragraph_20_Font"><text:span text:style-name="T3">n</text:span></text:span>to scisset, nunc eo apertior evadit celeritas<text:line-break/>magnitudine , quod huic nulli impedimento sit instrumentum<text:line-break/>paulo durius. solito., ac hoc magnitudini repugnat praeter<text:line-break/>caetera. <text:span text:style-name="Default_20_Paragraph_20_Font"><text:span text:style-name="T3">r</text:span></text:span> Crebri porro in eo genere pulsus fiunt, ut usus<text:line-break/>impleatur; qui quidem si etiam paulum divertat a natura,<text:line-break/>omnino parva, ut dignosci vix possit, erit crebritas, quod<text:line-break/>usui tum satisfaciat celeritas et magnitudo. Et quid<text:line-break/>multis? in hac coniugatione comparanda cum quantitate<text:line-break/>usus functio est, quam per organa obit facultas. Quanto<text:line-break/>enim inferior functio usu esit, tantum crescit .in crebri-.<text:line-break/>talem;.. c<text:span text:style-name="Default_20_Paragraph_20_Font"><text:span text:style-name="T3">o</text:span></text:span>ntra tanto minores fiunt et tardiores ita c<text:span text:style-name="Default_20_Paragraph_20_Font"><text:span text:style-name="T3">o</text:span></text:span>m-<text:line-break/>paratis, quantum vel. facultas, vel instrumentanaturalem</text:p>
      <text:p text:style-name="P3">relinquant modum. At de caularum tertia variatione satis<text:line-break/>haec sunt. Accedamus jam ad quartam coniugationem, ubi<text:line-break/>infirma facultas est et major est ufus, una cum instrumen-<text:line-break/>tornm mullitie. Sane in hac quoque fi permultum usus in-.<text:line-break/>crescat et non multum a natura facultas discedat et insim-<text:line-break/>menta, omnino longe magis m magnitudinem increscent<text:line-break/>pulsus quam in celeritatem. Nam durities instrumentorum<text:line-break/>lu proxima superiore coniugatione magnitudini dissentionis<text:line-break/>resistebat ; in hac non tantum <text:span text:style-name="Default_20_Paragraph_20_Font"><text:span text:style-name="T3">n</text:span></text:span>on officit distentioni molli-<text:line-break/>ties illorum, sed prae caeteris adjuvat etiam. Itaque j usio<text:line-break/>rnajor plane pulsus erit, sed non perinde celer aperte. Jam<text:line-break/>crebrior etiam jusio erit is pulsus, nec tamen hic perinde<text:line-break/>ac ille tertii complexus , quod usu hic magis quam istic<text:line-break/>satisfiat. Quod fi paululum usus et facultas a naturali fletu<text:line-break/>recedant, instrumenta. vero multum ad mollitiem desciscant,</text:p>
      <text:p text:style-name="P3">ad mediocritatem pullus horum affectuum accedent, tum<text:line-break/>quantitate distentionis tum motus qualitate, praeterea<text:line-break/>quietis tempore, una tantum occursus mollitie (nam hoc<text:line-break/>proprium iis inseparabile] excedent statum naturalem. Quod<text:line-break/>si non ita deflectant multum usus et instrumenta, facultas<text:line-break/>autem vehementer laboret, tales pulsus fatis parvi erunt et<text:line-break/>crebri, modice vero tardi Atque hactenus fatis etiam fit<text:line-break/>de hac concursione egisse. Conseramus nos jam ad proxi-<text:line-break/>mas duas, quae commune habent robur facultatis usumque<text:line-break/>pulsuum generandorum remissum , fed distant instrumentis.<text:line-break/>Itaque altera illarum, in qua durum instrumentum est, va-<text:line-break/>lida facultas, minor usus, minores plane pulsus creat, non<text:line-break/>tardiores tamen, nec crebriores necessario. Verum si ad-<text:line-break/>modum remissus sit usus et dura modice instrumenta, n<text:span text:style-name="Default_20_Paragraph_20_Font"><text:span text:style-name="T3">o</text:span></text:span>n<text:line-break/>minores modo, verum etiam perspicuo tardiores rariores-<text:line-break/>qne fient. Sin vitium instrumentorum vincat .vitium usus,</text:p>
      <text:p text:style-name="P3">abu<text:span text:style-name="Default_20_Paragraph_20_Font"><text:span text:style-name="T3">n</text:span></text:span>de fit is pulsus parvus, itaque creber, e<text:span text:style-name="Default_20_Paragraph_20_Font"><text:span text:style-name="T3">o</text:span></text:span>demque de<text:line-break/>causa minus tardus illo prioris fletus; si enim nec usus<text:line-break/>completur et valida est facultas , non ita insigniter flet tar-<text:line-break/>dus. Atqui non completur usus propter distentionis per-.<text:line-break/>vitalem, quae quidem duritiem comitabatur instrumento-<text:line-break/>runa; haec enim si inolita essent, non minor, quod animad-<text:line-break/>verti possef, foret naturali, nisi singulariter usus fit immi-<text:line-break/>nutus, et omnino hoc rarior apparebit, quo dissolutior fit<text:line-break/>usus- Et vero etiam tardus aperio quidem in mutationibus<text:line-break/>insignibus usus, non aperte in mi<text:span text:style-name="Default_20_Paragraph_20_Font"><text:span text:style-name="T3">n</text:span></text:span>oribus. At quando et<text:line-break/>fatis de his- concursibus disputavimus, ad reliquos jam duos<text:line-break/>accedamus i in quibus tunicae arteriae , usu aucto , valente<text:line-break/>facultate, nunc molles sunt, nunc durae. At molles si<text:line-break/>sint, prorsus pulsus magni et celeres erunt; crebri non sum-<text:line-break/>per, sesi ubi immodicum usus sit incrementum; nam tum<text:line-break/>quidem nec magnitudo distentionis nec celeritas motus</text:p>
      <text:p text:style-name="P3">complendo est usui ; ubi ve<text:span text:style-name="Default_20_Paragraph_20_Font"><text:span text:style-name="T3">r</text:span></text:span>o parvus excessus sit, . abunde<text:line-break/>vel sula suppeditat magnitudo. Nam si arteriarum durae<text:line-break/>sint tunicae , varie in ejuscemodi fletibus mutantur pulsus.<text:line-break/>Parva enim si durities sit, fed usus iusignis mutatio, majo-<text:line-break/>res, celeriores crebrio<text:span text:style-name="Default_20_Paragraph_20_Font"><text:span text:style-name="T3">r</text:span></text:span>esque quum justum sit evadent.<text:line-break/>Sin autem aequo utraque causa intervallo recesserit a natu-<text:line-break/>ra, neutraque admodum longo, perea quidem naturalibus,<text:line-break/>sed celeriores atque crebriores fiunt. Jam si insignis ossen-<text:line-break/>sio usus et instrumentorum sit, ut haec plane duriora sint<text:line-break/>reddita, ille urgeat nimium , celeriores etiamnum erunt mo-<text:line-break/>deratis, at minores ac crebriores.</text:p>
      <text:h text:style-name="Heading_20_2" text:outline-level="2">Cap. XII. </text:h>
      <text:p text:style-name="P18">Quia vero quae de his dicenda erant<text:line-break/>diximus , superest ut pulsum unum aliquem p<text:span text:style-name="Default_20_Paragraph_20_Font"><text:span text:style-name="T3">r</text:span></text:span>oponamus, lu<text:line-break/>quo doceamus usum et fructum hujus exercitationis. Sit<text:line-break/>vero celer, quem pecusiarem robori faculsatis esse usuique<text:line-break/>urgenti et mollitiei instrumentorum docuimus. Quonam</text:p>
      <text:p text:style-name="P3">hunc pacto, quum eum ostenderimus, in uno aegroto explo-<text:line-break/>rabimus,- quando ex una illarum causarum, quando ex dua-<text:line-break/>bus, quando etiam ex omnibus natus fit? Ad hunc modum<text:line-break/>Quandoquidem a valida facultate vehemens non potest fe-<text:line-break/>fungi; nec a mollibus insseumentis mollis, si cum neutro hc-<text:line-break/>rum sit .celeritas conjuncta, ab usu solo p<text:span text:style-name="Default_20_Paragraph_20_Font"><text:span text:style-name="T3">r</text:span></text:span>ovenit urgente.<text:line-break/>Ubi vero cum altero, omnino ex illo oritur, quod signum<text:line-break/>hoc edit, et etiam necessario ex usus incremento; ostensum<text:line-break/>enim est ante celeres pullus non posse existe<text:span text:style-name="Default_20_Paragraph_20_Font"><text:span text:style-name="T3">r</text:span></text:span>e, nec ve<text:span text:style-name="Default_20_Paragraph_20_Font"><text:span text:style-name="T3">r</text:span></text:span>o<text:line-break/>etiam magnos, nisi postulet usus; at quatenus ad robur, vel<text:line-break/>imbecillitatem facultas trausit, ex propriis ejus pulsibus <text:span text:style-name="Default_20_Paragraph_20_Font"><text:span text:style-name="T3">ili-<text:line-break/></text:span></text:span>gnoscas licet. Eadem est <text:span text:style-name="Default_20_Paragraph_20_Font"><text:span text:style-name="T3">r</text:span></text:span>atio in qualitate instrumentorum ;<text:line-break/>etenim hanc etiam pul<text:span text:style-name="Default_20_Paragraph_20_Font"><text:span text:style-name="T3">t</text:span></text:span>as habemus qui prodant. Quan-<text:line-break/>tus autem generationis eorum sit usus, coniectandum est<text:line-break/>atque colligendum ex commutatione magnitudinis, crebri-<text:line-break/>talis et celeritatis. Si enim maximus pariter et c<text:span text:style-name="Default_20_Paragraph_20_Font"><text:span text:style-name="T3">r</text:span></text:span>eberri-<text:line-break/>mus idem sit et celerrimus etiam, summe urget usus; sin</text:p>
      <text:p text:style-name="P3">magnus tantum et paulo celerior, nec etiam m<text:span text:style-name="Default_20_Paragraph_20_Font"><text:span text:style-name="T5">axi</text:span></text:span>mus et<text:line-break/>creber, usus non sit magna immutatio. Etiam poterit ex<text:line-break/>aliis quoque signis citra pulsus ut usus habeat praesciri.<text:line-break/>Sive enim copiofus fit calor , sive exhauriatur animalis spi-<text:line-break/>ritus , haud id magno negotio explorabis , quod tactum ca-<text:line-break/>lor non fugiat et hercle saepenumero etiam ex forma dissi-<text:line-break/>cultatis spirandi Utique prodatur, atque interno laboran-<text:line-break/>tis sensu; animalis autem spiritus consumitur in exercita-<text:line-break/>lienibus et immodicis per halitum digestionibus fluxioni-<text:line-break/>busque intro vergentibus, quorum nihil est. quod medicum<text:line-break/>praeterire possit. Nec hoc loco ista longiorem quaerunt<text:line-break/>orationem; neque enim ad propositam commentationem<text:line-break/>tusi obiter, sed ad praesagitionem pertinet ea disputatio.<text:line-break/>Attingimus autem luo eam, quo Archigeni ostenderemus<text:line-break/>quum errasse ipsum in prodenda celeris pulsus origine, tum<text:line-break/>in promptu semper esse esurientis causae inventionem. Erit-<text:line-break/>que id ipsum ex sequentibus multo apertius, si prius de</text:p>
      <text:p text:style-name="P3">origine narremus reliquorum pulsuum; ut iirordrnatorum,<text:line-break/>afrhythmorum et inaequalium, quos vocant; praecipue si<text:line-break/>tales in arteriae una dissentione sint.</text:p>
      <text:h text:style-name="P14" text:outline-level="1"><text:bookmark-start text:name="bookmark2"/><text:span text:style-name="Default_20_Paragraph_20_Font">GALENI DE CAVSIS PVLSVVM<text:line-break/>LIBER II.</text:span><text:bookmark-end text:name="bookmark2"/></text:h>
      <text:h text:style-name="Normal" text:outline-level="2"><text:span text:style-name="Default_20_Paragraph_20_Font"><text:span text:style-name="T1"/></text:span></text:h>
      <text:h text:style-name="Heading_20_2" text:outline-level="2">cap. I. </text:h>
      <text:p text:style-name="P18">Ac de vehementi quidem pulsu et duro<text:line-break/>atque magn<text:span text:style-name="Default_20_Paragraph_20_Font"><text:span text:style-name="T3">o</text:span></text:span>, praete<text:span text:style-name="Default_20_Paragraph_20_Font"><text:span text:style-name="T3">r</text:span></text:span>ea celari, creb<text:span text:style-name="Default_20_Paragraph_20_Font"><text:span text:style-name="T3">ro</text:span></text:span> contrarirsque ho-<text:line-break/>rum in primo libro explicavimus, quae cujusque <text:span text:style-name="Default_20_Paragraph_20_Font"><text:span text:style-name="T3">o</text:span></text:span>rigo sit<text:line-break/>et quot mulgeat causis, tum quemadmodum inter se conspi-<text:line-break/>rantibus ; ad haec qui illorum necessario efficientes comi-<text:line-break/>tent<text:span text:style-name="Default_20_Paragraph_20_Font"><text:span text:style-name="T3">o</text:span></text:span>r causas , ac qui familiares quidem sint iis , non cense-<text:line-break/>quantus tamen necessari<text:span text:style-name="Default_20_Paragraph_20_Font"><text:span text:style-name="T3">o. </text:span></text:span>Reliquum est de caeterorum<text:line-break/>pulsuum ut agamus generatione, atque primum inaequa-</text:p>
      <text:p text:style-name="P3">linm. Quia vero quidam de his aequalitatem in arteriae<text:line-break/>uno motu labefactant, alti in pluribus, quam melici colle-<text:line-break/>ctivam inaequalitatem solent appellare ; quoniam est longe<text:line-break/>haec apertior inaequalitate unius pulsus, satius primo loco<text:line-break/>sit de hac tractare. Sane comites sunt ejuscemodi pulsus,<text:line-break/>ut uno verbo dicam, inaequalis temperiei cordis, atque vi-<text:line-break/>tiorum instrumentorum vel facultatis ; nam aut obstructio-<text:line-break/>nes , aut compressiones , aut durities , aut plenitudines fub-<text:line-break/>sequuntur, ut plenitudinem nunc accipias quae ad facul-<text:line-break/>tatem aestimatur. At non satis est hoc de illis nosse, sed<text:line-break/>sunt singulae partes explicandae suisque confirmandae de-<text:line-break/>monstrationibus. Itaque quum tres causae sint continentes<text:line-break/>pulsuum generationis, instrumentum, facultas, usus, non<text:line-break/>poterit ex usus alteratione constitui in pulsibus collectiva<text:line-break/>quae aperta sit inaequalitas; quod nec repente, nec cumu-<text:line-break/>Iate adeo unquam immutari usus possit, ut pulsus verbi<text:line-break/>gratia prior sit magnus , vel celer, vel crebrior , alter tar-</text:p>
      <text:p text:style-name="P3">dus, parvus, vel rarus. Sive enim augeatur i<text:span text:style-name="Default_20_Paragraph_20_Font"><text:span text:style-name="T3">n</text:span></text:span>natus ca-<text:line-break/>lor , sive imminuatur , sive plus a<text:span text:style-name="Default_20_Paragraph_20_Font"><text:span text:style-name="T3">n</text:span></text:span>imalis spiritus , sive mi-<text:line-break/>nus exhauriatur, horum nihil ade<text:span text:style-name="Default_20_Paragraph_20_Font"><text:span text:style-name="T3">o</text:span></text:span> affatim mutetur, ut in-<text:line-break/>aequales efficiat pulsus. Id quod plane ex accessio<text:span text:style-name="Default_20_Paragraph_20_Font"><text:span text:style-name="T3">n</text:span></text:span>ibus in<text:line-break/>omnibus lenibus febribus perspicias, veluti iis, quae ex hu-<text:line-break/>bombus concitantur et sicceris tertianis , iisque etiam quae<text:line-break/>ex adustione, vel frigore, vel .quocunque alio ejus generis<text:line-break/>oriuntur. Totum enim inde usque a principio eorum tem-<text:line-break/>pus ad rigorem pro incremento caloris pulsus convertens in<text:line-break/>magnitudinem, celeritatem crebritalemque nusquam fecun-<text:line-break/>dum pulsum clare a primo variat : verum si multum tempe-<text:line-break/>ris interponas, dilucide major, ceterior, crebrior apparet..<text:line-break/>E vestigio autem diversus non ridebitur, nisi quando ex<text:line-break/>illis quae commemoravimus aliquod accesserit; vel pleni-<text:line-break/>tudines, illae inquam quae ad facultatem intelliguntur,<text:line-break/>vel obstructio, vel compressio, vel durities instrumentorum,.<text:line-break/>vel ipsius cordis aliqua inaequalis intemperies, quae certe<text:line-break/>excedunt jam lenem morbum. Siquidem ipsis. etiam valeo-</text:p>
      <text:p text:style-name="P3">tibus, ubi laverint, vel exercitationem subierint, exhausio<text:line-break/>spiritu, calore aucto, majores, celeriores, crebriores justo<text:line-break/>videntur pulsus este; at manifeste nunquam a primo differt<text:line-break/>fecundus. Si quis inaequales esse etiam eos pulsus couten-<text:line-break/>dat, licet non rideantur, lue dum usum nominum repu-<text:line-break/>diat, nihil tamen ad doctrinam affert lucis; neque enim<text:line-break/>quos ratio esse collegit impares, eos solemus inaequales vo-<text:line-break/>care, caeterum quos dilucide sensio comperimus tales esse.<text:line-break/>At vocaveris vel hos inaequales, verum hoc scito, in seusi-<text:line-break/>bilibus inaequalitatibus quae ex alteratione usus fiat esse<text:line-break/>nullam. Ac fortasse quidem haec sufficiebat dixisse ad pro-<text:line-break/>.bandum collectivam quam vocant inaequalitatem variationi<text:line-break/>nunquam usus succedere: adjiciamus tamen et hoc quod<text:line-break/>animadvertitur nonuunquam in ira, quando videtur et haec<text:line-break/>limati caloris esse .veluti quidam fervor. Sane habet in-<text:line-break/>aequales interdum haec quoque pulsus , non illos quidem sua<text:line-break/>sponte (semper enim haberet tales) ied ubi adiunctus ad</text:p>
      <text:p text:style-name="P3">eam aliquis timor sin Jure ergo versi tunc et inaequales<text:line-break/>apparent, quum non tantum a diversis causis niterentur,<text:line-break/>sed etiam natura contrariis ; nam propter vindictae cupidi-<text:line-break/>tatem alti, magni, celeres, vehementes ; quia vero timor est<text:line-break/>major accipiendi mest quam spes dandi, parui, humiles,<text:line-break/>languidi et tardi fiunt. Quere invicem utrique pro causae<text:line-break/>praepollentis natura ridentur evacuari, ac excessit modo<text:line-break/>ira, modo metus; quinimo ipfe timor, si quidem ingens sit,<text:line-break/>quod laedatur facultas et asseretur usus, pulsus reddit in-<text:line-break/>aequales. Quomodo ergo pulsus facultas affectu inaequales<text:line-break/>facit ? nam hoc deinceps est dicendum. Quod non omnino<text:line-break/>imperet instrumentis; nam quum imperat, cunctos <text:span text:style-name="Default_20_Paragraph_20_Font"><text:span text:style-name="T5">simil</text:span></text:span>es<text:line-break/>efficit et p eres; sicubi autem offendat in agendo et veluti<text:line-break/>claudicet, ibi evertit qualitatem. Quod dico, diligenter<text:line-break/>attendendum est, ne omni putes offensioni facultatis necessa-<text:line-break/>rio succedere c<text:span text:style-name="Default_20_Paragraph_20_Font"><text:span text:style-name="T3">o</text:span></text:span>llectivam inaequalitatem ; nam usitor se res<text:line-break/>habet; sed quum per fe infirma fit, creat pulsus non ita</text:p>
      <text:p text:style-name="P3">crebro inaequales <text:span text:style-name="Default_20_Paragraph_20_Font"><text:span text:style-name="T6">; </text:span></text:span>ubi vero valida sit sim sponte, opprima-<text:line-break/>tur autem a copia humorum, aut plane contumacia habeat<text:line-break/>instrumenta, ibi illam efficit iiraequalitatern. Mentem meam<text:line-break/>exemplo perspicies facilius. ob oculos ponamus duos ho-<text:line-break/>miues qui i<text:span text:style-name="Default_20_Paragraph_20_Font"><text:span text:style-name="T3">n</text:span></text:span>cedunt pedetentinr ; sit alter robustissimus simul<text:line-break/>et florentissima aetate, verum pondus portet gravissimum;<text:line-break/>alter prorsus nihil bajulet, at valde sit imbecillis ex morbo,<text:line-break/>aut ex senectute; jam nec multum progrediantur hi, nec<text:line-break/>celeriter; itaque nihil disserent in actione; sed ineo disse-<text:line-break/>rent, quod aequis plerumque passibus procedet imbecillis;<text:line-break/>diversis validus ac inaequalibus et alias aliis. Nam ille<text:line-break/>quidem, ne si contendat quidem, pote<text:span text:style-name="Default_20_Paragraph_20_Font"><text:span text:style-name="T3">r</text:span></text:span>it unquam vel ma-<text:line-break/>gnam vel celerem actionem obire; robustus vero etiam<text:line-break/>fere perinde, interim tamen majore alacritate celerius asse<text:line-break/>quantisper et magis aget, deinde ab onere pressus ad pri-<text:line-break/>mam tarditatem et actionis parvitatem redibit. Idem usu</text:p>
      <text:p text:style-name="P3">venit arteriarum actioni. Nam quum est delapsa i<text:span text:style-name="Default_20_Paragraph_20_Font"><text:span text:style-name="T3">n</text:span></text:span> imbe-<text:line-break/>cillitatem facultas insignem, pulsus eduntur languidi, parui,<text:line-break/>tardi; si<text:span text:style-name="Default_20_Paragraph_20_Font"><text:span text:style-name="T3">n</text:span></text:span> illa, quantum rn ea esit, valeat, sied esta copia<text:line-break/>gravetur, varios tum inaequalesque efficit; plurimos quum<text:line-break/>grani one<text:span text:style-name="Default_20_Paragraph_20_Font"><text:span text:style-name="T3">r</text:span></text:span>e pressa sit, languidos et turdos et parvos quum<text:line-break/>leri, plerosque vehementes, celeres, magnos; quum vero<text:line-break/>nec admodum granis , nec nimiunr lexis offensio sit fere, ut<text:line-break/>in copia, co<text:span text:style-name="Default_20_Paragraph_20_Font"><text:span text:style-name="T3">n</text:span></text:span>trarios; ut nec plures possis dicere nec pau-<text:line-break/>ciores vel vehementes esse imbecillibus, vel magnos parvis,<text:line-break/>vel celeres tardis. Atque hunc in modum pulsus i<text:span text:style-name="Default_20_Paragraph_20_Font"><text:span text:style-name="T3">n</text:span></text:span>aequa-<text:line-break/>les facultatis noxae efficiunt.</text:p>
      <text:h text:style-name="Heading_20_2" text:outline-level="2">Cap. ll. </text:h>
      <text:p text:style-name="P18"><text:span text:style-name="T11">In</text:span>strumentorum vitia i<text:span text:style-name="Default_20_Paragraph_20_Font"><text:span text:style-name="T3">n</text:span></text:span> hunc modum. Ubi<text:line-break/>circumiectas regiones arteriae, quae ad hoc creatae sunt,<text:line-break/>ut eam distentam excipiant, aliud corpus insederit, non<text:line-break/>possunt per illud coarctatae arteriae fatis distendi. Itaque<text:line-break/>singularum actionum defectio summam interim magnam<text:line-break/>coacervat, ut longe ah usu absit officium. Ibi jam violenter</text:p>
      <text:p text:style-name="P3">agere et vehementer facultas cogitur, reticere et propellere<text:line-break/>illa studens , quae fua instrumenta obsede<text:span text:style-name="Default_20_Paragraph_20_Font"><text:span text:style-name="T3">r</text:span></text:span>unt et motu pro-<text:line-break/>Inbuerunt; ubi majorem prioribus et vehementiorem et<text:line-break/>etiam celeriorem necesse est pulsum evadere ; crebrior non<text:line-break/>nunc primum , sed statim a principio fuerat., .ostendimus .<text:line-break/>enim in superiori libro, imparium usui actionum necessa-<text:line-break/>rio comitem esse erebritatem pulsuum.; Itaque si parem<text:line-break/>impetum facultas i<text:span text:style-name="Default_20_Paragraph_20_Font"><text:span text:style-name="T3">n</text:span></text:span> omnibus, .quae consequuntur, distentio-<text:line-break/>nibus retineret , aeque magni semper fierent et vehementes<text:line-break/>et celeres ; nunc quia non servat, sed refert fe ad pristinum<text:line-break/>motum, varia hic inaequalitas existit et continua. Quo mi-<text:line-break/>nus confervet in causa est, quod quum nihil fere proficiat,<text:line-break/>nequicquam defatigetur. Ac si humor sit aliquis effusus in<text:line-break/>arterias, vehementibus et violentis motibus propulsus, de<text:line-break/>loco iu locum cogitur defluere dum in meatum impingat,<text:line-break/>qui educere ipsum possit, itaque emanet ex corpore;. vel<text:line-break/>etiam tempore tenuatus, aut totus resolutus, in halitum</text:p>
      <text:p text:style-name="P3">digeratur. . Ubi diversa etiam et continens inaequalitas ne-<text:line-break/>cessatio fit, quod nec pari. copia humores perpetuo dein-<text:line-break/>ceps maneant, nec easdem coarctent arterias, sed ex parti-<text:line-break/>bua saepe ignobilioribus in nobiliores, atque ex iisdem rur-<text:line-break/>sus migrent tu ignobiliores. . . Quod si qua inflammatio , aut<text:line-break/>abscessus, aut scirrhus arteriis. circumfusa corpora afficiat,<text:line-break/>a quo comprima<text:span text:style-name="Default_20_Paragraph_20_Font"><text:span text:style-name="T3">n</text:span></text:span>tur et coarctentur, tum longioribus co-<text:line-break/>guntur intervallis inaequales pulsus interpolare aequales;<text:line-break/>semper enim earumdem arteriarum premuntur eaedem par-<text:line-break/>tes ab iisdem, vel paribus magnitudine, vel similibus tu-<text:line-break/>morihns. Accidit etiam pulsuum i<text:span text:style-name="Default_20_Paragraph_20_Font"><text:span text:style-name="T3">n</text:span></text:span>aequalitas interim ex<text:line-break/>sanguinis copia, qui aut in venas, aut arterias ipsas sit in-<text:line-break/>fusus , at haec quidem sanguinis missione sedatur facillime ;<text:line-break/>etenim copia illa in venis arterias non fiscus ac tumor<text:line-break/>praeter natu<text:span text:style-name="Default_20_Paragraph_20_Font"><text:span text:style-name="T3">r</text:span></text:span>am, utpote iis vicinas, spremit et coarctet;<text:line-break/>vacuata per sanguinis missionem illico venarum tumorem<text:line-break/>contrahit, statimque etiam locum arteriis amplum ad motum</text:p>
      <text:p text:style-name="P3">dat; ubi quia solitam functionem nemine interpellante te-<text:line-break/>nent, simul cum ea aequalitatem naturalem pulsuum recu-<text:line-break/>perant. At vero hic sanguis, qui in arteriis est, quemad-<text:line-break/>modum occupet spiritus rivos quid refert narrare ? potissi -<text:line-break/>mum si crassius, vel lentus, vel si extremis earum finibus sit<text:line-break/>impactus; tunc enim quia nec allicere spiritum, nec reddere<text:line-break/>valent , diversas simul et difficillimas faciunt i<text:span text:style-name="Default_20_Paragraph_20_Font"><text:span text:style-name="T3">n</text:span></text:span>aequalitates,<text:line-break/>praecipue si vel prope ipsum cor, veI procul quidem, fed in<text:line-break/>nobiles paries impingant, obstmantque illi fucosi Quere ut<text:line-break/>uno verbo dicam, quum aut valide comprimuntur arteriae,<text:line-break/>aut quum obstruuntur, ut integra omnino facultas sit, in-<text:line-break/>aequalitas quaedam corripit pulsus. At si facultas una sit<text:line-break/>affecta cum eo affectu instrumentorum, clarissimum est ma-<text:line-break/>gis variam oportere inaequalitatem existere; itemque si ip-<text:line-break/>sum cor infestet aequalis intemperies , de qua accuratissime<text:line-break/>in libris de praesagitione scribam. At vero si instrumento-<text:line-break/>rum illae<text:span text:style-name="Default_20_Paragraph_20_Font"><text:span text:style-name="T3">s</text:span></text:span>us fletus fit, sed magnopere facultas infirma, in-</text:p>
      <text:p text:style-name="P2">aequalitas illa, de qua jam diximus, non existet, sed mutila<text:line-break/>et decurtata, quam vocant, inaequalitas; ab admotis enim<text:line-break/>digitis victa facultas minores semper imbecillioresque pus-<text:line-break/>fus creat. Demonstrationem oratio ampliorem non quae-<text:line-break/>rit, quum abunde in libris de dignoscendis pulsibus deda-<text:line-break/>raverim ; quod vero refert ad hunc locum , hoc famam ut<text:line-break/>adjiciam.</text:p>
      <text:h text:style-name="Heading_20_2" text:outline-level="2">Cap. HI.</text:h>
      <text:p text:style-name="P18"><text:s/>Facultatis quae creat pulsus non est<text:line-break/> necesse imbecillitatem in omnibus affectibus parem esse, fed<text:line-break/>in ea permagnus est excessus et defectus ; nam prima qui-<text:line-break/>dem et parva minores languidioresque , non autem decur-<text:line-break/>tatos pulsus sarit; quae vero est hac tanto major, ut jam<text:line-break/>facultati sint oneri applicati digiti, haec pulsuum decuria-<text:line-break/>torum auctor esu Sed quia duplex est in sus ipsis disse-<text:line-break/>rentia, (quidam enim illorum ad pristinum motum re-<text:line-break/>vertuntur, quos decurtatos vocant reciprocos; aliqui <text:span text:style-name="Default_20_Paragraph_20_Font"><text:span text:style-name="T5">illi</text:span></text:span>c<text:line-break/>alibi permanent] priores sinto minorem indicare imbecilli-</text:p>
      <text:p text:style-name="P3">talem; adhuc enim resistit quodammodo facultas et veluti<text:line-break/>colligens fe ipsam et saepe concitans magnitudinem ita<text:line-break/>auget pulsuum , auget item contentionem. At qui perma-<text:line-break/>nent in extrema parvitate, neo omnino recipiunt sese, lan-<text:line-break/>guidiorem quam in luis ostendunt facultatem esse. Sic si<text:line-break/>prorsus deficiant , sig<text:span text:style-name="Default_20_Paragraph_20_Font"><text:span text:style-name="T3">n</text:span></text:span>ificabu<text:span text:style-name="Default_20_Paragraph_20_Font"><text:span text:style-name="T3">n</text:span></text:span>t ultimam quandam imbecilli-<text:line-break/>talem. verum haec explorari omnia applicandis digitis ar-<text:line-break/>teriae, nequaquam suspenfis, apertissimum est; nam si ele-<text:line-break/>vatis iis et mox applicatis i<text:span text:style-name="Default_20_Paragraph_20_Font"><text:span text:style-name="T3">n</text:span></text:span>veniamus in singulis applicatioui-<text:line-break/>bus motum destcientem, veram abolitionem pulsus vocamus,<text:line-break/>non deficie<text:span text:style-name="Default_20_Paragraph_20_Font"><text:span text:style-name="T3">n</text:span></text:span>tem pulsum. Equidem longe abesse abolitionem<text:line-break/>puto a pulsu deficiente; illa enim velut est defectus, ut sen-<text:line-break/>sus quidem indicat , totius functionis, hic dimidiatae amissio,<text:line-break/>Ergo ubi admoventi digitos rideatur motus exolutus, et te-<text:line-break/>nenti applicatos paulatim p<text:span text:style-name="Default_20_Paragraph_20_Font"><text:span text:style-name="T3">r</text:span></text:span>orsus desinat, eos pulsus voca-<text:line-break/>mus definientes , illumque statum medium numeramus inter</text:p>
      <text:p text:style-name="P2">decurtatos pullus et perfectam pulsus abolitionem, et<text:line-break/>quanto decurtatis gratiorem, -tanto laxiorem pulsus aboli-<text:line-break/>tione. . Ac hi quidem tres status quantitate noxae differunt.<text:line-break/>Quartus reciproc<text:span text:style-name="Default_20_Paragraph_20_Font"><text:span text:style-name="T3">o</text:span></text:span>rum est decurtatus um , qui est <text:span text:style-name="Default_20_Paragraph_20_Font"><text:span text:style-name="T3">o</text:span></text:span>mnium<text:line-break/>levissimus. Quintus his addatur intermittentium , qui<text:line-break/>praecessit deficientium fletum ; quod enim in uno , aut altero<text:line-break/>erat, aut certe hi numero pulfumn certo, id status deficien-<text:line-break/>tium in omnibus esurit. Manifestae etiam ipsorum inter-<text:line-break/>mittentium differentiae sunt; gravius enim facultas <text:span text:style-name="Default_20_Paragraph_20_Font"><text:span text:style-name="T3">o</text:span></text:span>stensa<text:line-break/>x est, ubi plures, levius, ubi pauciores motus desierunt. Jam<text:line-break/>vero intercur<text:span text:style-name="Default_20_Paragraph_20_Font"><text:span text:style-name="T3">r</text:span></text:span>entium, quos vocant, pulsuum allectio con-<text:line-break/>traria est affectioni intermitte<text:span text:style-name="Default_20_Paragraph_20_Font"><text:span text:style-name="T3">n</text:span></text:span>tium ; qui quidem item inter<text:line-break/>inaequales, qui acervatim fiunt, sunt; inciduntque, ubi<text:line-break/>facultas valens copia humorum, vel instrumentorum ob-<text:line-break/>structione impeditur. Ut ergo ad repellenda quae mole-<text:line-break/>sta<text:span text:style-name="Default_20_Paragraph_20_Font"><text:span text:style-name="T3">n</text:span></text:span>t majores saepe et vehementiores edit. celeri<text:span text:style-name="Default_20_Paragraph_20_Font"><text:span text:style-name="T3">o</text:span></text:span>resque<text:line-break/>pulsus, ita plures qu<text:span text:style-name="Default_20_Paragraph_20_Font"><text:span text:style-name="T3">o</text:span></text:span>que in ejuscemodi praesertim stati-</text:p>
      <text:p text:style-name="P3">bus atque alti pulsus fiunt, itaque portendunt decretoriam<text:line-break/>excretionem. Porro non solum facultatis infirmitas inducit<text:line-break/>interrnittentem pulsum, fed et instrumentorum valida ob-<text:line-break/>structio , aut compressio et constrictio , ubi in fe nihil pror-<text:line-break/>sus arteriae allicere valeant. Hactenus de pulsuum riae-<text:line-break/>qualitate collectiva satis dictum esu</text:p>
      <text:h text:style-name="Heading_20_2" text:outline-level="2">Cap. IU </text:h>
      <text:p text:style-name="P18">Nunc de inaequalitate unius pulsus agen-<text:line-break/>dum est, cujus sunt complu<text:span text:style-name="Default_20_Paragraph_20_Font"><text:span text:style-name="T3">r</text:span></text:span>es singulares differentiae. Has<text:line-break/>laborandum nobis est ut ad unive<text:span text:style-name="Default_20_Paragraph_20_Font"><text:span text:style-name="T3">r</text:span></text:span>sales reducamus cunctas ;<text:line-break/>quibus perspectis, etiam si quid desideretur singulare, ex<text:line-break/>ante dictis prompte reliqua invenientur. orationis etiam<text:line-break/>idem sit initium quod in sermone de differentiis illorum<text:line-break/>fuit, ubi initium fecimus a dividenda primum motus inae-<text:line-break/>qualitate, qui vel interpellatur, vel perpetuus est, vel re-<text:line-break/>ciprocus. Ac novem differentias docuimus fieri, quum dis-<text:line-break/>tentionem a<text:span text:style-name="Default_20_Paragraph_20_Font"><text:span text:style-name="T3">r</text:span></text:span>teriae quies aliqua intersecans, totam eam lu<text:line-break/>tria partiatur tempora. Ergo sule singulas ordine considere-<text:line-break/>mus, ut caulas inveniamus; ac prim<text:span text:style-name="Default_20_Paragraph_20_Font"><text:span text:style-name="T3">o</text:span></text:span> quidem loco quam</text:p>
      <text:p text:style-name="P3">illarum primam exposuimus , quum celeriter primum con-<text:line-break/>citata arteria; deinde parva interposita quiete residuum<text:line-break/>denique addat distentioni tarde mota. Hoc enim accidit,<text:line-break/>quum u<text:span text:style-name="Default_20_Paragraph_20_Font"><text:span text:style-name="T3">t</text:span></text:span>us urgeat et facultas quantum in ea est obfequa-<text:line-break/>tur, sed aut a viti<text:span text:style-name="Default_20_Paragraph_20_Font"><text:span text:style-name="T3">o</text:span></text:span> interrumpatur instrumentorum, aut ab<text:line-break/>humorum insigni abundantia ; nam ni interrumpatur usquam<text:line-break/>distentio quiete, omnin<text:span text:style-name="Default_20_Paragraph_20_Font"><text:span text:style-name="T3">o</text:span></text:span> magna sit; qualis nunquam, <text:span text:style-name="Default_20_Paragraph_20_Font"><text:span text:style-name="T5">nisi<text:line-break/></text:span></text:span>.flagitet usus, et m<text:span text:style-name="Default_20_Paragraph_20_Font"><text:span text:style-name="T3">o</text:span></text:span>rem gerat facultas, fiat. Nam parvam<text:line-break/>distentionem quiete intercipi n<text:span text:style-name="Default_20_Paragraph_20_Font"><text:span text:style-name="T3">o</text:span></text:span>n p<text:span text:style-name="Default_20_Paragraph_20_Font"><text:span text:style-name="T3">o</text:span></text:span>sse perspicias, si intui-<text:line-break/>ligas nullum esse parvum pulsum, qui dissecari in partes<text:line-break/>duas ut animadvertere possis valeat; at hic vero, de quo<text:line-break/>nunc agimus, in du<text:span text:style-name="Default_20_Paragraph_20_Font"><text:span text:style-name="T3">o</text:span></text:span>s manifestos est divi<text:span text:style-name="Default_20_Paragraph_20_Font"><text:span text:style-name="T3">t</text:span></text:span>us pulsus, alterum.<text:line-break/>ante quietem , qui celer est , et alterum a quiete, qui tardus.<text:line-break/>Ac .siquidem insigni uterque magnitudine praeditus sit, tum<text:line-break/>erit . totus ex maximis ; sin minus , non parvus certe est<text:line-break/>prorsus, licet ex parvis quidem duobus conflare intelligatur.<text:line-break/>P<text:span text:style-name="Default_20_Paragraph_20_Font"><text:span text:style-name="T3">o</text:span></text:span>rr<text:span text:style-name="Default_20_Paragraph_20_Font"><text:span text:style-name="T3">o</text:span></text:span> facultatis robur pri<text:span text:style-name="Default_20_Paragraph_20_Font"><text:span text:style-name="T3">o</text:span></text:span>ris m<text:span text:style-name="Default_20_Paragraph_20_Font"><text:span text:style-name="T3">o</text:span></text:span>tus demonstrat celeritas et</text:p>
      <text:p text:style-name="P3">usum etiam urgentem motus indicat ille secundum quietem;<text:line-break/>nam si absque eo esset, nunquam rnceptum motum facultas<text:line-break/>absolveret; sed ubi inhibitus primum motus ejus esset, ibi<text:line-break/>desineret distentionem, unumque hunc faceret pa<text:span text:style-name="Default_20_Paragraph_20_Font"><text:span text:style-name="T3">r</text:span></text:span>vum pul-<text:line-break/>sum. Quomodo millies in collectivis inaequalitatibus par-<text:line-break/>vum factum cernas pulsum, non quin moveri facultas possit,<text:line-break/>fed quod impediatur; unde loquentum saepe maximum assi-<text:line-break/>cit, concitans, ut ita dicam, fe ipsam et veluti colligens,<text:line-break/>viresque. recuperans , denique omnem contentionem vim-<text:line-break/>que advocans. Hoc autem quum posset etiam hic moliri,<text:line-break/>quia non fecit, usum declaravit urgere. At unde quod lui-<text:line-break/>modici humores, vel instrumentorum compressio, aut otus<text:line-break/>structio motum impediunt? primum hinc quod valeat faeni-<text:line-break/>tas et usus instet, nec<text:span text:style-name="Default_20_Paragraph_20_Font"><text:span text:style-name="T3">n</text:span></text:span>e enim extra illa quod noxam<text:line-break/>inducat reliquum quicquam sit. Delude etiam ex ipsa<text:line-break/>natura illorum; nam sive copia fit humorum., quae gravet,<text:line-break/>nihil obstabit quo minus in media distentione. subsistat fa-</text:p>
      <text:p text:style-name="P4">cultas et quasi respiret atque inde residuum apponat;. sive<text:line-break/>sit valida instrumentorum obstructio, sive compressio vio-<text:line-break/>lenta, retineri hactenus verisimile est motum, quatenus spi-<text:line-break/>ritu deficitur locum distentionis impletur^. At quia omnino<text:line-break/>consistere et retineri omnino significat obstructas esse .semi-<text:line-break/>tas spiritus; ideo etiam compressio<text:span text:style-name="Default_20_Paragraph_20_Font"><text:span text:style-name="T3">n</text:span></text:span>em et obstructionem<text:line-break/>validam esse dicimus. Atque hoc omnibus dissentionibus<text:line-break/>commune est, quas quies dividit; singulis autem separatim<text:line-break/>ea quae nunc exponemus; primae admodum onerari. a<text:line-break/>copia humorum facultatem , quum ex abundantia certe hu-<text:line-break/>morum gignatur is pulsus ; posterior enim motus , qui fe-<text:line-break/>eundum quietem fit, quum prior esset celer, non posset tar-<text:line-break/>dus fieri, nisi oppressa tum et graviter onerata facultas<text:line-break/>sit ab humorum copia. Contra est in altera differentia , in<text:line-break/>qua motus utri<text:span text:style-name="Default_20_Paragraph_20_Font"><text:span text:style-name="T3">n</text:span></text:span>que celer est ; ridetur enim attollere facul-<text:line-break/>tas et retinere co<text:span text:style-name="Default_20_Paragraph_20_Font"><text:span text:style-name="T3">n</text:span></text:span>tentionem copiaeque humorum re-<text:line-break/>, pugnare. Jam.medius est inter utrumque status, ubi motus<text:line-break/><text:span text:style-name="Default_20_Paragraph_20_Font"><text:span text:style-name="T3">r</text:span></text:span> quoque fecundus medius est inter celerem et tardum . qu</text:p>
      <text:p text:style-name="P3">est moderatus. Hae sunt distentionum quiete interpellata-<text:line-break/>rutu tres differentiae. Aliae tres sunt differentiae, ubi prio-<text:line-break/>re motu tardo, alte<text:span text:style-name="Default_20_Paragraph_20_Font"><text:span text:style-name="T3">r</text:span></text:span> trifariam variet, ut aut tardus, aut<text:line-break/>celer, aut moderatus fiat. Sane hic quoque pessimus est<text:line-break/>qui utrumque motum tardum habet , ac longe hoc comato-<text:line-break/>dior in quo celer alter, medius inter utrumque ubi sit<text:line-break/>moderatus. Haud aliter quum a primo motu moderato<text:line-break/>alter tribus modis convertatur, commodiorem significabit<text:line-break/>statum celer motus, perniciosiorem tardus, medium mode-<text:line-break/>ratus. omnium harum novem differentiarum, a quacunque<text:line-break/>causa proficiscantur, quae est utroque motu tardo deterri-.<text:line-break/>ma est, commodissima cujus celer est uterque motus, me-<text:line-break/>dia lu qua uterque moderatus; jam usiae, quae intercedunt<text:line-break/>inter mediam et extremam utramque, proportione. Quin<text:line-break/>etiam tempus hoc quietis quo sit in quaque novem herum<text:line-break/>differentiarum longius, hoc est deterius; e diversio diutur-<text:line-break/>nius motuum tempus meliorem dederat statum. Praeterea</text:p>
      <text:p text:style-name="P3">utriusque distentionis magnitudo optima; contra pessima est<text:line-break/>parvitas. Similiter vehementia optima, remissio pessima.<text:line-break/>Quod fi omnia quae commemoravimus mala in uno pulsu<text:line-break/>conveniant, lue illorum scilicet pessimus erit: contra si<text:line-break/>omnia commoda, optimus. Ille enim, fi copia humorum fit<text:line-break/>quae facultatem oneret, valde declarat superatam naturam<text:line-break/>esse, si obstructio arteriarum, quum praecipuarum esse ha-<text:line-break/>rum, nec remotarum longe a principio, tum hanc obstructio-<text:line-break/>nem indicat infignem esse; si compressio fit et constrictio,<text:line-break/>innuit arteriarum locum occupatum pene omnem. At vero<text:line-break/>commodissimus inter illos, cujus inquam, uterque est motus<text:line-break/>celer, magnus vehemens, ac quietis breve tempus, quum<text:line-break/>facultatem denuntiabit superiorem abundantia humorum esse,<text:line-break/>tum obstructiones et compressiones arteriarum, vel parvas,<text:line-break/>vel non in nobilioribus partibus, vel procul a principio.<text:line-break/>Sed haec ad contemplationem proprie periment praesumendi,<text:line-break/>nos quod a propofito non essent aliena, adscripsimus.</text:p>
      <text:p text:style-name="P3">cap. v. Nmrc adpulsus commentand<text:span text:style-name="Default_20_Paragraph_20_Font"><text:span text:style-name="T3">o</text:span></text:span>s tra<text:span text:style-name="Default_20_Paragraph_20_Font"><text:span text:style-name="T3">n</text:span></text:span>seamus,<text:line-break/>qui totius distentionis habent quidem perpetuum motum, non<text:line-break/>universum tamen pari celeritate ; de quibus in libro de diffe-<text:line-break/>retulis pulsuum abunde diximus, et quot omnes hujus ge-<text:line-break/>neris differentiae sint,. qnotque in quaque eurum pulsus.<text:line-break/>Quominus horum lue numerus recensendus est, sed ad cau-<text:line-break/>fas illorum accedamus, easque quo brevior tota disputatio<text:line-break/>fit, quoad ejus assequi poterimus, generatim explicemus.<text:line-break/>Ac qui jam lude ab initio ad finem usque in celeritatem in-<text:line-break/>surgunt, nunus onerari annuncia<text:span text:style-name="Default_20_Paragraph_20_Font"><text:span text:style-name="T3">n</text:span></text:span>t facultatem; qui contra,<text:line-break/>magis, verum tamen foluta quidem facultate nullus horum<text:line-break/>existit; .siquidem omnes magni funt, prae<text:span text:style-name="Default_20_Paragraph_20_Font"><text:span text:style-name="T3">s</text:span></text:span>ertim quatenus<text:line-break/>in tria intervalla, triaque tempora, aut quatuor, quae fen-<text:line-break/>t iri possint, motus valet extendi Est autem proprium iis,<text:line-break/>qui incontraria affatim mutantur, non solum gravari lacui-<text:line-break/>talem , sed etiam obstrui et premi instrumenta. In coutra-<text:line-break/>1ia affatim mutari dico, fi quum moveantur celeriter, subito</text:p>
      <text:p text:style-name="P3">fiant tardi; aut qui ex tardo primo motu evadant celeres.<text:line-break/>oriuntur enim. hi quum ex obstructionibus quibusdam et<text:line-break/>constrictionibus, .sed minus dissirilibus quam intermittenti- -<text:line-break/>bus ; tum ex facultate ipsa copiosis humoribus onerata, mi-<text:line-break/>uus illa tamen quam in intermittentibus, etenim non.aeque<text:line-break/>magnum est incommodum mutari motum ac impediri. Sed<text:line-break/>enim hujus generis inaequalitatis singuli pulsus qua re mu-<text:line-break/>tuo differant, quique inter eos exitialissimi sint, quique le-<text:line-break/>nissimi, quiris prompte vel de vulgo adminiculo illorum<text:line-break/>quae de intermittentibus tradidimus inveniat ; faciam tamen<text:line-break/>ut in .commentariis de praesagitione ex pulsibus aperiam;<text:line-break/>nam proposita quidem disputatio non requirit jam eos , ut<text:line-break/>qui pro communi genere communes habeant generationis<text:line-break/>caulas, de quibus modo nixi.</text:p>
      <text:h text:style-name="Heading_20_2" text:outline-level="2">Cap. VI. </text:h>
      <text:p text:style-name="P18">Porro ad reliquum jam genus inaequalita-<text:line-break/>lis in una parte positae, quos dicrotos pulsus vocamus, per-<text:line-break/>genitum esu Hos diximus non posse esse, nisi vibrati sint;</text:p>
      <text:p text:style-name="P3">quamobrem eorum caulas nulla ratione exacte invenias prius<text:line-break/>quam vibrati causas accurate perspexeris. Fit autem lue,<text:line-break/>ubi valida fit facultas, instrumentum durum, urgeatque<text:line-break/>usus; quorum certe unum si absit, non fiat vibratus: quae .<text:line-break/>enim . constituit ejus generationem , est violenta distentio du-<text:line-break/>rae arteriae; nam uifi ambo fint haec conjuncta, non vi-<text:line-break/>bretur et undequaque concutiatur. Quod fi arteria indu-<text:line-break/>rata sit sola, nec cogatur distendere eam plurimum facultas,<text:line-break/>nulla erit plane vibratio, sed hoc tantum, du<text:span text:style-name="Default_20_Paragraph_20_Font"><text:span text:style-name="T3">r</text:span></text:span>us quem<text:line-break/>vocant pulsus. Sin plurimum dilatare arterias facultas<text:line-break/>studeat, illae autem moderata mollitie loquantur, magnus<text:line-break/>tunc erit, non vibratus, minimeque durus. Quare si fiet<text:line-break/>ut vibratus fit, plane distendere amplius eas quam polluit<text:line-break/>facultas molietur. Atqui nisi ab usu urgeatur et compesta-<text:line-break/>tur, violentam facultas actionem nunquam obeat. Recte<text:line-break/>ergo robusta facultate diximus opus esse, induratis arteriis</text:p>
      <text:p text:style-name="P3">atque urgente usu. Ut autem urgeat, a quanam procedat<text:line-break/>causa, exponendum est; hoc enim minime est praetermit-<text:line-break/>tendum ; una est, ut sic dicam, finitima causa, cujus multae<text:line-break/>auctores sunt. Quae tandem haec una est et quae multae<text:line-break/>illae ? una haec est, quum usum suuctio non impleat ; mul-<text:line-break/>tae illae hujus auctores, breviter imbecillitas facultatis, in-<text:line-break/>strumentorum cotumacia et major usus. At de proposito<text:line-break/>pulsuum genere demenda facultas imbecillitas est ; namque<text:line-break/>eam probavimus sumam esse. Relinquitur igitur ut vel<text:line-break/>usu increscente , vel instrumentis renitentibus , vel utrisque<text:line-break/>copulatis distentio in vibratis pulsibus non assequatur usum.<text:line-break/>Atqui usus abundantia caloris augetur , vel exhausto animali<text:line-break/>spiritu; contumacia instrumenta fiunt per obstructiones,<text:line-break/>compressiones et duritiem; atque haec durities existit, si<text:line-break/>inflammata sint, induruerint, desiccata fuit, refrigerata,<text:line-break/>contenta instrumenta. Itaque omnes jam invenimus causas<text:line-break/>originis vibratorum pulsuum; nam intemperata inaequalitas</text:p>
      <text:p text:style-name="P3">si progrediatur, augebit quidem vibrationem, non tamen.<text:line-break/>causa est eorum generationis. Caeterum inaequalitas pul-<text:line-break/>suum in diversis arteriae partibus comitatur proxime talem<text:line-break/>intemperiem, quod ubi humidior simul et calidior fit pars<text:line-break/>arteriae, major illic citatio<text:span text:style-name="Default_20_Paragraph_20_Font"><text:span text:style-name="T3">r</text:span></text:span>que fiat pulsus; ubi vel frigi-<text:line-break/>dior, vel durior, ibidem minor et tardior. Jam etiam ad<text:line-break/>motum prius concitatur pars illa prior, postea orditur altera.<text:line-break/>Quere ex eo quum augebit simul vibratos , tum erit finitima<text:line-break/>causa inaequalis lu pa<text:span text:style-name="Default_20_Paragraph_20_Font"><text:span text:style-name="T3">r</text:span></text:span>tibus diversis arteriarum motus. Igi-<text:line-break/>tur pulsus, qui vocatur dicrotus, ut tandem aliquando ad<text:line-break/>hunc veniamus , ad hunc modum sit. Ubi partes arteriae,<text:line-break/>quam attingimus, duriores sint frigi di<text:span text:style-name="Default_20_Paragraph_20_Font"><text:span text:style-name="T3">o</text:span></text:span>resque, etobiddss-<text:line-break/>sicilius etiam moveantur partes utrinque , quas non attingi-<text:line-break/>mus; ac deinde partem mediam prae ipsis in distentione .<text:line-break/>concitatam retrahant intro , iterumque sucum attollant ; his<text:line-break/>necesse est feriatur tactus. Ejuscemodi pulsus dicrotus est</text:p>
      <text:p text:style-name="P3">duntaxat, non autem vibratus perspicue. Alter qui juxta<text:line-break/>effatis vibratus est et dicrotus fit ad hunc modum. Ubi<text:line-break/>cum vibratione sublatae arteriae pars ea, quae sola cute<text:line-break/>tecta est, facile attollatur, aliae autem utrinque partes crasse-<text:line-break/>tudine numeroque onerentur corporum incumbentium , ad-<text:line-break/>eo ut ne motus quidem eurum tangentibus occurrat, necesse<text:line-break/>tum ex parte hac, quae aperta esit, omni jam sublata, par-<text:line-break/>tus illas non manifestas, quae utrinque sunt, adhuc attolli,<text:line-break/>itaque mediam , quae delata jam dudum est, de integro una<text:line-break/>cum illis, quae utrinque sunt, attolli ita ut redeat et oc-<text:line-break/>currat iterum foris ipsam tangentibus. Proinde constat eum<text:line-break/>dimotum sutorum, qui lu eo tantum vincit vibratum, quod<text:line-break/>motus inaequalitatem in magnis obtineat partibus arteriae,<text:line-break/>quum enim pars, quae digitis occurrit, omnis ;. nili quate-<text:line-break/>nus vibratur, aequaliter moveatur, ac partes ex utroque<text:line-break/>latere ab illa differant, efficitur dicrotus; vibratus cui nihil<text:line-break/>suppetit amplius quam quod vibrantur concutiunturque</text:p>
      <text:p text:style-name="P3">paulatim om<text:span text:style-name="Default_20_Paragraph_20_Font"><text:span text:style-name="T3">n</text:span></text:span>es partes , motus lu tam magnis partibus dr-<text:line-break/>versitate, quam habet dimotus, vacat. Planum est igitur ex<text:line-break/>praedictis dimotum interim ex magna intemperie oriundum<text:line-break/>esse, parvaque duritie arteriae in eum modum motae, iute-.<text:line-break/>rim ex ingenti duritie conjuncta cum quadam intemperie,<text:line-break/>vel crassitudine, vel abundantia humo<text:span text:style-name="Default_20_Paragraph_20_Font"><text:span text:style-name="T3">r</text:span></text:span>um et cernis.</text:p>
      <text:h text:style-name="Heading_20_2" text:outline-level="2">Cap. VII. </text:h>
      <text:p text:style-name="P18">Cap rixans vero quem vocant hoc cum<text:line-break/>dimoto commune habat, quod bis pulsat, no<text:span text:style-name="Default_20_Paragraph_20_Font"><text:span text:style-name="T3">n</text:span></text:span> communem<text:line-break/>tamen causam habet. Neque enim cum instrumentorum du-<text:line-break/>ritie necesse isti est nec cum intemperie ut coniungatur.<text:line-break/>Verum ubi retinet facultas quantum illa quidem praestare<text:line-break/>potest co<text:span text:style-name="Default_20_Paragraph_20_Font"><text:span text:style-name="T3">n</text:span></text:span>tentionem nativam, arcetur - autem a motu, vel .<text:line-break/>ob humorum immodicam copiam, vel propter obstructio- .<text:line-break/>nem, vel compressionem instrumentorum , quies tunc disten-<text:line-break/>tionem i<text:span text:style-name="Default_20_Paragraph_20_Font"><text:span text:style-name="T3">n</text:span></text:span>terpellat. Jure itaque altera ejus pars fecundum<text:line-break/>quietem robustior illa, quae eam antecedit ridetur. Siqui-<text:line-break/>dem ubi sese facultas, quae prius fuit ricta, collegit, ut<text:line-break/>ita dicam, et confirmavit, viresque reparavit, imminet gra-</text:p>
      <text:p text:style-name="P3">alus , et ut superet rejiciatque quae molesta fiunt contendit,<text:line-break/>id quod frequenter facit. Quod si in. altero etiam impetu fit<text:line-break/>inferior, suerit is sime captivante deterior pulsus. Nomen<text:line-break/>lue non est <text:span text:style-name="Default_20_Paragraph_20_Font"><text:span text:style-name="T3">s</text:span></text:span>ortitus, tametsi hos quidam omnes, quorum<text:line-break/>continuitatem distentionis interpellat quies , appellent capri-<text:line-break/>xantes. Nos vero de nominibus nihil solliciti sumus, nisi<text:line-break/>quatenus flagitat institutionis perspicuitas.</text:p>
      <text:h text:style-name="Heading_20_2" text:outline-level="2">Cap. URI. </text:h>
      <text:p text:style-name="P18">Nunc quum res aperte declarata sit, .ad<text:line-break/>aliud genus pulsuum veniendum .est inaequalium, quos un-<text:line-break/>dosos, noununquam etiam vermiculantes vocant. Diximus<text:line-break/>vero .de his quoque sola. eos distare quantitate, sub uno ta-<text:line-break/>men ambos genere -positos - esse ; ac sunt quidem in eo-<text:line-break/>rum numero , qui in diversis partibus arteriae inaequalita- .<text:line-break/>tem idque in -una distentione habeant. Causae sunt illo- r<text:line-break/>rum generationis facultatis imbecillitas, vel copia humo-<text:line-break/>rum, vel summa instrumentorum mollities; nam quum a<text:line-break/>principio in singulas arterias permeans contentio pari fir-<text:line-break/>mitate totum attollere vas nequeat, hic pr<text:span text:style-name="Default_20_Paragraph_20_Font"><text:span text:style-name="T3">o</text:span></text:span>pinquior prini.</text:p>
      <text:p text:style-name="P3">cipio motum orditur primum, remotior serius ; atqui aequa-<text:line-break/>liter si hoc fiat per omnes arterias , ejus semper prior pera<text:line-break/>prius videbitur moveri; veluti si fluente quopiam per eas<text:line-break/>libere, vel spiritu, vel humore, pulsus contingeret effici.<text:line-break/>Quod quidem Erafistratus perpetuum autumat esse, in quo<text:line-break/>mentitur de rebus evidentibus ; aliorum vero nullus non<text:line-break/>modo medicorum, sed nec philosophorum, nec imperito-<text:line-break/>rum; omnes enim clare ce<text:span text:style-name="Default_20_Paragraph_20_Font"><text:span text:style-name="T3">r</text:span></text:span>nunt omnes partes arteriarum<text:line-break/>eodem distendi tempore ; raro etiam praeter naturam par-<text:line-break/>tus cordi viciniores moveri prius, deinde longinquiores. At<text:line-break/>talis pulsus non undosus jam, nec vermiculans est, verum<text:line-break/>quum ei hoc accesserit, ut quod speciem habet fluentis per<text:line-break/>arterias, morari alicubi et subsistere videatur quiescereque,<text:line-break/>mox iterum fluere, iterumque retineri, atque per totam<text:line-break/>hoc arteriam accidere ; is pulsus vel undufus, vel vermicu-<text:line-break/>laus est; nam quum singuli motus semper terminentur quiete<text:line-break/>seriem veluti undarum vel vermis perrepentis speciem con-</text:p>
      <text:p text:style-name="P3">tingit repraesentari. Si igitur <text:span text:style-name="Default_20_Paragraph_20_Font"><text:span text:style-name="T3">facultas</text:span></text:span> a copia humorum<text:line-break/>oneretur, haec moratur contentionem ac interpellat at-<text:line-break/>que ni fii udis illic quo plurima confluxit. Itaque existunt<text:line-break/>multae distentionesin modum undarum sese mutuo exui-<text:line-break/>plantes, atque quo loci divisa contentio est, istic terminat<text:line-break/>undam quies. Quod si ipsa facultas etiam citra humorem<text:line-break/>languescat sola, nec universam possit arteriam distendere,<text:line-break/>sed hoc particulatim sariat, et tum exissent velini. undarum<text:line-break/>quarundam multae: circumscriptiones succedentium mutuo<text:line-break/>distentionum. Porro quod inter hos pulsus interest. et isses<text:line-break/>quos copia humorum constituit, magnitudo est; unde lu ob<text:line-break/>parvitatem vermiculantes , ob magnitudinem illi undosi- vo-<text:line-break/>cati sunt. Et. causam habent illi facultatis imbecillitatem,<text:line-break/>lu humorum abundantiam. Jam consequu<text:span text:style-name="Default_20_Paragraph_20_Font"><text:span text:style-name="T3">n</text:span></text:span>tur etiam extre-<text:line-break/>ruam mollitiem instrumentorum ejuscemodi pulsus simili<text:line-break/>modo ac in mossibus ac tenellis virgis , quae quum ex ver-<text:line-break/>tice apprehenduntur, quaedam partes, praecipue vicinae<text:line-break/>parti prehensae, una attolluntur, quaedam quum flectun-</text:p>
      <text:p text:style-name="P5">tur, adhuc demissae manent et humi; -at vero duris virgis<text:line-break/>et, siccis -sum no<text:span text:style-name="Default_20_Paragraph_20_Font"><text:span text:style-name="T3">n</text:span></text:span> accidit; sed pari contentione si attollere<text:line-break/>velis ,.c quacunque partu . prehendas , i . tota. simul attollitur.<text:line-break/>Idem arteriis usu venit, quum multa h<text:span text:style-name="Default_20_Paragraph_20_Font"><text:span text:style-name="T3">u</text:span></text:span>miditate imbutae<text:line-break/>sunt. . Neque enim tum a principio contentionem aequaliter<text:line-break/>omnibus partibus accipiunt;sed quasi flecterentur et sran-<text:line-break/>gerentur, multis partibus dissecant; in eoque undosus ple-<text:line-break/>rumque, nonnunquam vermiculans erit. . .Nam validam fa-<text:line-break/>cultatem habet undosus, quippe magnas sic partes arteria-<text:line-break/>ruti poterit attollere, imbecilliorem vermiculans, quod<text:line-break/>parvis intervallis tum contentio vincatur.. Caeterum sta-<text:line-break/>tim hunc necesse est inaequalem alioqui et etiam intermitten.-<text:line-break/>tem fieri , ut fit in hydropicis , quibus quum resistat adhuc<text:line-break/>contentio , quemadmodum. iuserius ubi tractabimus de illis<text:line-break/>dicemus, latus u<text:span text:style-name="Default_20_Paragraph_20_Font"><text:span text:style-name="T3">n</text:span></text:span>dosusque est; ubi vero sit. ricta, varie fit<text:line-break/>inaequalis.</text:p>
      <text:h text:style-name="P15" text:outline-level="2">Cap. IX., t. </text:h>
      <text:p text:style-name="P20">Sed quia satis est dictum de his, de de-<text:line-break/>curtatis jam agamus qui imbeclllitatem consequuntur factus<text:line-break/>talis, a qua pulsus creantur , quum enim a corde permeet<text:line-break/>in singulas arterias contentio et magis. ec magis in partibus<text:line-break/>remotioribus dissolvatur, minores tum langui dioresque ne-<text:line-break/>cessario earum motus fiunt.- Qui tandem igitur in partibus<text:line-break/>quidam principio propluquioribus inveniri ajunt nonuun-<text:line-break/>quam minores motusb neque enim hic poterimus dicere,<text:line-break/>contentionem, quae ex principio oritur, in vicinioribus. ma-<text:line-break/>gis quam in remotioribus remitti.. Equidem puto iis aut<text:line-break/>propter arteriarum inaequalem situm. eam speciem oblatam<text:line-break/>esse, aut si plane vera praedicant, intemperiei inaequalitati<text:line-break/>origo omnium istorum pulsuum referenda accepta. est; ut a<text:line-break/>principe parte facultas lu arterias diffusa, partibus earum<text:line-break/>temperatis merito utatur melius ,. intemperatis deterius;<text:line-break/>siquidem instrumentum a pari roboro eodemque, si humi-<text:line-break/>ditate et calore sit modico temperatum , facilius ac magis</text:p>
      <text:p text:style-name="P3">movetur , squalidum , aut nimium humidum , aut frigidum,<text:line-break/>tardius minusque.</text:p>
      <text:h text:style-name="Heading_20_2" text:outline-level="2">Cap. X,</text:h>
      <text:p text:style-name="P21"><text:s/>Igitur naturam innuentimn et circumnuen-<text:line-break/>tium pulsuum simili ratione commentabimm. Possint forsi-<text:line-break/>tan pari modo ac simili aliquando fieri ? nam saepe luculen-<text:line-break/>ter mihi certe apparuerunt aliis de causis accidisse. Ubi<text:line-break/>enim imbecilla sit facultas, co<text:span text:style-name="Default_20_Paragraph_20_Font"><text:span text:style-name="T3">r</text:span></text:span>pora autem, quae ambiunt<text:line-break/>arterias, marcescunt, qua parte illorum maxime marcida,<text:line-break/>atque eo levissima, emicare motus possit, ibi etiam maxime<text:line-break/>elucescit ejus magnitudo ; comparata enim hujus partis lis-<text:line-break/>tentione estis utrinque minoribus, decurtatum in utrisque<text:line-break/>partibus motum ostendit. - Hoc fieri in validissimis sacultati-<text:line-break/>bus non potest, quod immolam oporteat eam esse, nec fusti-<text:line-break/>nere incumbentium corporum pondus, ut manifestam efficiat<text:line-break/>excellentiam distentionis in partibus nudioribus prae illis,<text:line-break/>quae sunt in partibus oneratis.</text:p>
      <text:h text:style-name="P15" text:outline-level="2">Cap. XI. </text:h>
      <text:p text:style-name="P20">At quom<text:span text:style-name="Default_20_Paragraph_20_Font"><text:span text:style-name="T3">o</text:span></text:span>d<text:span text:style-name="Default_20_Paragraph_20_Font"><text:span text:style-name="T3">o</text:span></text:span> ex situ arteriae fit pulsuum<text:line-break/>inaequalitas? hoc enim deesse orationi adhuc videtur. Qui<text:line-break/>vero aliter, ac dixit Hippocrates, qui de omni nos distor-<text:line-break/>trone in c<text:span text:style-name="Default_20_Paragraph_20_Font"><text:span text:style-name="T3">o</text:span></text:span>mmuni docuit ? Etenim uterus similiter et spina<text:line-break/>musculique distorquentur, quum in corporis illas partes ten-<text:line-break/>duntur, in quas distorqueantur , sed quia multae causae<text:line-break/>sunt, quae tensioneminducunt, universum plerisque veteribus<text:line-break/>medicis difficillimum fuit investigatu. Inflammati<text:span text:style-name="Default_20_Paragraph_20_Font"><text:span text:style-name="T3">o</text:span></text:span>nes enim,<text:line-break/>fcirrhi , abscessus ac crud<text:span text:style-name="Default_20_Paragraph_20_Font"><text:span text:style-name="T3">o</text:span></text:span>rum quorundam generatio tuber-<text:line-break/>cul<text:span text:style-name="Default_20_Paragraph_20_Font"><text:span text:style-name="T3">a</text:span></text:span>rum, breviter omnes praeter naturam tumo<text:span text:style-name="Default_20_Paragraph_20_Font"><text:span text:style-name="T3">r</text:span></text:span>es, vicinas<text:line-break/>partes ad se retrahere valent. Praeterea squalida siccitas<text:line-break/>frigusque immodicum quiddam furiat in modum gelu et<text:line-break/>convulsum. intentio , quorum alias aliud arterias distorquet.<text:line-break/>Praeter caetera distorquere inaequalis intemperies cenien-<text:line-break/>da esu</text:p>
      <text:h text:style-name="Heading_20_2" text:outline-level="2">Cap. Xll. </text:h>
      <text:p text:style-name="P20">Sed quoniam de his quae nobis risu sunt<text:line-break/>exposuimus, jam de convulfivo pulsu etiam disputandum<text:line-break/>est; qui nomen recte invenit ex ipfaspecie et affectu, quem</text:p>
      <text:p text:style-name="P3">solet denotare ; tendi enim ad utrumque terminum arteriam<text:line-break/>putaveris et statim corripit hominem convulsio. At quis<text:line-break/>tandem hic scrupulus est et ob quid propofitus? Si ut ar-.<text:line-break/>teriarum cor, sic nervorum est fons, nihil est scrupusi et<text:line-break/>frustra est propositus ; sin aliud principium nervorum, aliud<text:line-break/>arteriarum, atque harum pulsus functio est, illorum sensus<text:line-break/>et motus voluntarius ; ut functionum illis nulla societas est,<text:line-break/>ita nec erit affectuum.. An vero errant lu eo et.mentiun-.<text:line-break/>tur qui putarunt illis nullum commercium esse? Nam<text:line-break/>princeps quidem hujus placiti divinus ille Hippocrates, <text:span text:style-name="Default_20_Paragraph_20_Font"><text:span text:style-name="T3">Con-<text:line-break/>siuxio una</text:span></text:span>,. inquit, <text:span text:style-name="Default_20_Paragraph_20_Font"><text:span text:style-name="T3">est c</text:span></text:span>o<text:span text:style-name="Default_20_Paragraph_20_Font"><text:span text:style-name="T3">nspirati</text:span></text:span>o <text:span text:style-name="Default_20_Paragraph_20_Font"><text:span text:style-name="T3">una, </text:span></text:span>o<text:span text:style-name="Default_20_Paragraph_20_Font"><text:span text:style-name="T3">mnia</text:span></text:span> o<text:span text:style-name="Default_20_Paragraph_20_Font"><text:span text:style-name="T3">mnibu</text:span></text:span>s<text:line-break/><text:span text:style-name="Default_20_Paragraph_20_Font"><text:span text:style-name="T3">c</text:span></text:span>o<text:span text:style-name="Default_20_Paragraph_20_Font"><text:span text:style-name="T3">nsentiunt , natura communi</text:span></text:span>s, <text:span text:style-name="Default_20_Paragraph_20_Font"><text:span text:style-name="T3">nam nisi hoc estet, duo<text:line-break/>an</text:span></text:span>i<text:span text:style-name="Default_20_Paragraph_20_Font"><text:span text:style-name="T3">malia esset, nec</text:span></text:span> l<text:span text:style-name="Default_20_Paragraph_20_Font"><text:span text:style-name="T3">inum unu</text:span></text:span>s<text:span text:style-name="Default_20_Paragraph_20_Font"><text:span text:style-name="T3">quisque . nostram. </text:span></text:span>Nunc<text:line-break/>arterias magnas cor cerebro vinculum societatis transmittit,<text:line-break/>cerebrum nervos cordi ; qui quanquam non magni sint, man-<text:line-break/>datum tamen rationis possunt transmittere. Ad haec . sin-<text:line-break/>gulis arteriis fibrae a nervis deductae . ad societatem .veniunt,</text:p>
      <text:p text:style-name="P3">per quas fe sinunt mutuo in consensum venire, non modo<text:line-break/>actionum, scd affectuum etianr.- Nec jam quicquam habet<text:line-break/>admirationis , si quum universum nervosum genus conjun-<text:line-break/>ctum cum arteriis .sit, singulique eorum ramuli sibi mutuo<text:line-break/>immixti, prlucipiaque, ut lictum est, luter se conjuncta sim,<text:line-break/>communis appareat affectus.</text:p>
      <text:h text:style-name="Heading_20_2" text:outline-level="2">Cap. XllI. </text:h>
      <text:p text:style-name="P20">Sed quia de convulsivo pulsu diximus,<text:line-break/>residuum ad commentationem omnium inaequalitatum adji- .<text:line-break/>clam. Superest nimirum quemadmodum alti, humiles, lati,<text:line-break/>angusti, longi et breves pulsus fiant, maximus est enim bo-<text:line-break/>rum numerus et variant maxime omnes inaequalitates quum<text:line-break/>in uno pulsu, tum vero longe magis in acervo. Accidit<text:line-break/>autem tale quippiam,. dum distenduntur arteriae et in va-<text:line-break/>leutibus omnibus et aegrotis plerisque, ut supernam ipsam<text:line-break/>superficiem moveri clarius sentiamus , quam partes obliquas,<text:line-break/>quod propior illa sit nostro tactui et congrediatur pauciori-<text:line-break/>hus interpositis corporibus; partes ex utroque latere hujus<text:line-break/>qunm remotiores sunt , tum pluribus corporibus, quae iit-</text:p>
      <text:p text:style-name="P3">terposita sunt, indutae. Proinde ipfe naturalis pulsus p si<text:line-break/>diligenter expendas, altior est; quod deficiat semper ejus in<text:line-break/>latum motus, praep<text:span text:style-name="Default_20_Paragraph_20_Font"><text:span text:style-name="T3">o</text:span></text:span>lleat autem motusiu altum. Verum<text:line-break/>quia mensura nobis haec est, reliqu<text:span text:style-name="Default_20_Paragraph_20_Font"><text:span text:style-name="T3">o</text:span></text:span>rumque regula aliorum,<text:line-break/>nec altum eum, nec angustum appellamus, sed ut par est et<text:line-break/>postulat aequitas, moderatum et inter <text:span text:style-name="Default_20_Paragraph_20_Font"><text:span text:style-name="T3">o</text:span></text:span>mnes excessus me-<text:line-break/>dium. Cui quia assueti nos sumus et una cum eo crevimus,<text:line-break/>ac saepe eum invenimus, n<text:span text:style-name="Default_20_Paragraph_20_Font"><text:span text:style-name="T3">o</text:span></text:span>n in sanis modo, sed et in ae-<text:line-break/>grotis facile c<text:span text:style-name="Default_20_Paragraph_20_Font"><text:span text:style-name="T3">o</text:span></text:span>gnoscimus, qui superantur ab eo et qui eum<text:line-break/>ruperunt in quacunque dimensi<text:span text:style-name="Default_20_Paragraph_20_Font"><text:span text:style-name="T3">o</text:span></text:span>ne; etenim longus et brevis<text:line-break/>ad hunc collatus dicitur. Ac quicunque non est lu hoc ver-<text:line-break/>fatus, non lentum non alti, humilis, lati, angusti,.sit pro-<text:line-break/>bus explorator, sed nec.l<text:span text:style-name="Default_20_Paragraph_20_Font"><text:span text:style-name="T3">o</text:span></text:span>ngi et brevis. Nam ut hominem<text:line-break/>dicimus aliquem undequaque moderatum , n<text:span text:style-name="Default_20_Paragraph_20_Font"><text:span text:style-name="T3">o</text:span></text:span>n obvia illa ad .<text:line-break/>sensum-paritate longum cum lat<text:span text:style-name="Default_20_Paragraph_20_Font"><text:span text:style-name="T3">o</text:span></text:span> et prosuudo comparantes,<text:line-break/>Ied paritate in p<text:span text:style-name="Default_20_Paragraph_20_Font"><text:span text:style-name="T3">o</text:span></text:span>testate,- neque enim tam est quisquam breui<text:line-break/>vis ut concedat longitudo latitudini, sic v<text:span text:style-name="Default_20_Paragraph_20_Font"><text:span text:style-name="T3">o</text:span></text:span>camus m<text:span text:style-name="Default_20_Paragraph_20_Font"><text:span text:style-name="T3">o</text:span></text:span>dura-</text:p>
      <text:p text:style-name="P3">tum pulsum, naturalem proportionem et mediocritatem<text:line-break/>normam aequalitatis , non sensum facientes. In hoc om-<text:line-break/>uino longitudo praestat profunditati atque haec latitudini.<text:line-break/>Nam si ipsam solam arteriam fingamus omnibus circumjectis<text:line-break/>corporibus nudatam, aequabit profunditatem latitudo, atque<text:line-break/>adeo .in ea certe nec dicere poterimus quidem, quae latitudo,<text:line-break/>quae profunditas sit; sed sicut undique sibi est simlle corpus<text:line-break/>plane circulare, ita nulla dimensionum differentia effi At<text:line-break/>si lu alio sit corpore ea collocata, deorsum jam dicetur, qui-<text:line-break/>bus partibus sustentatur et defixa est; sursum quod est e re-<text:line-break/>gione, quod interponitur his intervallis ex imo sursum, in-<text:line-break/>telligunt altitudinem, et desuper deorsum profunditatem ; ubi<text:line-break/>autem altitudo et latitudo est,. illic alterutra dimenfionum<text:line-break/>profunditas et latitudo est. Quod si non tantum spiciatur<text:line-break/>aliqua parte, sied etiam ex ipsis obliquis partibus et superio-<text:line-break/>ribus complectatur quaedam corpora, planissime partes, quas<text:line-break/>per pauciora tegumenta contingimus, apertiorem motum</text:p>
      <text:p text:style-name="P3">quum quae tangimus per plura edent. Atqui quae arteriae<text:line-break/>fub cute p<text:span text:style-name="Default_20_Paragraph_20_Font"><text:span text:style-name="T3">o</text:span></text:span>litae sunt, (tales autem sunt quas dignoscendis<text:line-break/>pulsibus attingimus) harum superiorem partem interposita<text:line-break/>sula cute tangimus; partes utrinque alias, quantum recedunt<text:line-break/>in obliquum , tanto per longius intervallum et per plura in;<text:line-break/>terpofita corpora- Qua necessitate fit ut omnis pulsus , qui<text:line-break/>naturalis sit, si mutuo compares dimensiones, sit semper<text:line-break/>longior ; vocatur autem moderatus et aliorum regula, ut P<text:span text:style-name="Default_20_Paragraph_20_Font"><text:span text:style-name="T3">o-<text:line-break/></text:span></text:span>Iycleti regula ; num ut quum alias statuas ad hanc conseri-<text:line-break/>mns, crassas, graciles, latas et angustas vocamus, .aut si<text:line-break/>quo alio excessus nomine; sic pulsus cum naturali compa-<text:line-break/>rantes, altus, humiles, latos, angustos, longos, breves, cras-<text:line-break/>fos, graciles, magnos, .atque parvos appellamus. At quae-<text:line-break/>nam simt cau<text:span text:style-name="Default_20_Paragraph_20_Font"><text:span text:style-name="T3">t</text:span></text:span>ae, unde <text:span text:style-name="Default_20_Paragraph_20_Font"><text:span text:style-name="T3">o</text:span></text:span>riuntur ? quod institueramus ulcere.<text:line-break/>Ad manum erat quidem uti in instrumentorum intemperiem<text:line-break/>inaequalem causam conservemus, aut distortionem situs 7<text:line-break/>siquidem quemadmodum appareant lu ejusmodi affectibus</text:p>
      <text:p text:style-name="P3">motus inaequales declaratum esu Sed altos eg<text:span text:style-name="Default_20_Paragraph_20_Font"><text:span text:style-name="T3">o</text:span></text:span> lu ira et<text:line-break/>ante judicatioues .comperio fieri; latos plurimum in decre- -<text:line-break/>-tortis excretionibus. Non possum igitur instrumentorum<text:line-break/>jam intemperiem, aut distortum situm stilos in culpa ponere,<text:line-break/>rane quidem interim etiam de aliqua harum caularum inci-<text:line-break/>dat. Verum plerique affectus , in quibus inveniuntur ejus-<text:line-break/>cem<text:span text:style-name="Default_20_Paragraph_20_Font"><text:span text:style-name="T3">o</text:span></text:span>di pulsus fiunt expertes causarum, quas diximus ; ne-<text:line-break/>que enim . temperamenti inaequalitas, quae immutat adeo<text:line-break/>naturam instrumentorum , ut inaequales efficiat pulsus , nec<text:line-break/>vero situs immutati<text:span text:style-name="Default_20_Paragraph_20_Font"><text:span text:style-name="T3">o</text:span></text:span> unquam inveniatur citra ingentem no-.<text:line-break/>xamtempusque longum; quorum suppetit nihil nec iratis,<text:line-break/>nec modo judicatis, nec jam jamque judicandis. Sed quod<text:line-break/>illis accidit hoc esu Magnus pulsus fit iratis et judicandis,<text:line-break/>non tamen quanto quicquid majus evadit, tantum etiam<text:line-break/>animadvertitur; m<text:span text:style-name="Default_20_Paragraph_20_Font"><text:span text:style-name="T3">o</text:span></text:span>tus enim in altum et distentio arteriae,<text:line-break/>quousque progrediatur, universa c<text:span text:style-name="Default_20_Paragraph_20_Font"><text:span text:style-name="T3">o</text:span></text:span>nspicua est; m<text:span text:style-name="Default_20_Paragraph_20_Font"><text:span text:style-name="T3">o</text:span></text:span>tus olli-<text:line-break/>quus fere occultatur, e<text:span text:style-name="Default_20_Paragraph_20_Font"><text:span text:style-name="T3">o</text:span></text:span>dem scilicet modo, quo inculpata</text:p>
      <text:p text:style-name="P3">valetudine praeditis semper ostendimus praepollere. motum<text:line-break/>in altum. Itaque memores illius status pulsuum, quos mo-<text:line-break/>deratos appellamus , si jam comperiamus bene auctam alti-<text:line-break/>tudinem motus , nec multum latitudinem , sed omnino pa-<text:line-break/>mm, veI nihil prorsus, recte vocamus eos pulsus altos.<text:line-break/>Quod si manifestum accedat inerementum latitudini, magnos<text:line-break/>simul et altus vocamus; sin omnino obscurum, altos mul-<text:line-break/>tum. Si ambo iuereverint, altitudo et latitudo, sed non<text:line-break/>multum latitudinem vincat altitudo, hos vocamus. magnos<text:line-break/>tantum; quum enim eadem proportione altitudo adaucta<text:line-break/>vincat latitudinem, qua etiam lu naturali pulsu superaret;<text:line-break/>eandem speciem ac moderatus quem v<text:span text:style-name="Default_20_Paragraph_20_Font"><text:span text:style-name="T3">o</text:span></text:span>cant retineat hic<text:line-break/>oportet. Itaque non altus, ut nec ille, sied major tantum<text:line-break/>illo ridetur ; siquidem eorum, quae eandem servant formam,<text:line-break/>non decet unum moderatum, alterum vocare altum; fed si<text:line-break/>eadem undequaque proportione alter crevit, majorem tau-<text:line-break/>tum. Quinetiam in longitudine eadem est ratio; quae quum</text:p>
      <text:p text:style-name="P3">eadem .proportio<text:span text:style-name="Default_20_Paragraph_20_Font"><text:span text:style-name="T3">n</text:span></text:span>e augetur, qua profunditas et latitudo,<text:line-break/>universum pulsum, uti diximus modo, majorem repraefen-<text:line-break/>tat. U<text:span text:style-name="Default_20_Paragraph_20_Font"><text:span text:style-name="T3">n</text:span></text:span>de ut magnus fiat pulsus, non requiritur ut plane<text:line-break/>pares sint motus , qui in tribus dimensionibus augentur , ve-<text:line-break/>rum ut proportione sint aequales. Quere qui naturalem<text:line-break/>proportionem explorare consueverunt, nullo negotio quan-<text:line-break/>tum accessio discessit a proportione perspicient. Hoc pacto<text:line-break/>generantur propositi pulsus. Restat ut causas aperiamus,<text:line-break/>quamobrem naturalis eorum proportio constare, vel perire<text:line-break/>felat. Cousiat sane , ubi nulla praeter maturam insignis in<text:line-break/>crassitudinem mutatio, aut i<text:span text:style-name="Default_20_Paragraph_20_Font"><text:span text:style-name="T3">n</text:span></text:span> gracilitatem corporis fiat; prae-<text:line-break/>terea nec siccitas immodica, vel humiditas, vel necessitas<text:line-break/>quaedam maximae prorsus distentionis; perit vero atque<text:line-break/>conturbatur cujttspiam horum praesentia. Exempli gratia,<text:line-break/>reliqua. omnia se recte habeant, facultas autem compellatur<text:line-break/>ita magnam diste<text:span text:style-name="Default_20_Paragraph_20_Font"><text:span text:style-name="T3">n</text:span></text:span>tionem facere, ut ejus tumorem circum-<text:line-break/>jecta arteriis loca non capiant; in eo utique statu, ut alia</text:p>
      <text:p text:style-name="P3">sint inculpata omnia, altus pulsus appareat oportet. Dum<text:line-break/>enim in eam attollitur magnitudinem distentio arteriae,^ ut<text:line-break/>nondum coarctetur , .naturalem tuebitur. trium dimensionum<text:line-break/>proportionem : - coarctata vero tantum detrahet de illa <text:span text:style-name="Default_20_Paragraph_20_Font"><text:span text:style-name="T3">ili-<text:line-break/></text:span></text:span>mensione quantum progressu prohibita est. . Quocirca ira-<text:line-break/>tis, licet corpore sint optime comparato, sit pulsus altus;<text:line-break/>distentionis enim summum excessum ne is quidem commode<text:line-break/>ferat liabitus; -.sed jam ex imo premitur et ex obliquo ar-<text:line-break/>teria. Sola ergo pars illius ea, quae instrata sula cute est,<text:line-break/>omnem calorem excipit.- Ubi. vero in aliis omnibus impe-<text:line-break/>dita distentio sit,- pars autem ejus duntaxat superna fervetur .<text:line-break/>soluta et libera, non poterit istius motus non praestare -cae-<text:line-break/>teris, quod aliud erat nihil ac .. altus pulsus. Quia porro<text:line-break/>valentibus cunctis et aegrotantibus plerisque in maximis<text:line-break/>distentionibus arteriarum manifestarum, quas tangimus, par-i<text:line-break/>tes comprimuntur aliae omnes et in angustum coguntur ac<text:line-break/>iuo motu libero prohibentur, partes autem eminentes libe- A</text:p>
      <text:p text:style-name="P3">rum obtinent et haud impeditum motum; hinc factum est<text:line-break/>ut observaverint medici et scriptis prodiderint pulsum ira-<text:line-break/>torum altum esse. Qui certe aut rarum exemplum non<text:line-break/>animadvertunt, aut negligenter attenderunt, aut hunc du-<text:line-break/>xerunt singulis affectibus pulsum proprium, quem cum iis<text:line-break/>cernerent frequenter esse coniunctum Quidam etiam ultro<text:line-break/>rara exempla, ubi causa deficiuntur, reticent, quos hoc sane<text:line-break/>nomine accuses, si alia omnia ignoscas, ita enim <text:span text:style-name="Default_20_Paragraph_20_Font"><text:span text:style-name="T3">t</text:span></text:span>ritu digna<text:line-break/>infinita silentio praetermittentur. oportet enim veritatis<text:line-break/>studiosum omne quod planum est, etiamsi ejus. causam<text:line-break/>ignoret, sedulo exponere. At quod tandem est illud exi-<text:line-break/>dens exemplum? Multis gracili corpore, nec facultate ad-<text:line-break/>modum firma, pulsus, si irascantur, magni et non alti vi-<text:line-break/>dentur esse. Quae vero tandem hujus est caula ? neque<text:line-break/>enim multum ridetur ab illis, quae mitio jam polita sunt,<text:line-break/>abesse ; siquidem robur facultatis diximus esse tantum debere<text:line-break/>in .altis pulsibus luti maximam distentionem possit moliri,</text:p>
      <text:p text:style-name="P3">nec loca cingentia arterias capere eam valeant. Quod si est,<text:line-break/>in commemoratos affectus planissimum est non posse altum<text:line-break/>pulsum incidere , quum nec valeat facultas et circum arte-<text:line-break/>rias loca sint amplissima ex marcore. - Sed hoc quum prae-<text:line-break/>ter expectationem celerius fit lucentum , apertum arbitror<text:line-break/>simul cum hoc esse, quaenam laturum pulsuum sit caula.<text:line-break/>Nam quum naturali robore facultas aliquatenus deficiatur et<text:line-break/>latitudo sit insignis locorum, pondusque accedat arteriis ex<text:line-break/>superioribus partibus, hic pulsus collatus ad mode<text:span text:style-name="Default_20_Paragraph_20_Font"><text:span text:style-name="T3">r</text:span></text:span>atum la-<text:line-break/>tior esu Pondus hoc quod accessit, saepe sunt ipsius cutis<text:line-break/>rugae ; quod accidit senibus et gracilibus , qui tamen habitu<text:line-break/>non sunt exsiccato ; de quo genere sunt et qui recenter sunt<text:line-break/>judicati. Saepe etiam ex humiditate , praecipue si irrigua<text:line-break/>sint ipsa corpora arteriarum, ut fit in . hydropicis ; pa<text:span text:style-name="Default_20_Paragraph_20_Font"><text:span text:style-name="T3">r</text:span></text:span>tes<text:line-break/>enim earum , quae in summo cacumine sunt positae, dela-<text:line-break/>buntur demittuuturque partim in ipsam arteriarum cavitas<text:line-break/>tam, partim lu obliquum. Quare hactenus ascensu ne-</text:p>
      <text:p text:style-name="P3">cesse est pulsus prohibeantur , quatenus infra arteriae d<text:span text:style-name="Default_20_Paragraph_20_Font"><text:span text:style-name="T3">o</text:span></text:span>r-<text:line-break/>sum demittitur. Ac. nimirum latitudinem jam bifariam<text:line-break/>oportet praep<text:span text:style-name="Default_20_Paragraph_20_Font"><text:span text:style-name="T3">o</text:span></text:span>llere, tum quod in obliquum dilaba<text:span text:style-name="Default_20_Paragraph_20_Font"><text:span text:style-name="T3">n</text:span></text:span>tur arte-<text:line-break/>riae partes ac c<text:span text:style-name="Default_20_Paragraph_20_Font"><text:span text:style-name="T3">o</text:span></text:span>mprimant; atque eo interiorem regionem<text:line-break/>dilatari; tum vero qu<text:span text:style-name="Default_20_Paragraph_20_Font"><text:span text:style-name="T3">o</text:span></text:span>d imminuta ipsa altitudo sit; quarum<text:line-break/>certe veI altera reddere pulsum latum valeat, aut imminuta<text:line-break/>altitudo, aut latitudo aucta, quia vero ambae coniunctae<text:line-break/>sunt, hinc clare iu ejuscemodi affectibus et ampla conspici-<text:line-break/>tur latitudo. Qu<text:span text:style-name="Default_20_Paragraph_20_Font"><text:span text:style-name="T3">o</text:span></text:span>m<text:span text:style-name="Default_20_Paragraph_20_Font"><text:span text:style-name="T3">o</text:span></text:span>do jam pulsus fit longus, quem vo-<text:line-break/>ea<text:span text:style-name="Default_20_Paragraph_20_Font"><text:span text:style-name="T3">n</text:span></text:span>t? lu venitur enim motus non<text:span text:style-name="Default_20_Paragraph_20_Font"><text:span text:style-name="T3">n</text:span></text:span>unquam, qui quatu<text:span text:style-name="Default_20_Paragraph_20_Font"><text:span text:style-name="T3">o</text:span></text:span>r di-<text:line-break/>gitis occurrat, sed ita angustus et <text:span text:style-name="Default_20_Paragraph_20_Font"><text:span text:style-name="T3">o</text:span></text:span>bscurus ut speciem<text:line-break/>tenuis fidis referat. At ne h<text:span text:style-name="Default_20_Paragraph_20_Font"><text:span text:style-name="T3">o</text:span></text:span>c quidem ex iis quae dixi-<text:line-break/>mus inventu difficile est, sive enim fidem tenuem quandam<text:line-break/>occursus, sive pilum repraesentet, durities ex e<text:span text:style-name="Default_20_Paragraph_20_Font"><text:span text:style-name="T3">o</text:span></text:span> arteriarum<text:line-break/>tunicae ingens significatur. Verum n<text:span text:style-name="Default_20_Paragraph_20_Font"><text:span text:style-name="T3">o</text:span></text:span>n ea modo, durus<text:line-break/>enim tantum pulsus fit; imo, quia angustus humilisque est,<text:line-break/>oportet imbecilliorem facultatem esse quam quae magna al</text:p>
      <text:p text:style-name="P3">instrumentum distendere propter duritiem con<text:span text:style-name="Default_20_Paragraph_20_Font"><text:span text:style-name="T5">tumax</text:span></text:span> possit.<text:line-break/>Quid jam, si hoc verum est, num et brevis conti<text:span text:style-name="Default_20_Paragraph_20_Font"><text:span text:style-name="T3">n</text:span></text:span>uo is pus-<text:line-break/>sus est? an hujus etiam causam invenerimus, si affectus com-<text:line-break/>memoremus, qui praediti eo pulsu sunt? Qui tandem sunt<text:line-break/>illi assectus ? habitus corporis tenuis , circumtenta aliquan-<text:line-break/>toque siccior cutis; proinde si laxa et crassa magnam par-<text:line-break/>tem motus tegit , tenuis contentaque prorsus omnem con<text:span text:style-name="Default_20_Paragraph_20_Font"><text:span text:style-name="T3">t</text:span></text:span>er-<text:line-break/>vati Unde liquet conspirare gracilitatem totius habitus<text:line-break/>oportere et duritiem cutis, ad haec duritiem iusirmnento-<text:line-break/>rum, tum imbecillitatem facultatis, non ultimam tamen;<text:line-break/>perdiderit enim sic pulsum homo, non longum habuerit, om-<text:line-break/>nluo enim non attollit in scusibilem motum facultas prorsus<text:line-break/>languida ne vas quidem molle, nedum durum. Sane per<text:line-break/>excellentiam longus pulsus hoc nomen Iortitus est; pro-<text:line-break/>prium autem nomen est tenuis et gracilis. Qui absolute est<text:line-break/>et proprie longus, cum quo quantitatem non concipimus<text:line-break/>dimeusionum duarum reliquarum , aut ex corporis tenuitate,</text:p>
      <text:p text:style-name="P3">aut ex fua ipsius magnitudine talis evadit. Porro autem<text:line-break/>brevis sit, ubi in parte quapiam parva, arteria sola cute mu-<text:line-break/>niatur et partes ex utroque illius latere omnes in profundum<text:line-break/>affatim demergantur; namque pars ejus illa sublimis, quae<text:line-break/>subter cutem est, aperte omnem motum prodat oportet,<text:line-break/>profundae contra, quod multa objecta sint corpora, occul-<text:line-break/>tentor. Hoc multis inest a natura; in morbosis affectibus,<text:line-break/>sane paucis, quum situ distorqueatur aliquo modo arteria<text:line-break/>ac parva sit ejus pars conspicua, reliquae intro omnes in<text:line-break/>prosundum depressae sinti Est vero et hic pulsus de estis<text:line-break/>qui breves per excellentium dicuntur ; nam proprium hujus<text:line-break/>nomen est o<text:span text:style-name="Default_20_Paragraph_20_Font"><text:span text:style-name="T3">r</text:span></text:span>asses et tu<text:span text:style-name="Default_20_Paragraph_20_Font"><text:span text:style-name="T3">r</text:span></text:span>gidus, qua<text:span text:style-name="Default_20_Paragraph_20_Font"><text:span text:style-name="T3">n</text:span></text:span>doquidem qui simpli-<text:line-break/>citer brevis est , vel ex corpulentia nascitur , vel ex paryi-<text:line-break/>tate. Percurri jam omnes pene quae inaequalitatem indu-<text:line-break/>eunt causas; quod si qua res parva praeterita sit, facile in-<text:line-break/>venias ex commemoratis,</text:p>
      <text:h text:style-name="Heading_20_2" text:outline-level="2">Cap. XIV., </text:h>
      <text:p text:style-name="P20">P<text:span text:style-name="Default_20_Paragraph_20_Font"><text:span text:style-name="T3">r</text:span></text:span>oximum est ut de inordinatis et or-<text:line-break/>diuatis dicamus. Ili pulsus quando inaequales omnes sunt,</text:p>
      <text:p text:style-name="P3">commode docuimus in libris de differentiis pulsuum; fed in<text:line-break/>eo variant, quod paritatem in certis circuitibus tueantu<text:span text:style-name="Default_20_Paragraph_20_Font"><text:span text:style-name="T3">r,<text:line-break/></text:span></text:span>issi confusi undequaque sint. Hoc i<text:span text:style-name="Default_20_Paragraph_20_Font"><text:span text:style-name="T3">n</text:span></text:span> communi un<text:span text:style-name="Default_20_Paragraph_20_Font"><text:span text:style-name="T5">um</text:span></text:span> breve<text:line-break/>caput de omnibus iis cognoscendum est, causam quaecunque<text:line-break/>inaequalitatem efficiat , semper firmam in ordinatis et fixam<text:line-break/>esse, in pulsibus inordinatis non fixam. Insuper ordo,ut<text:line-break/>aequalitas, naturae, si quid aliud, familiaris est; quare si al-<text:line-break/>terum eorum sit conturbatum , minorem designat offensam;<text:line-break/>sin ut<text:span text:style-name="Default_20_Paragraph_20_Font"><text:span text:style-name="T3">c</text:span></text:span>unque, majorem; concurrunt autem in inordinatis<text:line-break/>ambo; alterum in ordinatis, qui inaequales sunt.</text:p>
      <text:h text:style-name="Heading_20_2" text:outline-level="2">Cap. XU </text:h>
      <text:p text:style-name="P20">Porro et mutationum rhythmorum causas,<text:line-break/>(hae enim reflant explicandae) si persequare superiora, fa-<text:line-break/>cile invenias. Si enim recte demonstratum est, allici per<text:line-break/>distentiones arteriarum aeream qua<text:span text:style-name="Default_20_Paragraph_20_Font"><text:span text:style-name="T3">n</text:span></text:span>dam substantiam; in<text:line-break/>contractionibus autem excrementa excerni et quasi fuligines<text:line-break/>adusiorum humorum, necesse est, quum distentionis usus<text:line-break/>instet, majorem fieri; celerioremque distentionem, quum</text:p>
      <text:p text:style-name="P3">contractionis , contractionem. Quamobrem quibus in aeta-<text:line-break/>tibus multi humores insumuntur, quae sunt usque ad ju-<text:line-break/>ventutem, in his parum distentio cedit contractioni; in qui-<text:line-break/>bus paucissimi, quod in senibus fit, longe in his majus est<text:line-break/>contractionis tempore distentionis tempus, siquidem dissia-<text:line-break/>tus per totum corpus contractionis est arteriarum munus.<text:line-break/>ln distentionibus enim in se attrahunt, ut aliis omnibus osril-<text:line-break/>lis, ita illis etiam, senae ad cutem pertinent; nihil ergo hic<text:line-break/>quicquam ex corpore excernitur, imo vero prorsus intro<text:line-break/>trahitur. Contra in contractionibus ipsis excernitur quidem,<text:line-break/>attrahitur autem nihili Jam ini quibus aetatibus humores<text:line-break/>natura non ad nutrimentum modo, sed etiam ad luere-<text:line-break/>mentum conficit, in his excrementa oportere .magis asa<text:line-break/>fluere in aperto est; semper enim quantitati confectorum<text:line-break/>succorum quantitas respondet excrementorum. Proinde<text:line-break/>ubi plurimi conficiuntur, lllic plurima sunt excrementa, et<text:line-break/>ubi plurima excrementa, perpetua hic et multa opus est</text:p>
      <text:p text:style-name="P3">excretione ; ut scilicet lu ventris et vesicae excrementis fit.<text:line-break/>Caeterum horum excretiones perspicimus sensibus, illorum<text:line-break/>vero, quae in arteriis sunt, assequitur ratio. Ac miror,<text:line-break/>ecquis erit, qui aut per externam superficiem negabit lerte-<text:line-break/>rias vacuari, aut non quo diximus modo. Demonstrari<text:line-break/>autem haec, quantum opus erat, in libro de usu pulsuum;<text:line-break/>ad propositam disputationem fatis haec sunt.</text:p>
      <text:h text:style-name="P14" text:outline-level="1"><text:bookmark-start text:name="bookmark4"/><text:span text:style-name="Default_20_Paragraph_20_Font">GALENI DE CAVSIS PVLSVVM<text:line-break/>LIBER III.</text:span><text:bookmark-end text:name="bookmark4"/></text:h>
      <text:h text:style-name="Heading_20_2" text:outline-level="2">Cap. I. </text:h>
      <text:p text:style-name="P20">Postquam de pulsuum alterationibus, quae<text:line-break/>ex primis et praecipuis causis proficiscuntur , satis superiori<text:line-break/>sermone disputavimus, illas nunc explicabimus, quae ab<text:line-break/>aliis omnibus fiunt; quae non per fe plane, quod mutent<text:line-break/>primas, caulae pulsuum vocantur. Hae autem quia par-<text:line-break/>tim praeter naturam sunt, partim naturales, partim etiam.<text:line-break/>inter has mediae , quas non naturales vocant, ut a natura-<text:line-break/>libus exordiamur par est, eodemque ordine dicamus quem<text:line-break/>lu libro tironibus scripto instituimus. Nam praeter alia</text:p>
      <text:p text:style-name="P3">enarrabuntur etiam , quae illic recte tradidimus ; simulque<text:line-break/>ostendentur, quae congrue illic sunt praeterita. Ac reliqui-<text:line-break/>mus quaedam prorsus; aliqua hactenus, ut non distincte<text:line-break/>explicaremus; quicquid enim initiatis huic commentationi<text:line-break/>allaturum erat obscuritatem, hoc risum est praeterire: po-<text:line-break/>tissimum autem omissa est causarum explicatio. Praestabat<text:line-break/>enim initiatis in ipsis exerceri operosius primum per expe-<text:line-break/>rientiam, deinde universam aliquando perdiscere ratione es-<text:line-break/>sentiam rei. Itaque ut exercitatis jam illis et assequenti-<text:line-break/>bus absolutiorem narrationem hanc lucubrationem conscripsi,<text:line-break/>quae prioribus duobus commentariis quantum de causis<text:line-break/>quas continentes appellant satis erat disseruit, duobus re- .<text:line-break/>liquis, hoc et proximo, caetera omnia plana faciet. Itaque<text:line-break/>aggrediamur narrationem ac singula capita quae in illo<text:line-break/>libro conscripsimus proponamus, eaque inde interprete-<text:line-break/>mur. Primum ex iis quae accommodata instituto nostro sunt<text:line-break/>hoc sit.</text:p>
      <text:h text:style-name="P15" text:outline-level="2">Cap. II. </text:h>
      <text:p text:style-name="P20"><text:span text:style-name="Default_20_Paragraph_20_Font"><text:span text:style-name="T3">Piri mulieribus pullum sare habent longe<text:line-break/>tum maiorem tum vehementiorem, paul</text:span></text:span>o <text:span text:style-name="Default_20_Paragraph_20_Font"><text:span text:style-name="T3">tardi</text:span></text:span>o<text:span text:style-name="Default_20_Paragraph_20_Font"><text:span text:style-name="T3">rem, satis-<text:line-break/>que rariorem.</text:span></text:span></text:p>
      <text:p text:style-name="P1">Hoc est caput. Cur autem accommodatior haec oratio<text:line-break/>sit ut primo loco referatur, in illo libro est explicatum.<text:line-break/>Itaque quia non est nostri instituti saepius de rebus iisdem<text:line-break/>scribere; ad causas jam pe<text:span text:style-name="Default_20_Paragraph_20_Font"><text:span text:style-name="T3">r</text:span></text:span>gendum est decla<text:span text:style-name="Default_20_Paragraph_20_Font"><text:span text:style-name="T3">r</text:span></text:span>andumque<text:line-break/>quae imponatur necessitas natu<text:span text:style-name="Default_20_Paragraph_20_Font"><text:span text:style-name="T3">r</text:span></text:span>ae rei, quamobrem viro<text:span text:style-name="Default_20_Paragraph_20_Font"><text:span text:style-name="T3">r</text:span></text:span>um<text:line-break/>et mulierum pulsus aliter atque aliter compa<text:span text:style-name="Default_20_Paragraph_20_Font"><text:span text:style-name="T3">r</text:span></text:span>ati sint, ad<text:line-break/>hunc modum. Quandoquidem calidior et siccior foemina<text:line-break/>maf est, ut praestantissimi quique senserunt veterum me-<text:line-break/>dicorum et philosophorum, nosque alias demonstravimus,<text:line-break/>usum generationis pulsuum et instrumentorum p<text:span text:style-name="Default_20_Paragraph_20_Font"><text:span text:style-name="T3">r</text:span></text:span>aeparatio-<text:line-break/>nem differre in illis oportet; quod si haec, tum ipsos<text:line-break/>etiam pulsus; etenim copioso calo<text:span text:style-name="Default_20_Paragraph_20_Font"><text:span text:style-name="T3">r</text:span></text:span>i in superioribus libris<text:line-break/>ostendi magnunr pulsum familiarem esse. Itaque si calidior<text:line-break/>mas foemina est; etiam pulsus statim habebit calores; si<text:line-break/>multo calidior, multo m aj ores; at enim tum calidior; tum</text:p>
      <text:p text:style-name="P3">multo est calidior, proinde et majores et multo maiores pul-<text:line-break/>fus obtinebit. Nam calidiorem esse cum in libris quos<text:line-break/>De temperamentis jam edidimus tum vero antea etiam in<text:line-break/>veterum scriptis satis probatum est; jam vero multo culi-<text:line-break/>diorem, id nondum nec vos, nec quisquam demonstravit<text:line-break/>alius; quare faciendum nunc id nobis est, ut demonstremus,<text:line-break/>alioqui nequaquam constituta erit et confirmata tota oratio.<text:line-break/>Primum initium capitis commemorandum est atque ipsi: m<text:line-break/>tutum legendum, singulaque verba attendenda. Nam quid<text:line-break/>diest? <text:span text:style-name="Default_20_Paragraph_20_Font"><text:span text:style-name="T3">Eiri mulieribu</text:span></text:span>s <text:span text:style-name="Default_20_Paragraph_20_Font"><text:span text:style-name="T3">p ustum in unive</text:span></text:span>r<text:span text:style-name="Default_20_Paragraph_20_Font"><text:span text:style-name="T3">sum habent multo<text:line-break/>mai</text:span></text:span>o<text:span text:style-name="Default_20_Paragraph_20_Font"><text:span text:style-name="T3">re</text:span></text:span>m. Quid hoc sit, <text:span text:style-name="Default_20_Paragraph_20_Font"><text:span text:style-name="T3">in universum</text:span></text:span>, summa diligentia<text:line-break/>expendendum est; certe enim aron temere quidem appositum<text:line-break/>est, rest totum firmamentum in eo et cardo ver<text:span text:style-name="Default_20_Paragraph_20_Font"><text:span text:style-name="T3">t</text:span></text:span>atur oratio-<text:line-break/>uls. Nam quia nec inde ab mitio perinde nos temperati<text:line-break/>omnes sumus, nec ritae institutis iisdem, nec rictu usi, uni-<text:line-break/>versidis affirmatio tollitur, quum inveniri interim possit<text:line-break/>mulier, cujus non solum non multo minor pulsus, <text:span text:style-name="Default_20_Paragraph_20_Font"><text:span text:style-name="T3">t</text:span></text:span>est om-<text:line-break/>nitro ne parvus quidem fit, nec par, fed plane etiam quam</text:p>
      <text:p text:style-name="P6"><text:span text:style-name="Default_20_Paragraph_20_Font"><text:span text:style-name="T3">r</text:span></text:span> quorundam virorum major. Fac vicum mihi fingas natura<text:line-break/>pituitosiore; frigidum hoc erit temperamentum humidum-<text:line-break/>que, si cum musiere conseras natura biliosiore, . id est<text:line-break/>calidiore et sicriore. Nec lue consistamus, sed incolat ille<text:line-break/>Pontum , haec Aegyptum , praeterea vir in umbra vivat et<text:line-break/>otio ac multis in delitiis molliterque, musier ruri agat<text:line-break/>ac multa in exercitationibus sit et victu utatur modico , hu-<text:line-break/>jus mulieris pulsus quam viri major erit. Verum si ut<text:line-break/>postulat natura, viventem utrumque observes et in sua pro-<text:line-break/>pria ab initio temperie constitutum j unaque et eadem com-<text:line-break/>morantem in regione , non major tantum , sed multo etiam<text:line-break/>major sit hujus viri pulsus; nam pro naturali quidem tempe-<text:line-break/>ramento major tantum , non multo major erit. Verum<text:line-break/>quum accessit a peculiaribus ritae institutis utrique differcn-<text:line-break/>tia, illa lu otio vivat, hic in multis laboribus, multo sane<text:line-break/>ita calidior vir efficitur, itaque pulsibus est multo quam<text:line-break/>mulier majoribus. Adultum est autem capiti, <text:span text:style-name="Default_20_Paragraph_20_Font"><text:span text:style-name="T3">in univer-</text:span></text:span></text:p>
      <text:p text:style-name="P3"><text:span text:style-name="Default_20_Paragraph_20_Font"><text:span text:style-name="T3">sum</text:span></text:span> , quod sagacioribus tironibus pro stimulo quodam ex-<text:line-break/>citante est et ad totius rei pe<text:span text:style-name="Default_20_Paragraph_20_Font"><text:span text:style-name="T3">r</text:span></text:span>scrutandam naturam instigante.<text:line-break/>Statim enim de naturali diffe<text:span text:style-name="Default_20_Paragraph_20_Font"><text:span text:style-name="T3">r</text:span></text:span>entia viri et mulieris medica-<text:line-break/>buntm et intuebuntur universum genus in omnibus amman-<text:line-break/>tibus, mascusinum valentius foeminino esse; atque foemellae<text:line-break/>esse officia concipere lactareque denique foetus naturales<text:line-break/>educare, maris vero nutrimenta iis suppeditare et si petan-<text:line-break/>tur insidiis defendere. Unde perspicient semper disse<text:span text:style-name="Default_20_Paragraph_20_Font"><text:span text:style-name="T3">c</text:span></text:span>em-<text:line-break/>riam ut maris ad foemestam majores tantum pulsus creare,<text:line-break/>at differentiam ut viri ad musie<text:span text:style-name="Default_20_Paragraph_20_Font"><text:span text:style-name="T3">r</text:span></text:span>em multo majores. Sic<text:line-break/>etiam vehementio<text:span text:style-name="Default_20_Paragraph_20_Font"><text:span text:style-name="T3">r</text:span></text:span>es tantum, si naturam spectes, pulsus<text:line-break/>mantum, longe vero vehementiores viro<text:span text:style-name="Default_20_Paragraph_20_Font"><text:span text:style-name="T3">r</text:span></text:span>um quam mulie-<text:line-break/>rum, quia contentionem assis naturalem in laboribus crescere<text:line-break/>oportet, his, quia oriantur, remini. Horum etiam si aperte<text:line-break/>nihil tua sp<text:span text:style-name="Default_20_Paragraph_20_Font"><text:span text:style-name="T3">o</text:span></text:span>nte i<text:span text:style-name="Default_20_Paragraph_20_Font"><text:span text:style-name="T3">n</text:span></text:span>veneris , at in opinionem eorum inquireu-<text:line-break/>do venies; aut certe, veluti siti eorum ardens, quae cupis<text:line-break/>invenire, neque dum invenisti, si ad magistrum, qui docere</text:p>
      <text:p text:style-name="P3">ea valeat, applicaveris, et citissime disces et optime memoria<text:line-break/>complectere. Atque haec sic habent. Robur jam facultatis,<text:line-break/>quod maribus adest, conseret aliquid et ipsum pulsibus ma-<text:line-break/>gnitudinis; quere non solum ex caloris abundantia, verum<text:line-break/>etiam ex robore marium majores pulsus fient. Sed hoc<text:line-break/>etiam in libro primo probavi, validis facultatibus esse ma-<text:line-break/>gnos pulsus peculiares. Quid jam viri nunquid hactenus<text:line-break/>tantum a musieribus distant in causis pulsuum; an etiam<text:line-break/>momentum utrisque ex corporis habitu non leve accedit ?<text:line-break/>lili enim totum corpus ad perspiratum habent probe compa-<text:line-break/>ratum, purum, excrementis vacuum, non compressum;<text:line-break/>his contra aretae inter vasa regiones sunt, quas adeps mol-<text:line-break/>lisque cero atque excrementa quaedam occupant pituitosa;<text:line-break/>ad haec spissum est et quod difficile perspiret corpus ; prae-<text:line-break/>terea coguntur quidam in plerisque corporis partibus illa-<text:line-break/>borati, crassi crudique humores, a quibus comprimi omni-<text:line-break/>bus arterias earum sua natura alioqui longe minore mole</text:p>
      <text:p text:style-name="P3">praeditas coarctarique necesse esu Quere habitus lis omnino<text:line-break/>est undequaque ad parvitatem pulsuum dispositus. Unum<text:line-break/>modo ad magnitudinem consecutae sunt appositum, mollitiem<text:line-break/>instrumentorum quae illis etiam nulli usui est; primum, quia<text:line-break/>sunt plures parvitatis fortioresque causae: deinde, quod<text:line-break/>quum late in illis viri a mulieribus distent, minimum dissi-<text:line-break/>deant in mollitie instrumentorum. Neque enim perinde sic-<text:line-break/>eius virorum dicitur corpus collatum ad mulierem, ut si<text:line-break/>verbi gratia lapis sit coeno sicuius ; neque multum invenias<text:line-break/>excessum lu arteriarum ipsis tunicis; imo vero instrumentum<text:line-break/>virorum ite comparatum est, ut ad functionem sit loquax.<text:line-break/>Quin si major excessus sit. et multo musieris instrumentum<text:line-break/>mollius , id ipsum sane sit in causa cur minores fiunt pus-<text:line-break/>sus. Siquidem ubi nihil est quod gravet, vel comprimat,<text:line-break/>vel coarctet, illic accommodatius ad magnam distentionem<text:line-break/>est mollius instrume<text:span text:style-name="Default_20_Paragraph_20_Font"><text:span text:style-name="T3">n</text:span></text:span>tum; at ubi, ut modo in mulierum<text:line-break/>ostendimus habitu,- pressus, pondera atque coarctationes</text:p>
      <text:p text:style-name="P3">mulsae , hic instrumentum mollius , ut quod omnibus quae<text:line-break/>infestant facile cedat, ad distentionem est ineptius. Verum<text:line-break/>de co<text:span text:style-name="Default_20_Paragraph_20_Font"><text:span text:style-name="T3">r</text:span></text:span>poribus haec omnia optime constitutis referri et con-<text:line-break/>stitutioui viventibus convenienter, vel ex his planum est,<text:line-break/>quae commemoravimus ; at absoluta de his et integra dispu-<text:line-break/>fatio ac demonstratione confirmata lu. fecundo lib<text:span text:style-name="Default_20_Paragraph_20_Font"><text:span text:style-name="T3">r</text:span></text:span>o de<text:line-break/>pulsibus dignoscendis prodita est; quare qui commemora-<text:line-break/>donem p<text:span text:style-name="Default_20_Paragraph_20_Font"><text:span text:style-name="T3">r</text:span></text:span>obe de pultibus gestit assequi, ei illo opere opus<text:line-break/>est <text:span text:style-name="Default_20_Paragraph_20_Font"><text:span text:style-name="T3">r</text:span></text:span>evoluto. Iam veru etiam de celari pulsu est lu tertio<text:line-break/>illorum commentariorum demonstratum, quantus error fit<text:line-break/>plurimorum in eo dignoscendo, qui pulsum brevi tempore<text:line-break/>durantem statim etiam velocem arbitrantur esse. Et nimis<text:line-break/>rum audieris pulsum (nam causa prae<text:span text:style-name="Default_20_Paragraph_20_Font"><text:span text:style-name="T3">t</text:span></text:span>entis disputationis ure-<text:line-break/>mini , quae demonstravi illic] be<text:span text:style-name="Default_20_Paragraph_20_Font"><text:span text:style-name="T3">n</text:span></text:span>e celerem puta<text:span text:style-name="Default_20_Paragraph_20_Font"><text:span text:style-name="T3">n</text:span></text:span>t esse ; est<text:line-break/>vero ille celerior quidem , non infigni tamen et magna diffe-<text:line-break/>rentia excessit pulsum virorum. Sic se <text:span text:style-name="Default_20_Paragraph_20_Font"><text:span text:style-name="T3">r</text:span></text:span>es habet et recte<text:line-break/>tironibus scriptum est paulo esse virorum tardiorem pul-</text:p>
      <text:p text:style-name="P3">sunr quam mulierum; at causa illic, ut in omnibus e<text:span text:style-name="Default_20_Paragraph_20_Font"><text:span text:style-name="T3">o</text:span></text:span> I<text:span text:style-name="Default_20_Paragraph_20_Font"><text:span text:style-name="T3">o</text:span></text:span>co<text:line-break/>traditis, <text:span text:style-name="Default_20_Paragraph_20_Font"><text:span text:style-name="T3">o</text:span></text:span>missa est, quam nunc aperiemus. Quatenus qui-<text:line-break/>dem infirmior facultas est et calor parcior mulierum,- debe-<text:line-break/>bat tardior etiam pulsus esse , quod eum utrique huic causae<text:line-break/>ostendimus esse peculiarem; caeterum, quia multo est mi-<text:line-break/>n<text:span text:style-name="Default_20_Paragraph_20_Font"><text:span text:style-name="T3">o</text:span></text:span>r, ecquo minus usui fatis fit, auget, quantum potest, ce-<text:line-break/>leritatem; quippe hoc primus liber esse necessarium proba-<text:line-break/>vit; itaque cui illa exciderunt, quae in ill<text:span text:style-name="Default_20_Paragraph_20_Font"><text:span text:style-name="T3">o</text:span></text:span> libro docui-<text:line-break/>mus, nequicquam haec legit. At fi quidem celeritatis tanta<text:line-break/>accessio sit, ut omni usui f<text:span text:style-name="Default_20_Paragraph_20_Font"><text:span text:style-name="T3">o</text:span></text:span>ret complendo , non quaereretur<text:line-break/>crebritas; sed quoniam multum usui cedit functio ob dis-<text:line-break/>tentionis parvitatem , aliquantum autem adiuvatur a celeri-<text:line-break/>tate, oportet jam fatis pulsus sit creber; id quod etiam in<text:line-break/>primo libro est declaratum. Ergo mulieres ad hunc modum<text:line-break/>a viris .pulsu distant. Masculi insaniis ad soeminam similis<text:line-break/>rati<text:span text:style-name="Default_20_Paragraph_20_Font"><text:span text:style-name="T3">o</text:span></text:span> est; non undique tamen eadem , sed quomodo diximus</text:p>
      <text:p text:style-name="P3">antea; nam majorem tantum , vehementiorem, rariorem,<text:line-break/>non multo item pulsum habet masculus quam foemina.<text:line-break/>Atque de sus hactenus. Nunc ad pro<text:span text:style-name="Default_20_Paragraph_20_Font"><text:span text:style-name="T5">ximum</text:span></text:span> caput <text:span text:style-name="Default_20_Paragraph_20_Font"><text:span text:style-name="T3">i</text:span></text:span>ligredia-<text:line-break/>mur, quod de differentia docet ex temperamento.</text:p>
      <text:h text:style-name="Heading_20_2" text:outline-level="2"><text:span text:style-name="Default_20_Paragraph_20_Font"><text:span text:style-name="T3">i</text:span></text:span> ap. HI. s </text:h>
      <text:p text:style-name="P20"><text:span text:style-name="Default_20_Paragraph_20_Font"><text:span text:style-name="T3">Calidi natura multo habent maiorem, ce-<text:line-break/>le</text:span></text:span>v<text:span text:style-name="Default_20_Paragraph_20_Font"><text:span text:style-name="T3">iorem, crebriorem, vehementiorem non item multo.</text:span></text:span></text:p>
      <text:p text:style-name="P1">complectitur et haec oratio quaestionem m<text:span text:style-name="Default_20_Paragraph_20_Font"><text:span text:style-name="T5">axim</text:span></text:span>am, cui<text:line-break/>ne adhibere quidem, nisi praeditus singulari prudentia sit,<text:line-break/>ullus tironum animum potest; etenim qui natura calidi sunt,<text:line-break/>partim eos esse humidos ajunt, partim siccos. Quo minus<text:line-break/>absoluto sermone pronu<text:span text:style-name="Default_20_Paragraph_20_Font"><text:span text:style-name="T3">n</text:span></text:span>ciatus oportuit eorum pulsus , qui<text:line-break/>natura calidi sunt; sed prius illorum; qui simul humidi.sunt,<text:line-break/>secundo loco eorum, qui sicci; neque enim qui natura calida<text:line-break/>sunt, eundem omnes pulsum edunf<text:span text:style-name="Default_20_Paragraph_20_Font"><text:span text:style-name="T3">y</text:span></text:span> imo vero sunt quidam<text:line-break/>tertii , temperati illi quidem humiditate et siccitate , at calore<text:line-break/>intemperati; at eos neglexisse parum recte, qui ante nos<text:line-break/>temperamenta discreve<text:span text:style-name="Default_20_Paragraph_20_Font"><text:span text:style-name="T3">r</text:span></text:span>unt, in commentariis, quos scripsi<text:line-break/>de tempe<text:span text:style-name="Default_20_Paragraph_20_Font"><text:span text:style-name="T3">r</text:span></text:span>amentis, ostendi. Er<text:span text:style-name="Default_20_Paragraph_20_Font"><text:span text:style-name="T3">g</text:span></text:span>o hos moris est calidos vo-</text:p>
      <text:p text:style-name="P3">cari, qui de quatuor temperamentis unum hoc solum vin-<text:line-break/>ceus reliqua obtinent: qui quidem quo calidio<text:span text:style-name="Default_20_Paragraph_20_Font"><text:span text:style-name="T3">r</text:span></text:span>es sunt tum-<text:line-break/>penalis, hoc majores habent et celeriores pulsus crebriores-<text:line-break/>que. Causa, si retinuisti quae prodidi in primo libro,<text:line-break/>ape<text:span text:style-name="Default_20_Paragraph_20_Font"><text:span text:style-name="T3">r</text:span></text:span>ta esu At quid veheme<text:span text:style-name="Default_20_Paragraph_20_Font"><text:span text:style-name="T3">n</text:span></text:span>tiores diximus non multo esse<text:line-break/>eos pulsus , quum in hujus operis primo libro quaesierimus,<text:line-break/>ecquis possit pulsus citra opem roboris facultatis velamen-<text:line-break/>tior fieri? Quoniam si pulsus tiro<text:span text:style-name="Default_20_Paragraph_20_Font"><text:span text:style-name="T3">n</text:span></text:span>ibus omnes ridentur ve-<text:line-break/>hementiores esse, adjacet enim quodammodo prima specie<text:line-break/>celer simul et magnus pulsus vehementi; quare quidam<text:line-break/>etiam medici, qui libros nobis scriptus reliquerunt, alium<text:line-break/>negaverunt esse vehementem pulsum, ac conflatum ex ma-<text:line-break/>gnitudine et celeritate. Pr<text:span text:style-name="Default_20_Paragraph_20_Font"><text:span text:style-name="T3">o</text:span></text:span>inde tironibus non erant ruo-<text:line-break/>ve<text:span text:style-name="Default_20_Paragraph_20_Font"><text:span text:style-name="T3">n</text:span></text:span>dae tantae quaestiones; incertum enim identidem illis<text:line-break/>nec distributum confusumque conducibilius ce<text:span text:style-name="Default_20_Paragraph_20_Font"><text:span text:style-name="T3">r</text:span></text:span>to est et de-<text:line-break/>finito, ubi profundam hoc contemplationem postulet decla-<text:line-break/>rationemque p<text:span text:style-name="Default_20_Paragraph_20_Font"><text:span text:style-name="T3">r</text:span></text:span>olixam ad longum tempus. Verum quan-</text:p>
      <text:p text:style-name="P7">doquidem abunde in primo libro hujus operis disse<text:span text:style-name="Default_20_Paragraph_20_Font"><text:span text:style-name="T3">r</text:span></text:span>uimus de<text:line-break/>his, dicturi etiam nonnihil posthac, quum perduxerimus ad<text:line-break/>rhythmos sermonem , hic enarrationem in praesentia finiam,<text:line-break/>ac me jam conferam ad aliud caput.</text:p>
      <text:h text:style-name="Heading_20_2" text:outline-level="2">Cap. IV. </text:h>
      <text:p text:style-name="P20">G<text:span text:style-name="Default_20_Paragraph_20_Font"><text:span text:style-name="T3">racil</text:span></text:span>i<text:span text:style-name="Default_20_Paragraph_20_Font"><text:span text:style-name="T3">ores maiorem rari</text:span></text:span>o<text:span text:style-name="Default_20_Paragraph_20_Font"><text:span text:style-name="T3">remque multo,<text:line-break/>vehemer</text:span></text:span>it<text:span text:style-name="Default_20_Paragraph_20_Font"><text:span text:style-name="T3">iorempaulo. Atque natura sic disserunt.</text:span></text:span></text:p>
      <text:p text:style-name="P1">Accipiendi hic etiam absque ullo affectu alio graciles ;<text:line-break/>nam fi ex converso temperamento, vel facultate, vel ex<text:line-break/>alio affectu graciliores facti sint , pulsuum composita immu-<text:line-break/>talio erit, non vero ex una gracilitate. At gracilitas, quia<text:line-break/>sua sponte sola magis regiones arteriarum dilatat, atque lo-<text:line-break/>viora iinposita corpora reddit, magnitudinem pulsibus non<text:line-break/>contemnendam conciliat. . Atqui ubi pari relicto usu ere-<text:line-break/>scit magnitudo , hic rariores necesse est pulsus fiant, id-<text:line-break/>que tanto quanto scilicet sint majores; majores vero erant<text:line-break/>multo , proinde rariores etlam mullo erunt; at vehementio-<text:line-break/>res hoc invenientur , quo tangentibus per subtiliora occur-</text:p>
      <text:p text:style-name="P3">rant corpora. Quamobrem non quod acquisierint usiam<text:line-break/>contentionem, sed qu<text:span text:style-name="Default_20_Paragraph_20_Font"><text:span text:style-name="T3">o</text:span></text:span>d magis, quam obtinent, pr<text:span text:style-name="Default_20_Paragraph_20_Font"><text:span text:style-name="T3">o</text:span></text:span>dunt,<text:line-break/>tales videntur esse. De celeritate et tarditate nihil hic me-<text:line-break/>mini, qu<text:span text:style-name="Default_20_Paragraph_20_Font"><text:span text:style-name="T3">o</text:span></text:span>d neutram de his gracilitati acceptam reserat, sed<text:line-break/>perinde habeant ut crassiores , quum illis r<text:span text:style-name="Default_20_Paragraph_20_Font"><text:span text:style-name="T3">o</text:span></text:span>bore et usu re-<text:line-break/>spondeant. De aetatibus deinceps in hunc modum est seri-<text:line-break/>p tum.</text:p>
      <text:h text:style-name="Heading_20_2" text:outline-level="2">Cap. v </text:h>
      <text:p text:style-name="P20"><text:span text:style-name="Default_20_Paragraph_20_Font"><text:span text:style-name="T3">Horr</text:span></text:span>o <text:span text:style-name="Default_20_Paragraph_20_Font"><text:span text:style-name="T3">pro aetatibus hoc pacto immutantur.<text:line-break/>.insontis pulsus creberrimus est; rar</text:span></text:span>i<text:span text:style-name="Default_20_Paragraph_20_Font"><text:span text:style-name="T3">ssimus sanis; omnes<text:line-break/>qui inter hos intercedunt, pr</text:span></text:span>o<text:span text:style-name="Default_20_Paragraph_20_Font"><text:span text:style-name="T3">p</text:span></text:span>o<text:span text:style-name="Default_20_Paragraph_20_Font"><text:span text:style-name="T3">rti</text:span></text:span>o<text:span text:style-name="Default_20_Paragraph_20_Font"><text:span text:style-name="T3">nem servant, prout<text:line-break/>vel adpuerum, vel adsenem pr</text:span></text:span>o<text:span text:style-name="Default_20_Paragraph_20_Font"><text:span text:style-name="T3">pius accedant; celerri-<text:line-break/>mu</text:span></text:span>s <text:span text:style-name="Default_20_Paragraph_20_Font"><text:span text:style-name="T3">item pueri pulsus , senis tardissimus; reliquarum ae-<text:line-break/></text:span></text:span>l<text:span text:style-name="Default_20_Paragraph_20_Font"><text:span text:style-name="T3">atum puisius amb</text:span></text:span>i<text:span text:style-name="Default_20_Paragraph_20_Font"><text:span text:style-name="T3">gunt inter hos ; at jenex a puer</text:span></text:span>o <text:span text:style-name="Default_20_Paragraph_20_Font"><text:span text:style-name="T3">longe<text:line-break/>magis raritate - quam celer</text:span></text:span>i<text:span text:style-name="Default_20_Paragraph_20_Font"><text:span text:style-name="T3">tate distat. Jn vehementiae<text:line-break/>et magnitudin</text:span></text:span>i<text:span text:style-name="Default_20_Paragraph_20_Font"><text:span text:style-name="T3">s disterentia maximus est, ut in aetatibus,<text:line-break/>pusus iuvenum; minimu</text:span></text:span>s <text:span text:style-name="Default_20_Paragraph_20_Font"><text:span text:style-name="T3">sanum; medius et paul</text:span></text:span>o <text:span text:style-name="Default_20_Paragraph_20_Font"><text:span text:style-name="T3">maior</text:span></text:span></text:p>
      <text:p text:style-name="P3"><text:span text:style-name="Default_20_Paragraph_20_Font"><text:span text:style-name="T3">pulsus puer</text:span></text:span>o<text:span text:style-name="Default_20_Paragraph_20_Font"><text:span text:style-name="T3">rum. J</text:span></text:span>a<text:span text:style-name="Default_20_Paragraph_20_Font"><text:span text:style-name="T3">m vehementisiimus juvenum, langui-<text:line-break/>diffimu</text:span></text:span>s <text:span text:style-name="Default_20_Paragraph_20_Font"><text:span text:style-name="T3">senum; medius est inter h</text:span></text:span>o<text:span text:style-name="Default_20_Paragraph_20_Font"><text:span text:style-name="T3">s puer</text:span></text:span>o<text:span text:style-name="Default_20_Paragraph_20_Font"><text:span text:style-name="T3">rum pulsus.</text:span></text:span></text:p>
      <text:p text:style-name="P1">Bifariam crebritatem et raritatem intelligi, aliter ab<text:line-break/>illis, qui et contractionem consumant sentiri, aliter ab illis,<text:line-break/>qui negant, apertius in libris de differentiis pulsuum dispu-<text:line-break/>tavunus ; et vero etiam lu ipso hoc tironibus descriptu libro<text:line-break/>declaratum esu Sane illos volebamus prius in contractione,<text:line-break/>quasi insensibili, versari. Ac multo quidem tutius est pa-<text:line-break/>riterque commodius, si lu quietum quantitate ponas genus<text:line-break/>hoc pulsuum; ita enim fiet, ut simul in notitiam exactum<text:line-break/>veniamus rhythmorum; verum quod status, qui crebri, vel<text:line-break/>rari pulsus sunt auctores, fere talem eum utrique huic se-<text:line-break/>ctae repraesentant, erit causae etiam utrique assignatio com-<text:line-break/>munis. At praestiterit, ut eam ad veritatem reducamus,<text:line-break/>hancque in hoc serm<text:span text:style-name="Default_20_Paragraph_20_Font"><text:span text:style-name="T3">o</text:span></text:span>ne sectemur ; quandoquidem propoli-<text:line-break/>tum <text:span text:style-name="Default_20_Paragraph_20_Font"><text:span text:style-name="T3">o</text:span></text:span>pus minime ad tirones dirigitur, sed plane docet ve-</text:p>
      <text:p text:style-name="P3">tum. E<text:span text:style-name="Default_20_Paragraph_20_Font"><text:span text:style-name="T3">r</text:span></text:span>go quum calore pueri non pauco praediti sint,<text:line-break/>substantiam quoque , quae refrigeret illum , non paucam re-<text:line-break/>quirunt ; quapropter magnis egent pulsibus. Quia vero hu-<text:line-break/>mo<text:span text:style-name="Default_20_Paragraph_20_Font"><text:span text:style-name="T3">r</text:span></text:span>es etiam exhauriunt quamplurimos ( quippe qui illis non<text:line-break/>ad nutrimentum modo , verum etiam ad incrementum sup-<text:line-break/>petant) necessario lu conficiendis iis contrahent per totum<text:line-break/>corpus vaporosiorum et ut ita dicam fuliginosorum acervum<text:line-break/>excrementorum ; itaque etiam desiderant maximas arteria-<text:line-break/>rum contractiones. Et vero etiam animalis spiritus non<text:line-break/>tantum nutriri substantiam oportet, sicut in adultis, sed una<text:line-break/>etiam cum instrumentis augeri; itaque vel hoc nomine majo-<text:line-break/>res distentiones flagitabunt. Adeoque usus contractionis ar-<text:line-break/>terra<text:span text:style-name="Default_20_Paragraph_20_Font"><text:span text:style-name="T3">r</text:span></text:span>um in lufantibus aequat pene usum dissentionis; etenim<text:line-break/><text:span text:style-name="Default_20_Paragraph_20_Font"><text:span text:style-name="T3">t</text:span></text:span>unt plurima excrementa, itaque majorem quaerunt con-<text:line-break/>t<text:span text:style-name="Default_20_Paragraph_20_Font"><text:span text:style-name="T3">r</text:span></text:span>actionem. Calor autem , ut non fit omnino copiofissimus,<text:line-break/>at quod augeatur animalis spiritus, aequat in illis distentio-</text:p>
      <text:p text:style-name="P3">nis usum ei, quem postulat plurimus calor:- quo enim juve-<text:line-break/>nibus cedunt exuperantibus adventitio calore, hoc usu,<text:line-break/>quem imponit spiritus, resarcitur. Maximum ergo simul-<text:line-break/>que cele<text:span text:style-name="Default_20_Paragraph_20_Font"><text:span text:style-name="T3">r</text:span></text:span>rimum pueri utrumque motum requirunt ; sicque<text:line-break/>infra usum est functio in iis, nam licet quam maxime ce-v<text:line-break/>leres sint et magni , non fatis tamen faciunt usui ; quare hic<text:line-break/>crebris opus motibus esu In senibus plane contra habet;<text:line-break/>calor paucus, cui per est generatio suligluosornm ex cr emen-<text:line-break/>torum ; spiritusque animalis nutritio; jure habenti ergo con-<text:line-break/>trarios liliis pulsus parvos, turdos, raros. Hic meminisse ,<text:line-break/>oportet eorum, quae in secundo libro De pulsibus digno-<text:line-break/>scendis diximus; ut quo adducti errore intelligamus com-<text:line-break/>plures medici puerorum pulsus putaverunt parvos esse, ta-<text:line-break/>metsi surt magni, si cum magnitudine eos arteriarum com-<text:line-break/>pares; parvi, si ex prima specie aestimes, id est si quantula-<text:line-break/>tem tantum distentio<text:span text:style-name="Default_20_Paragraph_20_Font"><text:span text:style-name="T3">n</text:span></text:span>is spectes, eam que conferas ad juve-<text:line-break/>uum pulsus. Sed tamen non maximos habent pulsus pueri,</text:p>
      <text:p text:style-name="P3">ne si ad magnitudinem quidem eos arteriarum perpendas;<text:line-break/>siquidem, quod nec. facultas eorum perveniat ad summum<text:line-break/>robur , et coarctentur etiamnum molles arteriarum tunicae,<text:line-break/>multum de maxima distentione detrahitur; nihilomluus ta-<text:line-break/>men tantum retinent pulsum, ut medium inperet. Ac cele-<text:line-break/>ritatem habent parem in distentione et contractione ; nam et<text:line-break/>motus utriusque par usus est, non ut in senibus; quo enim<text:line-break/>minor contractionis usus est quam distentionis, hoc con-<text:line-break/>tractio tardior distentione esu Nec iniuria quidem senes<text:line-break/>minorem habent, quoniam parum omnino, aut nihil ex<text:line-break/>adustis humoribus excrementi provenit, est enim imbecillus<text:line-break/>calor; praeterea, quod non magnopere nutriantur, nec ullo<text:line-break/>modo augeantur. Tamen ulus distentionis, etsi non magnus,<text:line-break/>mediocris tamen adhuc senibus manet; etenim ventilari<text:line-break/>oportet innatum calorem , atque nutriri animalem spiritum.<text:line-break/>Quia vero usus pulsuum non completur tan tum undequaque<text:line-break/>a functione , sed et exolutus per se est omnino , longe magis</text:p>
      <text:p text:style-name="P3">lu raritatem immutant pulsus lenes quam in tarditatem;<text:line-break/>quare luo oportet longissimam quietem fieri ; quomodo quum<text:line-break/>non impleretur, praeter quod magnopere augebat, perpe-<text:line-break/>tuos etiam concitabat motus. Nam non folum in infantibus<text:line-break/>non esse auctum ad summum usum gener andorum pulsuum,<text:line-break/>verum etiam de maxima distentione, quae compleret forsi-<text:line-break/>tan una usum, non parum discessisse ante demonstravimus,<text:line-break/>quum tantum detrahi diceremus quantum facultas a summo<text:line-break/>robore absit, ac degravantur coarctenturque instrumenta,<text:line-break/>quae insantes ex humiditate habent mollia. Sane hoc quo-<text:line-break/>que <text:span text:style-name="Default_20_Paragraph_20_Font"><text:span text:style-name="T5">dixi</text:span></text:span>mus supra, instrumentorum mollitiem, quae remota<text:line-break/>est a compressione, nec gravatus, vel coarctatur, referre<text:line-break/>ad pulsuum magnitudinem ; quae vero his coni unctu est, ad<text:line-break/>parvitatem, praecipue si robore facultas deficiatur. At<text:line-break/>quantum scumn pulsus ex puerorum degeneravit crebritate<text:line-break/>in raritatem, tantundem prope motus contractionis in. tar- .<text:line-break/>dilatem ex celeritate. Nec obscura est causa, siquidem se-</text:p>
      <text:p text:style-name="P3">mel usum contractionis exolutum esse recte docuimus in iis<text:line-break/>aetatibus, non tamen distentionis usus periit totus; nam<text:line-break/>hoc etiam tradidimus ; quo minus est in hac tardus motus<text:line-break/>quam lu contractione ; atqui hanc tiro stolam poterat digno-<text:line-break/>scere. Probe ergo dictum est; <text:span text:style-name="Default_20_Paragraph_20_Font"><text:span text:style-name="T3">senex a puero longe magi</text:span></text:span>s<text:line-break/><text:span text:style-name="Default_20_Paragraph_20_Font"><text:span text:style-name="T3">raritate quam celeritate distat. </text:span></text:span>Jam omne declaratum<text:line-break/>est, quod deficiebat huic ipfi differentiae ; praeterea, qu<text:span text:style-name="Default_20_Paragraph_20_Font"><text:span text:style-name="T3">o</text:span></text:span>d<text:line-break/>mutationi rhythmorum pro aetatibus ; qu<text:span text:style-name="Default_20_Paragraph_20_Font"><text:span text:style-name="T3">o</text:span></text:span>s (quoniam obsim-<text:line-break/>riorem esse sermonem quam qui tironibus accommodatus<text:line-break/>esset, arbitratus sum) no<text:span text:style-name="Default_20_Paragraph_20_Font"><text:span text:style-name="T3">n</text:span></text:span> attigimus. Nam ut de crebritate,<text:line-break/>ita de rhythmis exiturum duae lectae ; una p<text:span text:style-name="Default_20_Paragraph_20_Font"><text:span text:style-name="T3">r</text:span></text:span>orsus negabat<text:line-break/>fentiri contractionem, quae distentionis tempus comparat<text:line-break/>cum toto reliquo, quod non tantum constat ex contractione;<text:line-break/>fed ex binis etiam quietibus; altera sentiri contendebat, ac<text:line-break/>rhythmos in motuum temporibus ponebat. Haec quanto<text:line-break/><text:span text:style-name="Default_20_Paragraph_20_Font"><text:span text:style-name="T3">t</text:span></text:span>ecta .sit perfectior et utilior ad praesagiendum , clarius in<text:line-break/>proxima lucubratione aperiemus; neo tamen nunc obscurum</text:p>
      <text:p text:style-name="P3">est , nisi obiter superiora et negligenter attendisti ; nam ex<text:line-break/>iisdem etiam differentiae rhythmorum pro aetatibus, a qua<text:line-break/>proficiscuntur causa, nullo negotio invenias. Quum enim<text:line-break/>utriusque motus plurimus iufantibus usus sit, minimus seni-<text:line-break/>bus et omne interpositum. tempus aetatum utrunque usum<text:line-break/>exolvat, magis tamen contractionis, rationi consonum est,<text:line-break/>ut , quantum a pueris recedant ad senes , tanto semper<text:line-break/>utrunque motum habeant tardiorem, magis autem contra-<text:line-break/>ctionis. Ex his nuscuntur differentiae rhythmorum pro ae-<text:line-break/>talibus , . de quibus latura. m commentariis De praesagitione<text:line-break/>ex pulsibus agemus. Jam etiam quamobrem vehementissi-<text:line-break/>mus sit juvenum pulsus, senum contra languidissimus , in<text:line-break/>aperto est; juvenibus enim validissima facultas est, senibus<text:line-break/>vero debilissima. Eadem etiam estis in aetatibus ratione,<text:line-break/>pro robore earum vel imbecillitate pulsus remissione, et ve-<text:line-break/>trementia different.</text:p>
      <text:h text:style-name="Heading_20_2" text:outline-level="2">Cap. VI. </text:h>
      <text:p text:style-name="P20"><text:span text:style-name="Default_20_Paragraph_20_Font"><text:span text:style-name="T3">Pr</text:span></text:span>o <text:span text:style-name="Default_20_Paragraph_20_Font"><text:span text:style-name="T3">anni temp</text:span></text:span>o<text:span text:style-name="Default_20_Paragraph_20_Font"><text:span text:style-name="T3">r</text:span></text:span>i<text:span text:style-name="Default_20_Paragraph_20_Font"><text:span text:style-name="T3">bu</text:span></text:span>s. <text:span text:style-name="Default_20_Paragraph_20_Font"><text:span text:style-name="T3">Medi</text:span></text:span>o <text:span text:style-name="Default_20_Paragraph_20_Font"><text:span text:style-name="T3">vere pulsus</text:span></text:span></text:p>
      <text:p text:style-name="P2"><text:span text:style-name="Default_20_Paragraph_20_Font"><text:span text:style-name="T3">maximi sunt et vehementissimi, ut in temp</text:span></text:span>o<text:span text:style-name="Default_20_Paragraph_20_Font"><text:span text:style-name="T3">ribi . ; celer;.<text:line-break/>tate et crebritate m</text:span></text:span>o<text:span text:style-name="Default_20_Paragraph_20_Font"><text:span text:style-name="T3">derati; pari modo medio autumno;<text:line-break/>pr</text:span></text:span>o<text:span text:style-name="Default_20_Paragraph_20_Font"><text:span text:style-name="T3">gredien</text:span></text:span>s <text:span text:style-name="Default_20_Paragraph_20_Font"><text:span text:style-name="T3">autem ver nonnihil de magnitudine et vehe-<text:line-break/>mentia detrahit, sed anget celeritatem atque crebritatem;<text:line-break/>tandemque ineunte jam aestate languidi., parvi,. celeres<text:line-break/>crebrique fiunt. -. Autumni progressi</text:span></text:span>is <text:span text:style-name="Default_20_Paragraph_20_Font"><text:span text:style-name="T3">cuncta imminuit,<text:line-break/>mag</text:span></text:span>m<text:span text:style-name="Default_20_Paragraph_20_Font"><text:span text:style-name="T3">dudinem; vehementiam, celeritatem, crebritatem;<text:line-break/>ita ineunte hieme in parvitatem c</text:span></text:span>o<text:span text:style-name="Default_20_Paragraph_20_Font"><text:span text:style-name="T3">nvertuntur et remi</text:span></text:span>s—-<text:line-break/>sio<text:span text:style-name="Default_20_Paragraph_20_Font"><text:span text:style-name="T3">nem et tarditatem et raritatem. Respondet autem<text:line-break/>initium veri</text:span></text:span>s <text:span text:style-name="Default_20_Paragraph_20_Font"><text:span text:style-name="T3">sint autumni, illiu</text:span></text:span>s <text:span text:style-name="Default_20_Paragraph_20_Font"><text:span text:style-name="T3">sinis initio huius; ae-<text:line-break/>siatis</text:span></text:span> i<text:span text:style-name="Default_20_Paragraph_20_Font"><text:span text:style-name="T3">tem princ</text:span></text:span>i<text:span text:style-name="Default_20_Paragraph_20_Font"><text:span text:style-name="T3">pium sc</text:span></text:span>io, <text:span text:style-name="Default_20_Paragraph_20_Font"><text:span text:style-name="T3">et princ</text:span></text:span>ip<text:span text:style-name="Default_20_Paragraph_20_Font"><text:span text:style-name="T3">ium hiemis su</text:span></text:span>o <text:span text:style-name="Default_20_Paragraph_20_Font"><text:span text:style-name="T3">fini.<text:line-break/>Proinde quae pari spatio a media aestate et media hieme<text:line-break/>in utranque partem de</text:span></text:span>t<text:span text:style-name="Default_20_Paragraph_20_Font"><text:span text:style-name="T3">exerunt similiter variant.. P</text:span></text:span>o<text:span text:style-name="Default_20_Paragraph_20_Font"><text:span text:style-name="T3">rro<text:line-break/>media aesias part</text:span></text:span>i<text:span text:style-name="Default_20_Paragraph_20_Font"><text:span text:style-name="T3">m conven</text:span></text:span>i<text:span text:style-name="Default_20_Paragraph_20_Font"><text:span text:style-name="T3">t cum media hieme, partim<text:line-break/>disiidet; nam parvi utrobique et languidifunt,. sed cele-<text:line-break/>res atque crebri aestate, tardi rarique hieme; non peri<text:line-break/>inde tamen parvi aestate, .ut hieme, sed aestate minussc<text:line-break/>Nec ita hieme languidi, ut aestate</text:span></text:span> c<text:span text:style-name="Default_20_Paragraph_20_Font"><text:span text:style-name="T3">aeterum minas hie</text:span></text:span>m<text:span text:style-name="Default_20_Paragraph_20_Font"><text:span text:style-name="T3">e.</text:span></text:span></text:p>
      <text:p text:style-name="P3">Qua- accidunt ex temporibus, in tres referuntur hasce<text:line-break/>causas, in usum, facultatem et instrume<text:span text:style-name="Default_20_Paragraph_20_Font"><text:span text:style-name="T3">n</text:span></text:span>ta. Nam prout iu<text:line-break/>iis haec singula variant, mutantur pulsus. Ac medio vere<text:line-break/>status aeris nos amplectentis temperatissimus est, itaque c<text:span text:style-name="Default_20_Paragraph_20_Font"><text:span text:style-name="T3">o</text:span></text:span>r-<text:line-break/>pura etiam sunt salubria. H<text:span text:style-name="Default_20_Paragraph_20_Font"><text:span text:style-name="T3">o</text:span></text:span>c enim semper memoria tenen-<text:line-break/>dum est, hoc temp<text:span text:style-name="Default_20_Paragraph_20_Font"><text:span text:style-name="T3">o</text:span></text:span>re prae caeteris, a quibus vivens afficitur,<text:line-break/>facultatem robusitssimam esse et calorem temperatissimum et<text:line-break/>etiam instrumenta lu summa medioeritate esse , quod nec<text:line-break/>humiditate immodica madeant, nec siccitate squalleant, ne-<text:line-break/>que veluti rigeant gelu, ac congelascant, neque calore quasi<text:line-break/>remittantur languescantque. Unde et pulsus c<text:span text:style-name="Default_20_Paragraph_20_Font"><text:span text:style-name="T3">o</text:span></text:span>rporibus<text:line-break/>. quidem <text:span text:style-name="Default_20_Paragraph_20_Font"><text:span text:style-name="T3">o</text:span></text:span>ptime c<text:span text:style-name="Default_20_Paragraph_20_Font"><text:span text:style-name="T3">o</text:span></text:span>mparatis maximi et vehementissimi fiunt.<text:line-break/>Nam in istis pulsuum pro aetatibus, temporibus, regionibus<text:line-break/>et id genus aliis. mutationes pr<text:span text:style-name="Default_20_Paragraph_20_Font"><text:span text:style-name="T3">o</text:span></text:span>didisse litteris medicos de-<text:line-break/>claravi , ut alia loca ne citem , in secundo libro De pulsibus<text:line-break/>dignoscendis; itemque eos, qui ejus.status sunt,. magnos esse<text:line-break/>edituros et vehementes pullus, - inprimo libro docuimus.</text:p>
      <text:p text:style-name="P3">Siquidem hi facultati validae peculiares Eunt e- moderato<text:line-break/>usui instrumentisque naturali lege constitutis. Nam si quid<text:line-break/>mediocritatem usus excedat, non magni solum et vehemen-<text:line-break/>tes, sed et celeres fient. Si vero longius excedant, ut usum<text:line-break/>jam actio non compleat, illico mutatio addetur in crebrita-<text:line-break/>tem. Quia vero usus est moderatus, non tendunt, nec ad<text:line-break/>celeritatem nec ad crebritatem. At enim adiecimus ora-<text:line-break/>tloni, ut in temporibus, recte sane. Neque enim simpliciter<text:line-break/>maximi tum atque vehementissimi fiunt, quum multo aliis<text:line-break/>alii pulsus in naturis vehementiores atque majo<text:span text:style-name="Default_20_Paragraph_20_Font"><text:span text:style-name="T3">r</text:span></text:span>es repe-<text:line-break/>alantur. Sed si pulsus cum aliis temporibus compares, tales<text:line-break/>medio vere evadunt. Nam aestate quidem cresrit usus, sed<text:line-break/>languescit facultas. Quamobrem aliquate<text:span text:style-name="Default_20_Paragraph_20_Font"><text:span text:style-name="T3">n</text:span></text:span>us decrescit illa<text:line-break/>vehementia simul etmagnitudo ; sed tamen haec mluus; nam<text:line-break/>quia urget usus, augetur nonnihil; idemque momentum ce-<text:line-break/>feritati et crebritati non lene adserti Contra bieme est ac<text:line-break/>aestate validior facultas , non aeque tamen ac vere ; sed</text:p>
      <text:p text:style-name="P3">usus remittitur generationis pulsuum. Quare languidiores<text:line-break/>pulsus bieme quam vere sunt et vehementiores quam aestu-<text:line-break/>te, atque veluti medium locum occupant inter utraque tem-<text:line-break/>pora, nempe quod et facultas teneat locum medium. Ve-<text:line-break/>rum fatis sunt parui , quoniam quum facultas insta summum<text:line-break/>robur est , tum usus insigniter est remissus. Quae ipsa in<text:line-break/>causa remissio est em simul -turdi et rari fulti Hic rursus<text:line-break/>memoria tenendum est dictum, quod aliquando declarari,<text:line-break/>Hippocratis ; usus est enim ejus in mutationibus ex aetati-<text:line-break/>bus, temporibus, regionibus, fletibus omnibusque ejus ge-<text:line-break/>neris , ne me quis cum illo existimet pugnare. Neque enim<text:line-break/>ille absolute dixit: <text:span text:style-name="Default_20_Paragraph_20_Font"><text:span text:style-name="T3">Quae augentur, plurimum habent ca-<text:line-break/>lidi</text:span></text:span>, sed, <text:span text:style-name="Default_20_Paragraph_20_Font"><text:span text:style-name="T3">innati</text:span></text:span>, adlidit, ut qui alterum sciret calidum ac-<text:line-break/>quisititiuur este, quod plurimum juvenibus suppeditat. Nam<text:line-break/>temperatus est nativus calor ; acquisititius autem intemperatus<text:line-break/>et quasi igneus esu Sic etiam, <text:span text:style-name="Default_20_Paragraph_20_Font"><text:span text:style-name="T3">Vontre</text:span></text:span>s, inquit, <text:span text:style-name="Default_20_Paragraph_20_Font"><text:span text:style-name="T3">hieme et<text:line-break/>vere calidisiimi natu</text:span></text:span>l<text:span text:style-name="Default_20_Paragraph_20_Font"><text:span text:style-name="T3">a sunt. </text:span></text:span>Imo ne hiquidem calidissimi</text:p>
      <text:p text:style-name="P8">oxurnus vovt.</text:p>
      <text:p text:style-name="P3">abs<text:span text:style-name="Default_20_Paragraph_20_Font"><text:span text:style-name="T3">o</text:span></text:span>lute, fed calore nativo. Aestate paucillum; n hune ha-<text:line-break/>bent; abundant vero adventitio calore et squalido, qui c<text:span text:style-name="Default_20_Paragraph_20_Font"><text:span text:style-name="T3">o</text:span></text:span>l-<text:line-break/>liquat potius quam nutriat co<text:span text:style-name="Default_20_Paragraph_20_Font"><text:span text:style-name="T3">r</text:span></text:span>pus. Praeterea functio<text:span text:style-name="Default_20_Paragraph_20_Font"><text:span text:style-name="T3">n</text:span></text:span>es<text:line-break/>tantum abest ut meliores reddat, ut illae ne aequent qui-<text:line-break/>dem illas , quae in m<text:span text:style-name="Default_20_Paragraph_20_Font"><text:span text:style-name="T3">o</text:span></text:span>derato obeuntur. Haec si retinuerint<text:line-break/>lect<text:span text:style-name="Default_20_Paragraph_20_Font"><text:span text:style-name="T3">o</text:span></text:span>res, nihil me nec in hac oratione nec in reliquis<text:line-break/>dissidere ab Hipp<text:span text:style-name="Default_20_Paragraph_20_Font"><text:span text:style-name="T3">o</text:span></text:span>crate ullus arbitrabitur. P<text:span text:style-name="Default_20_Paragraph_20_Font"><text:span text:style-name="T3">o</text:span></text:span>sthac de <text:span text:style-name="Default_20_Paragraph_20_Font"><text:span text:style-name="T3">r</text:span></text:span>e-<text:line-break/>gionibus et statibus praescriptum est tironibus. Quae ora-<text:line-break/>tio ex superioribus clara est ac causam habet apertissimam.<text:line-break/>Itaque solum ipsum adscribam caput, quod hoc est</text:p>
      <text:h text:style-name="Heading_20_2" text:outline-level="2">Cap. VII. </text:h>
      <text:p text:style-name="P20"><text:span text:style-name="Default_20_Paragraph_20_Font"><text:span text:style-name="T3">Pro r</text:span></text:span>e<text:span text:style-name="Default_20_Paragraph_20_Font"><text:span text:style-name="T3">gionibus perind</text:span></text:span>e <text:span text:style-name="Default_20_Paragraph_20_Font"><text:span text:style-name="T3">ut pr</text:span></text:span>o <text:span text:style-name="Default_20_Paragraph_20_Font"><text:span text:style-name="T3">tempori-<text:line-break/>bu</text:span></text:span>s. <text:span text:style-name="Default_20_Paragraph_20_Font"><text:span text:style-name="T3">Jn vehement</text:span></text:span>e<text:span text:style-name="Default_20_Paragraph_20_Font"><text:span text:style-name="T3">r cal</text:span></text:span>i<text:span text:style-name="Default_20_Paragraph_20_Font"><text:span text:style-name="T3">di</text:span></text:span>s <text:span text:style-name="Default_20_Paragraph_20_Font"><text:span text:style-name="T3">sicut media aestat</text:span></text:span>e. <text:span text:style-name="Default_20_Paragraph_20_Font"><text:span text:style-name="T3">Jn ma-<text:line-break/>gnopere fulgidis ut media hiem</text:span></text:span>e. <text:span text:style-name="Default_20_Paragraph_20_Font"><text:span text:style-name="T3">Jn temperati</text:span></text:span>s <text:span text:style-name="Default_20_Paragraph_20_Font"><text:span text:style-name="T3">ita u</text:span></text:span>r<text:line-break/><text:span text:style-name="Default_20_Paragraph_20_Font"><text:span text:style-name="T3">medi</text:span></text:span>o <text:span text:style-name="Default_20_Paragraph_20_Font"><text:span text:style-name="T3">v</text:span></text:span>e<text:span text:style-name="Default_20_Paragraph_20_Font"><text:span text:style-name="T3">re. Ad harum pr</text:span></text:span>op<text:span text:style-name="Default_20_Paragraph_20_Font"><text:span text:style-name="T3">ortionem in iis, quae medium<text:line-break/>locum suat sortitae. Porro aeri</text:span></text:span>s <text:span text:style-name="Default_20_Paragraph_20_Font"><text:span text:style-name="T3">no</text:span></text:span>s <text:span text:style-name="Default_20_Paragraph_20_Font"><text:span text:style-name="T3">circumdantis alii<text:line-break/>siatus, qui calidi sunt, calidis t</text:span></text:span>e<text:span text:style-name="Default_20_Paragraph_20_Font"><text:span text:style-name="T3">mporibus, fu</text:span></text:span>l<text:span text:style-name="Default_20_Paragraph_20_Font"><text:span text:style-name="T3">gidi fugi-<text:line-break/>di</text:span></text:span>s, <text:span text:style-name="Default_20_Paragraph_20_Font"><text:span text:style-name="T3">medii medio veri resp</text:span></text:span>o<text:span text:style-name="Default_20_Paragraph_20_Font"><text:span text:style-name="T3">ndent.</text:span></text:span></text:p>
      <text:h text:style-name="P15" text:outline-level="2">cap. VIll. </text:h>
      <text:p text:style-name="P20"><text:span text:style-name="Default_20_Paragraph_20_Font"><text:span text:style-name="T3">Pragnantium maiores, crebriores cele-<text:line-break/>rioresque pulsus sunt. Praeterea nihil mutatur.</text:span></text:span></text:p>
      <text:p text:style-name="P1">In praegnantibus praeter usum mutatum priorum ni-<text:line-break/>Iul est. Quicunque hic sit, omnino increscit et augetur;<text:line-break/>quod musier non sibi jam soli respiret et pulset, sed foetui<text:line-break/>etiam cogatur. Rationis e<text:span text:style-name="Default_20_Paragraph_20_Font"><text:span text:style-name="T3">r</text:span></text:span>go est ut celeriores et majores<text:line-break/>sint crebrioresque. Nihilo tamen vehementiores sunt, vel<text:line-break/>languidio<text:span text:style-name="Default_20_Paragraph_20_Font"><text:span text:style-name="T3">r</text:span></text:span>es, vel duriores, vel m ossi ores, pro ipsa sane con-<text:line-break/>ceptus ratio<text:span text:style-name="Default_20_Paragraph_20_Font"><text:span text:style-name="T3">n</text:span></text:span>e. Neque enim, ut ex eo, ulla facultatis, vel<text:line-break/>inst<text:span text:style-name="Default_20_Paragraph_20_Font"><text:span text:style-name="T3">r</text:span></text:span>umenti, praegnantium lacta mutatio est.</text:p>
      <text:h text:style-name="Heading_20_2" text:outline-level="2">Cap. IX. </text:h>
      <text:p text:style-name="P20"><text:span text:style-name="Default_20_Paragraph_20_Font"><text:span text:style-name="T3">Jam somni etiam sint, si quid aliud, sc-<text:line-break/>cundum naturam, qui et</text:span></text:span> i<text:span text:style-name="Default_20_Paragraph_20_Font"><text:span text:style-name="T3">psi variant pullus. ,. dum inci-<text:line-break/>piunt, min</text:span></text:span>o<text:span text:style-name="Default_20_Paragraph_20_Font"><text:span text:style-name="T3">res, languidiores ,. tardiores rarioresque red-<text:line-break/>dunt. Dum pr</text:span></text:span>o<text:span text:style-name="Default_20_Paragraph_20_Font"><text:span text:style-name="T3">cedunt, tard</text:span></text:span>i<text:span text:style-name="Default_20_Paragraph_20_Font"><text:span text:style-name="T3">tatem pedetentim augent .et<text:line-break/>raritatem, praesertim a cibo ; at mai</text:span></text:span>o<text:span text:style-name="Default_20_Paragraph_20_Font"><text:span text:style-name="T3">res sunt et vehemen-<text:line-break/>tiores. Tandem cum diuturniores fuerint ad rem</text:span></text:span>issio<text:span text:style-name="Default_20_Paragraph_20_Font"><text:span text:style-name="T3">nem<text:line-break/>et parvitatem redeunt, tarditatem</text:span></text:span> a<text:span text:style-name="Default_20_Paragraph_20_Font"><text:span text:style-name="T3">t raritatem retinent.</text:span></text:span></text:p>
      <text:p text:style-name="P2">Quae sit causa, cur concoctiones per somnum mello-<text:line-break/>res sint non in ventriculo modo , verum etiam in venis , in<text:line-break/>arte<text:span text:style-name="Default_20_Paragraph_20_Font"><text:span text:style-name="T3">r</text:span></text:span>iis , in omni denique animalis habitu, non est hujus<text:line-break/>loci explicare. Neque enim de causa, quaenam illa sit, con-<text:line-break/>venit inter omnes medicos ; equidem hoc in praesentiarum<text:line-break/>de illa b<text:span text:style-name="Default_20_Paragraph_20_Font"><text:span text:style-name="T3">r</text:span></text:span>eviter ilico. Paenites concoctrix se intro pe<text:span text:style-name="Default_20_Paragraph_20_Font"><text:span text:style-name="T3">r</text:span></text:span> so-<text:line-break/>mnum recipit magis. et in altum; e<text:span text:style-name="Default_20_Paragraph_20_Font"><text:span text:style-name="T3">r</text:span></text:span>go quia intro movetur et<text:line-break/>materiam conficit, primo veluti imbecillio<text:span text:style-name="Default_20_Paragraph_20_Font"><text:span text:style-name="T3">r</text:span></text:span> redditur ac<text:line-break/>oneratur, paulo post quum fruitur alimento, quod conficit,<text:line-break/>roboratur ipsa ac calor crescit animantis , ut qui frigidio -<text:line-break/>res cibos .comederunt, illico frigidiores se animadvertunt,<text:line-break/>multi que-adeo illorum manifeste et horrent .et -rigent,. haud<text:line-break/>multo post fiunt calidiores. Proinde si nativus calor est, qui<text:line-break/>concoquit cibos, ac qui huic. praesunt motus, ut ratio fuit<text:line-break/>Hippocrati^, qui foras. tendunt,. vigilias v.- qui intro, somnos<text:line-break/>conciliant; facillime - rationem ac. naturam commentemur</text:p>
      <text:p text:style-name="P3">pulsuum .nutationis, quae ex somn<text:span text:style-name="Default_20_Paragraph_20_Font"><text:span text:style-name="T3">o</text:span></text:span> pr<text:span text:style-name="Default_20_Paragraph_20_Font"><text:span text:style-name="T3">o</text:span></text:span>ficiscitur. Quodsi<text:line-break/>qua est alia hujus effectrix facultas , certe quia consensum<text:line-break/>esse traditum est mutuum omnium facultatum , quae animali<text:line-break/>moderantur; sed mirum est, si quid haec facultas naturalis<text:line-break/>consentiat cum illa. Sed hoc si semel admissum sit, roborari<text:line-break/>et debilitari vicissim facultatem, quae .pulsum creat, prompte<text:line-break/>expedias causam. Nam quis oneratur illa initio somni at-<text:line-break/>que debilitatur, minores et languidiores pulsus <text:span text:style-name="Default_20_Paragraph_20_Font"><text:span text:style-name="T3">o</text:span></text:span>portet<text:line-break/>existere, at mox ea. roborata, e diverso majores velle-<text:line-break/>mentioresque. At enim quid simul tardiores et rariores<text:line-break/>fiunt ? Erafistratus quidem causam confert in motuum v<text:span text:style-name="Default_20_Paragraph_20_Font"><text:span text:style-name="T3">o-<text:line-break/></text:span></text:span>scutariorum quietum, quae idcirco c<text:span text:style-name="Default_20_Paragraph_20_Font"><text:span text:style-name="T3">o</text:span></text:span>ncoquat probe; non<text:line-break/>somnum in causa ponit. Hippocrates ac caeteri, qui ver-<text:line-break/>gere <text:span text:style-name="Default_20_Paragraph_20_Font"><text:span text:style-name="T3">calorem intr</text:span></text:span>o <text:span text:style-name="Default_20_Paragraph_20_Font"><text:span text:style-name="T3">serunt per somnum</text:span></text:span>,. qui quidem medi-<text:line-break/>corum ac philosophorum sunt plane omnium probatissimi,<text:line-break/>in hujus incrementa et decrementa motusque diversos can-<text:line-break/>fas conserunt. Imminui enim dicunt^ ac veluti suffocari,</text:p>
      <text:p text:style-name="P3">ubi in acervum subito incur<text:span text:style-name="Default_20_Paragraph_20_Font"><text:span text:style-name="T3">r</text:span></text:span>at ingestae materiae ; quomodo<text:line-break/>ignem quoque, quum in lignorum ingentem struem incidat.<text:line-break/>Atque ut idem ignis, ubi superior evasit materia, roboratur<text:line-break/>ac in magnitudinem elevatur: sic innatus calor quum fruatur<text:line-break/>alimento, consectis jam succis, in quos invaserat, copiosior<text:line-break/>quam ante fit et validior. At causas adhuc tarditatis et ra-<text:line-break/>ritatis non expedivimus, imo vero aliter me judice res ha-<text:line-break/>bet. Quando dormientibus motus caloris, qui suras tenuit,<text:line-break/>imminutus est, viget autem qui intro, contractionem opor-<text:line-break/>tet celeriorem fieri, distentionem vero tardiorem. Ac sic<text:line-break/>quidem manifesto fit. Qui contractionem non assequu<text:span text:style-name="Default_20_Paragraph_20_Font"><text:span text:style-name="T3">n</text:span></text:span>tur<text:line-break/>arteriarum, sed discernunt ex sola distentione pulsus, hi<text:line-break/>tardum absolute volunt dormientium pulsum esse. Ille au-<text:line-break/>tem absolute non est tardus , sed altera ex parte tardus ; to-<text:line-break/>tus non tardus potius quam celer. Num cujus tarda dis-<text:line-break/>tentio et celeris est contractio, is neutro horum nominum<text:line-break/>appellandus est, nec celer nec tardus, sed sunt distinguendae</text:p>
      <text:p text:style-name="P3">ejus partes. Quod in respiratione ferit Hippocrates. Jam<text:line-break/>vero etiam altera sui parte parvus est dormientium pulsus,<text:line-break/>siquidem plurimum contrahitur, distenditur autem non plu-<text:line-break/>rimum , sed quantum contrarius motus necesse habet reddere<text:line-break/>contractioni. Porro arteria in pari semper intervallo mo-<text:line-break/>vetur in contractione ac distentione , nisi quando rhyth-<text:line-break/>mum subito immutet; terminis vero unde proficiscitur et<text:line-break/>quibus finitur variati Nam quum motus, qui intro per-<text:line-break/>git, praepolleat atque prorsus consideat, rurfusque inde<text:line-break/>incipiat, qui foras tendit motus, haudquaquam hic disten-<text:line-break/>tionem plurimum producit. Contra quum praepolleat mo-<text:line-break/>tus qui foras concitatur, contrario existente debili, minime<text:line-break/>tunc ab extremo orditur collapfu lu distentione, ac summam<text:line-break/>tandem magnitudinem assequitur. Quumque inde coeperit<text:line-break/>denuo qui intro fertur motus , finem contractionis, unde in-<text:line-break/>cepit distendi, facit. lta quum sarit semper veluti motuum<text:line-break/>quendam orbem, modo intro magis, modo foras fertur,</text:p>
      <text:p text:style-name="P2">Quamobrem qui duntaxat distentionem sentiunt; his pulsus<text:line-break/>necesse est in somnis parvus et tardus rideatur. lisdem ne-<text:line-break/>, cesse est ut imperitioribus lu dignoscendo p<text:span text:style-name="Default_20_Paragraph_20_Font"><text:span text:style-name="T5">usilla</text:span></text:span>m partem<text:line-break/>conspici motus distentionis et sugere maximum. Quippe in<text:line-break/>e<text:span text:style-name="Default_20_Paragraph_20_Font"><text:span text:style-name="T3">o</text:span></text:span> motu arteriarum intern<text:span text:style-name="Default_20_Paragraph_20_Font"><text:span text:style-name="T3">o</text:span></text:span>s motuum terminos ne exerci-<text:line-break/>tatissimi quidem attendunt, sed contractionis hos finis sugit<text:line-break/>et principium distentionis. Quo magis imperitos immensam<text:line-break/>partem motus praeterire par esu totam pr<text:span text:style-name="Default_20_Paragraph_20_Font"><text:span text:style-name="T3">o</text:span></text:span>pe contractionem<text:line-break/>et partem non mediocrem distentionis. Quae autem pera<text:line-break/>motus lateat, quam non sentiat, qui tangunt, ea quum ad-<text:line-break/>Iungatur ad tempus quietum ,. speciem praebet pulsus rari;<text:line-break/>tatnessi re vera dormientium pulsus nihilo rarior sit; ut nec<text:line-break/>respiratio.; sed aperte etiam in hac expiratio, quae cum .<text:line-break/>efflatione fiat, maj<text:span text:style-name="Default_20_Paragraph_20_Font"><text:span text:style-name="T3">o</text:span></text:span>r est; quietis tempori nullum accedit in-<text:line-break/>crementum. Explicavi jam summam sere de somnis; tamen<text:line-break/>quo res clarior fit, addam reliquum. .Pulsus dormientium</text:p>
      <text:p text:style-name="P2">lu externa quidem quiete similes sunt vigilantium pulsibus,<text:line-break/>in interna ver<text:span text:style-name="Default_20_Paragraph_20_Font"><text:span text:style-name="T3">o</text:span></text:span> permultum videntur distare , quia terminos<text:line-break/>internos m<text:span text:style-name="Default_20_Paragraph_20_Font"><text:span text:style-name="T3">o</text:span></text:span>tuum n<text:span text:style-name="Default_20_Paragraph_20_Font"><text:span text:style-name="T3">o</text:span></text:span>n assequitur noster sensus; sed tum mi-<text:line-break/>nor est tum languidior quam pulsus vigilantium, prae<text:span text:style-name="Default_20_Paragraph_20_Font"><text:span text:style-name="T3">t</text:span></text:span>er-<text:line-break/>tim a principio statim. Nam postea magnitudo ei quaedam<text:line-break/>et vehementia adjungitur et jam tardus in distentionibus est,<text:line-break/>in contracti<text:span text:style-name="Default_20_Paragraph_20_Font"><text:span text:style-name="T3">o</text:span></text:span>nibus velox, et in summa intro magis movetur.<text:line-break/>Quare si vehementem lu contractionibus eum dicas, nihil erres.<text:line-break/>Etenim excrementum succorum confecturumveluti fuligine-<text:line-break/>sum excernere arteria per somnos, quod copiosius tum colle-<text:line-break/>ctum sit, vehementius avet; unde motus, qui intro fertus,<text:line-break/>vel hoc nomine praepollet. At vero ubi absolute succi con-<text:line-break/>lecti suntsi in somno homo permaneat, immoderatus erit uti-<text:line-break/>que labis somnus. Motus autem meritu sit uterque minor, tar-<text:line-break/>dus, imbecillus, rarus. Somnus enim (quod vel ex poetis au-<text:line-break/>diasj mortis est frater. Una illi haec convenit cum viven-<text:line-break/>tibus, conlectio alimenti. Reliqua mortuis sunt similia,</text:p>
      <text:p text:style-name="P2">non videre, non audire, nihil intelligere, vel cogitare, vel<text:line-break/>loqui, vel sentire, ratione cerere, prostratum esse. Et vero<text:line-break/>quid aliud, si illud unum quod commune adhuc cum viveu-<text:line-break/>tibus habet , sit ablatum, nisi recte via ad mortem dicatur ?<text:line-break/>Jam etiam primum esse .et nativum caloris motum, quum fo-<text:line-break/>ras et extra seorsum movetur, secundum, quum intro et in<text:line-break/><text:span text:style-name="Default_20_Paragraph_20_Font"><text:span text:style-name="T3">t</text:span></text:span>eipsum, qui propter nutrimentum comparatus est, id jam<text:line-break/>pridem multis locis diximus. Qui ubi non amplius in nu-<text:line-break/>trimentu detineatur, neque proprium <text:span text:style-name="Default_20_Paragraph_20_Font"><text:span text:style-name="T3">t</text:span></text:span>uum motum, quo fer-<text:line-break/>tur foras, repetet, fed otiosus sit utrinque, habet tum certe<text:line-break/>imaginem mortis exolviturque ejus contentio, unde oritur<text:line-break/>languidus pulsus; dissolvitur porro motus, quam ob rem<text:line-break/>parvus et turdus et etiam rarus fit. Quod si increscat etiam<text:line-break/>atque etiam parvitas, tarditas raritasque, propemodum ni-<text:line-break/>Iril movebitur, at haec mors erat. Habes omnia de su-<text:line-break/>mnis. Quanquam praeterea Arehigenes plenissimos. dicat<text:line-break/>.pulsus in <text:span text:style-name="Default_20_Paragraph_20_Font"><text:span text:style-name="T3">t</text:span></text:span>emnis videri, Apollouides maxime vacuos, mihi</text:p>
      <text:p text:style-name="P3">ridetur de his non producere orationem , quum in superio-<text:line-break/>ribus lucubrationibus falso hoc probaverimus genus pulsuum<text:line-break/>inductum ab Herophili successoribus esse , sicut multa alia.<text:line-break/>Neque quicquam habet admirationis, si in re, quae plane<text:line-break/>discerni nequit, inter se Arehigenes et Apollouides dissi—<text:line-break/>deant. Neque enim communis sensus affectum, sed suas<text:line-break/>utefque opiniones scripsit.</text:p>
      <text:h text:style-name="Heading_20_2" text:outline-level="2">Cap. X.</text:h>
      <text:p text:style-name="P20"><text:s/><text:span text:style-name="Default_20_Paragraph_20_Font"><text:span text:style-name="T3">Qui expergiscuntur, e vestigio pulsus ma-<text:line-break/>gnos, vehemente</text:span></text:span>s, <text:span text:style-name="Default_20_Paragraph_20_Font"><text:span text:style-name="T3">celeres, crebros et cum quadam vibra-<text:line-break/>tione habent : qui mox medi</text:span></text:span>o<text:span text:style-name="Default_20_Paragraph_20_Font"><text:span text:style-name="T3">critatem assequuntur.</text:span></text:span></text:p>
      <text:p text:style-name="P1">Non perinde in somnum incidimus vigiles; ac ex su-<text:line-break/>inno evigila<text:span text:style-name="Default_20_Paragraph_20_Font"><text:span text:style-name="T3">t</text:span></text:span>um, quod hoc fere subito, illud omnino pede-<text:line-break/>tentim fiat. Etenim turbulenta insomnia, vel si quis voci-<text:line-break/>feretur, perstrepat, tangat dormientem, celerem et subita-<text:line-break/>neam concitat mutationem. Quocirca pulsus illos, qu<text:span text:style-name="Default_20_Paragraph_20_Font"><text:span text:style-name="T3">o</text:span></text:span>s<text:line-break/>commemoravimus , qui in eum modum immutantur, cla-,</text:p>
      <text:p text:style-name="P3">rissime perripiunt. Nec tamen in aliis, qui, motu innati<text:line-break/>caloris foras progrediente, excitati sunt, fugiunt exercita-<text:line-break/>tos. Nam somnus incidit, quum nativus calor aut ex sati-<text:line-break/>gallo ne et nimia siccitate ad alimentum fe convertat, aut ob<text:line-break/>immodicam humiditatem foras nequeat progredi. Quorum<text:line-break/>est salubris primus et naturalis, alter quem memoravimus<text:line-break/>veluti somnus, qui est in comatibus et lethargia. Cui op-<text:line-break/>positu est phrenitidum et vigiliarum praeter naturam vini-<text:line-break/>lautia.; ubi supra modum siccatus nativus calor est et quasi<text:line-break/>ignitus, atque idcirco .foras quoque movetur immodice. <text:span text:style-name="Default_20_Paragraph_20_Font"><text:span text:style-name="T3">S</text:span></text:span>ed<text:line-break/>affectus praeter naturam, quos nec vigilantiam nec somnum,<text:line-break/>fed vigilias et contata potius voces , relinquam in praesenti.<text:line-break/>At somni naturales simulque vigilantiae ita, quomodo ante<text:line-break/>diximus, gignuntur. Nam quum indigeat, simulque deside-<text:line-break/>ret naturalis animalium calor copiosam humiditatem , ideo-<text:line-break/>que lu viscera conveniat et ventrem, fit somnus; qui fimul</text:p>
      <text:p text:style-name="P3">atque ea satis fruitus est, ut naturalem jam qualitatem re-<text:line-break/>cuperaverit, expergiscuntur; quo quidem tempore illae<text:line-break/>conversiones nullo modo citra vim aliquam fiant. Nam in<text:line-break/>alimento concoquend<text:span text:style-name="Default_20_Paragraph_20_Font"><text:span text:style-name="T3">a</text:span></text:span> quia succrescit humiditas vaporosa<text:line-break/>large quum lu ipsa cute, tum in poris, corporibusque ad<text:line-break/>externam superficiem usque interpositis omnibus , non per-<text:line-break/>inde jam calori proclivis est ad externa motus. Quere ut<text:line-break/>hanc discutiat removeatque et meatus repmget et etiam<text:line-break/>corpus undequaque sibi penetrabile reddat, postulat primos<text:line-break/>vehementes atque violentos motus. .Quod ubi persprrabile<text:line-break/>purumque reddidit, mediocritatis naturalis recordatus. Hinc<text:line-break/>pulsus illico experrectis ex somno magni et vehementes et<text:line-break/>celeres eduntur. Praeterea ob motus vim nonnihil vi-<text:line-break/>brantur. Paulo post ad nativum mediocritatem revertitur<text:line-break/>tur. . Deinceps tironibus scripsimus de corporis adve<text:span text:style-name="Default_20_Paragraph_20_Font"><text:span text:style-name="T3">n</text:span></text:span>titiis -<text:line-break/>habitudinibus, .quas <text:span text:style-name="Default_20_Paragraph_20_Font"><text:span text:style-name="T7">σχεσεις</text:span></text:span><text:span text:style-name="Default_20_Paragraph_20_Font"><text:span text:style-name="T9"> </text:span></text:span>nos Hippoeratem secuti appella-<text:line-break/>ruus, qui in libro De articulis dixit, <text:span text:style-name="Default_20_Paragraph_20_Font"><text:span text:style-name="T3">Caeterum resc</text:span></text:span>i<text:span text:style-name="Default_20_Paragraph_20_Font"><text:span text:style-name="T3">t</text:span></text:span></text:p>
      <text:p text:style-name="P3"><text:span text:style-name="Default_20_Paragraph_20_Font"><text:span text:style-name="T3">etiam nonnihil corp</text:span></text:span>o<text:span text:style-name="Default_20_Paragraph_20_Font"><text:span text:style-name="T3">ris habitudo.</text:span></text:span> Ac pulsus n<text:span text:style-name="Default_20_Paragraph_20_Font"><text:span text:style-name="T3">o</text:span></text:span>s utraque<text:line-break/>illarum maxime c<text:span text:style-name="Default_20_Paragraph_20_Font"><text:span text:style-name="T3">o</text:span></text:span>nspicuos prodemus , quorum facile nunc<text:line-break/>sit adjungere causas ex commemoratis: nam quae de natu-<text:line-break/>ralibus differentiis corporis tradita sunt, eadem licentur de<text:line-break/>adventitiis. Quo brevior ero , folumque ipsum illinc ca-<text:line-break/>put subjiciendarum causa rerum huc transferam, quod ita<text:line-break/>habet.</text:p>
      <text:h text:style-name="Heading_20_2" text:outline-level="2">Cap. XI. </text:h>
      <text:p text:style-name="P20"><text:span text:style-name="Default_20_Paragraph_20_Font"><text:span text:style-name="T3">A</text:span></text:span>s<text:span text:style-name="Default_20_Paragraph_20_Font"><text:span text:style-name="T3">cititiae habitudines c</text:span></text:span>o<text:span text:style-name="Default_20_Paragraph_20_Font"><text:span text:style-name="T3">rp</text:span></text:span>o<text:span text:style-name="Default_20_Paragraph_20_Font"><text:span text:style-name="T3">ri</text:span></text:span>s <text:span text:style-name="Default_20_Paragraph_20_Font"><text:span text:style-name="T3">perinde<text:line-break/>p ustus , ut naturales immutant. Nam gracil</text:span></text:span>is <text:span text:style-name="Default_20_Paragraph_20_Font"><text:span text:style-name="T3">natura si<text:line-break/>quadratus evaserit, huic, qui talis natura ese, assimile</text:span></text:span>m<text:line-break/><text:span text:style-name="Default_20_Paragraph_20_Font"><text:span text:style-name="T3">pulsum habet. sin quadratu</text:span></text:span>s <text:span text:style-name="Default_20_Paragraph_20_Font"><text:span text:style-name="T3">factus gracilis su, affimi-<text:line-break/>lem grac</text:span></text:span>i<text:span text:style-name="Default_20_Paragraph_20_Font"><text:span text:style-name="T3">libus natura. Constat autem gracilitatis et qua-<text:line-break/>drati c</text:span></text:span>o<text:span text:style-name="Default_20_Paragraph_20_Font"><text:span text:style-name="T3">rporis citra facultati</text:span></text:span>s <text:span text:style-name="Default_20_Paragraph_20_Font"><text:span text:style-name="T3">immutationem, aestimandam<text:line-break/>disserentium esse; itaque in omnibus alii</text:span></text:span>s, <text:span text:style-name="Default_20_Paragraph_20_Font"><text:span text:style-name="T3">ut unum id<text:line-break/>tantum ubique de quo in praesenti disputemus mutetur.<text:line-break/>Quae diximus de quadrati</text:span></text:span>s, e<text:span text:style-name="Default_20_Paragraph_20_Font"><text:span text:style-name="T3">adem etiam de corpulentis a<text:line-break/>n</text:span></text:span>o<text:span text:style-name="Default_20_Paragraph_20_Font"><text:span text:style-name="T3">bis</text:span></text:span> e<text:span text:style-name="Default_20_Paragraph_20_Font"><text:span text:style-name="T3">ste dicta putandum est, nisi qu</text:span></text:span>o<text:span text:style-name="Default_20_Paragraph_20_Font"><text:span text:style-name="T3">d magi</text:span></text:span>s <text:span text:style-name="Default_20_Paragraph_20_Font"><text:span text:style-name="T3">sunt in-<text:line-break/>tenfu.</text:span></text:span></text:p>
      <text:p text:style-name="P2">In eum illic modum de habitudinibus corporis disse-<text:line-break/>ruimus. Apposuimus itidem de temperamentis; caput<text:line-break/>etiam lue memoriae gratia satis est adscripsisse. Est autem<text:line-break/>hoc.</text:p>
      <text:h text:style-name="Heading_20_2" text:outline-level="2">Cap. XII. </text:h>
      <text:p text:style-name="P20"><text:span text:style-name="Default_20_Paragraph_20_Font"><text:span text:style-name="T3">Jam etiam temperamenta corp</text:span></text:span>o<text:span text:style-name="Default_20_Paragraph_20_Font"><text:span text:style-name="T3">ri</text:span></text:span>s <text:span text:style-name="Default_20_Paragraph_20_Font"><text:span text:style-name="T3">asei-<text:line-break/>titia pasc</text:span></text:span>i<text:span text:style-name="Default_20_Paragraph_20_Font"><text:span text:style-name="T3">s ea proportione</text:span></text:span> m<text:span text:style-name="Default_20_Paragraph_20_Font"><text:span text:style-name="T3">utant, qua naturalia tempe-<text:line-break/>ramenta.</text:span></text:span></text:p>
      <text:p text:style-name="P1">Scilicet ad eundem hic m<text:span text:style-name="Default_20_Paragraph_20_Font"><text:span text:style-name="T3">o</text:span></text:span>dum ut de anni temporibus<text:line-break/>diximus; . calida calidis, frigida frigidis assimiles pulsus<text:line-break/>creant. Nam temperamentorum in humiditate et siccitate<text:line-break/>differe<text:span text:style-name="Default_20_Paragraph_20_Font"><text:span text:style-name="T3">n</text:span></text:span>tia continebatur in habitudinibus corporis; siquidem<text:line-break/>siccis gracilitas, c<text:span text:style-name="Default_20_Paragraph_20_Font"><text:span text:style-name="T3">o</text:span></text:span>rpulentia est humidis familiaris. Verum<text:line-break/>haec in libris De temperamentis declaravimus. Praeterea<text:line-break/>h<text:span text:style-name="Default_20_Paragraph_20_Font"><text:span text:style-name="T3">o</text:span></text:span>c quoque, corporis duritiem temperamenta sicca m<text:span text:style-name="Default_20_Paragraph_20_Font"><text:span text:style-name="T3">o</text:span></text:span>lli-<text:line-break/>tiem c<text:span text:style-name="Default_20_Paragraph_20_Font"><text:span text:style-name="T3">o</text:span></text:span>mitari humida. Itaque pulsus his m<text:span text:style-name="Default_20_Paragraph_20_Font"><text:span text:style-name="T3">o</text:span></text:span>llis est, illis<text:line-break/>durus.</text:p>
      <text:h text:style-name="Heading_20_2" text:outline-level="2">Cap. XIll. </text:h>
      <text:p text:style-name="P20"><text:span text:style-name="Default_20_Paragraph_20_Font"><text:span text:style-name="T3">N</text:span></text:span>i<text:span text:style-name="Default_20_Paragraph_20_Font"><text:span text:style-name="T3">t</text:span></text:span>i<text:span text:style-name="Default_20_Paragraph_20_Font"><text:span text:style-name="T3">to alia</text:span></text:span>s m<text:span text:style-name="Default_20_Paragraph_20_Font"><text:span text:style-name="T3">utatione</text:span></text:span>s , <text:span text:style-name="Default_20_Paragraph_20_Font"><text:span text:style-name="T3">quae. canfu</text:span></text:span>s</text:p>
      <text:p text:style-name="P9"><text:span text:style-name="Default_20_Paragraph_20_Font"><text:span text:style-name="T3">habent non naturales recenseamus. Exercitatione</text:span></text:span>s <text:span text:style-name="Default_20_Paragraph_20_Font"><text:span text:style-name="T3">pri-<text:line-break/>mo quae moderatae sunt vehementes, magno</text:span></text:span>s, <text:span text:style-name="Default_20_Paragraph_20_Font"><text:span text:style-name="T3">celeres,<text:line-break/>crebros puise</text:span></text:span>i<text:span text:style-name="Default_20_Paragraph_20_Font"><text:span text:style-name="T3">s elsiciunt; si multae sint et vires excedant<text:line-break/>laboranti</text:span></text:span>s, <text:span text:style-name="Default_20_Paragraph_20_Font"><text:span text:style-name="T3">parv</text:span></text:span>o<text:span text:style-name="Default_20_Paragraph_20_Font"><text:span text:style-name="T3">s, languid</text:span></text:span>o<text:span text:style-name="Default_20_Paragraph_20_Font"><text:span text:style-name="T3">s, celeres et crebros in summo.<text:line-break/>Nimium immodicae, ade</text:span></text:span>o <text:span text:style-name="Default_20_Paragraph_20_Font"><text:span text:style-name="T3">ut aegre jam scp</text:span></text:span>o<text:span text:style-name="Default_20_Paragraph_20_Font"><text:span text:style-name="T3">ssit movere et<text:line-break/>multi</text:span></text:span>s <text:span text:style-name="Default_20_Paragraph_20_Font"><text:span text:style-name="T3">interp</text:span></text:span>o<text:span text:style-name="Default_20_Paragraph_20_Font"><text:span text:style-name="T3">sitis quietibu</text:span></text:span>s, <text:span text:style-name="Default_20_Paragraph_20_Font"><text:span text:style-name="T3">aut nihil prorsus possit, sed<text:line-break/>e</text:span></text:span>v<text:span text:style-name="Default_20_Paragraph_20_Font"><text:span text:style-name="T3">olutae vires impensu sint, pullus mire parv</text:span></text:span>o<text:span text:style-name="Default_20_Paragraph_20_Font"><text:span text:style-name="T3">s et langui-<text:line-break/>dos tard</text:span></text:span>o<text:span text:style-name="Default_20_Paragraph_20_Font"><text:span text:style-name="T3">sque et rar</text:span></text:span>os. <text:span text:style-name="Default_20_Paragraph_20_Font"><text:span text:style-name="T3">Quod si ad virium disselutionem<text:line-break/>perveniant, pullus creant illi</text:span></text:span>s <text:span text:style-name="Default_20_Paragraph_20_Font"><text:span text:style-name="T3">pr</text:span></text:span>o<text:span text:style-name="Default_20_Paragraph_20_Font"><text:span text:style-name="T3">prios. Quales autem<text:line-break/>excitet pullus facultas quae difiolvitur, dicemus paulo<text:line-break/>inferi</text:span></text:span>ti<text:span text:style-name="Default_20_Paragraph_20_Font"><text:span text:style-name="T3">s.<text:tab/>.</text:span></text:span></text:p>
      <text:p text:style-name="P1">Habes caput, quod ill<text:span text:style-name="Default_20_Paragraph_20_Font"><text:span text:style-name="T3">o</text:span></text:span> in libr<text:span text:style-name="Default_20_Paragraph_20_Font"><text:span text:style-name="T3">o</text:span></text:span> conscripsi. Nunc jam<text:line-break/>addam causam.. Facultas in exercitationibus universam ad-<text:line-break/>bibet contentionem, unde pulsus vehementes excitantur;<text:line-break/>usus autem increscit, unde magni celeresque. Hic quan-<text:line-break/>doquidem binis accessionibus augetur, spiritu exhauriendo<text:line-break/>et caloris incremento, ide<text:span text:style-name="Default_20_Paragraph_20_Font"><text:span text:style-name="T3">o</text:span></text:span> etiam, quoniam n<text:span text:style-name="Default_20_Paragraph_20_Font"><text:span text:style-name="T3">o</text:span></text:span>n satis magni-</text:p>
      <text:p text:style-name="P3">sudine ill<text:span text:style-name="Default_20_Paragraph_20_Font"><text:span text:style-name="T3">o</text:span></text:span>rum et celeritate completur; crebri fiu<text:span text:style-name="Default_20_Paragraph_20_Font"><text:span text:style-name="T3">n</text:span></text:span>t. At<text:line-break/>quae vires excedunt exercitantis fe , efficiunt parvos et lan—<text:line-break/>guidos propter earum imbeclllitatem ; tamen illos quidem<text:line-break/>adhuc, quia urget usus , crebros, at non celerrimos, pro-<text:line-break/>pter facultatis infirmitatem, sed pro his creberrimos; id-<text:line-break/>que quatenus actio longe usu inferior est. Quod si adeo<text:line-break/>quis cogatur laborare , ut non modo superiores facultate. la-<text:line-break/>bores sint, sed continenter necesse habeat interquiescere;<text:line-break/>huic refrigeratur universum corpus. Pulsus autem ob<text:line-break/>imbecillam facultatem languidi sunt et parvi, <text:span text:style-name="Default_20_Paragraph_20_Font"><text:span text:style-name="T3">o</text:span></text:span>b frigus<text:line-break/>nec celeres nec crebri. In aperto rati<text:span text:style-name="Default_20_Paragraph_20_Font"><text:span text:style-name="T3">o</text:span></text:span> est, fi memineris<text:line-break/>pri<text:span text:style-name="Default_20_Paragraph_20_Font"><text:span text:style-name="T3">o</text:span></text:span>rum.</text:p>
      <text:h text:style-name="Heading_20_2" text:outline-level="2">Cap<text:span text:style-name="Default_20_Paragraph_20_Font"><text:span text:style-name="T3">r</text:span></text:span>XIU. </text:h>
      <text:p text:style-name="P20"><text:span text:style-name="Default_20_Paragraph_20_Font"><text:span text:style-name="T3">Ralneae calidae, dum sint moderatae,<text:line-break/>pulsu</text:span></text:span>s <text:span text:style-name="Default_20_Paragraph_20_Font"><text:span text:style-name="T3">creant magno</text:span></text:span>s, <text:span text:style-name="Default_20_Paragraph_20_Font"><text:span text:style-name="T3">celere</text:span></text:span>s, <text:span text:style-name="Default_20_Paragraph_20_Font"><text:span text:style-name="T3">crebro</text:span></text:span>s, <text:span text:style-name="Default_20_Paragraph_20_Font"><text:span text:style-name="T3">vehemente</text:span></text:span>s. <text:span text:style-name="Default_20_Paragraph_20_Font"><text:span text:style-name="T3">Jm-<text:line-break/>mod</text:span></text:span>i<text:span text:style-name="Default_20_Paragraph_20_Font"><text:span text:style-name="T3">cae parv</text:span></text:span>os <text:span text:style-name="Default_20_Paragraph_20_Font"><text:span text:style-name="T3">et languido</text:span></text:span>s , <text:span text:style-name="Default_20_Paragraph_20_Font"><text:span text:style-name="T3">tamen adhuc celere</text:span></text:span>s <text:span text:style-name="Default_20_Paragraph_20_Font"><text:span text:style-name="T3">ac ore-<text:line-break/>br</text:span></text:span>os. Q<text:span text:style-name="Default_20_Paragraph_20_Font"><text:span text:style-name="T3">uod si hic relinquantur, parv</text:span></text:span>os, <text:span text:style-name="Default_20_Paragraph_20_Font"><text:span text:style-name="T3">languido</text:span></text:span>s, <text:span text:style-name="Default_20_Paragraph_20_Font"><text:span text:style-name="T3">tar-<text:line-break/>do</text:span></text:span>s <text:span text:style-name="Default_20_Paragraph_20_Font"><text:span text:style-name="T3">atque raro</text:span></text:span>s.</text:p>
      <text:p text:style-name="P2">Ex balneis, si in tempore utaris, omnino corpus c<text:span text:style-name="Default_20_Paragraph_20_Font"><text:span text:style-name="T3">o</text:span></text:span>m-<text:line-break/>meditatum aliquam percipit. Nam quum defessi fumus; iit-<text:line-break/>calamus, sumus refrigerati, exiccati, anxietatem aut tem-<text:line-break/>periens inaequalem sentimus, denique si vacuatione opus sit<text:line-break/>nobis, illas heu subimus. In illis autem omnibus tempori-<text:line-break/>bus corpori restituitur mediocritas temperamenti, vires rie-<text:line-break/>parantur, opportunus augetur quidam calor, ac pars digeri-<text:line-break/>tur spiritus una cum sudoribus. Quare calidae balneae par<text:line-break/>est, suffiit moderatae, ut ad eum modum mutent pulsum,<text:line-break/>sicut declaravimus immutari, quum facultati commodatur et<text:line-break/>augetur usus. Immoderatas planum est facultatem dissui-<text:line-break/>vere, usumque p<text:span text:style-name="Default_20_Paragraph_20_Font"><text:span text:style-name="T3">r</text:span></text:span>aeter modum intendere; unde fit ut ere-<text:line-break/>berritnos creent; celeres autem perinde ut priores; nisi<text:line-break/>sane facultas ad extremum usum devenerit; nam tum qui-<text:line-break/>dem f<text:span text:style-name="Default_20_Paragraph_20_Font"><text:span text:style-name="T3">o</text:span></text:span>rmicautes, quos appellant, prodibunt. Quod si ab<text:line-break/>immodicis balneis destiterint nec laventur amplius, manifei.<text:line-break/>stum est quod et corporis habitus refrigeratus est et facultas</text:p>
      <text:p text:style-name="P3">dissoluta. Quamobrem mutatio pulsuum ea existet,. quam<text:line-break/>lu libro primo docuimus excipere facultatis imbecillitatem<text:line-break/>et usus remissionem. Hoc .enim in prae<text:span text:style-name="Default_20_Paragraph_20_Font"><text:span text:style-name="T3">t</text:span></text:span>enti fatis est si de-<text:line-break/>monstrem, quemadmodum ex singulis antecedentibus et ex-<text:line-break/>tremis causas ad primas et praecipuas et continentes vocatas<text:line-break/>mutatio penetret; ut autem ex illis pulsus necessario alteren-<text:line-break/>tur, in primo aperuimus libro.</text:p>
      <text:h text:style-name="Heading_20_2" text:outline-level="2">Cap. XV. .</text:h>
      <text:p text:style-name="P20">Fri<text:span text:style-name="Default_20_Paragraph_20_Font"><text:span text:style-name="T3">gidae balneae illico parv</text:span></text:span>o<text:span text:style-name="Default_20_Paragraph_20_Font"><text:span text:style-name="T3">s ac lan-<text:line-break/>guidiores et tard</text:span></text:span>o<text:span text:style-name="Default_20_Paragraph_20_Font"><text:span text:style-name="T3">s rar</text:span></text:span>o<text:span text:style-name="Default_20_Paragraph_20_Font"><text:span text:style-name="T3">sque pulsas eliciunt. Postea,<text:line-break/>prout id sit, quod induxerunt, </text:span></text:span>o<text:span text:style-name="Default_20_Paragraph_20_Font"><text:span text:style-name="T3">mnino eel t</text:span></text:span>o<text:span text:style-name="Default_20_Paragraph_20_Font"><text:span text:style-name="T3">rporem indu-<text:line-break/>eunt , vel robur.- Quae torporem intulerunt et</text:span></text:span> r<text:span text:style-name="Default_20_Paragraph_20_Font"><text:span text:style-name="T3">esc</text:span></text:span>i<text:span text:style-name="Default_20_Paragraph_20_Font"><text:span text:style-name="T3">gera-<text:line-break/>runt, parvo</text:span></text:span>s <text:span text:style-name="Default_20_Paragraph_20_Font"><text:span text:style-name="T3">et langu</text:span></text:span>i<text:span text:style-name="Default_20_Paragraph_20_Font"><text:span text:style-name="T3">di</text:span></text:span>o<text:span text:style-name="Default_20_Paragraph_20_Font"><text:span text:style-name="T3">res et tardos rarosque spiciunt.<text:line-break/>Quae calefecerant et robur conciliarunt, magnos, vehe-<text:line-break/>mentes, celeritate et crebritate moderatos.</text:span></text:span></text:p>
      <text:p text:style-name="P1">Balneae frigidae c vestigio refrigerant omnino, postea<text:line-break/>vel roborant, vel obruunt facultatem unaque perfrigerant;<text:line-break/>nam id est to<text:span text:style-name="Default_20_Paragraph_20_Font"><text:span text:style-name="T3">r</text:span></text:span>porem inducere. Itaque et pulsus pro ra-</text:p>
      <text:p text:style-name="P3">tione causarum immutantur. Quod vero non poterat tum<text:line-break/>tironibus explicari, id nunc declarabo. In frigida lotione<text:line-break/>arteriarum motus plus nitro quam foras fertur, quod et ca-<text:line-break/>lo<text:span text:style-name="Default_20_Paragraph_20_Font"><text:span text:style-name="T3">r</text:span></text:span> illuc illico magis feratur. Quod fi intus arterias posse-<text:line-break/>mus contingere , omnia quae alias in distentionibus animad-<text:line-break/>vertimus, haec in contractionibus hic apparerent, magni-<text:line-break/>tudo , celeritas, vehementia; sed hoc quia non potest usia<text:line-break/>ratione, ab iis, quae in distentionibus percipimus, totos pul-<text:line-break/>fus sic appellamus: parvos, quia multo minor distentio id<text:line-break/>temporis est quam ante; tardos item, quod aperte exsolutus<text:line-break/>est motus; jam raros quoque, quod alii etiam omnes, in<text:line-break/>quibus plus motus intro fertur, tales esse vili sint contra-<text:line-break/>ctionem non scntientibus. Causa ante explicata esu Ean-<text:line-break/>guidos non diximus ab<text:span text:style-name="Default_20_Paragraph_20_Font"><text:span text:style-name="T3">s</text:span></text:span>olute, sed scripsimus languidiores,<text:line-break/>qua voco parvam mula lienem significavimus in remissionem<text:line-break/>esse.</text:p>
      <text:h text:style-name="Heading_20_2" text:outline-level="2">Cap. XVI. </text:h>
      <text:p text:style-name="P20"><text:span text:style-name="Default_20_Paragraph_20_Font"><text:span text:style-name="T3">Cibu</text:span></text:span>s <text:span text:style-name="Default_20_Paragraph_20_Font"><text:span text:style-name="T3">largu</text:span></text:span>s; <text:span text:style-name="Default_20_Paragraph_20_Font"><text:span text:style-name="T3">ut etiam gravet faculta-</text:span></text:span></text:p>
      <text:p text:style-name="P3"><text:span text:style-name="Default_20_Paragraph_20_Font"><text:span text:style-name="T3">tel</text:span></text:span>a, <text:span text:style-name="Default_20_Paragraph_20_Font"><text:span text:style-name="T3">puipus inaequales atque inordinatos concitat; Ar .<text:line-break/>chigenes vult celeriores quam crebriores. Modicus. uta-<text:line-break/>gnos, celeres, crebros, vehementes. Parcior quam qui<text:line-break/>satis nutriat non aeque ac moderatus, caeterum minus<text:line-break/>mutat, neque id diu.</text:span></text:span></text:p>
      <text:p text:style-name="P1">Quum possimus in singulis capitibus hoc in libro prae-<text:line-break/>scriptis, primum quae alii de iis censuerunt commemorare,<text:line-break/>deinde esse salsos confutare, non hoc facimus; sed statim ad<text:line-break/>id quod probatum et verum est accedimus, id agentes, ut<text:line-break/>operis, quoad ejus fieri possit, prolixitatem contrahamus.<text:line-break/>Quod quum nunc et <text:span text:style-name="Default_20_Paragraph_20_Font"><text:span text:style-name="T3">s</text:span></text:span>ua sponte longum Iit, quid stet, li ve-<text:line-break/>tarum praeterea opiniones una cum confutatione congrua<text:line-break/>complectatur, nonne in immensum ducetur? At qui tense<text:line-break/>pure ad disciplinas abundat ardetque cupiditate medicorum<text:line-break/>omnes opiniones cognoscendi , huic lucubratio haec , certo<text:line-break/>scio, viam muniet, ut per se inveniat ubi bene sentiant et</text:p>
      <text:p text:style-name="P3">ubi errent. Et quidem alio ipsi loco multa scripsimus, quae<text:line-break/>his qui in ea voluntate sint conduce<text:span text:style-name="Default_20_Paragraph_20_Font"><text:span text:style-name="T3">n</text:span></text:span>t. De proposita<text:line-break/>quaestione in libris ubi inquirimus in Erasistrati artem de<text:line-break/>pulsibus, opinionis errorem, ut puto, clare prodidimus. Ad<text:line-break/>haec ubi discrepamus ah istis qui peritissimi habentur in<text:line-break/>arte de passibus , de his item vir qui sapientia sit praeditus<text:line-break/>facile mihi videtur horum praesidi<text:span text:style-name="Default_20_Paragraph_20_Font"><text:span text:style-name="T3">o</text:span></text:span> quae nunc tradidimus<text:line-break/>existimaturus. Inveniet enim ea fere partim in sula dictio-<text:line-break/>ne, partim lu exactis et distinctis explicationibus consistere,<text:line-break/>ut esiam haec de quibus nunc agimus. Nam quum scribat<text:line-break/>Archigenes in hunc modum de cib<text:span text:style-name="Default_20_Paragraph_20_Font"><text:span text:style-name="T3">o</text:span></text:span> facultatem onerante:<text:line-break/><text:span text:style-name="Default_20_Paragraph_20_Font"><text:span text:style-name="T3">Hic quia premit, languidi</text:span></text:span>o<text:span text:style-name="Default_20_Paragraph_20_Font"><text:span text:style-name="T3">res minore</text:span></text:span>s<text:span text:style-name="Default_20_Paragraph_20_Font"><text:span text:style-name="T3">que pasc</text:span></text:span>i<text:span text:style-name="Default_20_Paragraph_20_Font"><text:span text:style-name="T3">s c</text:span></text:span>o<text:span text:style-name="Default_20_Paragraph_20_Font"><text:span text:style-name="T3">nc</text:span></text:span>i-<text:line-break/><text:span text:style-name="Default_20_Paragraph_20_Font"><text:span text:style-name="T3">tat et celeri</text:span></text:span>o<text:span text:style-name="Default_20_Paragraph_20_Font"><text:span text:style-name="T3">re</text:span></text:span>s <text:span text:style-name="Default_20_Paragraph_20_Font"><text:span text:style-name="T3">quam crebriores:</text:span></text:span> nos non sic, sed quo-<text:line-break/>modo scripsimus ? Cibus largus , ut etiam gravet faculta-<text:line-break/>tem, pulsus inaequales atque inordinatos c<text:span text:style-name="Default_20_Paragraph_20_Font"><text:span text:style-name="T3">o</text:span></text:span>ncitat. Qui<text:line-break/>autem opera artis diligentur- observat , n<text:span text:style-name="Default_20_Paragraph_20_Font"><text:span text:style-name="T3">o</text:span></text:span>n in cibo tantum,<text:line-break/>scd et in aliis affectibus omnibus in quibus oneratur lacullas</text:p>
      <text:p text:style-name="P3">reperiet inaequales pulsus. Atque. hoc scilicet ipsum est<text:line-break/>quod imbecillam facultatum ab onerata distinguat , simulque<text:line-break/>cum eo proditur et noxae magnitudo. Si enim inter mul-<text:line-break/>tos magnos et vehementes pauci offendantur parui lan-<text:line-break/>guidique, pusilla est offensio facultatis; contra si .pauci<text:line-break/>magni et vehementes , parui autem atque languidi multi<text:line-break/>sint, ingenti in ejuscemodi affectibns.onere opprimititrfacula<text:line-break/>tas. At vero parvi et languidi pulsus perpetuo fiunt, nui-<text:line-break/>lo inte<text:span text:style-name="Default_20_Paragraph_20_Font"><text:span text:style-name="T3">r</text:span></text:span>pellante contrariorum , non in iis quae onerantur,<text:line-break/>sed in iis quae dissolvuntur facultatibus, Dum vero: per se<text:line-break/>quidem validae sint, sed a quopiam graventur et p<text:span text:style-name="Default_20_Paragraph_20_Font"><text:span text:style-name="T3">r</text:span></text:span>emantur,<text:line-break/>omnino vehementes et languidi pulsus commiscentur, - etiam<text:line-break/>si summe offensae sinti oscitantur igitur scribit Archige-<text:line-break/>nes, languidiores et minores pulsus fieri, quum facultates<text:line-break/>cibo. gravantur ; haec enim, quod facultas dissolvatur, non<text:line-break/>quod prematur, signa sunt, Atque ut in differentiis magni-<text:line-break/>trutinis et vehementiae fiunt inaequales, sic in differentiis</text:p>
      <text:p text:style-name="P3">crebritatis et celeritatis. Quare ne istuc quidem queo con-<text:line-break/>jicere, quemadmodum Archigenes scripserit; celeriores eos<text:line-break/>quam frequentiores esse; nifi si hoc dicere velit, licet sint<text:line-break/>hi inaequales, majore numero tamen celeres tardos vincunt<text:line-break/>quam raros crebri. Etsi ne hoc quidem verum est, scita<text:line-break/>nude proseratur, nec distincte; imo <text:span text:style-name="Default_20_Paragraph_20_Font"><text:span text:style-name="T3">o</text:span></text:span>ffensiones leviores<text:line-break/>cele<text:span text:style-name="Default_20_Paragraph_20_Font"><text:span text:style-name="T3">r</text:span></text:span>es magis quam creb<text:span text:style-name="Default_20_Paragraph_20_Font"><text:span text:style-name="T3">r</text:span></text:span>os, gravi<text:span text:style-name="Default_20_Paragraph_20_Font"><text:span text:style-name="T3">o</text:span></text:span>res e divers<text:span text:style-name="Default_20_Paragraph_20_Font"><text:span text:style-name="T3">o</text:span></text:span> crebri<text:span text:style-name="Default_20_Paragraph_20_Font"><text:span text:style-name="T3">o</text:span></text:span>res<text:line-break/>pulsus quam celeriores reddunt. Causa in aperto est ex<text:line-break/>demonstratis in primo libro, siquidem celeritas facultati<text:line-break/>peculiaris validae est, c<text:span text:style-name="Default_20_Paragraph_20_Font"><text:span text:style-name="T3">r</text:span></text:span>ebritas imbecillae. Jam aliorum<text:line-break/>etiam, de quibus deinceps dicemus, nisi exciderunt ea tibi<text:line-break/>quae primo in libr<text:span text:style-name="Default_20_Paragraph_20_Font"><text:span text:style-name="T3">o</text:span></text:span> docuimus, in promptu est causa.</text:p>
      <text:h text:style-name="Heading_20_2" text:outline-level="2">Cap. XVll. </text:h>
      <text:p text:style-name="P20"><text:span text:style-name="Default_20_Paragraph_20_Font"><text:span text:style-name="T4">Vi</text:span></text:span><text:span text:style-name="Default_20_Paragraph_20_Font"><text:span text:style-name="T3">num caetera quidem peraeque ac<text:line-break/>cibus pulsus variat; hoc vero- interest, quod illico in</text:span></text:span>tuiti-<text:line-break/><text:span text:style-name="Default_20_Paragraph_20_Font"><text:span text:style-name="T3">tet et citius mutatio a vino pro</text:span></text:span>f<text:span text:style-name="Default_20_Paragraph_20_Font"><text:span text:style-name="T3">ecta recedat quam illa<text:line-break/>quae a cib</text:span></text:span>o <text:span text:style-name="Default_20_Paragraph_20_Font"><text:span text:style-name="T3">; quod item celeritatem amplius^ et</text:span></text:span> m<text:span text:style-name="Default_20_Paragraph_20_Font"><text:span text:style-name="T3">agnitud</text:span></text:span>o- .<text:line-break/><text:span text:style-name="Default_20_Paragraph_20_Font"><text:span text:style-name="T3">nem quam vehementia</text:span></text:span>m <text:span text:style-name="Default_20_Paragraph_20_Font"><text:span text:style-name="T3">et crebritatem augeat. Quanto.</text:span></text:span></text:p>
      <text:p text:style-name="P3"><text:span text:style-name="Default_20_Paragraph_20_Font"><text:span text:style-name="T3">en</text:span></text:span>i<text:span text:style-name="Default_20_Paragraph_20_Font"><text:span text:style-name="T3">m vehementius moderatus cibus constantiusque r</text:span></text:span>o<text:span text:style-name="Default_20_Paragraph_20_Font"><text:span text:style-name="T3">bur<text:line-break/></text:span></text:span>c<text:span text:style-name="Default_20_Paragraph_20_Font"><text:span text:style-name="T3">onc</text:span></text:span>i<text:span text:style-name="Default_20_Paragraph_20_Font"><text:span text:style-name="T3">liat , tantum sare vinum ext</text:span></text:span>o<text:span text:style-name="Default_20_Paragraph_20_Font"><text:span text:style-name="T3">llit magnitudinem.</text:span></text:span></text:p>
      <text:p text:style-name="P1">Haec quoque oratio <text:span text:style-name="Default_20_Paragraph_20_Font"><text:span text:style-name="T3">t</text:span></text:span>eipsum interpretatur ac om<text:span text:style-name="Default_20_Paragraph_20_Font"><text:span text:style-name="T3">n</text:span></text:span>ia<text:line-break/>fubjiciit nobis quae de vini facultate sunt ab omnibus me- .<text:line-break/>dicis prodita. Quae enim ab ipsis fit appositio celeris est,<text:line-break/>quod humidum sit et calidum. <text:span text:style-name="Default_20_Paragraph_20_Font"><text:span text:style-name="T3">Quicunque enim celerem,<text:line-break/></text:span></text:span>inquit, <text:span text:style-name="Default_20_Paragraph_20_Font"><text:span text:style-name="T3">requirunt appositionem, hi</text:span></text:span>s <text:span text:style-name="Default_20_Paragraph_20_Font"><text:span text:style-name="T3">humidum medetur.<text:line-break/>Quando vero calor etiam dux est humiditati</text:span></text:span>s, <text:span text:style-name="Default_20_Paragraph_20_Font"><text:span text:style-name="T3">multo iam<text:line-break/>magi</text:span></text:span>s. <text:span text:style-name="Default_20_Paragraph_20_Font"><text:span text:style-name="T3">Ad haec quae astatim subi</text:span></text:span>m<text:span text:style-name="Default_20_Paragraph_20_Font"><text:span text:style-name="T3">que nutriunt , haec<text:line-break/>celeriter de</text:span></text:span>fi<text:span text:style-name="Default_20_Paragraph_20_Font"><text:span text:style-name="T3">ciuntur. </text:span></text:span>Quamobrem ut celerem , ita minime<text:line-break/>diuturnam a rino appositionem corpora accipiunt. Facile<text:line-break/>enim digeritur per halitum. Porro qu<text:span text:style-name="Default_20_Paragraph_20_Font"><text:span text:style-name="T3">o</text:span></text:span>d nutriat, pulsus<text:line-break/>ita ut cibus variabit, quod autem amplius quam ille cale-<text:line-break/>faciat, insigniorem adjicit illis et magnitudinem et celerior-<text:line-break/>tem ; id quod plane apertum est istis qui retinuerunt quae<text:line-break/>in primis exemplis d<text:span text:style-name="Default_20_Paragraph_20_Font"><text:span text:style-name="T3">o</text:span></text:span>cuimus. Ac reliqu<text:span text:style-name="Default_20_Paragraph_20_Font"><text:span text:style-name="T3">o</text:span></text:span>rum quae in ifa-<text:line-break/>goge prodidimus, si memoria teneas quae in primo libro<text:line-break/>scripsimus , omnes clarae sunt caulae. Quare praetermissa</text:p>
      <text:p text:style-name="P3">illorum magna partu causas tantum illorum quae sunt oli-<text:line-break/>scuriora reseramus ; de quibus hoc est. Cur choleras, ma-<text:line-break/>guos alvi fluores, profluvium muliebre vocatum et omnia<text:line-break/>quae ex vacuatione corporis facultatem dissolvunt, comiten-<text:line-break/>tur pulsus vermiculantes , at facultatem quae a febre ma-<text:line-break/>ligna dissolvitur, fornicantes consequatur? A<text:span text:style-name="Default_20_Paragraph_20_Font"><text:span text:style-name="T3">n</text:span></text:span> quia pul-<text:line-break/>sus, quo vermiculans sit, tardus esse omnino et rarus debet?<text:line-break/>neque enim possit fieri ut prior arteriae pars prius moveri<text:line-break/>videatur, neque ut fiant veluti circumscriptiones lu una<text:line-break/>distentione multae, ni tardus simulque rarus fit motus. At<text:line-break/>in acutis febribus (necesse enim est malignas acutas esse] non<text:line-break/><text:span text:style-name="Default_20_Paragraph_20_Font"><text:span text:style-name="T3">s</text:span></text:span>ustinet pulsum caloris copis vel tardum lu summo, vel fe-<text:line-break/>mel fieri rarum; caeterum tardus est, aut non celer. certe<text:line-break/>pulsus, quum dissolvitur facultas , (tametsi in eo quidam<text:line-break/>dignoscendo hallucinentttrj fed non summe tardus tamen;<text:line-break/>rarus autem haudquaquam; imo creber semper, ac ubi vis</text:p>
      <text:p text:style-name="P3">urgeat caloris, magnopere est creber. Mihi quidem jam vi-<text:line-break/>sum est tertii hujus libri hic finem facere. Reliqua in quarto<text:line-break/>persequa<text:span text:style-name="Default_20_Paragraph_20_Font"><text:span text:style-name="T3">r</text:span></text:span>, ab affectionibus animi exorsus.</text:p>
      <text:h text:style-name="P14" text:outline-level="1"><text:bookmark-start text:name="bookmark6"/><text:span text:style-name="Default_20_Paragraph_20_Font">CALENI DE CAVSIS PVLSVVM<text:line-break/>LIBER IV</text:span><text:bookmark-end text:name="bookmark6"/></text:h>
      <text:h text:style-name="Heading_20_2" text:outline-level="2">Cap. I. </text:h>
      <text:p text:style-name="P20">Inter causas, unde pulsus atterantur, quae-<text:line-break/>cunque mutati<text:span text:style-name="Default_20_Paragraph_20_Font"><text:span text:style-name="T3">o</text:span></text:span>nem moliuntur per se, c<text:span text:style-name="Default_20_Paragraph_20_Font"><text:span text:style-name="T3">o</text:span></text:span>ntinentes eorum<text:line-break/>generationem, ex quo sunt continentes appellatae, priori-<text:line-break/>bus duobus libris exp<text:span text:style-name="Default_20_Paragraph_20_Font"><text:span text:style-name="T3">o</text:span></text:span>suimus Quae has praecedunt, qua-<text:line-break/>mm confistit pars in ipsis animalium corporibus, pars ex-<text:line-break/>trinsecus accidit , has quum instituissemus duobus proximis<text:line-break/>explicare, quia ante etiam in libro illo quem tironibus<text:line-break/>scripfimus de pulsibus summatim de sus et citra demonstra-</text:p>
      <text:p text:style-name="P3">tionem tractavimus, operae pretium mihi est risum , ut hic<text:line-break/>quoque de iis agerem citatis ipsis capitibus atque distincte<text:line-break/>explicarem, simulque causas adderem Ac in tertio quidem<text:line-break/>libro de aetatibus, regionibus, armi temporibus, naturis,<text:line-break/>praeterea de exercitiis quae vocant et cibo potuque dixi-<text:line-break/>mus. lu hoc quarto, qui hujus commentationis est polire-<text:line-break/>mus, de causis praeter naturam sermonem habebo, exorsus<text:line-break/>ab affectibus animi; deinde etiam de corporis affectibus di-<text:line-break/>cturus. Jam hic quoque ad singula capita clausulas tradu-<text:line-break/>cam ex libro tironibus scriptu.</text:p>
      <text:p text:style-name="P1">cap. li. <text:span text:style-name="Default_20_Paragraph_20_Font"><text:span text:style-name="T3">Jrae altu</text:span></text:span>s <text:span text:style-name="Default_20_Paragraph_20_Font"><text:span text:style-name="T3">est pulsu</text:span></text:span>s, <text:span text:style-name="Default_20_Paragraph_20_Font"><text:span text:style-name="T3">magnu</text:span></text:span>s, <text:span text:style-name="Default_20_Paragraph_20_Font"><text:span text:style-name="T3">vehemen</text:span></text:span>s,<text:line-break/><text:span text:style-name="Default_20_Paragraph_20_Font"><text:span text:style-name="T3">celer, creber.</text:span></text:span></text:p>
      <text:p text:style-name="P1">Qui superiorum est memor , huic etiam quae de ira di-<text:line-break/>cuntur aperta sunt. At de quo ante haud dum diximus,<text:line-break/>hoc est in praesentia adiiciendum, vehementiorne tantum<text:line-break/>appareat pulsus iratorum , an ejuscemodi sit vere. Id enim</text:p>
      <text:p text:style-name="P3">omisimus, etsi satius lu primo libro disputaremus , sere du-<text:line-break/>hiurn. Neque enim ita quis fidem tum haberet, si dicere-<text:line-break/>mus non apparere solum , sed esse etiam vehementiorem,<text:line-break/>ut jam adducetur , quum ante in sermone interposito multa<text:line-break/>ordine audierit, quae conserunt ad fidem, praesertim quae<text:line-break/>de inaequalitatibus narravimus, in quibus pulsus vicissim<text:line-break/>clare videtur fieri languidus et vehemens; non quo tam re-<text:line-break/>pente facultas in imbecillitatem variet et robur, sed quod<text:line-break/>cum causis eam laede<text:span text:style-name="Default_20_Paragraph_20_Font"><text:span text:style-name="T3">n</text:span></text:span>tibus decertet, nec superet perpetuo<text:line-break/>eas. Apertissime autem .pulsus per bonas judicationes ve—<text:line-break/>hementes fiunt. Etenim facultas tum ut quae m<text:span text:style-name="Default_20_Paragraph_20_Font"><text:span text:style-name="T3">o</text:span></text:span>lestiam.<text:line-break/>exhibent <text:span text:style-name="Default_20_Paragraph_20_Font"><text:span text:style-name="T3">r</text:span></text:span>epestat, excitat seipsam, quod et in animali cer-<text:line-break/>nas facultate, non tantum vitali. Exsoluti enim quidam ex-<text:line-break/>treme vel per senectutem, vel per morbum, vel aliam<text:line-break/>quampiam quae antecesserit lassitudinem, si latrones subito<text:line-break/>conspiciant ingruere, vel hostes, vel feram aliquam, conti-.<text:line-break/>tuto cursu aufugiunt periculum , neque in eo validis conce-<text:line-break/>dunti Itemque in terrae motu ex aedibus exiliunt, aut .per</text:p>
      <text:p text:style-name="P3">incendium , atque ocissime discurrunt , quum antea per lu-<text:line-break/>firmitatem progressi vix possent. Ex quibus omnibus li-<text:line-break/>quet facultates animalis moderatrices , fi quando impendeat<text:line-break/>necessitas, majore vi obice suas functiones. Quo minus<text:line-break/>mirum est, si in ira hoc contingat, quum videatur merito<text:line-break/>fieri; ut et in his etiam animadvertas qui exercitationem<text:line-break/>subeunt, aut quum aliam navant operam, pulsus non lu<text:line-break/>magnitudinem modo, sed et lu vehementiam c<text:span text:style-name="Default_20_Paragraph_20_Font"><text:span text:style-name="T3">o</text:span></text:span>nverti.</text:p>
      <text:h text:style-name="Heading_20_2" text:outline-level="2">Cap. HI. </text:h>
      <text:p text:style-name="P20"><text:span text:style-name="Default_20_Paragraph_20_Font"><text:span text:style-name="T3">Laetitiae magnus, rarus et tardus esi<text:line-break/>pulsu</text:span></text:span>s, <text:span text:style-name="Default_20_Paragraph_20_Font"><text:span text:style-name="T3">at vehementia nihil disseri.</text:span></text:span></text:p>
      <text:p text:style-name="P1">Laetis diffunditur per universum corpus calor atque<text:line-break/>plus suras ejus motus fertur , at in tristibus intro. Unde<text:line-break/>major fit merito pulsus illorum, at non vehementior item.<text:line-break/>Neque enim ascititius ex affectu comparatur neque validio-<text:line-break/>ris actionis. usus. Planum autem est haec intelligi debere<text:line-break/>de moderata laetitia, quae propria ratione pulsus alterati<text:line-break/>Nam si nimia quidem laetitia sit, ut facultatem dissolvat, -</text:p>
      <text:p text:style-name="P3">pulsus saepe per acridens contrarii existunt. At tunc pus-<text:line-break/>sus fient, qui dum virtus dissolxitur, fieri solent. Diximus<text:line-break/>enim ante, qui inter assectus sunt vehementiores, hos totam<text:line-break/>alterationem pulsuum per seipsos moliri.</text:p>
      <text:h text:style-name="Heading_20_2" text:outline-level="2">Cap. IV. </text:h>
      <text:p text:style-name="P20"><text:span text:style-name="Default_20_Paragraph_20_Font"><text:span text:style-name="T3">Tristitiae parvu</text:span></text:span>s, <text:span text:style-name="Default_20_Paragraph_20_Font"><text:span text:style-name="T3">languidus, tardu</text:span></text:span>s <text:span text:style-name="Default_20_Paragraph_20_Font"><text:span text:style-name="T3">et<text:line-break/>raru</text:span></text:span>s <text:span text:style-name="Default_20_Paragraph_20_Font"><text:span text:style-name="T3">est.</text:span></text:span></text:p>
      <text:p text:style-name="P1">Et tristitia enim refrigerat et calorem intro concitat.<text:line-break/>Ilaque non iniuria contrarios pulsus efficit superioribus, quos<text:line-break/>consequi laetitiam dicebamus.</text:p>
      <text:h text:style-name="Heading_20_2" text:outline-level="2">Cap. U. </text:h>
      <text:p text:style-name="P20"><text:span text:style-name="Default_20_Paragraph_20_Font"><text:span text:style-name="T3">Tim</text:span></text:span>o<text:span text:style-name="Default_20_Paragraph_20_Font"><text:span text:style-name="T3">ri</text:span></text:span>s <text:span text:style-name="Default_20_Paragraph_20_Font"><text:span text:style-name="T3">recenti</text:span></text:span>s <text:span text:style-name="Default_20_Paragraph_20_Font"><text:span text:style-name="T3">et vehementi</text:span></text:span>s <text:span text:style-name="Default_20_Paragraph_20_Font"><text:span text:style-name="T3">celer et vi-<text:line-break/>bratu</text:span></text:span>s <text:span text:style-name="Default_20_Paragraph_20_Font"><text:span text:style-name="T3">et in</text:span></text:span>o<text:span text:style-name="Default_20_Paragraph_20_Font"><text:span text:style-name="T3">rdinatu</text:span></text:span>s <text:span text:style-name="Default_20_Paragraph_20_Font"><text:span text:style-name="T3">est inaequali</text:span></text:span>s<text:span text:style-name="Default_20_Paragraph_20_Font"><text:span text:style-name="T3">que. .inveterati jam<text:line-break/>simili</text:span></text:span>s <text:span text:style-name="Default_20_Paragraph_20_Font"><text:span text:style-name="T3">ei quem habet trisiitia.</text:span></text:span></text:p>
      <text:p text:style-name="P1">Timor e vestigio, quia statim multam mentis contur-<text:line-break/>baticuem facit, jure inaequales edit pulsus. Nam ante de<text:line-break/>hoc verba ferimus. Temporis diuturnitate pulsus creat<text:line-break/>quales tristitia. Neque quicquam a tristitia abest diuturnus<text:line-break/>timor. omnibus autem his, si diuturna sint, aut admodum</text:p>
      <text:p text:style-name="P3">vehementia, pulsus succedunt ut solent dum facultas dissui-<text:line-break/>vitnr. Etenim dissolvunt omnia haec facultatem brevi qui-<text:line-break/>dem vehementia, tempore vero contraria. Atqui paulo<text:line-break/>ante idem ex illis , quae de laetitia retulimus , ostendebatur ;<text:line-break/>nunc etiam adscripsimus , quod illis hoc in isagoge subju<text:span text:style-name="Default_20_Paragraph_20_Font"><text:span text:style-name="T3">n-<text:line-break/></text:span></text:span>ximus et etiam quod de similibus universaliter statuendum<text:line-break/>est item. Longiorem vero interpretationem haec oratio<text:line-break/>non quaerit; quere ad ea jam quae consequuntur trans-<text:line-break/>eamus.</text:p>
      <text:h text:style-name="Heading_20_2" text:outline-level="2">C ap. VI. </text:h>
      <text:p text:style-name="P20"><text:span text:style-name="Default_20_Paragraph_20_Font"><text:span text:style-name="T3">Hol</text:span></text:span>o<text:span text:style-name="Default_20_Paragraph_20_Font"><text:span text:style-name="T3">r qui qu</text:span></text:span>i<text:span text:style-name="Default_20_Paragraph_20_Font"><text:span text:style-name="T3">dem variat pulsu</text:span></text:span>s, (<text:span text:style-name="Default_20_Paragraph_20_Font"><text:span text:style-name="T3">va-<text:line-break/>riat autem ingen</text:span></text:span>s, <text:span text:style-name="Default_20_Paragraph_20_Font"><text:span text:style-name="T3">aut qui princ</text:span></text:span>i<text:span text:style-name="Default_20_Paragraph_20_Font"><text:span text:style-name="T3">pe</text:span></text:span>s <text:span text:style-name="Default_20_Paragraph_20_Font"><text:span text:style-name="T3">parte</text:span></text:span>s <text:span text:style-name="Default_20_Paragraph_20_Font"><text:span text:style-name="T3">tenet, ut etia</text:span></text:span>m<text:line-break/><text:span text:style-name="Default_20_Paragraph_20_Font"><text:span text:style-name="T3">insiammatio</text:span></text:span>j <text:span text:style-name="Default_20_Paragraph_20_Font"><text:span text:style-name="T3">dum parvu</text:span></text:span>s <text:span text:style-name="Default_20_Paragraph_20_Font"><text:span text:style-name="T3">est atque initio pulsum edit ma-<text:line-break/>i</text:span></text:span>u<text:span text:style-name="Default_20_Paragraph_20_Font"><text:span text:style-name="T3">rem, vehementiorem, celeri</text:span></text:span>o<text:span text:style-name="Default_20_Paragraph_20_Font"><text:span text:style-name="T3">rem, cr</text:span></text:span>e<text:span text:style-name="Default_20_Paragraph_20_Font"><text:span text:style-name="T3">briorem. Auctu</text:span></text:span>s<text:line-break/><text:span text:style-name="Default_20_Paragraph_20_Font"><text:span text:style-name="T3">ver</text:span></text:span>o <text:span text:style-name="Default_20_Paragraph_20_Font"><text:span text:style-name="T3">jam et adm</text:span></text:span>o<text:span text:style-name="Default_20_Paragraph_20_Font"><text:span text:style-name="T3">dum val</text:span></text:span>i<text:span text:style-name="Default_20_Paragraph_20_Font"><text:span text:style-name="T3">dus, ut etiam vitale</text:span></text:span>m <text:span text:style-name="Default_20_Paragraph_20_Font"><text:span text:style-name="T3">contentio-<text:line-break/>nem ostendat, minorem, languidi</text:span></text:span>o<text:span text:style-name="Default_20_Paragraph_20_Font"><text:span text:style-name="T3">rem , celerem, crebrum.<text:line-break/>Ac quo diuturnior sit, v</text:span></text:span>e<text:span text:style-name="Default_20_Paragraph_20_Font"><text:span text:style-name="T3">l veh</text:span></text:span>e<text:span text:style-name="Default_20_Paragraph_20_Font"><text:span text:style-name="T3">mentior</text:span></text:span> .a<text:span text:style-name="Default_20_Paragraph_20_Font"><text:span text:style-name="T3">spiciatur, hoc illo-<text:line-break/>rum quodque incre</text:span></text:span>s<text:span text:style-name="Default_20_Paragraph_20_Font"><text:span text:style-name="T3">cit magis. Qui ver</text:span></text:span>o <text:span text:style-name="Default_20_Paragraph_20_Font"><text:span text:style-name="T3">facultatem jam</text:span></text:span></text:p>
      <text:p text:style-name="P3"><text:span text:style-name="Default_20_Paragraph_20_Font"><text:span text:style-name="T3">disselvit, in remissionem et parvitatem et salsum celeritati</text:span></text:span>s<text:line-break/><text:span text:style-name="Default_20_Paragraph_20_Font"><text:span text:style-name="T3">speciem, ingentemque crebritatem commutat.</text:span></text:span></text:p>
      <text:p text:style-name="P1">Ut in omni molestia facultas, ita in doloribus fele fo-<text:line-break/>let ad depugnandum et residendum id quod infestat cou-<text:line-break/>citare. optimo igitur jure in magnitudinem et celeritatem<text:line-break/>vehementiam que pulsus mutat. Quae si i<text:span text:style-name="Default_20_Paragraph_20_Font"><text:span text:style-name="T3">n</text:span></text:span> eo nihil pensi-<text:line-break/>ciat, veluti ex inani labore vis ejus et contentio dissolvitur.<text:line-break/>Itaque in remissionem motus superata ab infestantibus fa-.<text:line-break/>cultate recidunt. Quid autem fassam cele<text:span text:style-name="Default_20_Paragraph_20_Font"><text:span text:style-name="T3">r</text:span></text:span>itatis speciem di-<text:line-break/>xerim, in tertio libro De dignoscendis pulsibus declaratum<text:line-break/>esu . Jam etiam demonstravimus ru horum commentariorum<text:line-break/>libro primo, cur pernis pulsibus pene omnibus adjuncta<text:line-break/>crebritas sit.</text:p>
      <text:h text:style-name="Heading_20_2" text:outline-level="2">Cap. VII. </text:h>
      <text:p text:style-name="P20"><text:span text:style-name="T4">In</text:span><text:span text:style-name="Default_20_Paragraph_20_Font"><text:span text:style-name="T3">siammati</text:span></text:span><text:span text:style-name="T3">o</text:span> <text:span text:style-name="Default_20_Paragraph_20_Font"><text:span text:style-name="T3">habet</text:span></text:span> o<text:span text:style-name="Default_20_Paragraph_20_Font"><text:span text:style-name="T3">mnis c</text:span></text:span>o<text:span text:style-name="Default_20_Paragraph_20_Font"><text:span text:style-name="T3">mmunem<text:line-break/>pulsum veluti ser</text:span></text:span>v<text:span text:style-name="Default_20_Paragraph_20_Font"><text:span text:style-name="T3">antem, ut alia pare attolli arteriae,<text:line-break/>alid non videatur, quum illa scilicet videatur durior.<text:line-break/>Habet etiam vibrationis aliquid hic pulsas, ac celer qui-</text:span></text:span></text:p>
      <text:p text:style-name="P3"><text:span text:style-name="Default_20_Paragraph_20_Font"><text:span text:style-name="T3">dem et creber est, non perpetuo magnus tamen. At sin-<text:line-break/>gul</text:span></text:span>l<text:span text:style-name="Default_20_Paragraph_20_Font"><text:span text:style-name="T3">s est suus proprius. .incipientibus quidem maior sustc<text:line-break/>et vehementior et celerior et crebrior. Augescentibus ade<text:line-break/>huc quum illa omnia increscunt tum clare jam durior et<text:line-break/>magis vibratus est. Vigentibus al</text:span></text:span>i<text:span text:style-name="Default_20_Paragraph_20_Font"><text:span text:style-name="T3">tem manisostior est du-<text:line-break/>riorque atque vibratus magis, sed minor est quam du-<text:line-break/>dum, non tamen languidior , e nest facultatem excedat<text:line-break/>assectus; quinetiam creberrimus sit et celer; quae st diu-<text:line-break/>turnior stt a</text:span></text:span>t <text:span text:style-name="Default_20_Paragraph_20_Font"><text:span text:style-name="T3">ue in seirrhum jam indurescat, accedit<text:line-break/>illis gracilitas pulsus et durities. Haec inflammatio ha-<text:line-break/>bet quae puipum per totum corpus immutat, vel quia ma-<text:line-break/>gna est, vel quia principi insidet. Si vero unive</text:span></text:span>r<text:span text:style-name="Default_20_Paragraph_20_Font"><text:span text:style-name="T3">sum cor-<text:line-break/>pus non associat, puipus in parte instammata talis erit<text:line-break/>qualem diximus. Crescunt autem quae commemoravi-<text:line-break/>mus singula, minuunturque aut pro instammationis quan-<text:line-break/></text:span></text:span>l<text:span text:style-name="Default_20_Paragraph_20_Font"><text:span text:style-name="T3">itate, aut pro ipsius instrumenti natula in</text:span></text:span>f<text:span text:style-name="Default_20_Paragraph_20_Font"><text:span text:style-name="T3">lammati. Si-<text:line-break/>quidem partes nervostores duriores edunt passus magis-<text:line-break/>que ser</text:span></text:span>v<text:span text:style-name="Default_20_Paragraph_20_Font"><text:span text:style-name="T3">antes et minores, venbsiores vero et arteriosiores</text:span></text:span></text:p>
      <text:p text:style-name="P3"><text:span text:style-name="Default_20_Paragraph_20_Font"><text:span text:style-name="T3">astectu tantu</text:span></text:span>m. i<text:span text:style-name="Default_20_Paragraph_20_Font"><text:span text:style-name="T3">gitur in insta</text:span></text:span>m<text:span text:style-name="Default_20_Paragraph_20_Font"><text:span text:style-name="T3">mationibus varie pulsus<text:line-break/>ex his o</text:span></text:span>m<text:span text:style-name="Default_20_Paragraph_20_Font"><text:span text:style-name="T3">nibus</text:span></text:span> m<text:span text:style-name="Default_20_Paragraph_20_Font"><text:span text:style-name="T3">utantur. Quae quemadm</text:span></text:span>o<text:span text:style-name="Default_20_Paragraph_20_Font"><text:span text:style-name="T3">dum discet-<text:line-break/>nenda sunt, quum alio loco exacte tractavimus tum<text:line-break/>ver</text:span></text:span>o <text:span text:style-name="Default_20_Paragraph_20_Font"><text:span text:style-name="T3">in praesentia quantu</text:span></text:span>m <text:span text:style-name="Default_20_Paragraph_20_Font"><text:span text:style-name="T3">interest tironibus persi-<text:line-break/>quemurr</text:span></text:span></text:p>
      <text:p text:style-name="P1">Hoc caput est ex isagoge , quod pulsuum perfectam ah<text:line-break/>inflammationibus mutationem clare docet. Porro ut pri-<text:line-break/>usae causae et generationem eorum continentes afficiantur<text:line-break/>ab inflammatione , ut illam mutationem inducant, explicare<text:line-break/>consequens est Illuc exorsos. omni parti quae iusiammata<text:line-break/>sit haec necessario duo accidunt, calor immodicus et tensio.<text:line-break/>Quae universo co<text:span text:style-name="Default_20_Paragraph_20_Font"><text:span text:style-name="T3">r</text:span></text:span>pori impartit ambo, ubi pars nobilis fit,<text:line-break/>vel insigni praedita inflammatione. Atqui immodicus ca-<text:line-break/>Ior, qui universum corpus occupet, fabris est; quae usum<text:line-break/>polluunt allevabit dilucide. At partis lusiam oratae tensio<text:line-break/>pervadit etiam arterias. Quamobrem durior pulsus erit;<text:line-break/>eoquc farre in nervosis partibus durior, quod praeter caele-</text:p>
      <text:p text:style-name="P3">ras haein iusiammationlbus tendantur, ut quae sint sua spo<text:span text:style-name="Default_20_Paragraph_20_Font"><text:span text:style-name="T3">n</text:span></text:span>te<text:line-break/>etiam tensae; atque una secum partes viriuas, quia sunt<text:line-break/>scilicet fortiores, intendunt. Nimium calorem autem <text:span text:style-name="Default_20_Paragraph_20_Font"><text:span text:style-name="T3">o</text:span></text:span>steu-<text:line-break/>dimus efficere per sepul<text:span text:style-name="Default_20_Paragraph_20_Font"><text:span text:style-name="T3">t</text:span></text:span>um celerem et maj orem ; quodsi<text:line-break/>quid deficiat usui , ibi etiam crebrum. Recte igitur omnes<text:line-break/>qu<text:span text:style-name="Default_20_Paragraph_20_Font"><text:span text:style-name="T3">o</text:span></text:span>s ex inflammatione febris arripuit, habent pulsum du-<text:line-break/>runr et insuper etiam ob intemperiem arteriarum in uno<text:line-break/>occursu inaequalem. Quae si ambo conjuncta sint, exisset<text:line-break/>dubio procul species illa pulsus quae veluti serrat tactum ;<text:line-break/>eam enim <text:span text:style-name="Default_20_Paragraph_20_Font"><text:span text:style-name="T3">o</text:span></text:span>portet qui tangit ut imaginem concipiat, ubi<text:line-break/>inaequaliter instrumentum durum occurrat- Erit porro, ut<text:line-break/>diximus, manifeste celerior ac, nisi resistat durities, plane<text:line-break/>rnajor; sin quid resistat, tantum sibi conciliabit vibrati nto-<text:line-break/>tus quantum imminuta magnitudo siti Jam etiam tanto<text:line-break/>hunc fore crebriorem , quanto minus distentio usum comple-<text:line-break/>vit, n<text:span text:style-name="Default_20_Paragraph_20_Font"><text:span text:style-name="T3">o</text:span></text:span>sti, si quae aule demonstravimus recordaris. Prae-<text:line-break/>lorea magnitudinibus paribus inflammationuur variati<text:span text:style-name="Default_20_Paragraph_20_Font"><text:span text:style-name="T3">o</text:span></text:span>nem</text:p>
      <text:p text:style-name="P3">pulsuum non parem comitari, sed inflammationes partium<text:line-break/>venularum pulsus ereme majores, sed eos duriores magis-<text:line-break/>que ser<text:span text:style-name="Default_20_Paragraph_20_Font"><text:span text:style-name="T3">v</text:span></text:span>antes. . Nihil est enim in his quod non clarum fit,<text:line-break/>si retineamus arterias magis tendi oportere a partibus ner-<text:line-break/>volis iusiammatis. Partes autem arteriosae plane etiam co-<text:line-break/>piam caloris in arteriis, utpote calidioribus, adaugebunt am-<text:line-break/>plius atque maximos idcirco excitant pulsus. Et si qua<text:line-break/>alicunde inaequalitas exoriatur, eam detegent manifestius.<text:line-break/>Duas, ni fallor, causas esse docuimus inaequalium pulsuum,<text:line-break/>facultatis quae arterias movet, ob nimios humores, qui<text:line-break/>ipsam degravent, imbecillitatem, praeterea ob ipsorum in-<text:line-break/>strumentorum affectus , obstructiones inquam et constrictio-<text:line-break/>nes atque tensiones et compressiones. Quare nihil est mi-<text:line-break/>rutu , si inaequales in arteriosis partibus inflammatis pulsus<text:line-break/>fiant, quum effectrix facultas illorum facillime in talibus<text:line-break/>defatigetur ipsaque instrumenta sint affecta. Reliqua quae</text:p>
      <text:p text:style-name="P3">in libro tironibus nuncupato scripsimus de mutatis ab in-<text:line-break/>flammatioue pulsibus non puto desiderare interp<text:span text:style-name="Default_20_Paragraph_20_Font"><text:span text:style-name="T3">r</text:span></text:span>etem.<text:line-break/>ltaque ad unum nunc de proximis capitibus est nigre-<text:line-break/>diendum.</text:p>
      <text:h text:style-name="Heading_20_2" text:outline-level="2">Cap. VIII. </text:h>
      <text:p text:style-name="P20"><text:span text:style-name="Default_20_Paragraph_20_Font"><text:span text:style-name="T3">Pleuriticorum celer pulsu</text:span></text:span>s <text:span text:style-name="Default_20_Paragraph_20_Font"><text:span text:style-name="T3">est et ere-<text:line-break/>ber , nec adm</text:span></text:span>o<text:span text:style-name="Default_20_Paragraph_20_Font"><text:span text:style-name="T3">dum magnu</text:span></text:span>s<text:span text:style-name="Default_20_Paragraph_20_Font"><text:span text:style-name="T3">, videatur et</text:span></text:span>i<text:span text:style-name="Default_20_Paragraph_20_Font"><text:span text:style-name="T3">am vehemen</text:span></text:span>s <text:span text:style-name="Default_20_Paragraph_20_Font"><text:span text:style-name="T3">esse.<text:line-break/>sist ille ver</text:span></text:span>o <text:span text:style-name="Default_20_Paragraph_20_Font"><text:span text:style-name="T3">non languidu</text:span></text:span>s <text:span text:style-name="Default_20_Paragraph_20_Font"><text:span text:style-name="T3">quide</text:span></text:span>m, <text:span text:style-name="Default_20_Paragraph_20_Font"><text:span text:style-name="T3">sed tamen n</text:span></text:span>o<text:span text:style-name="Default_20_Paragraph_20_Font"><text:span text:style-name="T3">n vehe-<text:line-break/>men</text:span></text:span>s <text:span text:style-name="Default_20_Paragraph_20_Font"><text:span text:style-name="T3">siatim, q</text:span></text:span>uo<text:span text:style-name="Default_20_Paragraph_20_Font"><text:span text:style-name="T3">d ad allectum refert. siquidem ubique<text:line-break/>hoc mem</text:span></text:span>o<text:span text:style-name="Default_20_Paragraph_20_Font"><text:span text:style-name="T3">ria servandum est, in unaquaque re mutati</text:span></text:span>o<text:span text:style-name="Default_20_Paragraph_20_Font"><text:span text:style-name="T3">nem<text:line-break/>esse pr</text:span></text:span>o <text:span text:style-name="Default_20_Paragraph_20_Font"><text:span text:style-name="T3">illa re aestimandam, disiinguendumque quod alia<text:line-break/>de re, non de illa acciderit. Pulsus itaque pleuriticoru</text:span></text:span>m,<text:line-break/><text:span text:style-name="Default_20_Paragraph_20_Font"><text:span text:style-name="T3">quia nerv</text:span></text:span>o<text:span text:style-name="Default_20_Paragraph_20_Font"><text:span text:style-name="T3">siorem qu</text:span></text:span>o<text:span text:style-name="Default_20_Paragraph_20_Font"><text:span text:style-name="T3">damm</text:span></text:span>o<text:span text:style-name="Default_20_Paragraph_20_Font"><text:span text:style-name="T3">do duriore</text:span></text:span>m<text:span text:style-name="Default_20_Paragraph_20_Font"><text:span text:style-name="T3">que ejsicit arte-<text:line-break/>riam, quasi converteret in vehementia</text:span></text:span>m, <text:span text:style-name="Default_20_Paragraph_20_Font"><text:span text:style-name="T3">imperitis i</text:span></text:span>m<text:span text:style-name="Default_20_Paragraph_20_Font"><text:span text:style-name="T3">po-<text:line-break/>nit , quos quid intersit inter durum ictum et vehementem<text:line-break/>latet. Jta quoque vulgus medi</text:span></text:span>c<text:span text:style-name="Default_20_Paragraph_20_Font"><text:span text:style-name="T3">orum, quod alias etiam<text:line-break/>dist</text:span></text:span>a<text:span text:style-name="Default_20_Paragraph_20_Font"><text:span text:style-name="T3">re ntias pulsuu</text:span></text:span>m <text:span text:style-name="Default_20_Paragraph_20_Font"><text:span text:style-name="T3">discernere ne</text:span></text:span>s<text:span text:style-name="Default_20_Paragraph_20_Font"><text:span text:style-name="T3">ciat, hassartassi</text:span></text:span>s <text:span text:style-name="Default_20_Paragraph_20_Font"><text:span text:style-name="T3">insti-<text:line-break/></text:span></text:span>l<text:span text:style-name="Default_20_Paragraph_20_Font"><text:span text:style-name="T3">atione</text:span></text:span>s <text:span text:style-name="Default_20_Paragraph_20_Font"><text:span text:style-name="T3">accusabit, atque ex sua</text:span></text:span> i<text:span text:style-name="Default_20_Paragraph_20_Font"><text:span text:style-name="T3">gn</text:span></text:span>o<text:span text:style-name="Default_20_Paragraph_20_Font"><text:span text:style-name="T3">rantia damnabit recta<text:line-break/>praecepta. Vot</text:span></text:span>u<text:span text:style-name="Default_20_Paragraph_20_Font"><text:span text:style-name="T3">m non faciam ut hic longi</text:span></text:span>o<text:span text:style-name="Default_20_Paragraph_20_Font"><text:span text:style-name="T3">rsim, quum</text:span></text:span></text:p>
      <text:p text:style-name="P3"><text:span text:style-name="Default_20_Paragraph_20_Font"><text:span text:style-name="T3">separatim de puifibus digno</text:span></text:span>s<text:span text:style-name="Default_20_Paragraph_20_Font"><text:span text:style-name="T3">cendis scr</text:span></text:span>i<text:span text:style-name="Default_20_Paragraph_20_Font"><text:span text:style-name="T3">pserim. Quare ut<text:line-break/>rationem exerceatis simul et tactum admoneo, ut in ex-<text:line-break/>p</text:span></text:span>a<text:span text:style-name="Default_20_Paragraph_20_Font"><text:span text:style-name="T3">riundo pulsum valeat tactus cogn</text:span></text:span>o<text:span text:style-name="Default_20_Paragraph_20_Font"><text:span text:style-name="T3">s</text:span></text:span>c<text:span text:style-name="Default_20_Paragraph_20_Font"><text:span text:style-name="T3">ere, n</text:span></text:span>o<text:span text:style-name="Default_20_Paragraph_20_Font"><text:span text:style-name="T3">n discernere<text:line-break/>salu</text:span></text:span>m <text:span text:style-name="Default_20_Paragraph_20_Font"><text:span text:style-name="T3">ratione. Principium vet</text:span></text:span>o <text:span text:style-name="Default_20_Paragraph_20_Font"><text:span text:style-name="T3">est exercitati</text:span></text:span>o<text:span text:style-name="Default_20_Paragraph_20_Font"><text:span text:style-name="T3">ni</text:span></text:span>s <text:span text:style-name="Default_20_Paragraph_20_Font"><text:span text:style-name="T3">ser-<text:line-break/>mone expresu doct</text:span></text:span>r<text:span text:style-name="Default_20_Paragraph_20_Font"><text:span text:style-name="T3">ina. Qui</text:span></text:span>p<text:span text:style-name="Default_20_Paragraph_20_Font"><text:span text:style-name="T3">pe nequeas vel crebritatis<text:line-break/>quantitatem verbis explicare , tametsi multum intersit , ex-<text:line-break/>cedat</text:span></text:span> f<text:span text:style-name="Default_20_Paragraph_20_Font"><text:span text:style-name="T3">usium pleuritidis m</text:span></text:span>o<text:span text:style-name="Default_20_Paragraph_20_Font"><text:span text:style-name="T3">dum, an n</text:span></text:span>o<text:span text:style-name="Default_20_Paragraph_20_Font"><text:span text:style-name="T3">n assequatur. s</text:span></text:span>i-<text:line-break/><text:span text:style-name="Default_20_Paragraph_20_Font"><text:span text:style-name="T3">quidem excelsu</text:span></text:span>s, <text:span text:style-name="Default_20_Paragraph_20_Font"><text:span text:style-name="T3">ubi in pe</text:span></text:span>n<text:span text:style-name="Default_20_Paragraph_20_Font"><text:span text:style-name="T3">pneumoniam migret, aut de-<text:line-break/>nuntiet sancopeh, necesse est fieri; desectu</text:span></text:span>s <text:span text:style-name="Default_20_Paragraph_20_Font"><text:span text:style-name="T3">in saporem,<text:line-break/>vel nervorum desinere laesionem. simili m</text:span></text:span>o<text:span text:style-name="Default_20_Paragraph_20_Font"><text:span text:style-name="T3">do illa inae-<text:line-break/>qualitatis specie</text:span></text:span>s <text:span text:style-name="Default_20_Paragraph_20_Font"><text:span text:style-name="T3">quae serranus imaginem praebet in<text:line-break/>pr</text:span></text:span>i<text:span text:style-name="Default_20_Paragraph_20_Font"><text:span text:style-name="T3">mis pleuritidis proprium est signum , si remissi</text:span></text:span>s <text:span text:style-name="Default_20_Paragraph_20_Font"><text:span text:style-name="T3">est, mor<text:line-break/>lis et pr</text:span></text:span>o<text:span text:style-name="Default_20_Paragraph_20_Font"><text:span text:style-name="T3">be maturandae; si vero magna, disc</text:span></text:span>in<text:span text:style-name="Default_20_Paragraph_20_Font"><text:span text:style-name="T3">d</text:span></text:span>i<text:span text:style-name="Default_20_Paragraph_20_Font"><text:span text:style-name="T3">s et ad-<text:line-break/>modum crudae pleuritidis. Tales cum imbecilli facultate<text:line-break/>coniunctae periculum praesens habent ; cum sirma autem<text:line-break/>aut tarde concoqu</text:span></text:span>a<text:span text:style-name="Default_20_Paragraph_20_Font"><text:span text:style-name="T3">ntur , aut ad suppurati</text:span></text:span>o<text:span text:style-name="Default_20_Paragraph_20_Font"><text:span text:style-name="T3">nem conv</text:span></text:span>e<text:span text:style-name="Default_20_Paragraph_20_Font"><text:span text:style-name="T3">rte,^—<text:line-break/>tur , aut tabidus eas exc</text:span></text:span>i<text:span text:style-name="Default_20_Paragraph_20_Font"><text:span text:style-name="T3">piet marcor. Atque eju</text:span></text:span>s <text:span text:style-name="Default_20_Paragraph_20_Font"><text:span text:style-name="T3">quae<text:line-break/>concoquitur pusus pedetent</text:span></text:span>i<text:span text:style-name="Default_20_Paragraph_20_Font"><text:span text:style-name="T3">m omnem deponit illam p,-ac-</text:span></text:span></text:p>
      <text:p text:style-name="P3"><text:span text:style-name="Default_20_Paragraph_20_Font"><text:span text:style-name="T3">ter natura</text:span></text:span>m <text:span text:style-name="Default_20_Paragraph_20_Font"><text:span text:style-name="T3">mutationem. Quae c</text:span></text:span>o<text:span text:style-name="Default_20_Paragraph_20_Font"><text:span text:style-name="T3">nvertitur ad suppara-<text:line-break/>tionem, habet pasc</text:span></text:span>i<text:span text:style-name="Default_20_Paragraph_20_Font"><text:span text:style-name="T3">s fuppuratorum pr</text:span></text:span>o<text:span text:style-name="Default_20_Paragraph_20_Font"><text:span text:style-name="T3">prios; ita qu</text:span></text:span>o<text:span text:style-name="Default_20_Paragraph_20_Font"><text:span text:style-name="T3">que<text:line-break/>q</text:span></text:span>i<text:span text:style-name="Default_20_Paragraph_20_Font"><text:span text:style-name="T3">iae tabid</text:span></text:span>a <text:span text:style-name="Default_20_Paragraph_20_Font"><text:span text:style-name="T3">marce</text:span></text:span>s<text:span text:style-name="Default_20_Paragraph_20_Font"><text:span text:style-name="T3">cet, p, ullus marc</text:span></text:span>o<text:span text:style-name="Default_20_Paragraph_20_Font"><text:span text:style-name="T3">rum.</text:span></text:span></text:p>
      <text:p text:style-name="P1">Caput ex isagoge hoc est, ac quae aperte accidunt pleu-<text:line-break/><text:span text:style-name="Default_20_Paragraph_20_Font"><text:span text:style-name="T3">v</text:span></text:span>iticis, declarant, causas autum non item aperit. Quam-<text:line-break/>obrem eas hic exponant. Pleuritis inflammatio est fucrin-<text:line-break/>geutis costas membranae, itaque febricitant acute; quippe<text:line-break/>vicina est cordi. Quia vero ad eum modum febricitant,<text:line-break/>ideo habent pulsum celerem. Quod nervosa etiam pars sit<text:line-break/>quae est assecla, hinc insigniter durus est. Jam quia itu<text:line-break/>habet,. ideo minor est quoque quam febri conveniat. Qua-<text:line-break/>re ut et creber fiat par est, quod magnos pulsus calor po-<text:line-break/>stulet, refragetur durities : diximus autem aule quantum ab<text:line-break/>usu absit magnitudo pulsus, resarcire crebritatem. Inae-<text:line-break/>qualis autem in iis est crebritas, quod nec humorum qui in-<text:line-break/>flammationem committunt una sit species. Quare si sint<text:line-break/>biliosiores, etiam febris acutior erit ac ostensio quaedam</text:p>
      <text:p text:style-name="P3">.consequetur facultatis; sin prtuitusiores , et lenior erit fe-<text:line-break/>bris et proclivior ad soporem. Nunquam enim in pleuri-<text:line-break/>fide et perip<text:span text:style-name="Default_20_Paragraph_20_Font"><text:span text:style-name="T3">n</text:span></text:span>eumonia fit ut caput non laedatur, quod hu-<text:line-break/>morum excipiat in inflammationibus patrium fuliginem. Ve-:<text:line-break/>rum quum putris humor sit biliosus, vaporem habet in mo-<text:line-break/>dum suligiuis acrem; qui mordicat et erodit; irritatque ce-<text:line-break/>rebrum, itaque ad delirium perducit;- si pituitosus sit, nec<text:line-break/>fumo acri similis, sed caligini crassae turbulentae, quasi nu-<text:line-break/>bem quandam ad caput attollens, humectet id gravetque<text:line-break/>crebrum, cogitque in gravem somnum deferri ac <text:span text:style-name="Default_20_Paragraph_20_Font"><text:span text:style-name="T3">s</text:span></text:span>opiri ho-<text:line-break/>minem. Recte ergo quum pulsus in majorenr crebritatem<text:line-break/>mutantur, aut peripneumoniam , aut syncopen annunciant : .<text:line-break/>peripneumoniam , quod occupet semper offendatque lateris<text:line-break/>inflammatio vicinas partes , ut quae a calido gignatur fer-<text:line-break/>venteque humore atque facile moto: syncopen vero ex<text:line-break/>assecla facultate, vel per nervorum laesionem , vel soporem :<text:line-break/>quum ex pituitosis humoribus vaporantibus cerebrum re-</text:p>
      <text:p text:style-name="P3">pletur. Jam hoc etiam si propellere offensam ad ramulos<text:line-break/>valeat, consequetur laesio nervorum ; et <text:span text:style-name="Default_20_Paragraph_20_Font"><text:span text:style-name="T3">t</text:span></text:span>epor , si nequeat.<text:line-break/>Ac talibus quidem humoribus rariores, contrariis, puta bi-<text:line-break/>stolis, crebriores justo modo pleuritidis pulsus eveniunt.<text:line-break/>Porro autem medius est inter raritatem et crebritatem mo-<text:line-break/>alus in pleuritide, ubi qui morbum committit humor san-<text:line-break/>guiueus siti Sic etiam modus messius duritiei ex tali hu-<text:line-break/>more ac moderatu inflammatione oritur, augetur vero aut<text:line-break/>ob inflammationis nimiam magnitudinem, aut ob h<text:span text:style-name="Default_20_Paragraph_20_Font"><text:span text:style-name="T5">um</text:span></text:span>ore,<text:line-break/>biliosus. Itemque per contraria minuitur. Jam hoc qno-<text:line-break/>que liquet, duros pulsus evidentius consecuturam speciem<text:line-break/>occursus veluti serrantia</text:p>
      <text:h text:style-name="Heading_20_2" text:outline-level="2">cap. IX. </text:h>
      <text:p text:style-name="P20"><text:span text:style-name="Default_20_Paragraph_20_Font"><text:span text:style-name="T4">S</text:span></text:span><text:span text:style-name="Default_20_Paragraph_20_Font"><text:span text:style-name="T3">upputat</text:span></text:span>o<text:span text:style-name="Default_20_Paragraph_20_Font"><text:span text:style-name="T3">rum pullus initi</text:span></text:span>o <text:span text:style-name="Default_20_Paragraph_20_Font"><text:span text:style-name="T3">siatim pat-<text:line-break/>fum refert v</text:span></text:span>i<text:span text:style-name="Default_20_Paragraph_20_Font"><text:span text:style-name="T3">gentis insiammationla ; ipsa enim initium est<text:line-break/>suppurationum. Nonnumquam inaequali, est inordina-<text:line-break/>t</text:span></text:span>i<text:span text:style-name="Default_20_Paragraph_20_Font"><text:span text:style-name="T3">m, sed</text:span></text:span> o<text:span text:style-name="Default_20_Paragraph_20_Font"><text:span text:style-name="T3">mnibu</text:span></text:span>s <text:span text:style-name="Default_20_Paragraph_20_Font"><text:span text:style-name="T3">h</text:span></text:span>a<text:span text:style-name="Default_20_Paragraph_20_Font"><text:span text:style-name="T3">st</text:span></text:span>in<text:span text:style-name="Default_20_Paragraph_20_Font"><text:span text:style-name="T3">us. Quum autem pus pr</text:span></text:span>o<text:span text:style-name="Default_20_Paragraph_20_Font"><text:span text:style-name="T3">pe su</text:span></text:span></text:p>
      <text:p text:style-name="P3"><text:span text:style-name="Default_20_Paragraph_20_Font"><text:span text:style-name="T3">maturum, caetera similis est, nisi quod aequalior sit: at<text:line-break/>quum erumpit, languidior, lati</text:span></text:span>o<text:span text:style-name="Default_20_Paragraph_20_Font"><text:span text:style-name="T3">r, tardior, rari</text:span></text:span>o<text:span text:style-name="Default_20_Paragraph_20_Font"><text:span text:style-name="T3">r.</text:span></text:span></text:p>
      <text:p text:style-name="P1">Qui multum puris in capedine inter thoracem et pul-<text:line-break/>monem collectum habent, hos quidam <text:span text:style-name="Default_20_Paragraph_20_Font"><text:span text:style-name="T7">ἐμπύους</text:span></text:span><text:span text:style-name="Default_20_Paragraph_20_Font"><text:span text:style-name="T9">, </text:span></text:span>alii <text:span text:style-name="Default_20_Paragraph_20_Font"><text:span text:style-name="T7">ἐμπ</text:span></text:span><text:span text:style-name="Default_20_Paragraph_20_Font"><text:span text:style-name="T8">ν</text:span></text:span><text:span text:style-name="Default_20_Paragraph_20_Font"><text:span text:style-name="T7">ἰ</text:span></text:span><text:span text:style-name="Default_20_Paragraph_20_Font"><text:span text:style-name="T9">-<text:line-break/></text:span></text:span><text:span text:style-name="Default_20_Paragraph_20_Font"><text:span text:style-name="T7">κους</text:span></text:span><text:span text:style-name="Default_20_Paragraph_20_Font"><text:span text:style-name="T9"> </text:span></text:span>suppuratus appellant, qui fiunt quum magna ad costas<text:line-break/>inflammatio suppurat. Interim etiam comitantur peripneu-<text:line-break/>monias. Denique omnes quibus inflammatum riscus ali-<text:line-break/>quod supputavit suppuratus vocant. Hoc ergo caput de<text:line-break/>suppuratis , quod ex isagoge proposuimus , quum praecipue<text:line-break/>est in primis quos commemoravimus verum, tum vero in<text:line-break/>reliquis omnibus. Nam ubi suppurat instammatio, quod<text:line-break/>iulliumenta vitiata et debilitata sit facultas, non potest non<text:line-break/>pulsibus inaequalitas quaedam et ordinis perturbatio moveri ;<text:line-break/>huic cumulus accedit naturae cum symptomata certamen.<text:line-break/>Humor enim putridus, qui modo huc, modo illuc sine or-<text:line-break/>dine confluit, tum spiritum transitu intercludit tum ad<text:line-break/>propulsanda naturam incitat quae molesta fiunt, unde ma-</text:p>
      <text:p text:style-name="P3">gni vehementesque et alti culeresque pulsus oriuntur. Paulo<text:line-break/>post autem ubi defatigatur pugnando facultas , aut siqua fir-<text:line-break/>mius pars obstruatur, in contraria recidunt, dum seipsam<text:line-break/>concitet vitalis facultas , ac ad relidenda quae sibi sunt in-<text:line-break/>festa se convertat, ubi denuo altiores atque vehementiores<text:line-break/>prioribus evadunt pulsus. Erg<text:span text:style-name="Default_20_Paragraph_20_Font"><text:span text:style-name="T3">o</text:span></text:span> quum perpetua haec sit<text:line-break/>mutatio, inaequalitas in iis necessario quaedam et ordinis<text:line-break/>perturbati<text:span text:style-name="Default_20_Paragraph_20_Font"><text:span text:style-name="T3">o</text:span></text:span> nascitur, eaque dum fiat erupti<text:span text:style-name="Default_20_Paragraph_20_Font"><text:span text:style-name="T3">o</text:span></text:span> perdurat.<text:line-break/>Quamobrem hecticus est dictus pulsus ill<text:span text:style-name="Default_20_Paragraph_20_Font"><text:span text:style-name="T3">o</text:span></text:span>rum; quod quidem<text:line-break/>n<text:span text:style-name="Default_20_Paragraph_20_Font"><text:span text:style-name="T3">o</text:span></text:span>men recentioribus medicis significat constanter manere<text:line-break/>illum eundem et non in orbem veluti accessiones quasdam<text:line-break/>facere rursusque intervalla, quod in aliis fit febribus. Per<text:span text:style-name="Default_20_Paragraph_20_Font"><text:span text:style-name="T3">d<text:line-break/></text:span></text:span>petua est enim illa in motu arteriarum agitatio, donec fiat<text:line-break/>eruptio; at dirupta parte quae suppurat, plane erunt om-<text:line-break/>nia contraria. Ac meminisse oportet eorum quae de latu<text:line-break/>pulsu in secundo libr<text:span text:style-name="Default_20_Paragraph_20_Font"><text:span text:style-name="T3">o</text:span></text:span> et de alto docuimus, neque h<text:span text:style-name="Default_20_Paragraph_20_Font"><text:span text:style-name="T3">o</text:span></text:span>c p<text:span text:style-name="Default_20_Paragraph_20_Font"><text:span text:style-name="T3">o-</text:span></text:span></text:p>
      <text:p text:style-name="P3">stulandum, ut de omnibus saepius repetamus. Nam vasa<text:line-break/>jam erumpente pme desinunt tendi , facultasque defessa est<text:line-break/>ex colluctatione-, ac necessario homo est attenuatus, quae<text:line-break/>ubi convenerunt, latus fit pulsus. Augebit porro multo<text:line-break/>magis ad seusum quidem ejus speciem ascensus ante eruv<text:line-break/>ptionem arteriarum. Siquidem quia illius adhuc sumus me-<text:line-break/>mores,, eique comparamus quae nunc apparent, pulsum<text:line-break/>reddi bene latum arbitramur.</text:p>
      <text:h text:style-name="Heading_20_2" text:outline-level="2">Cap. x. </text:h>
      <text:p text:style-name="P20">Proximum est de marcescentibus caput, de<text:line-break/>quo etiam quae ad causam inveniendam faciunt; primo loco<text:line-break/>tradam, deinde caput ipsum ex isagoge adscribam. Nomen<text:line-break/>hic affectus invenit a flammis marcescentibus, quae defectu<text:line-break/>nutrimenti extinguntur. Ac ubi calor eodem modo mar-<text:line-break/>cescit nativus animantium, pulsus oportet esse languidos.<text:line-break/>Nam ita affectis facultas efficitur debilis. Quocirca etiam<text:line-break/>parui sicut; jam celeritate etiam quadam ridentur praediti,<text:line-break/>quod nec haec abesse a febricitantibus possit. Quia autem et</text:p>
      <text:p text:style-name="P3">febricitant et facultate fiunt imbecilla, itaque pulsum habent<text:line-break/>parvum, necessario jam simul crebrum obtinent; id quod et<text:line-break/>in libris prioribus est ostensum,. lurbecillitatem autem fa-<text:line-break/>cultatis comitari item pussmn circumnutantem declaravimus,<text:line-break/>qui decurtatus est in utraque parte. Atque planum est, eos<text:line-break/>femper pullin<text:span text:style-name="Default_20_Paragraph_20_Font"><text:span text:style-name="T3">a</text:span></text:span> habituros undequaque similem : quod non ex<text:line-break/>humoribus assectus, nec ex spiritu procedat, fed in ipsis<text:line-break/>consistat folidis partibus. I<text:span text:style-name="Default_20_Paragraph_20_Font"><text:span text:style-name="T3">n</text:span></text:span> his enim corporis habitus uni-<text:line-break/>versus ut carbo quidam factus .est, qua de re hecticosju-<text:line-break/>niores medici h<text:span text:style-name="Default_20_Paragraph_20_Font"><text:span text:style-name="T3">o</text:span></text:span>s pulsus appellant. At quibus .jam cal<text:span text:style-name="Default_20_Paragraph_20_Font"><text:span text:style-name="T3">o</text:span></text:span>r<text:line-break/>extinctus est totus, quod accidit potissimum lenibus, rarior<text:line-break/>quoque pulsus fit. Hunc marcorem Philippus vocat ex<text:line-break/>morbo fenium; quem fere habent senescentes e<text:span text:style-name="Default_20_Paragraph_20_Font"><text:span text:style-name="T3">c</text:span></text:span> interdum<text:line-break/>rigentes etiam. De quibus optime Philippus- scripfit . non<text:line-break/>plane ignitis carbonibus hunc affectum similem esse , fed his<text:line-break/>qui ita extinguuntur ut in cinerem jam vertantur. Haec</text:p>
      <text:p text:style-name="P3">viro p<text:span text:style-name="Default_20_Paragraph_20_Font"><text:span text:style-name="T3">r</text:span></text:span>udentia praedito certe ad <text:span text:style-name="Default_20_Paragraph_20_Font"><text:span text:style-name="T3">r</text:span></text:span>eliqua intellige<text:span text:style-name="Default_20_Paragraph_20_Font"><text:span text:style-name="T3">n</text:span></text:span>da satis<text:line-break/>sunt, itaque caput nunc ex isagoge adscribemus.</text:p>
      <text:p text:style-name="P1"><text:span text:style-name="Default_20_Paragraph_20_Font"><text:span text:style-name="T3">Marcescentium pulsu</text:span></text:span>s <text:span text:style-name="Default_20_Paragraph_20_Font"><text:span text:style-name="T3">non uno mod</text:span></text:span>o <text:span text:style-name="Default_20_Paragraph_20_Font"><text:span text:style-name="T3">variat. Quare<text:line-break/>difierentii</text:span></text:span>s <text:span text:style-name="Default_20_Paragraph_20_Font"><text:span text:style-name="T3">hi quam apertissimis di</text:span></text:span>s<text:span text:style-name="Default_20_Paragraph_20_Font"><text:span text:style-name="T3">cernendi sunt. Qui<text:line-break/>una cum insiammatione, quae non di</text:span></text:span>s<text:span text:style-name="Default_20_Paragraph_20_Font"><text:span text:style-name="T3">cnsa sit, emar-<text:line-break/>cuerint, languid</text:span></text:span>os <text:span text:style-name="Default_20_Paragraph_20_Font"><text:span text:style-name="T3">et celeriore</text:span></text:span>s <text:span text:style-name="Default_20_Paragraph_20_Font"><text:span text:style-name="T3">valdeque crebr</text:span></text:span>os <text:span text:style-name="Default_20_Paragraph_20_Font"><text:span text:style-name="T3">pulsus<text:line-break/>habent, ac decurtato</text:span></text:span>s <text:span text:style-name="Default_20_Paragraph_20_Font"><text:span text:style-name="T3">magnitudine in uno ictu; .quo</text:span></text:span>s <text:span text:style-name="Default_20_Paragraph_20_Font"><text:span text:style-name="T3">Ar-<text:line-break/>chigene</text:span></text:span>s <text:span text:style-name="Default_20_Paragraph_20_Font"><text:span text:style-name="T3">natante</text:span></text:span>s <text:span text:style-name="Default_20_Paragraph_20_Font"><text:span text:style-name="T3">et circumnutante</text:span></text:span>s <text:span text:style-name="Default_20_Paragraph_20_Font"><text:span text:style-name="T3">appellat, ut aperte<text:line-break/>declaret d</text:span></text:span>i<text:span text:style-name="Default_20_Paragraph_20_Font"><text:span text:style-name="T3">stentioni</text:span></text:span>s <text:span text:style-name="Default_20_Paragraph_20_Font"><text:span text:style-name="T3">brevitatem cum utriu</text:span></text:span>s<text:span text:style-name="Default_20_Paragraph_20_Font"><text:span text:style-name="T3">que extremitatis<text:line-break/>quasi inclinatione. Neque entm ut praecisis affiatim, sed<text:line-break/>ceu partibus utrinque inpexi</text:span></text:span>s <text:span text:style-name="Default_20_Paragraph_20_Font"><text:span text:style-name="T3">c</text:span></text:span>o<text:span text:style-name="Default_20_Paragraph_20_Font"><text:span text:style-name="T3">ntrahitur decurtatus ma-<text:line-break/>gnitudine et in utrisque .partibu</text:span></text:span>s. <text:span text:style-name="Default_20_Paragraph_20_Font"><text:span text:style-name="T3">Atque hoc quidem non<text:line-break/>hi mod</text:span></text:span>o , vj.<text:span text:style-name="Default_20_Paragraph_20_Font"><text:span text:style-name="T3">ed marce</text:span></text:span>s<text:span text:style-name="Default_20_Paragraph_20_Font"><text:span text:style-name="T3">centes qual</text:span></text:span>i<text:span text:style-name="Default_20_Paragraph_20_Font"><text:span text:style-name="T3">bet de</text:span></text:span> o<text:span text:style-name="Default_20_Paragraph_20_Font"><text:span text:style-name="T3">ccasi</text:span></text:span>o<text:span text:style-name="Default_20_Paragraph_20_Font"><text:span text:style-name="T3">ne habent<text:line-break/>sare omnes r qui ex insiammatione marcescant , omnes; et<text:line-break/>alii item multi; nisi illi sane, qui de occulta quapiam in-<text:line-break/>siammatione marce</text:span></text:span>s<text:span text:style-name="Default_20_Paragraph_20_Font"><text:span text:style-name="T3">cunt. Rritque hic marcescentium. ex<text:line-break/>insiammatione</text:span></text:span> p<text:span text:style-name="Default_20_Paragraph_20_Font"><text:span text:style-name="T3">ro</text:span></text:span>p<text:span text:style-name="Default_20_Paragraph_20_Font"><text:span text:style-name="T3">rius , nulli . conveniens qui aliam</text:span></text:span> o<text:span text:style-name="Default_20_Paragraph_20_Font"><text:span text:style-name="T3">b</text:span></text:span></text:p>
      <text:p text:style-name="P3"><text:span text:style-name="Default_20_Paragraph_20_Font"><text:span text:style-name="T3">consum marcuerit. At hecticus</text:span></text:span> o<text:span text:style-name="Default_20_Paragraph_20_Font"><text:span text:style-name="T3">mnibus marcescentibus<text:line-break/>pullus est, qui quidem iis est c</text:span></text:span>o<text:span text:style-name="Default_20_Paragraph_20_Font"><text:span text:style-name="T3">mmunisiimus. secum-<text:line-break/>dum illum inaequalitas secundum magnitudinem difienti</text:span></text:span>o-<text:line-break/><text:span text:style-name="Default_20_Paragraph_20_Font"><text:span text:style-name="T3">nis decurtata, quae etiam adest pl</text:span></text:span>e<text:span text:style-name="Default_20_Paragraph_20_Font"><text:span text:style-name="T3">ri</text:span></text:span>s<text:span text:style-name="Default_20_Paragraph_20_Font"><text:span text:style-name="T3">que, deinde crebri-<text:line-break/>tas, etenim ha</text:span></text:span>e<text:span text:style-name="Default_20_Paragraph_20_Font"><text:span text:style-name="T3">c qu</text:span></text:span>o<text:span text:style-name="Default_20_Paragraph_20_Font"><text:span text:style-name="T3">que</text:span></text:span> o<text:span text:style-name="Default_20_Paragraph_20_Font"><text:span text:style-name="T3">mnibus qui</text:span></text:span> e<text:span text:style-name="Default_20_Paragraph_20_Font"><text:span text:style-name="T3">x insiammati</text:span></text:span>o<text:span text:style-name="Default_20_Paragraph_20_Font"><text:span text:style-name="T3">ne<text:line-break/>marcuerint perpetua adhaeret;</text:span></text:span> o<text:span text:style-name="Default_20_Paragraph_20_Font"><text:span text:style-name="T3">mnibu</text:span></text:span>s<text:span text:style-name="Default_20_Paragraph_20_Font"><text:span text:style-name="T3">que adeo .qui</text:span></text:span>- o<text:span text:style-name="Default_20_Paragraph_20_Font"><text:span text:style-name="T3">b<text:line-break/>sanc</text:span></text:span>o<text:span text:style-name="Default_20_Paragraph_20_Font"><text:span text:style-name="T3">pen ex corde , vel si</text:span></text:span>o<text:span text:style-name="Default_20_Paragraph_20_Font"><text:span text:style-name="T3">maeh</text:span></text:span>o <text:span text:style-name="Default_20_Paragraph_20_Font"><text:span text:style-name="T3">pr</text:span></text:span>o<text:span text:style-name="Default_20_Paragraph_20_Font"><text:span text:style-name="T3">fectam in praesens pe-<text:line-break/>iaculum venerunt, ac d</text:span></text:span>e<text:span text:style-name="Default_20_Paragraph_20_Font"><text:span text:style-name="T3">inde vini potione praeceps deali-<text:line-break/>nav</text:span></text:span>a<text:span text:style-name="Default_20_Paragraph_20_Font"><text:span text:style-name="T3">runt periculum, sed temp</text:span></text:span>o<text:span text:style-name="Default_20_Paragraph_20_Font"><text:span text:style-name="T3">re tamen marcuerunt : nisi<text:line-break/>fune h</text:span></text:span>o<text:span text:style-name="Default_20_Paragraph_20_Font"><text:span text:style-name="T3">s quoque dicas ex parvi</text:span></text:span>s <text:span text:style-name="Default_20_Paragraph_20_Font"><text:span text:style-name="T3">insiammationibus perire,<text:line-break/>nobis incogniti</text:span></text:span>s. <text:span text:style-name="Default_20_Paragraph_20_Font"><text:span text:style-name="T3">siquidem se</text:span></text:span>i<text:span text:style-name="Default_20_Paragraph_20_Font"><text:span text:style-name="T3">nt inter e</text:span></text:span>o<text:span text:style-name="Default_20_Paragraph_20_Font"><text:span text:style-name="T3">s qui nutantem<text:line-break/>habeant puise</text:span></text:span>i<text:span text:style-name="Default_20_Paragraph_20_Font"><text:span text:style-name="T3">m; nisi etiam hos dicas ex insiammatione,<text:line-break/>alio</text:span></text:span>s <text:span text:style-name="Default_20_Paragraph_20_Font"><text:span text:style-name="T3">citra insiammationem marcescere. rerum hoc in<text:line-break/>dubio esu Pusu</text:span></text:span>m <text:span text:style-name="Default_20_Paragraph_20_Font"><text:span text:style-name="T3">igitur hi habent h</text:span></text:span>e<text:span text:style-name="Default_20_Paragraph_20_Font"><text:span text:style-name="T3">ctieum, langu</text:span></text:span>i<text:span text:style-name="Default_20_Paragraph_20_Font"><text:span text:style-name="T3">dum,<text:line-break/>admodum crebrum, quem nutantem quidam appellant; at-<text:line-break/>que alteramhanc marcescentes disserentium puise</text:span></text:span>i<text:span text:style-name="Default_20_Paragraph_20_Font"><text:span text:style-name="T3">umfunt<text:line-break/>sortiti. Alid item tertia est e</text:span></text:span>o<text:span text:style-name="Default_20_Paragraph_20_Font"><text:span text:style-name="T3">rum qui ra</text:span></text:span>r<text:span text:style-name="Default_20_Paragraph_20_Font"><text:span text:style-name="T3">u</text:span></text:span>m <text:span text:style-name="Default_20_Paragraph_20_Font"><text:span text:style-name="T3">habent;<text:line-break/>verum et h</text:span></text:span>i<text:span text:style-name="Default_20_Paragraph_20_Font"><text:span text:style-name="T3">s quum antegressi: febris</text:span></text:span> n<text:span text:style-name="Default_20_Paragraph_20_Font"><text:span text:style-name="T3">ullus reddidit ore-</text:span></text:span></text:p>
      <text:p text:style-name="P3"><text:span text:style-name="Default_20_Paragraph_20_Font"><text:span text:style-name="T3">bros, tum sacultatis extrema disselut</text:span></text:span>m <text:span text:style-name="Default_20_Paragraph_20_Font"><text:span text:style-name="T3">abunde ejsicit ore-<text:line-break/>bros. Quod autem intercedit , omnibus refuge ratis scbr</text:span></text:span>r-<text:line-break/><text:span text:style-name="Default_20_Paragraph_20_Font"><text:span text:style-name="T3">bus, n</text:span></text:span>o<text:span text:style-name="Default_20_Paragraph_20_Font"><text:span text:style-name="T3">ndum tamen</text:span></text:span> e<text:span text:style-name="Default_20_Paragraph_20_Font"><text:span text:style-name="T3">xtinctis iis, in raritatem c</text:span></text:span>o<text:span text:style-name="Default_20_Paragraph_20_Font"><text:span text:style-name="T3">mmutat.<text:line-break/>Cenus h</text:span></text:span>o<text:span text:style-name="Default_20_Paragraph_20_Font"><text:span text:style-name="T3">c marcoris senibus pr</text:span></text:span>o<text:span text:style-name="Default_20_Paragraph_20_Font"><text:span text:style-name="T3">prium est, praesertim quum<text:line-break/>aliquid vitii pulmo et th</text:span></text:span>o<text:span text:style-name="Default_20_Paragraph_20_Font"><text:span text:style-name="T3">rax c</text:span></text:span>o<text:span text:style-name="Default_20_Paragraph_20_Font"><text:span text:style-name="T3">ntraxit. pli scbrilem reti-<text:line-break/>nent pulsus duritiem, etiam si rarus sit. omnin</text:span></text:span>o <text:span text:style-name="Default_20_Paragraph_20_Font"><text:span text:style-name="T3">paucis<text:line-break/>marc</text:span></text:span>e<text:span text:style-name="Default_20_Paragraph_20_Font"><text:span text:style-name="T3">scentibus in aliam inaequalitatem pulsus ac illam<text:line-break/>quam dix</text:span></text:span>i<text:span text:style-name="Default_20_Paragraph_20_Font"><text:span text:style-name="T3">mus, magn</text:span></text:span>i<text:span text:style-name="Default_20_Paragraph_20_Font"><text:span text:style-name="T3">tudinis, vertitur.</text:span></text:span></text:p>
      <text:h text:style-name="Heading_20_2" text:outline-level="2">Cap. XI. </text:h>
      <text:p text:style-name="P20"><text:span text:style-name="Default_20_Paragraph_20_Font"><text:span text:style-name="T3">Phthisicorum quos v</text:span></text:span>o<text:span text:style-name="Default_20_Paragraph_20_Font"><text:span text:style-name="T3">cant pulsu</text:span></text:span>s <text:span text:style-name="Default_20_Paragraph_20_Font"><text:span text:style-name="T3">par-<text:line-break/>vus et languidus est, mollisque et modi</text:span></text:span>c<text:span text:style-name="Default_20_Paragraph_20_Font"><text:span text:style-name="T3">e celer atque he-<text:line-break/>cticus.</text:span></text:span></text:p>
      <text:p text:style-name="P1">Pr<text:span text:style-name="Default_20_Paragraph_20_Font"><text:span text:style-name="T3">o</text:span></text:span>xima est oratio de phthisicis quos v<text:span text:style-name="Default_20_Paragraph_20_Font"><text:span text:style-name="T3">o</text:span></text:span>cant, qui<text:line-break/>pulsum facultatis imbecillitate parvum et languidum habent;<text:line-break/>at non nimium celerem ut plerique febricitantes , quod non<text:line-break/>detineantur urente febre. Hi habent etiam pulsum hecti-<text:line-break/>cum, qu<text:span text:style-name="Default_20_Paragraph_20_Font"><text:span text:style-name="T3">o</text:span></text:span>d et febrem habeant hecticam; sic a febre; quae<text:line-break/>c<text:span text:style-name="Default_20_Paragraph_20_Font"><text:span text:style-name="T3">o</text:span></text:span>rp<text:span text:style-name="Default_20_Paragraph_20_Font"><text:span text:style-name="T3">o</text:span></text:span>ris <text:span text:style-name="Default_20_Paragraph_20_Font"><text:span text:style-name="T3">o</text:span></text:span>ccuparit universum habitum, appellatur pulsus;</text:p>
      <text:p text:style-name="P3">ab his in lib<text:span text:style-name="Default_20_Paragraph_20_Font"><text:span text:style-name="T3">r</text:span></text:span>o ad tirones scripto caput sequitur de pe-<text:line-break/>iipneumonicis. Quod quidem hic visum mihi est adfari-<text:line-break/>here; habet autem ad hunc modum.</text:p>
      <text:h text:style-name="Heading_20_2" text:outline-level="2">Cap. Xls </text:h>
      <text:p text:style-name="P22"><text:span text:style-name="Default_20_Paragraph_20_Font"><text:span text:style-name="T3">Per</text:span></text:span>i<text:span text:style-name="Default_20_Paragraph_20_Font"><text:span text:style-name="T3">pn</text:span></text:span>e<text:span text:style-name="Default_20_Paragraph_20_Font"><text:span text:style-name="T3">umon</text:span></text:span>i<text:span text:style-name="Default_20_Paragraph_20_Font"><text:span text:style-name="T3">dorum magnu</text:span></text:span>s <text:span text:style-name="Default_20_Paragraph_20_Font"><text:span text:style-name="T3">est pulsus<text:line-break/>et langu</text:span></text:span>i<text:span text:style-name="Default_20_Paragraph_20_Font"><text:span text:style-name="T3">dus, mollisque similiter atque lethargic</text:span></text:span>o<text:span text:style-name="Default_20_Paragraph_20_Font"><text:span text:style-name="T3">rum pul-<text:line-break/></text:span></text:span>scia, <text:span text:style-name="Default_20_Paragraph_20_Font"><text:span text:style-name="T3">nisi quatenu</text:span></text:span>s <text:span text:style-name="Default_20_Paragraph_20_Font"><text:span text:style-name="T3">praepollet inaequalitate et in uno pul-<text:line-break/></text:span></text:span>sui <text:span text:style-name="Default_20_Paragraph_20_Font"><text:span text:style-name="T3">et collectiva quam vocant. Jn un</text:span></text:span>o <text:span text:style-name="Default_20_Paragraph_20_Font"><text:span text:style-name="T3">ictu, quu</text:span></text:span>m <text:span text:style-name="Default_20_Paragraph_20_Font"><text:span text:style-name="T3">veluti<text:line-break/>interpellatur et undosus est ac di</text:span></text:span>mo<text:span text:style-name="Default_20_Paragraph_20_Font"><text:span text:style-name="T3">tu</text:span></text:span>s <text:span text:style-name="Default_20_Paragraph_20_Font"><text:span text:style-name="T3">interdum sit; in<text:line-break/>collectiva, cum alias diffierentias habet, tum m</text:span></text:span>o<text:span text:style-name="Default_20_Paragraph_20_Font"><text:span text:style-name="T3">do inter-<text:line-break/>mittit, modo intercurrit.</text:span></text:span></text:p>
      <text:p text:style-name="P1">Hoc <text:span text:style-name="Default_20_Paragraph_20_Font"><text:span text:style-name="T3">c</text:span></text:span>aput est quod accurate quae peripneumonicis<text:line-break/>accidunt docet. Causas vero , fi memoriam habes eorum<text:line-break/>quae docuimus in primis commentariis, nullo negotio inve-<text:line-break/>neris. Neque enim est mirum vel magnum esse pulsum<text:line-break/>illorum, vel languidum, vel inaequalem ob pulmonis in-<text:line-break/>flammatiqnem , visceris tam laxi et mollis , locisque inani-</text:p>
      <text:p text:style-name="P3">bus infinitis. pleni, tam porro vicini cordi. Nam quia Ia-<text:line-break/>xum est et molle et undique vacuum, a pituitofiore atque<text:line-break/>c<text:span text:style-name="Default_20_Paragraph_20_Font"><text:span text:style-name="T3">r</text:span></text:span>assiore sanguine inflammatur, quum tenuis biliosusque<text:line-break/>fluat fere, nec in viscere ulla ratione densari possit, talis<text:line-break/>fluxio, pituitosa inquam, tunicam irrigat vasorum, frangit<text:line-break/>autem vim facultatis quae in illis esu Quo fit ut magnos<text:line-break/>simul et languidos pulsus reddat Quia ve<text:span text:style-name="Default_20_Paragraph_20_Font"><text:span text:style-name="T3">r</text:span></text:span>o cordi etiam<text:line-break/>riscus est vicinum, multiformis generatur inaequalitas. Siqui-<text:line-break/>deci compressionibus arteriarum et constrictionibus, denique.<text:line-break/>affectibus pleth<text:span text:style-name="Default_20_Paragraph_20_Font"><text:span text:style-name="T3">o</text:span></text:span>ricis ostendimus inaequalitatem succedere, po-<text:line-break/>.tissimum si finitimae fint cordi. Atqui quod in pe<text:span text:style-name="Default_20_Paragraph_20_Font"><text:span text:style-name="T3">r</text:span></text:span>ipneu-<text:line-break/>monia comprimantu<text:span text:style-name="Default_20_Paragraph_20_Font"><text:span text:style-name="T3">r</text:span></text:span> et graventur constringantu<text:span text:style-name="Default_20_Paragraph_20_Font"><text:span text:style-name="T3">r</text:span></text:span>que , atque<text:line-break/>debiles sint pulmonis arteriae, quid refert dicere? Qua-<text:line-break/>propter pulsus iis dicrotus infrequens est, quamvis aliam<text:line-break/>habeant mullum inaequalitatem ; quod dicrotus fere semper<text:line-break/>vasis requirat quandam duritiem. quam quidem non contra-</text:p>
      <text:p text:style-name="P3">hat ex pituitosa fluxione. Siquidem biliosioris munus est<text:line-break/>cogere, siccare, tendere, indurare. Quae quando minus<text:line-break/>saepe pulmonem infestat, sane erit rara quoque durities, et si<text:line-break/>haec., simul dimotus pulsus etiam. Jam pro offensae ma-<text:line-break/>gnitudine vel intermittentes pulsus, vel intercurrentes fore,<text:line-break/>etiam fecundo libro declaratum est, quae si exciderunt, ne-<text:line-break/>quicquam haec leges ; si retines , prolixiorem interpretatio-<text:line-break/>nem non puto jam te desiderare. Nam quae in isagoge<text:line-break/>deinceps de peripneumonicis retulimus si primorum me-<text:line-break/>moriam retines, non habent obscuras causas, quandoqui-<text:line-break/>dem hic quoque ipsum sutis est caput duntaxat adseri-<text:line-break/>psisse.</text:p>
      <text:p text:style-name="P1"><text:span text:style-name="Default_20_Paragraph_20_Font"><text:span text:style-name="T3">Quum aut</text:span></text:span>e<text:span text:style-name="Default_20_Paragraph_20_Font"><text:span text:style-name="T3">m scbr</text:span></text:span>e <text:span text:style-name="Default_20_Paragraph_20_Font"><text:span text:style-name="T3">teneantur acuta</text:span></text:span> o<text:span text:style-name="Default_20_Paragraph_20_Font"><text:span text:style-name="T3">mnes per</text:span></text:span>i<text:span text:style-name="Default_20_Paragraph_20_Font"><text:span text:style-name="T3">pn</text:span></text:span>e<text:span text:style-name="Default_20_Paragraph_20_Font"><text:span text:style-name="T3">u-<text:line-break/>ma</text:span></text:span>r<text:span text:style-name="Default_20_Paragraph_20_Font"><text:span text:style-name="T3">ici , atque habeant adiunctum nonnihil c</text:span></text:span>o<text:span text:style-name="Default_20_Paragraph_20_Font"><text:span text:style-name="T3">mat</text:span></text:span>i<text:span text:style-name="Default_20_Paragraph_20_Font"><text:span text:style-name="T3">s, utrum<text:line-break/>.superiu</text:span></text:span>s <text:span text:style-name="Default_20_Paragraph_20_Font"><text:span text:style-name="T3">horum sit, pr</text:span></text:span>o <text:span text:style-name="Default_20_Paragraph_20_Font"><text:span text:style-name="T3">ejus ratione potissimum quantitas<text:line-break/>crebritatis invenitur. Nam insign</text:span></text:span>i<text:span text:style-name="Default_20_Paragraph_20_Font"><text:span text:style-name="T3">orem si p</text:span></text:span>e<text:span text:style-name="Default_20_Paragraph_20_Font"><text:span text:style-name="T3">r</text:span></text:span>i<text:span text:style-name="Default_20_Paragraph_20_Font"><text:span text:style-name="T3">pn</text:span></text:span>e<text:span text:style-name="Default_20_Paragraph_20_Font"><text:span text:style-name="T3">umonia<text:line-break/>febrem habeat, pullus erit multum creber: sin maius co-.<text:line-break/>ma, minue creber erit.</text:span></text:span></text:p>
      <text:h text:style-name="P15" text:outline-level="2">Cap. XIII. </text:h>
      <text:p text:style-name="P22"><text:span text:style-name="Default_20_Paragraph_20_Font"><text:span text:style-name="T3">Lethargic</text:span></text:span>o<text:span text:style-name="Default_20_Paragraph_20_Font"><text:span text:style-name="T3">rum pulsus similis per</text:span></text:span>i<text:span text:style-name="Default_20_Paragraph_20_Font"><text:span text:style-name="T3">pne</text:span></text:span>A<text:line-break/><text:span text:style-name="Default_20_Paragraph_20_Font"><text:span text:style-name="T3">monicorum est, magnitudine, imbecillitate, </text:span></text:span>m<text:span text:style-name="Default_20_Paragraph_20_Font"><text:span text:style-name="T3">ollitie: scej<text:line-break/>eo</text:span></text:span> e<text:span text:style-name="Default_20_Paragraph_20_Font"><text:span text:style-name="T3">st tardior rariorque ac minus inaequalis, intermitten</text:span></text:span>s<text:line-break/><text:span text:style-name="Default_20_Paragraph_20_Font"><text:span text:style-name="T3">potius quam intercurrens. .Usi quum dicr</text:span></text:span>o<text:span text:style-name="Default_20_Paragraph_20_Font"><text:span text:style-name="T3">tus fiat; ah<text:line-break/>undosus semper in altis quidem sap</text:span></text:span>o<text:span text:style-name="Default_20_Paragraph_20_Font"><text:span text:style-name="T3">ribus est, de quibus^<text:line-break/>haec dicuntur. M</text:span></text:span>o<text:span text:style-name="Default_20_Paragraph_20_Font"><text:span text:style-name="T3">rborum enim pulsus exp</text:span></text:span>o<text:span text:style-name="Default_20_Paragraph_20_Font"><text:span text:style-name="T3">nimus, qui<text:line-break/>omnibu</text:span></text:span>s <text:span text:style-name="Default_20_Paragraph_20_Font"><text:span text:style-name="T3">suis indiciis constent : quo , si qui aliquatenu</text:span></text:span>s <text:span text:style-name="Default_20_Paragraph_20_Font"><text:span text:style-name="T3">de-<text:line-break/>siciant, neque dum sint integri, satis c</text:span></text:span>o<text:span text:style-name="Default_20_Paragraph_20_Font"><text:span text:style-name="T3">gn</text:span></text:span>o<text:span text:style-name="Default_20_Paragraph_20_Font"><text:span text:style-name="T3">scere magnitu-<text:line-break/>dinem et qua jam sunt praediti et quae accidere iis p</text:span></text:span>o<text:span text:style-name="Default_20_Paragraph_20_Font"><text:span text:style-name="T3">test,<text:line-break/>valeamu</text:span></text:span>s.</text:p>
      <text:p text:style-name="P1">Lethargum quoque ex hum<text:span text:style-name="Default_20_Paragraph_20_Font"><text:span text:style-name="T3">o</text:span></text:span>re pituit<text:span text:style-name="Default_20_Paragraph_20_Font"><text:span text:style-name="T3">o</text:span></text:span>sc gigni, in com-<text:line-break/>montariis^ quos <text:span text:style-name="Default_20_Paragraph_20_Font"><text:span text:style-name="T3">s</text:span></text:span>eparatim scripsimus De morbis <text:span text:style-name="Default_20_Paragraph_20_Font"><text:span text:style-name="T3">o</text:span></text:span>stensum<text:line-break/>est; unde merito ejus pulsus simillimus est peripneumoni-<text:line-break/>co<text:span text:style-name="Default_20_Paragraph_20_Font"><text:span text:style-name="T3">r</text:span></text:span>um, ve<text:span text:style-name="Default_20_Paragraph_20_Font"><text:span text:style-name="T3">r</text:span></text:span>um hoc tardior , quod procul a co<text:span text:style-name="Default_20_Paragraph_20_Font"><text:span text:style-name="T3">r</text:span></text:span>de remotum<text:line-break/>est cerebrum. Nam pulmo quidem ob viciniam, quae ipsi<text:line-break/>intercedit cdm co<text:span text:style-name="Default_20_Paragraph_20_Font"><text:span text:style-name="T3">r</text:span></text:span>de, pulsus suo jure, quum calidio<text:span text:style-name="Default_20_Paragraph_20_Font"><text:span text:style-name="T3">r</text:span></text:span> sit,<text:line-break/>celeriores ac crebriores creat. Jam vero etiam magis lu-</text:p>
      <text:p text:style-name="P3">aequales eos merito esse ob viciniam, ne hoc quidem est<text:line-break/>obscurum, si prima retinuisti. Itaque intermittens est po-<text:line-break/>tius quam. intercurrens pulsus lethargicorum, longe enim<text:line-break/>frigidior, et utile dicam, magis lethalis peripneumonia est<text:line-break/>morbus lethargici. Atqui frigido erat affectui proprius fa-<text:line-break/>cultatique valde <text:span text:style-name="Default_20_Paragraph_20_Font"><text:span text:style-name="T3">r</text:span></text:span>efrige<text:span text:style-name="Default_20_Paragraph_20_Font"><text:span text:style-name="T3">r</text:span></text:span>atae pulsus intermittens.</text:p>
      <text:h text:style-name="Heading_20_2" text:outline-level="2">cap. XIV. </text:h>
      <text:p text:style-name="P22"><text:span text:style-name="Default_20_Paragraph_20_Font"><text:span text:style-name="T3">Phrenitic</text:span></text:span>o<text:span text:style-name="Default_20_Paragraph_20_Font"><text:span text:style-name="T3">rum parvu</text:span></text:span>s <text:span text:style-name="Default_20_Paragraph_20_Font"><text:span text:style-name="T3">pulsu</text:span></text:span>s <text:span text:style-name="Default_20_Paragraph_20_Font"><text:span text:style-name="T3">est, ra-<text:line-break/>rissime autem c</text:span></text:span>o<text:span text:style-name="Default_20_Paragraph_20_Font"><text:span text:style-name="T3">nspectu</text:span></text:span>s <text:span text:style-name="Default_20_Paragraph_20_Font"><text:span text:style-name="T3">est magnu</text:span></text:span>s <text:span text:style-name="Default_20_Paragraph_20_Font"><text:span text:style-name="T3">esse, et c</text:span></text:span>o<text:span text:style-name="Default_20_Paragraph_20_Font"><text:span text:style-name="T3">ntentu</text:span></text:span>s<text:line-break/><text:span text:style-name="Default_20_Paragraph_20_Font"><text:span text:style-name="T3">est m</text:span></text:span>o<text:span text:style-name="Default_20_Paragraph_20_Font"><text:span text:style-name="T3">dice, durus et nerv</text:span></text:span>o<text:span text:style-name="Default_20_Paragraph_20_Font"><text:span text:style-name="T3">sus est, valde est celer et<text:line-break/>creber; habet praeterea n</text:span></text:span>o<text:span text:style-name="Default_20_Paragraph_20_Font"><text:span text:style-name="T3">nnihil undosi, interdumque vel<text:line-break/>tubtremere tibi vid</text:span></text:span>e<text:span text:style-name="Default_20_Paragraph_20_Font"><text:span text:style-name="T3">bitur, interdum etiam praecisu</text:span></text:span>s <text:span text:style-name="Default_20_Paragraph_20_Font"><text:span text:style-name="T3">cum<text:line-break/>c</text:span></text:span>o<text:span text:style-name="Default_20_Paragraph_20_Font"><text:span text:style-name="T3">nvulsi</text:span></text:span>o<text:span text:style-name="Default_20_Paragraph_20_Font"><text:span text:style-name="T3">ne quadam. Quod enim scbres in celer</text:span></text:span>i<text:span text:style-name="Default_20_Paragraph_20_Font"><text:span text:style-name="T3">tate pr</text:span></text:span>o-<text:line-break/><text:span text:style-name="Default_20_Paragraph_20_Font"><text:span text:style-name="T3">prium habent sampt</text:span></text:span>o<text:span text:style-name="Default_20_Paragraph_20_Font"><text:span text:style-name="T3">ma, hic</text:span></text:span> o<text:span text:style-name="Default_20_Paragraph_20_Font"><text:span text:style-name="T3">btinet clarissime, in utroque<text:line-break/>termin</text:span></text:span>o <text:span text:style-name="Default_20_Paragraph_20_Font"><text:span text:style-name="T3">distenti</text:span></text:span>o<text:span text:style-name="Default_20_Paragraph_20_Font"><text:span text:style-name="T3">ni</text:span></text:span>s, <text:span text:style-name="Default_20_Paragraph_20_Font"><text:span text:style-name="T3">praec</text:span></text:span>i<text:span text:style-name="Default_20_Paragraph_20_Font"><text:span text:style-name="T3">pue extern</text:span></text:span>o. <text:span text:style-name="Default_20_Paragraph_20_Font"><text:span text:style-name="T3">.invenia</text:span></text:span>s <text:span text:style-name="Default_20_Paragraph_20_Font"><text:span text:style-name="T3">etiam<text:line-break/>inaequalitati</text:span></text:span>s <text:span text:style-name="Default_20_Paragraph_20_Font"><text:span text:style-name="T3">in situ genus insigniter aliquand</text:span></text:span>o <text:span text:style-name="Default_20_Paragraph_20_Font"><text:span text:style-name="T3">in illo<text:line-break/>apparere; imo totam subinde arteriam sua sade deserta<text:line-break/>c</text:span></text:span>o<text:span text:style-name="Default_20_Paragraph_20_Font"><text:span text:style-name="T3">nspicia</text:span></text:span>s <text:span text:style-name="Default_20_Paragraph_20_Font"><text:span text:style-name="T3">att</text:span></text:span>o<text:span text:style-name="Default_20_Paragraph_20_Font"><text:span text:style-name="T3">lli p</text:span></text:span>o<text:span text:style-name="Default_20_Paragraph_20_Font"><text:span text:style-name="T3">tius cum v</text:span></text:span>i<text:span text:style-name="Default_20_Paragraph_20_Font"><text:span text:style-name="T3">brati</text:span></text:span>o<text:span text:style-name="Default_20_Paragraph_20_Font"><text:span text:style-name="T3">ne ebullientem quam<text:line-break/>more pulsu</text:span></text:span>s <text:span text:style-name="Default_20_Paragraph_20_Font"><text:span text:style-name="T3">distentam; pari modo delabi detractam p</text:span></text:span>o<text:span text:style-name="Default_20_Paragraph_20_Font"><text:span text:style-name="T3">tius</text:span></text:span></text:p>
      <text:p text:style-name="P3"><text:span text:style-name="Default_20_Paragraph_20_Font"><text:span text:style-name="T3">quam contractam. At vero immodi</text:span></text:span>c<text:span text:style-name="Default_20_Paragraph_20_Font"><text:span text:style-name="T3">a ejus crebritas proxi-<text:line-break/>mam denunciat sancopen.</text:span></text:span></text:p>
      <text:p text:style-name="P1">Neque hic quidem causas illorum quae diximus in-<text:line-break/>venire magni laboris suerit, si scias generari a bilioso hu-<text:line-break/>more phrenitidem, ut.lethargum a pituitoso; si item hoc<text:line-break/>teneas, lethargum ex ipso potius cerebro, phrenitidem<text:line-break/>praecipue gigni ex tendi meninge et ex septo transverso.<text:line-break/>Quae si memineris, etiam parvos merito pulsus et duros<text:line-break/>esse, non habebis necesse discere; atqui si assectus calidus<text:line-break/>est, pulsus autem parvi, omnino etiam crebri sunt. Etenim<text:line-break/>prioris distentionis desectum demonstravimus ante in ere-<text:line-break/>scitatum pulsus mutare. Porro , ut peripneumonicus pul-<text:line-break/>sus raro dimotus fit; quod nihil prorsus habeat duritiei: sic<text:line-break/>phreniticus <text:span text:style-name="Default_20_Paragraph_20_Font"><text:span text:style-name="T3">r</text:span></text:span>arissime undosus efficitur, propterea quod et<text:line-break/>hic plane careat mollitie. Nam quod subtremere facultatis<text:line-break/>sit signum imbecillae aliis locis ostendimus. Ubi ergo<text:line-break/>quae in arteriis est facultas amplius distendere eas conetur,</text:p>
      <text:p text:style-name="P3">nam hoc ob caloris abundantiam desiderat, idque durities<text:line-break/>tunicae prohibeat, videtur pullus quodammodo <text:span text:style-name="Default_20_Paragraph_20_Font"><text:span text:style-name="T3">s</text:span></text:span>ub tremere.<text:line-break/>Plane tunc hoc potissimum accidit, ubi immineat syncope;<text:line-break/>quomodo ubi convulsio , etiam motus est pulsuum convulsi-<text:line-break/>vus. At hoc phrenitici habent perpetuum, ut cum convul-<text:line-break/>sione quadam motus abrumpatur, non desinat paulatim; vi-<text:line-break/>get enim calor suntque dura instrumenta. Quum enim<text:line-break/>cupiat arterias amplius facultas distendere, obstat tunicarum<text:line-break/>durities; unde violentia procedit et praecisio illa convulsiva.<text:line-break/>Sic incipiunt etiam arteriae distendi <text:span text:style-name="Default_20_Paragraph_20_Font"><text:span text:style-name="T3">s</text:span></text:span>ubito et affatim , quasi<text:line-break/>exilientes magis quam pedetentim distentae. Sic etiam ex<text:line-break/>inflammatione fabrici tanti bus cunctis id his plus, illis minus<text:line-break/>videtur accidere; non in motus tantum sine, sed ab initio<text:line-break/>statim. Omnium horum causa est communis, usus pul-<text:line-break/>suum auctus, una cum duritie tunicae. Nam quum instet<text:line-break/>usus, eoque quasi in magnam facultas celeremque erum-</text:p>
      <text:p text:style-name="P10">pat distensionem, renitatur autem durities instrumentorum,<text:line-break/>in ideam illam quam retulimus necesse est ut incidat mo-<text:line-break/>tus. Quin etiam ob eandem hanc siccitatem et duritiem<text:line-break/>tensionemque vasorum, non mirum est, si intelligant, qui<text:line-break/>priora meminerunt, videri pullum in situ inaequalem: at<text:line-break/>ne hoc quidem, insignem crebritatem instare, significare<text:line-break/>syncopen. Ab imbecilla enim facultate ostendimus oriri<text:line-break/>crebritatem.</text:p>
      <text:h text:style-name="Heading_20_2" text:outline-level="2">Cap. XV.</text:h>
      <text:p text:style-name="P22"><text:s/>Posthac sermo mihi est de affectu, qui<text:line-break/>mixtus esse ex phrenitideet lethargo videtur; qui ideo etiam<text:line-break/>pulsus habet inter ut<text:span text:style-name="Default_20_Paragraph_20_Font"><text:span text:style-name="T3">c</text:span></text:span>unque affectum ambigentes. Naturam<text:line-break/>hujus assectus alibi declaravimus. Itaque pulsus eum me-<text:line-break/>rito habere mixtos, quum sit etiam ipse natura mixta, non<text:line-break/>mirum est. Quamobrem fi id noris, non requiras jam<text:line-break/>longiorem interpretationem ; sed si caput hic quoque ad-<text:line-break/>scripsero ex isagoge, satis erit. Habet autem ad hunc<text:line-break/>modum.</text:p>
      <text:p text:style-name="P2">Universa pene alia cum lethargicis conveniunt cato-<text:line-break/>chis, praeter quod immutescat habitus et veluti obstupescat,<text:line-break/>unde pulsibus mutatur tum remissio tum mollities; illa, quod<text:line-break/>cum intemperies nondum universum habitum occupavit, firma<text:line-break/>sit facultas. Nec vero mollitiem habent, quod nec tunicam<text:line-break/>etiam arteriae mollem. Arteriae vero regionem non scnr-<text:line-break/>per equidem reperi calidiorem, fere tamen invenitur ma-<text:line-break/>nifeste calidior. Causa est et in h<text:span text:style-name="Default_20_Paragraph_20_Font"><text:span text:style-name="T3">o</text:span></text:span>c affectu et in aliis, ubi<text:line-break/>invenitur idem symptoma, quod refrigeratio habitus non<text:line-break/>aeque arterias attigerit. Etenim inaequali intemperiei^ multa<text:line-break/>talia usu veniunt. Ac. videtur quidem calidior locus arte-.<text:line-break/>riarum finitimis circumrirca, modo quod caleat magis; modo<text:line-break/>quod minus quam circumposita sit frigidus.</text:p>
      <text:h text:style-name="Heading_20_2" text:outline-level="2">Cap. XIII. </text:h>
      <text:p text:style-name="P22"><text:span text:style-name="Default_20_Paragraph_20_Font"><text:span text:style-name="T3">C</text:span></text:span>o<text:span text:style-name="Default_20_Paragraph_20_Font"><text:span text:style-name="T3">nvulsoru</text:span></text:span>m i<text:span text:style-name="Default_20_Paragraph_20_Font"><text:span text:style-name="T3">psum corpu</text:span></text:span>s <text:span text:style-name="Default_20_Paragraph_20_Font"><text:span text:style-name="T3">arteriae<text:line-break/>videtur contractu</text:span></text:span>m <text:span text:style-name="Default_20_Paragraph_20_Font"><text:span text:style-name="T3">et undequaque coarctatum, non c</text:span></text:span>e<text:span text:style-name="Default_20_Paragraph_20_Font"><text:span text:style-name="T3">u<text:line-break/>compressi</text:span></text:span>i<text:span text:style-name="Default_20_Paragraph_20_Font"><text:span text:style-name="T3">msit a qu</text:span></text:span>o<text:span text:style-name="Default_20_Paragraph_20_Font"><text:span text:style-name="T3">piam, vel const</text:span></text:span>i<text:span text:style-name="Default_20_Paragraph_20_Font"><text:span text:style-name="T3">patum, nec etiam vel-<text:line-break/>uti rigidum, ut in scbre, praesertim in accessi</text:span></text:span>oni<text:span text:style-name="Default_20_Paragraph_20_Font"><text:span text:style-name="T3">bu</text:span></text:span>s,</text:p>
      <text:p text:style-name="P2"><text:span text:style-name="Default_20_Paragraph_20_Font"><text:span text:style-name="T3">.iam etiam alius est tessectus, qui sive medio loco po-<text:line-break/>nendus sit inter lethargum es phrenitin , ut qui cum neutro<text:line-break/>in totum conveniat, sive communis esse ambobus existimatu-<text:line-break/>dus, ut ex phrenitidis speciebus et lethargi mixtus, suo<text:line-break/>loco considerabimus. Nunc de ejus pulsibus agemus; at<text:line-break/>ne quassi aenigma quoddam propositum sit per signa, quae<text:line-break/>cum eo ss unt connexa , eum ob oculos ponam. Connivent<text:line-break/>fere oculis, somnolenti sunt, atque stertunt, rursus oculis<text:line-break/>fixis ac inc</text:span></text:span>u<text:span text:style-name="Default_20_Paragraph_20_Font"><text:span text:style-name="T3">ltu iven libas diutessime, ut catochi, intuen—<text:line-break/>tur; et st qu</text:span></text:span>i<text:span text:style-name="Default_20_Paragraph_20_Font"><text:span text:style-name="T3">d roges atque ad colloquium compellas,<text:line-break/>di</text:span></text:span>f<text:span text:style-name="Default_20_Paragraph_20_Font"><text:span text:style-name="T3">ficiles saul ad resp</text:span></text:span>o<text:span text:style-name="Default_20_Paragraph_20_Font"><text:span text:style-name="T3">ndendum et tardi. Plerunque<text:line-break/>etiam stulte l</text:span></text:span>o<text:span text:style-name="Default_20_Paragraph_20_Font"><text:span text:style-name="T3">quuntur, nec recte respondent, ac temere<text:line-break/>nugantur. ls est affectus, quem dico, qui ex signis stbi<text:line-break/>adso notis defectu proprii nominis cognoscitur. Puisos<text:line-break/>ejus celeres sunt et crebri, perinde ut phreniticorum, mi-<text:line-break/>nus tamen; et roboris item minus ac illi obtinent. Lati<text:line-break/>autem sunt et externum motum non habent subdo trud</text:span></text:span>i-</text:p>
      <text:p text:style-name="P3"><text:span text:style-name="Default_20_Paragraph_20_Font"><text:span text:style-name="T3">catum; sed alio modo veluti intro se proripientes subter-<text:line-break/>fugiunt, ac concitant contradictionem, et quast susum<text:line-break/>rantur dtstenttonem ; verum in ea pulsui phreniticorum<text:line-break/>non sunt similes, quod truncatione illa careant.</text:span></text:span></text:p>
      <text:h text:style-name="Heading_20_2" text:outline-level="2">Cap. XV l. </text:h>
      <text:p text:style-name="P22"><text:span text:style-name="Default_20_Paragraph_20_Font"><text:span text:style-name="T3">Ca</text:span></text:span>m<text:span text:style-name="Default_20_Paragraph_20_Font"><text:span text:style-name="T3">el</text:span></text:span>l<text:span text:style-name="Default_20_Paragraph_20_Font"><text:span text:style-name="T3">orum passus,</text:span></text:span> <text:span text:style-name="Default_20_Paragraph_20_Font"><text:span text:style-name="T10">(</text:span></text:span><text:span text:style-name="Default_20_Paragraph_20_Font"><text:span text:style-name="T7">κατόγους</text:span></text:span><text:span text:style-name="Default_20_Paragraph_20_Font"><text:span text:style-name="T9"> </text:span></text:span><text:span text:style-name="Default_20_Paragraph_20_Font"><text:span text:style-name="T3">enim et<text:line-break/></text:span></text:span><text:span text:style-name="Default_20_Paragraph_20_Font"><text:span text:style-name="T7">κιττεχομένους</text:span></text:span><text:span text:style-name="Default_20_Paragraph_20_Font"><text:span text:style-name="T9"> </text:span></text:span><text:span text:style-name="Default_20_Paragraph_20_Font"><text:span text:style-name="T3">veteres appellabant; saniores ipsam affectum<text:line-break/></text:span></text:span><text:span text:style-name="Default_20_Paragraph_20_Font"><text:span text:style-name="T7">κατοχὴν</text:span></text:span><text:span text:style-name="Default_20_Paragraph_20_Font"><text:span text:style-name="T9"> </text:span></text:span><text:span text:style-name="Default_20_Paragraph_20_Font"><text:span text:style-name="T3">et</text:span></text:span> <text:span text:style-name="Default_20_Paragraph_20_Font"><text:span text:style-name="T7">κατἀληφιν</text:span></text:span><text:span text:style-name="Default_20_Paragraph_20_Font"><text:span text:style-name="T9"> </text:span></text:span><text:span text:style-name="Default_20_Paragraph_20_Font"><text:span text:style-name="T3">vocant) caetera lethargicis similes<text:line-break/>sunt, magnitudine, tarditate, crebritate; ut nec totius<text:line-break/>hujus assectus species late ab eo defi</text:span></text:span>n<text:span text:style-name="Default_20_Paragraph_20_Font"><text:span text:style-name="T3">iet. Catochorum<text:line-break/>tamen non imbecillus est pulsus, nec mollis, sed in his<text:line-break/>sane multum differt ; ut etiam in hoc , quod laxatur<text:line-break/>lethargicis atque intumescit universum corpus; contra<text:line-break/>stipatur et cogitur catochis. Ad haec inaequalitate et<text:line-break/>aequalitate inter se dtstant. Aequalis enim pulsus est<text:line-break/>catochorum, inaequalis lethargicorum. Archigenes arte-<text:line-break/>riae locum auctor est proprie in ile inveniri calidiorem,<text:line-break/>sicut illis quibus convulst</text:span></text:span>o <text:span text:style-name="Default_20_Paragraph_20_Font"><text:span text:style-name="T3">imminet , cum sopore.</text:span></text:span></text:p>
      <text:p text:style-name="P2">Universa pene alia cum lethargicis conveniunt cato-<text:line-break/>chis, praeter quod immutescat habitus et veluti obstupescat,<text:line-break/>unde pulsibus mutatur tum remissio tum mollities; ilia, quod<text:line-break/>cum intemperies nondum universum habitum occupavit, firma<text:line-break/>sit facultas. Nec vero mollitiem habent, quod nec tunicam<text:line-break/>etiam arteriae mollem. Arteriae vero regionem non sem-<text:line-break/>per equidem reperi calidiorem , fere tamen invenitur ma-<text:line-break/>infeste calidior. Causa est et in hoc affectu et in aliis, ubi<text:line-break/>invenitur idem symptoma, quod refrigeratio habitus non<text:line-break/>aeque arterias attigerit. Etenim inaequali intemperiei multa<text:line-break/>talia usu veniunt. Ac videtur quidem calidior locus arte-<text:line-break/>narum finitimis circumcirca, modo quod caleat magis ; modo<text:line-break/>quod minus quam circumposita sit frigidus.</text:p>
      <text:h text:style-name="Heading_20_2" text:outline-level="2">Cap. XVII. </text:h>
      <text:p text:style-name="P23"><text:span text:style-name="Default_20_Paragraph_20_Font"><text:span text:style-name="T3">Convulsorum ipsum corpus arteriae<text:line-break/>videtur contractum et undequaque coarctatum, non ceu<text:line-break/>compressum su a quopiam, vel constipatum, nec etiam vel-<text:line-break/>rigidum, ut in febre, praescrlim in accessionibus,</text:span></text:span></text:p>
      <text:p text:style-name="P3"><text:span text:style-name="Default_20_Paragraph_20_Font"><text:span text:style-name="T3">nec. ver</text:span></text:span>o <text:span text:style-name="Default_20_Paragraph_20_Font"><text:span text:style-name="T3">ut prae duritie ad intentionem contumax; veluti<text:line-break/>qu</text:span></text:span>o<text:span text:style-name="Default_20_Paragraph_20_Font"><text:span text:style-name="T3">d fit d</text:span></text:span>i<text:span text:style-name="Default_20_Paragraph_20_Font"><text:span text:style-name="T3">uturnitate temp</text:span></text:span>o<text:span text:style-name="Default_20_Paragraph_20_Font"><text:span text:style-name="T3">ris , praeierum quum quid osa<text:line-break/>sentum sit, v</text:span></text:span>e<text:span text:style-name="Default_20_Paragraph_20_Font"><text:span text:style-name="T3">l visc</text:span></text:span>e<text:span text:style-name="Default_20_Paragraph_20_Font"><text:span text:style-name="T3">ra vitiata; sud</text:span></text:span>a<text:span text:style-name="Default_20_Paragraph_20_Font"><text:span text:style-name="T3">t corpus n</text:span></text:span>e<text:span text:style-name="Default_20_Paragraph_20_Font"><text:span text:style-name="T3">rvosum<text:line-break/>cavumque, veluti intestinu</text:span></text:span>m, <text:span text:style-name="Default_20_Paragraph_20_Font"><text:span text:style-name="T3">aut simile, ex utr</text:span></text:span>o<text:span text:style-name="Default_20_Paragraph_20_Font"><text:span text:style-name="T3">que fine<text:line-break/>intentum. Ad eandem modum inaequalis motus est arte-<text:line-break/>riae in modum chordae siurfum deorfumque agitatae. . Ne-<text:line-break/>que enim spe</text:span></text:span>c<text:span text:style-name="Default_20_Paragraph_20_Font"><text:span text:style-name="T3">ies disieationis vel c</text:span></text:span>o<text:span text:style-name="Default_20_Paragraph_20_Font"><text:span text:style-name="T3">ntractionis repraescn-<text:line-break/>tatur: verum vibrati</text:span></text:span>o<text:span text:style-name="Default_20_Paragraph_20_Font"><text:span text:style-name="T3">ni p</text:span></text:span>o<text:span text:style-name="Default_20_Paragraph_20_Font"><text:span text:style-name="T3">tius similis est, c</text:span></text:span>e<text:span text:style-name="Default_20_Paragraph_20_Font"><text:span text:style-name="T3">u exili</text:span></text:span>e<text:span text:style-name="Default_20_Paragraph_20_Font"><text:span text:style-name="T3">ntis<text:line-break/>sursum, iterumque retractae intro. Qu</text:span></text:span>o<text:span text:style-name="Default_20_Paragraph_20_Font"><text:span text:style-name="T3">d ne c</text:span></text:span>o<text:span text:style-name="Default_20_Paragraph_20_Font"><text:span text:style-name="T3">nstituto<text:line-break/>quidem temp</text:span></text:span>o<text:span text:style-name="Default_20_Paragraph_20_Font"><text:span text:style-name="T3">re habet , sed uno saepe tempore alia ejus<text:line-break/>par</text:span></text:span>s <text:span text:style-name="Default_20_Paragraph_20_Font"><text:span text:style-name="T3">videtur sc</text:span></text:span>iv<text:span text:style-name="Default_20_Paragraph_20_Font"><text:span text:style-name="T3">i sursum, veluti ejaculata; altera antr</text:span></text:span>o<text:line-break/><text:span text:style-name="Default_20_Paragraph_20_Font"><text:span text:style-name="T3">ceu a quopiam attracta; atque una mov</text:span></text:span>e<text:span text:style-name="Default_20_Paragraph_20_Font"><text:span text:style-name="T3">ri celeriter, alsi<text:line-break/>tera tarde. Jam vehemen</text:span></text:span>s <text:span text:style-name="Default_20_Paragraph_20_Font"><text:span text:style-name="T3">quoque et magnu</text:span></text:span>s <text:span text:style-name="Default_20_Paragraph_20_Font"><text:span text:style-name="T3">convuise-<text:line-break/>rum pu</text:span></text:span>l<text:span text:style-name="Default_20_Paragraph_20_Font"><text:span text:style-name="T3">lu</text:span></text:span>s <text:span text:style-name="Default_20_Paragraph_20_Font"><text:span text:style-name="T3">videtur esse. .sist vero hic non imbecillu</text:span></text:span>s, <text:span text:style-name="Default_20_Paragraph_20_Font"><text:span text:style-name="T3">ne-<text:line-break/>que parvu</text:span></text:span>s; <text:span text:style-name="Default_20_Paragraph_20_Font"><text:span text:style-name="T3">non perinde tamen, ut videtur, vehemens,<text:line-break/>vel magnu</text:span></text:span>s. <text:span text:style-name="Default_20_Paragraph_20_Font"><text:span text:style-name="T3">detu</text:span></text:span>s <text:span text:style-name="Default_20_Paragraph_20_Font"><text:span text:style-name="T3">enim imp</text:span></text:span>oni<text:span text:style-name="Default_20_Paragraph_20_Font"><text:span text:style-name="T3">t, dum</text:span></text:span> o<text:span text:style-name="Default_20_Paragraph_20_Font"><text:span text:style-name="T3">b tensionem vali-<text:line-break/>da</text:span></text:span>s , o<text:span text:style-name="Default_20_Paragraph_20_Font"><text:span text:style-name="T3">b vibrationem exilire appareat. Quamobrem altior<text:line-break/>late</text:span></text:span>n<text:span text:style-name="Default_20_Paragraph_20_Font"><text:span text:style-name="T3">dum videtur ac veluti strepitum quendam ad tactum</text:span></text:span></text:p>
      <text:p text:style-name="P11"><text:span text:style-name="Default_20_Paragraph_20_Font"><text:span text:style-name="T3">edit asperum. Sane neminem, qui quidem sit expertus,<text:line-break/>fugiat hic p u ejus.<text:tab/>Quippe nulli est similis vel tensione</text:span></text:span></text:p>
      <text:p text:style-name="Normal"><text:span text:style-name="Default_20_Paragraph_20_Font"><text:span text:style-name="T3">in utranque partem, vel convulsione motus. At quando<text:line-break/>cum pulsu sopitorum comm</text:span></text:span>i<text:span text:style-name="Default_20_Paragraph_20_Font"><text:span text:style-name="T3">xtus est, dipstcillime motus de-<text:line-break/>prehenditur; sclusque qui ad amtissim utr</text:span></text:span>i<text:span text:style-name="Default_20_Paragraph_20_Font"><text:span text:style-name="T3">mque cognoscere<text:line-break/>separatim meditatus est, poterit conscisos cognoscere.</text:span></text:span></text:p>
      <text:p text:style-name="P1">Habes caput ex isagoge. Causa autem illorum aperta<text:line-break/><text:span text:style-name="Default_20_Paragraph_20_Font"><text:span text:style-name="T1">est, si </text:span></text:span>memineris inter se principia consentire.</text:p>
      <text:h text:style-name="Heading_20_2" text:outline-level="2">Cap. XV111. </text:h>
      <text:p text:style-name="P22"><text:span text:style-name="Default_20_Paragraph_20_Font"><text:span text:style-name="T3">Paralyticorum parvus pulsus et lan-<text:line-break/>guidus tardusque est. Nonnullis rarus quoque , aliis<text:line-break/>creber, sed nonnihil inordinate intermittens.</text:span></text:span></text:p>
      <text:p text:style-name="P1">Pulsus paralyticorum quia frigidus morbus est, par-<text:line-break/>vus est et tardus; languidus etiam, quod facultas imbecil-<text:line-break/>lior sit. Quod si major in istis dissolutio facultatis exorta-<text:line-break/>tur , creber simul et inaequalis erit intermittensque nonnui-<text:line-break/>lul inordinate. Causa est ante exposita in fecundo libro<text:line-break/>horum commentariorum^</text:p>
      <text:h text:style-name="P15" text:outline-level="2">Cap. XIX. </text:h>
      <text:p text:style-name="P22"><text:span text:style-name="Default_20_Paragraph_20_Font"><text:span text:style-name="T3">Comitialium et att</text:span></text:span>o<text:span text:style-name="Default_20_Paragraph_20_Font"><text:span text:style-name="T3">nit</text:span></text:span>a<text:span text:style-name="Default_20_Paragraph_20_Font"><text:span text:style-name="T3">rum similes pul-<text:line-break/>fus junt. Quare de comitialibus quae exponemus, eadem<text:line-break/>de attonitis , sed cumulatiu</text:span></text:span>s <text:span text:style-name="Default_20_Paragraph_20_Font"><text:span text:style-name="T3">accipienda sc</text:span></text:span>iat. <text:span text:style-name="Default_20_Paragraph_20_Font"><text:span text:style-name="T3">Dum mo-<text:line-break/>dice infestatur natura, neque dum eam multum superavit<text:line-break/>morbus,. nullam invenias mutationem insignem, magnitu-<text:line-break/>dinis, vehementiae, celeritatis, crebritat</text:span></text:span>es <text:span text:style-name="Default_20_Paragraph_20_Font"><text:span text:style-name="T3">et duritiei;<text:line-break/>ta</text:span></text:span>n<text:span text:style-name="Default_20_Paragraph_20_Font"><text:span text:style-name="T3">tum est c</text:span></text:span>o<text:span text:style-name="Default_20_Paragraph_20_Font"><text:span text:style-name="T3">nvulsu</text:span></text:span>s, <text:span text:style-name="Default_20_Paragraph_20_Font"><text:span text:style-name="T3">intenta jure utrinque arteria. sin<text:line-break/>autem gravis sit assectu</text:span></text:span>s, <text:span text:style-name="Default_20_Paragraph_20_Font"><text:span text:style-name="T3">ut oneret facultatem, </text:span></text:span>i<text:span text:style-name="Default_20_Paragraph_20_Font"><text:span text:style-name="T3">naequa-<text:line-break/>l</text:span></text:span>i<text:span text:style-name="Default_20_Paragraph_20_Font"><text:span text:style-name="T3">ta</text:span></text:span>r<text:span text:style-name="Default_20_Paragraph_20_Font"><text:span text:style-name="T3">em quandam c</text:span></text:span>o<text:span text:style-name="Default_20_Paragraph_20_Font"><text:span text:style-name="T3">mparat atque tensionem validam, ac<text:line-break/>min</text:span></text:span>o<text:span text:style-name="Default_20_Paragraph_20_Font"><text:span text:style-name="T3">r, languidior, rarus tardusque e</text:span></text:span>f<text:span text:style-name="Default_20_Paragraph_20_Font"><text:span text:style-name="T3">ficitur. si com-<text:line-break/>primat magn</text:span></text:span>o<text:span text:style-name="Default_20_Paragraph_20_Font"><text:span text:style-name="T3">pere et facultatem dei</text:span></text:span>i<text:span text:style-name="Default_20_Paragraph_20_Font"><text:span text:style-name="T3">ciat, languid</text:span></text:span>os, <text:span text:style-name="Default_20_Paragraph_20_Font"><text:span text:style-name="T3">par-<text:line-break/>vos crebrosque creat.</text:span></text:span></text:p>
      <text:p text:style-name="P1">Caput hoc esu - At . tantum abest .ut novam interp<text:span text:style-name="Default_20_Paragraph_20_Font"><text:span text:style-name="T3">r</text:span></text:span>e-<text:line-break/>tationem hi pulsus desiderent ad causas inveniendas, ut etiam<text:line-break/>dilucide illa consument, quae in horum c<text:span text:style-name="Default_20_Paragraph_20_Font"><text:span text:style-name="T3">o</text:span></text:span>mmentariorum<text:line-break/>primo et secundo tradidimus.</text:p>
      <text:h text:style-name="Heading_20_2" text:outline-level="2">Cap.. XX. </text:h>
      <text:p text:style-name="P22"><text:span text:style-name="Default_20_Paragraph_20_Font"><text:span text:style-name="T3">Anginae pasc</text:span></text:span>is <text:span text:style-name="Default_20_Paragraph_20_Font"><text:span text:style-name="T3">tensionem quandam ha-</text:span></text:span></text:p>
      <text:p text:style-name="P3"><text:span text:style-name="Default_20_Paragraph_20_Font"><text:span text:style-name="T3">bet ei quam c</text:span></text:span>o<text:span text:style-name="Default_20_Paragraph_20_Font"><text:span text:style-name="T3">nvulsivu</text:span></text:span>s <text:span text:style-name="Default_20_Paragraph_20_Font"><text:span text:style-name="T3">habet persimilem, magnu</text:span></text:span>s. <text:span text:style-name="Default_20_Paragraph_20_Font"><text:span text:style-name="T3">est et<text:line-break/>und</text:span></text:span>osus; <text:span text:style-name="Default_20_Paragraph_20_Font"><text:span text:style-name="T3">ut pulsus perspneum</text:span></text:span>o<text:span text:style-name="Default_20_Paragraph_20_Font"><text:span text:style-name="T3">nicorum , ac utrum in-<text:line-break/>signiter in e</text:span></text:span>o <text:span text:style-name="Default_20_Paragraph_20_Font"><text:span text:style-name="T3">polleat, pr</text:span></text:span>o <text:span text:style-name="Default_20_Paragraph_20_Font"><text:span text:style-name="T3">e</text:span></text:span>o <text:span text:style-name="Default_20_Paragraph_20_Font"><text:span text:style-name="T3">expectanda mutatio est. Nam<text:line-break/>si p er</text:span></text:span>i; <text:span text:style-name="Default_20_Paragraph_20_Font"><text:span text:style-name="T3">ne umo ni</text:span></text:span>di <text:span text:style-name="Default_20_Paragraph_20_Font"><text:span text:style-name="T3">specie</text:span></text:span>s <text:span text:style-name="Default_20_Paragraph_20_Font"><text:span text:style-name="T3">siuperior sit, in per</text:span></text:span>i<text:span text:style-name="Default_20_Paragraph_20_Font"><text:span text:style-name="T3">pneumoniam;<text:line-break/>si ver</text:span></text:span>o <text:span text:style-name="Default_20_Paragraph_20_Font"><text:span text:style-name="T3">c</text:span></text:span>o<text:span text:style-name="Default_20_Paragraph_20_Font"><text:span text:style-name="T3">nvulsum, in spal</text:span></text:span>l<text:span text:style-name="Default_20_Paragraph_20_Font"><text:span text:style-name="T3">num angina desinet. Quicun-<text:line-break/>que autem ex illi</text:span></text:span>s <text:span text:style-name="Default_20_Paragraph_20_Font"><text:span text:style-name="T3">vehementer seisi</text:span></text:span>o<text:span text:style-name="Default_20_Paragraph_20_Font"><text:span text:style-name="T3">cantur, parvum hi ha-<text:line-break/>bent et rarum pulsum ; ubi jam anima</text:span></text:span>m <text:span text:style-name="Default_20_Paragraph_20_Font"><text:span text:style-name="T3">agant , crebrum<text:line-break/>atque inaequalem.</text:span></text:span></text:p>
      <text:p text:style-name="P1">omnis inflammatio , quae consentiens sibi principium<text:line-break/>habet, commune obtinet symptoma, tensionem pulsuum;<text:line-break/>verum hoc faciunt praecipue inflammationes nervulorum<text:line-break/>corporum et quae sunt principio finitimae; itaque nec an-<text:line-break/>ginae pulsus vacat tensione, sed vel plus; vel minus ejus<text:line-break/>habet; quod ex humore fit confluente, qui vel biliosior,<text:line-break/>vel pituitofior fit et ex ipsorum etiam instrumentorum cer-<text:line-break/>vicis differentia. Siquidem nervofiora et contentiore vehe-<text:line-break/>mentius pulsum tendunt, carnosa et remissa undosiorem</text:p>
      <text:p text:style-name="P3"><text:span text:style-name="Default_20_Paragraph_20_Font"><text:span text:style-name="T3">r</text:span></text:span>eddunt. Caetera mara sunt hujus capitis, nisi quod dictum<text:line-break/>ad exitum est, qui illorum suffocantu<text:span text:style-name="Default_20_Paragraph_20_Font"><text:span text:style-name="T3">r</text:span></text:span>, hos pulsum habere<text:line-break/>parvum et rarum, inter moriendum crebrum ac inaequa-<text:line-break/>lem. Sic enim res habet; quum incipiunt suffocari, fiunt<text:line-break/>arteriarum minores et rario<text:span text:style-name="Default_20_Paragraph_20_Font"><text:span text:style-name="T3">r</text:span></text:span>es distentiones; quod imbecilla<text:line-break/>jam facultas sit et usus imminutus. lude ubi morti jam sunt<text:line-break/>proximi, molitur quidem facultas attrahere crebrius, quod<text:line-break/>substantia deficiat jam spiritus animalis: fed quum imbecilla<text:line-break/>sit, parvas distentiones necessario efficit; et quia parvas,<text:line-break/>ideo crebras. Nam de hoc diximus ante. Postea subito<text:line-break/>veluti. xicta, saepe subsistit, saepe cupit subsistere. Quo-<text:line-break/>rum alte<text:span text:style-name="Default_20_Paragraph_20_Font"><text:span text:style-name="T3">r</text:span></text:span>um internnttent.em , alterum rarum pulsum creat,<text:line-break/>ambo .inaequalem in hujus generis differentia.</text:p>
      <text:p text:style-name="Normal">Cap. XXI. <text:span text:style-name="Default_20_Paragraph_20_Font"><text:span text:style-name="T3">orthopnoea acuta inaequalem et inor-<text:line-break/>dinatum pusum habet et n</text:span></text:span>o<text:span text:style-name="Default_20_Paragraph_20_Font"><text:span text:style-name="T3">nnihil desicientem. Quae</text:span></text:span></text:p>
      <text:p text:style-name="P12"><text:span text:style-name="Default_20_Paragraph_20_Font"><text:span text:style-name="T3">medi</text:span></text:span>o<text:span text:style-name="Default_20_Paragraph_20_Font"><text:span text:style-name="T3">criter est gravis, crebru</text:span></text:span>m; <text:span text:style-name="Default_20_Paragraph_20_Font"><text:span text:style-name="T3">quae violentissima, tar-<text:line-break/>dum et deficientem.; quae jam perimit hominem, crebrum<text:line-break/>et lan</text:span></text:span>g<text:span text:style-name="Default_20_Paragraph_20_Font"><text:span text:style-name="T3">uidum.</text:span></text:span></text:p>
      <text:p text:style-name="P1">Diutur<text:span text:style-name="Default_20_Paragraph_20_Font"><text:span text:style-name="T3">n</text:span></text:span>i morbi, quem orthopnoeam appellant, acutae<text:line-break/>sunt accessiones, ut morbi comitialis- Ergo cum lu his,<text:line-break/>tum maxime in caeteris orthopnoea omnibus, quae quo-<text:line-break/>eun que modo repente fiunt; pulsus omnino inaequales et in-<text:line-break/>ordinati sunt et nonnihil deficientes, propter causas quas<text:line-break/>commemorari paulo ante. Jam p<text:span text:style-name="Default_20_Paragraph_20_Font"><text:span text:style-name="T3">r</text:span></text:span>o diversitate offensae<text:line-break/>vel crebri magis, vel rari. Nam celeres quidem ob faculta-<text:line-break/>tis imbecillitatem fiunt nunquam. At fi mediocris offensa<text:line-break/>fit, creber magis fimulque inaequalis ac nonnihil deficiens.<text:line-break/>Nam in orationis principio haec dicta sunt, ut in<text:span text:style-name="Default_20_Paragraph_20_Font"><text:span text:style-name="T3">s</text:span></text:span>eparata.<text:line-break/>Quamobrem autem, ubi urgeat usus et fa cullus fit imbecilla,<text:line-break/>crebe<text:span text:style-name="Default_20_Paragraph_20_Font"><text:span text:style-name="T3">r</text:span></text:span> fiat, ante decla<text:span text:style-name="Default_20_Paragraph_20_Font"><text:span text:style-name="T3">r</text:span></text:span>avimus: sicut quum exti<text:span text:style-name="Default_20_Paragraph_20_Font"><text:span text:style-name="T3">n</text:span></text:span>cta jam fa-<text:line-break/>cultas fit , tardus simul et deficiens ; ambo enim adiunctae<text:line-break/>haec facultati sunt, quae moveri amplius nequeat. At in<text:line-break/>morte jam, quum spiritum animalem natura impensissime</text:p>
      <text:p text:style-name="P3">requirat, imbecilla autem facultas fit, ad movendum impal-<text:line-break/>lecte usu fe confert; quia vero attollere tantum arteriam<text:line-break/>quantum postulat usus non valet, necessario pulsus reddit<text:line-break/>crebros, ibique modico post tempore, quum <text:span text:style-name="Default_20_Paragraph_20_Font"><text:span text:style-name="T3">o</text:span></text:span>mnes suas vi-<text:line-break/>res explicaverit, statim extinguitur universa.</text:p>
      <text:h text:style-name="Heading_20_2" text:outline-level="2">Cap. XXll. </text:h>
      <text:p text:style-name="P23"><text:span text:style-name="Default_20_Paragraph_20_Font"><text:span text:style-name="T3">Uterinae fusio rationis pusus, ut si<text:line-break/>conveller</text:span></text:span>e<text:span text:style-name="Default_20_Paragraph_20_Font"><text:span text:style-name="T3">tur, protentus esi, et rarus; quod si exitialis<text:line-break/>sit siustocatio, creber, in</text:span></text:span>o<text:span text:style-name="Default_20_Paragraph_20_Font"><text:span text:style-name="T3">rdinatus, et nonnihil desiclans.</text:span></text:span></text:p>
      <text:p text:style-name="P1">Ne hic quidem disseritis est causa, si priorum memo-<text:line-break/>riam retineas. Quum enim nervosus fit l<text:span text:style-name="Default_20_Paragraph_20_Font"><text:span text:style-name="T3">o</text:span></text:span>cus affectus , par<text:line-break/>est ut protendatur pulsus, quali convulfivus fit. Quia vero<text:line-break/>affectus frigidus esu adj uncta est raritas. At ubi jam prorsus<text:line-break/>dissolvatur facultas, recte creber fit, simulque inaequalis et<text:line-break/>nonnihil deficiens. Nam de his ante declaravimus, ubi urgeat<text:line-break/>usus et affecta facultas fit , necessario eum pulsum generari.</text:p>
      <text:h text:style-name="Heading_20_2" text:outline-level="2">Cap. XXHI.. </text:h>
      <text:p text:style-name="P22"><text:span text:style-name="T15">S</text:span><text:span text:style-name="Default_20_Paragraph_20_Font"><text:span text:style-name="T3">tomachu</text:span></text:span>s. <text:span text:style-name="Default_20_Paragraph_20_Font"><text:span text:style-name="T3">assectus , .(ut sic etiam vo-<text:line-break/>cemus in praesentia o</text:span></text:span>s. <text:span text:style-name="Default_20_Paragraph_20_Font"><text:span text:style-name="T3">ventriculi, quod is asus apud vaso .</text:span></text:span></text:p>
      <text:p text:style-name="P3"><text:span text:style-name="Default_20_Paragraph_20_Font"><text:span text:style-name="T3">gus obtinuit) non uno modo commutat pulsum. Nam st<text:line-break/>insiammatus sit duntaxat, ita mutat pulsum ut corporis<text:line-break/>nervosi diximus inflammationem solere; st comprimatur,<text:line-break/>vellicetur, languescat, singultiat, vomat, nauseet, fasti-<text:line-break/>diat, doleat, pro genere fomptomatle. Nam vellicatio-<text:line-break/>nes, vomitus, nauseae, stngultus et languor, non solum<text:line-break/>parvum et languidum espciunt, et interdum etiam modice<text:line-break/>celeriorem , verum etiam admodum crebrum. Sola vero<text:line-break/>compressio, remotis illis omnibus rarum, tardum, parvum<text:line-break/>et languidum; ea compressio tum a cibis oritur gravanti-<text:line-break/>bus, neque ulla insigni praeditis virtute, sed sola abltn-<text:line-break/>dantia molestis; tum ab humoribus quibusdam, qui in<text:line-break/>eum consonant , non mordicantibus. Quae si ab his simul<text:line-break/>refrigeretur, tum tero vel maxime talis pulsas exestet.<text:line-break/>Ac bulimo affectorum talis pulsus est. At omnes quidem<text:line-break/>affectus, qui in crebritatem mutent, si diuturni sint, vel<text:line-break/>evaserint graviores, pulsum vermiculantem creant. Qui<text:line-break/>vero in raritatem, praeter quod commemoratas differentias</text:span></text:span></text:p>
      <text:p text:style-name="P3"><text:span text:style-name="Default_20_Paragraph_20_Font"><text:span text:style-name="T3">adaugent, talem praeterea specie</text:span></text:span>m <text:span text:style-name="Default_20_Paragraph_20_Font"><text:span text:style-name="T3">inaequalitatis in uno<text:line-break/>pulsu generant, ut multis l</text:span></text:span>o<text:span text:style-name="Default_20_Paragraph_20_Font"><text:span text:style-name="T3">cis pertusum c</text:span></text:span>o<text:span text:style-name="Default_20_Paragraph_20_Font"><text:span text:style-name="T3">rpus arteriae<text:line-break/>videa</text:span></text:span>t<text:span text:style-name="Default_20_Paragraph_20_Font"><text:span text:style-name="T3">ur, neque esse c</text:span></text:span>o<text:span text:style-name="Default_20_Paragraph_20_Font"><text:span text:style-name="T3">ntinuum; ac sentit tactas in difien-<text:line-break/>ti</text:span></text:span>o<text:span text:style-name="Default_20_Paragraph_20_Font"><text:span text:style-name="T3">ne veluti arenae</text:span></text:span> .o<text:span text:style-name="Default_20_Paragraph_20_Font"><text:span text:style-name="T3">ccursum.</text:span></text:span></text:p>
      <text:p text:style-name="P1">Caput ex isagoge hoc esu Causas illorum, quaecunque .<text:line-break/>valde perspicuae sunt memori priorum, praeteribo, expo-<text:line-break/>nam autem <text:span text:style-name="Default_20_Paragraph_20_Font"><text:span text:style-name="T3">o</text:span></text:span>bscuriores. Quum enim debilitetur facultas<text:line-break/>aut per su , puta ex intemperie : aut de causa aliqua exter-<text:line-break/>na, ut vel gravetur, vel irritetur prave, gravata quidem<text:line-break/>parvum, tardum, rarum pulsum edit p parvum, quod lacui-<text:line-break/>tas laesa fit; tardum, quum ob hoc, tum ob usum dissolu-<text:line-break/>tum. Frigidi sunt enim qui facultatem onerant affectus ;<text:line-break/>itaque rarus quoque esu Nam dissoluto usu talem osten-<text:line-break/>dimus pulsum gigni. At ex irritantibus duntaxat et tnole-<text:line-break/>stantibus facultatem affectibus parvus etiam fit et languidus<text:line-break/>ob offenfionem facultatis, et creber, quod languidus sit.<text:line-break/>Nonnunquam aliquanto etiam celerior est. Quomodo scilla</text:p>
      <text:p text:style-name="P3">cet nos etiam, ubi imbecilliores simus ac nccessitate qua-<text:line-break/>piam compellamur, plurimum quidem pestibus progressi ne.<text:line-break/>quimus, sed quoad possimus, progressum <text:span text:style-name="Default_20_Paragraph_20_Font"><text:span text:style-name="T3">n</text:span></text:span>ostrum magis<text:line-break/>concitamus et continuamus ; ad eumdem modum facultas,<text:line-break/>quae arterias movet, ubi ad motum adigatur ab usu et sit<text:line-break/>imbecilla, non p<text:span text:style-name="Default_20_Paragraph_20_Font"><text:span text:style-name="T3">o</text:span></text:span>terit moliri magnas distentiones , sed ali-<text:line-break/>quanto celeriores , ac tanto crebriores quanto minus usum<text:line-break/>compleant distentiones. Quare par est, ut quum affectus<text:line-break/>stomachi, qui in crebritatem pulsum convertunt, haerescant,<text:line-break/>hos vermiculans quem vocant cousequatur pulsus. Hic<text:line-break/>enim facultati quae dissolvitur peculiaris erat; at iis qui<text:line-break/>in raritatem, ille, qui veluti pertusus est, comitatur; qui ex<text:line-break/>intemperie ipsorum instrumentorum oritur.</text:p>
      <text:h text:style-name="Heading_20_2" text:outline-level="2">Cap. XXlv <text:span text:style-name="Default_20_Paragraph_20_Font"><text:span text:style-name="T3">.</text:span></text:span></text:h>
      <text:p text:style-name="P22"><text:span text:style-name="Default_20_Paragraph_20_Font"><text:span text:style-name="T3">H</text:span></text:span>y<text:span text:style-name="Default_20_Paragraph_20_Font"><text:span text:style-name="T3">dropum pullus, ascitae parvus,<text:line-break/>crebri</text:span></text:span>o<text:span text:style-name="Default_20_Paragraph_20_Font"><text:span text:style-name="T3">r, subdurus cum quadam tensione est; t</text:span></text:span>y<text:span text:style-name="Default_20_Paragraph_20_Font"><text:span text:style-name="T3">mpanitae,<text:line-break/>longi</text:span></text:span>o<text:span text:style-name="Default_20_Paragraph_20_Font"><text:span text:style-name="T3">r, n</text:span></text:span>o<text:span text:style-name="Default_20_Paragraph_20_Font"><text:span text:style-name="T3">n imbecillus, celerior, creber, subdurus, cum<text:line-break/>quadam tensione; illius quem an</text:span></text:span>q<text:span text:style-name="Default_20_Paragraph_20_Font"><text:span text:style-name="T3">sarca vocant, undosus,<text:line-break/>latior, mollisque.</text:span></text:span></text:p>
      <text:p text:style-name="P2">Hydrops ascites copiam acervans non modicam in<text:line-break/>ventre humoris aquosi una secum magnas arterias afficit,<text:line-break/>ut intendat pariter et gravet et refrigeret. Tenuit autem<text:line-break/>una cum aliis quae eo loci sunt; gravat ob pondus; resti-<text:line-break/>gerat ob nimiam humiditatem ; ac tensionis quidem nomine<text:line-break/>pulsum reddit merito cum quadam tensione subdurum. Quia<text:line-break/>vero facultas laesa et refrigerata est, minorem ; jam quo mi-<text:line-break/>norem justo, hoc etiam crebriorem, praesertim ubi adjun-<text:line-break/>cta sit febris. Tympauites minus gravat et magnas arterias<text:line-break/>et semel universam facultatem, verum non minus tenuit,<text:line-break/>quae res facit ut perinde ac lu ascitis pulsus subdurus sit<text:line-break/>cum quadam tensione. At aliquanto illo est celerior mluus-<text:line-break/>que imbecillus ; creber vero iisdem de causis atque ille , lon-<text:line-break/>gior ob levitatem tegentium arterias corporum. Siquidem<text:line-break/>brevem pulsum in libro secundo ostendimus fieri, ubi pon-<text:line-break/>dere et numero incumbentium corporum arteriae et ciccum-<text:line-break/>dantium ipsas premantur ; longum ex coutrariis causis, qua-</text:p>
      <text:p text:style-name="P3">tum est summa incumbentium corp<text:span text:style-name="Default_20_Paragraph_20_Font"><text:span text:style-name="T3">o</text:span></text:span>rum lenitas ; quae qui-<text:line-break/>dem fit etiam in tympanite. Etenim spiritu universum cor-<text:line-break/>pus impleti Restat hydrops qui <text:span text:style-name="Default_20_Paragraph_20_Font"><text:span text:style-name="T7">κατὰ</text:span></text:span><text:span text:style-name="Default_20_Paragraph_20_Font"><text:span text:style-name="T9"> </text:span></text:span><text:span text:style-name="Default_20_Paragraph_20_Font"><text:span text:style-name="T7">σάρκα</text:span></text:span><text:span text:style-name="Default_20_Paragraph_20_Font"><text:span text:style-name="T9"> </text:span></text:span>et <text:span text:style-name="Default_20_Paragraph_20_Font"><text:span text:style-name="T7">άνἄ</text:span></text:span><text:span text:style-name="Default_20_Paragraph_20_Font"><text:span text:style-name="T9"> </text:span></text:span><text:span text:style-name="Default_20_Paragraph_20_Font"><text:span text:style-name="T7">σάρκα</text:span></text:span><text:span text:style-name="Default_20_Paragraph_20_Font"><text:span text:style-name="T9"><text:line-break/></text:span></text:span>appellatur. Haec quia imbuit totum habitum humore co-<text:line-break/>proso, tum tunicas reddit arteriarum molles, tum pulsus<text:line-break/>molles, undosus lati<text:span text:style-name="Default_20_Paragraph_20_Font"><text:span text:style-name="T3">o</text:span></text:span>resque facit.</text:p>
      <text:h text:style-name="Heading_20_2" text:outline-level="2">Cap. XXV. </text:h>
      <text:p text:style-name="P22"><text:span text:style-name="Default_20_Paragraph_20_Font"><text:span text:style-name="T3">Hlephantic</text:span></text:span>o<text:span text:style-name="Default_20_Paragraph_20_Font"><text:span text:style-name="T3">rum pagus parvu</text:span></text:span>s, <text:span text:style-name="Default_20_Paragraph_20_Font"><text:span text:style-name="T3">lan-<text:line-break/>guidus , tardas creberque est.</text:span></text:span></text:p>
      <text:p text:style-name="P1">Qui elephantiasi lab<text:span text:style-name="Default_20_Paragraph_20_Font"><text:span text:style-name="T3">o</text:span></text:span>rant, pulsum habent non statim<text:line-break/>ab initio , sed ubi plurimum creverit offensa , ut facultas in-<text:line-break/>sirma iis fit, parvum, languidum, tardum et rarum. Hos<text:line-break/>enim facultati una cum frigiditate laesae dem<text:span text:style-name="Default_20_Paragraph_20_Font"><text:span text:style-name="T3">o</text:span></text:span>nstravimus pe.<text:line-break/>culiares esse.</text:p>
      <text:h text:style-name="Heading_20_2" text:outline-level="2">Cap. XXVI. </text:h>
      <text:p text:style-name="P22"><text:span text:style-name="Default_20_Paragraph_20_Font"><text:span text:style-name="T3">Jcterieorum pulsa esi, si absit subr</text:span></text:span>i<text:span text:style-name="Default_20_Paragraph_20_Font"><text:span text:style-name="T3">e,<text:line-break/>minor, durior, crebrior, non languidus, neo celer.</text:span></text:span></text:p>
      <text:p text:style-name="P1">Vi quadam praeditus est flavae bilis succus exiccandi,<text:line-break/>ut murra et mare. Quamobrem tumeam arteriar<text:span text:style-name="Default_20_Paragraph_20_Font"><text:span text:style-name="T5">um</text:span></text:span> indu—</text:p>
      <text:p text:style-name="P2">rando et exsiccando , pulsum quoque facit duriorem simul<text:line-break/>que minorem; quod dura instrumenta scilicet perfecte dis-<text:line-break/>tendi nequeant. Proinde rationi consonum est ut quanto<text:line-break/>fiat quam par est minor, tanto etiam crebrior evadat; non<text:line-break/>languidus est tamen, neque enim imbecilla facultas est. Ne-<text:line-break/>que vero otium celer, quod absint febres: nam illae si ad-<text:line-break/>. j unctae sint, propterea quod urgeat usus, celer etiam fiat</text:p>
      <text:h text:style-name="Heading_20_2" text:outline-level="2">Cap, XXVls </text:h>
      <text:p text:style-name="P22"><text:span text:style-name="Default_20_Paragraph_20_Font"><text:span text:style-name="T3">Voratrum qui sumpserunt, hi paul</text:span></text:span>o<text:line-break/><text:span text:style-name="Default_20_Paragraph_20_Font"><text:span text:style-name="T3">ante v</text:span></text:span>o<text:span text:style-name="Default_20_Paragraph_20_Font"><text:span text:style-name="T3">mitum, ubi comprimantur, pulfum habent latum,<text:line-break/>rarum, languidiorem, tardi</text:span></text:span>o<text:span text:style-name="Default_20_Paragraph_20_Font"><text:span text:style-name="T3">rem. interea dum v</text:span></text:span>o<text:span text:style-name="Default_20_Paragraph_20_Font"><text:span text:style-name="T3">munt<text:line-break/>et divelluntur, inaequalem et in</text:span></text:span>o<text:span text:style-name="Default_20_Paragraph_20_Font"><text:span text:style-name="T3">rdinatum. Quum meliu</text:span></text:span>s<text:line-break/><text:span text:style-name="Default_20_Paragraph_20_Font"><text:span text:style-name="T3">habere coeperint, </text:span></text:span>o<text:span text:style-name="Default_20_Paragraph_20_Font"><text:span text:style-name="T3">rdinatum quidem, sed inaequalem ad-<text:line-break/>huc, minu</text:span></text:span>s <text:span text:style-name="Default_20_Paragraph_20_Font"><text:span text:style-name="T3">tamen quam antea. Ubi ver</text:span></text:span>o <text:span text:style-name="Default_20_Paragraph_20_Font"><text:span text:style-name="T3">jam ad natu-<text:line-break/>ralem sutum prope reversi fuerint, aequalem ac maiorem<text:line-break/>quam hludum vehem</text:span></text:span>e<text:span text:style-name="Default_20_Paragraph_20_Font"><text:span text:style-name="T3">ntioremque. Qui h</text:span></text:span>o<text:span text:style-name="Default_20_Paragraph_20_Font"><text:span text:style-name="T3">rum sunc</text:span></text:span>o<text:span text:style-name="Default_20_Paragraph_20_Font"><text:span text:style-name="T3">p</text:span></text:span>e<text:line-break/><text:span text:style-name="Default_20_Paragraph_20_Font"><text:span text:style-name="T3">corr</text:span></text:span>i<text:span text:style-name="Default_20_Paragraph_20_Font"><text:span text:style-name="T3">piuntur, c</text:span></text:span>o<text:span text:style-name="Default_20_Paragraph_20_Font"><text:span text:style-name="T3">nvelluntur atque singultiuat, parvum hi<text:line-break/>et languidum inordinatumque et celeri</text:span></text:span>o<text:span text:style-name="Default_20_Paragraph_20_Font"><text:span text:style-name="T3">rem atque mul -<text:line-break/>tum crebrum habent. Qui ex hi</text:span></text:span>s scisib<text:span text:style-name="Default_20_Paragraph_20_Font"><text:span text:style-name="T3">caatur, parvum,</text:span></text:span></text:p>
      <text:p text:style-name="P3"><text:span text:style-name="Default_20_Paragraph_20_Font"><text:span text:style-name="T3">languidum, in</text:span></text:span>o<text:span text:style-name="Default_20_Paragraph_20_Font"><text:span text:style-name="T3">rdinatum, inaequalem, non autem ore-<text:line-break/>brum, nec celerem, imo potius tardum. Repraesentat<text:line-break/>etiam n</text:span></text:span>o<text:span text:style-name="Default_20_Paragraph_20_Font"><text:span text:style-name="T3">nnihil undosi et lati, atque parvam quandam in-<text:line-break/>t</text:span></text:span>a<text:span text:style-name="Default_20_Paragraph_20_Font"><text:span text:style-name="T3">rdum arteriae tensionem.</text:span></text:span></text:p>
      <text:p text:style-name="P1">Ne lu his quidem, qui sumpserunt veratrum, a ratione<text:line-break/>rienum est, si pulsus, dum premuntur adhuc, tardiores,<text:line-break/>rariores languidioresque fiunt; nam sunt hi omnibus com-<text:line-break/>pressionibus commu<text:span text:style-name="Default_20_Paragraph_20_Font"><text:span text:style-name="T3">n</text:span></text:span>es. At propria iis est latitudo , quae<text:line-break/>hinc oritur , quod spiritus cum calore intro retrahatur uni-<text:line-break/>versus. Nam motae facultati ad extremitates familiaris est<text:line-break/>pulsus altus. Ruenti vero et intro retractae humilis. At-<text:line-break/>que hic quidem est qui speciem praebet latitudinis. Heli-<text:line-break/>qua horum symptomata , si quae tradidimus antea retinuisti,<text:line-break/>plana su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9</dc:title>
    <dc:subject/>
    <meta:initial-creator>Galien</meta:initial-creator>
    <meta:creation-date>2023-01-12T14:47:00Z</meta:creation-date>
    <dc:date>2023-01-12T16:33:44.255000000</dc:date>
    <meta:editing-cycles>3</meta:editing-cycles>
    <meta:editing-duration>PT6M32S</meta:editing-duration>
    <meta:document-statistic meta:table-count="0" meta:image-count="0" meta:object-count="0" meta:page-count="204" meta:paragraph-count="375" meta:word-count="28305" meta:character-count="191343" meta:non-whitespace-character-count="163342"/>
    <meta:template xlink:type="simple" xlink:actuate="onRequest" xlink:title="" xlink:href="Normal.dotm"/>
  </office:meta>
</office:document-meta>
</file>